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316cm"/>
    </style:style>
    <style:style style:name="co2" style:family="table-column">
      <style:table-column-properties fo:break-before="auto" style:column-width="14.76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194cm"/>
    </style:style>
    <style:style style:name="co5" style:family="table-column">
      <style:table-column-properties fo:break-before="auto" style:column-width="4.057cm"/>
    </style:style>
    <style:style style:name="co6" style:family="table-column">
      <style:table-column-properties fo:break-before="auto" style:column-width="2.023cm"/>
    </style:style>
    <style:style style:name="co7" style:family="table-column">
      <style:table-column-properties fo:break-before="auto" style:column-width="20.814cm"/>
    </style:style>
    <style:style style:name="co8" style:family="table-column">
      <style:table-column-properties fo:break-before="auto" style:column-width="9.703cm"/>
    </style:style>
    <style:style style:name="co9" style:family="table-column">
      <style:table-column-properties fo:break-before="auto" style:column-width="40.257cm"/>
    </style:style>
    <style:style style:name="co10" style:family="table-column">
      <style:table-column-properties fo:break-before="auto" style:column-width="13.107cm"/>
    </style:style>
    <style:style style:name="co11" style:family="table-column">
      <style:table-column-properties fo:break-before="auto" style:column-width="12.153cm"/>
    </style:style>
    <style:style style:name="co12" style:family="table-column">
      <style:table-column-properties fo:break-before="auto" style:column-width="3.03cm"/>
    </style:style>
    <style:style style:name="co13" style:family="table-column">
      <style:table-column-properties fo:break-before="auto" style:column-width="3.321cm"/>
    </style:style>
    <style:style style:name="co14" style:family="table-column">
      <style:table-column-properties fo:break-before="auto" style:column-width="2.831cm"/>
    </style:style>
    <style:style style:name="co15" style:family="table-column">
      <style:table-column-properties fo:break-before="auto" style:column-width="27.594cm"/>
    </style:style>
    <style:style style:name="co16" style:family="table-column">
      <style:table-column-properties fo:break-before="auto" style:column-width="2.459cm"/>
    </style:style>
    <style:style style:name="co17" style:family="table-column">
      <style:table-column-properties fo:break-before="auto" style:column-width="18.662cm"/>
    </style:style>
    <style:style style:name="co18" style:family="table-column">
      <style:table-column-properties fo:break-before="auto" style:column-width="3.085cm"/>
    </style:style>
    <style:style style:name="co19" style:family="table-column">
      <style:table-column-properties fo:break-before="auto" style:column-width="23.945cm"/>
    </style:style>
    <style:style style:name="co20" style:family="table-column">
      <style:table-column-properties fo:break-before="auto" style:column-width="1.778cm"/>
    </style:style>
    <style:style style:name="co21" style:family="table-column">
      <style:table-column-properties fo:break-before="auto" style:column-width="2.268cm"/>
    </style:style>
    <style:style style:name="co22" style:family="table-column">
      <style:table-column-properties fo:break-before="auto" style:column-width="1.804cm"/>
    </style:style>
    <style:style style:name="co23" style:family="table-column">
      <style:table-column-properties fo:break-before="auto" style:column-width="1.995cm"/>
    </style:style>
    <style:style style:name="co24" style:family="table-column">
      <style:table-column-properties fo:break-before="auto" style:column-width="1.452cm"/>
    </style:style>
    <style:style style:name="co25" style:family="table-column">
      <style:table-column-properties fo:break-before="auto" style:column-width="2.35cm"/>
    </style:style>
    <style:style style:name="co26" style:family="table-column">
      <style:table-column-properties fo:break-before="auto" style:column-width="1.887cm"/>
    </style:style>
    <style:style style:name="co27" style:family="table-column">
      <style:table-column-properties fo:break-before="auto" style:column-width="2.078cm"/>
    </style:style>
    <style:style style:name="co28" style:family="table-column">
      <style:table-column-properties fo:break-before="auto" style:column-width="0.688cm"/>
    </style:style>
    <style:style style:name="co29" style:family="table-column">
      <style:table-column-properties fo:break-before="auto" style:column-width="1.071cm"/>
    </style:style>
    <style:style style:name="co30" style:family="table-column">
      <style:table-column-properties fo:break-before="auto" style:column-width="0.797cm"/>
    </style:style>
    <style:style style:name="co31" style:family="table-column">
      <style:table-column-properties fo:break-before="auto" style:column-width="3.521cm"/>
    </style:style>
    <style:style style:name="co32" style:family="table-column">
      <style:table-column-properties fo:break-before="auto" style:column-width="11.608cm"/>
    </style:style>
    <style:style style:name="co33" style:family="table-column">
      <style:table-column-properties fo:break-before="auto" style:column-width="15.231cm"/>
    </style:style>
    <style:style style:name="co34" style:family="table-column">
      <style:table-column-properties fo:break-before="auto" style:column-width="4.066cm"/>
    </style:style>
    <style:style style:name="co35" style:family="table-column">
      <style:table-column-properties fo:break-before="auto" style:column-width="1.752cm"/>
    </style:style>
    <style:style style:name="co36" style:family="table-column">
      <style:table-column-properties fo:break-before="auto" style:column-width="1.942cm"/>
    </style:style>
    <style:style style:name="co37" style:family="table-column">
      <style:table-column-properties fo:break-before="auto" style:column-width="1.559cm"/>
    </style:style>
    <style:style style:name="co38" style:family="table-column">
      <style:table-column-properties fo:break-before="auto" style:column-width="1.533cm"/>
    </style:style>
    <style:style style:name="co39" style:family="table-column">
      <style:table-column-properties fo:break-before="auto" style:column-width="15.177cm"/>
    </style:style>
    <style:style style:name="co40" style:family="table-column">
      <style:table-column-properties fo:break-before="auto" style:column-width="5.918cm"/>
    </style:style>
    <style:style style:name="co41" style:family="table-column">
      <style:table-column-properties fo:break-before="auto" style:column-width="13.979cm"/>
    </style:style>
    <style:style style:name="co42" style:family="table-column">
      <style:table-column-properties fo:break-before="auto" style:column-width="2.84cm"/>
    </style:style>
    <style:style style:name="co43" style:family="table-column">
      <style:table-column-properties fo:break-before="auto" style:column-width="2.623cm"/>
    </style:style>
    <style:style style:name="co44" style:family="table-column">
      <style:table-column-properties fo:break-before="auto" style:column-width="2.921cm"/>
    </style:style>
    <style:style style:name="co45" style:family="table-column">
      <style:table-column-properties fo:break-before="auto" style:column-width="10.22cm"/>
    </style:style>
    <style:style style:name="co46" style:family="table-column">
      <style:table-column-properties fo:break-before="auto" style:column-width="6.735cm"/>
    </style:style>
    <style:style style:name="co47" style:family="table-column">
      <style:table-column-properties fo:break-before="auto" style:column-width="3.357cm"/>
    </style:style>
    <style:style style:name="co48" style:family="table-column">
      <style:table-column-properties fo:break-before="auto" style:column-width="2.704cm"/>
    </style:style>
    <style:style style:name="co49" style:family="table-column">
      <style:table-column-properties fo:break-before="auto" style:column-width="1.588cm"/>
    </style:style>
    <style:style style:name="co50" style:family="table-column">
      <style:table-column-properties fo:break-before="auto" style:column-width="18.036cm"/>
    </style:style>
    <style:style style:name="co51" style:family="table-column">
      <style:table-column-properties fo:break-before="auto" style:column-width="36.0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:tab-color="#ff0000"/>
    </style:style>
    <style:style style:name="ta2" style:family="table" style:master-page-name="Default">
      <style:table-properties table:display="true" style:writing-mode="lr-tb" table:tab-color="#5983b0"/>
    </style:style>
    <style:style style:name="ta3" style:family="table" style:master-page-name="Default">
      <style:table-properties table:display="true" style:writing-mode="lr-tb" table:tab-color="#800080"/>
    </style:style>
    <style:style style:name="ta4" style:family="table" style:master-page-name="Default">
      <style:table-properties table:display="true" style:writing-mode="lr-tb" table:tab-color="#ffbf00"/>
    </style:style>
    <style:style style:name="ta5" style:family="table" style:master-page-name="Default">
      <style:table-properties table:display="true" style:writing-mode="lr-tb"/>
    </style:style>
    <style:style style:name="ta6" style:family="table" style:master-page-name="Default">
      <style:table-properties table:display="true" style:writing-mode="lr-tb" table:tab-color="#81d41a"/>
    </style:style>
    <style:style style:name="ta7" style:family="table" style:master-page-name="Default">
      <style:table-properties table:display="true" style:writing-mode="lr-tb" table:tab-color="#000000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ext-properties fo:font-weight="normal" style:font-weight-asian="normal" style:font-weight-complex="normal"/>
    </style:style>
    <style:style style:name="ce44" style:family="table-cell" style:parent-style-name="Default">
      <style:table-cell-properties fo:background-color="#ffff00"/>
    </style:style>
    <style:style style:name="ce45" style:family="table-cell" style:parent-style-name="Default">
      <style:table-cell-properties fo:background-color="#000000"/>
    </style:style>
    <style:style style:name="ce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transparent"/>
    </style:style>
    <style:style style:name="ce4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0000"/>
    </style:style>
    <style:style style:name="ce49" style:family="table-cell" style:parent-style-name="Default">
      <style:table-cell-properties fo:background-color="#f6f9d4"/>
    </style:style>
    <style:style style:name="ce50" style:family="table-cell" style:parent-style-name="Default">
      <style:table-cell-properties fo:background-color="#81d41a"/>
    </style:style>
    <style:style style:name="ce11" style:family="table-cell" style:parent-style-name="Default">
      <style:text-properties fo:color="#c9211e" fo:font-weight="bold" style:font-weight-asian="bold" style:font-weight-complex="bold"/>
    </style:style>
    <style:style style:name="ce72" style:family="table-cell" style:parent-style-name="Default">
      <style:table-cell-properties fo:background-color="#ffd7d7"/>
    </style:style>
    <style:style style:name="ce13" style:family="table-cell" style:parent-style-name="Default">
      <style:table-cell-properties fo:background-color="#ffe994"/>
    </style:style>
    <style:style style:name="ce14" style:family="table-cell" style:parent-style-name="Default">
      <style:table-cell-properties fo:background-color="#e8f2a1"/>
    </style:style>
    <style:style style:name="ce51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000000"/>
      <style:text-properties fo:color="#c9211e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#ff0000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33" style:family="table-cell" style:parent-style-name="Default">
      <style:text-properties style:text-underline-style="none" fo:font-weight="bold" style:font-weight-asian="bold" style:font-weight-complex="bold"/>
    </style:style>
    <style:style style:name="ce53" style:family="table-cell" style:parent-style-name="Default">
      <style:table-cell-properties fo:background-color="transparent"/>
      <style:text-properties style:text-underline-style="none"/>
    </style:style>
    <style:style style:name="ce54" style:family="table-cell" style:parent-style-name="Default">
      <style:text-properties style:text-underline-style="none"/>
    </style:style>
    <style:style style:name="ce55" style:family="table-cell" style:parent-style-name="Default">
      <style:table-cell-properties fo:background-color="#000000"/>
      <style:text-properties style:text-underline-style="none" fo:font-weight="bold" style:font-weight-asian="bold" style:font-weight-complex="bold"/>
    </style:style>
    <style:style style:name="ce56" style:family="table-cell" style:parent-style-name="Default">
      <style:table-cell-properties fo:background-color="#729fcf"/>
    </style:style>
    <style:style style:name="ce57" style:family="table-cell" style:parent-style-name="Default">
      <style:table-cell-properties fo:background-color="#bf819e"/>
    </style:style>
    <style:style style:name="ce58" style:family="table-cell" style:parent-style-name="Default">
      <style:table-cell-properties fo:background-color="#ff8000"/>
    </style:style>
    <style:style style:name="ce59" style:family="table-cell" style:parent-style-name="Default">
      <style:table-cell-properties fo:background-color="#77bc65"/>
    </style:style>
    <style:style style:name="ce52" style:family="table-cell" style:parent-style-name="Default">
      <style:table-cell-properties fo:background-color="transparent"/>
      <style:text-properties style:text-underline-style="none" fo:font-weight="bold" style:font-weight-asian="bold" style:font-weight-complex="bold"/>
    </style:style>
    <style:style style:name="ce6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62" style:family="table-cell" style:parent-style-name="Default">
      <style:table-cell-properties fo:background-color="#ec9ba4"/>
    </style:style>
    <style:style style:name="ce63" style:family="table-cell" style:parent-style-name="Default">
      <style:table-cell-properties fo:background-color="#ff4000"/>
    </style:style>
    <style:style style:name="ce64" style:family="table-cell" style:parent-style-name="Default">
      <style:table-cell-properties fo:background-color="#e0c2cd"/>
    </style:style>
    <style:style style:name="ce65" style:family="table-cell" style:parent-style-name="Default">
      <style:table-cell-properties fo:background-color="#ff860d"/>
    </style:style>
    <style:style style:name="ce66" style:family="table-cell" style:parent-style-name="Default">
      <style:table-cell-properties fo:background-color="#e6e905"/>
    </style:style>
    <style:style style:name="ce67" style:family="table-cell" style:parent-style-name="Default">
      <style:table-cell-properties fo:background-color="#d62e4e"/>
    </style:style>
    <style:style style:name="ce68" style:family="table-cell" style:parent-style-name="Default">
      <style:table-cell-properties fo:background-color="#afd095"/>
    </style:style>
    <style:style style:name="ce69" style:family="table-cell" style:parent-style-name="Default">
      <style:table-cell-properties fo:background-color="#ff6d6d"/>
    </style:style>
    <style:style style:name="ce70" style:family="table-cell" style:parent-style-name="Default">
      <style:table-cell-properties fo:background-color="#cccccc"/>
    </style:style>
    <style:style style:name="ce71" style:family="table-cell" style:parent-style-name="Default">
      <style:table-cell-properties fo:background-color="#55215b"/>
    </style:style>
    <style:style style:name="ce73" style:family="table-cell" style:parent-style-name="Default">
      <style:table-cell-properties fo:background-color="#808080"/>
    </style:style>
    <style:style style:name="ce74" style:family="table-cell" style:parent-style-name="Default">
      <style:table-cell-properties fo:background-color="#d4ea6b"/>
    </style:style>
    <style:style style:name="ce75" style:family="table-cell" style:parent-style-name="Default">
      <style:table-cell-properties fo:background-color="#dddddd"/>
    </style:style>
    <style:style style:name="ce76" style:family="table-cell" style:parent-style-name="Default">
      <style:table-cell-properties fo:background-color="#55308d"/>
      <style:text-properties fo:color="#ffffff"/>
    </style:style>
    <style:style style:name="ce78" style:family="table-cell" style:parent-style-name="Default">
      <style:table-cell-properties fo:background-color="#f7d1d5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abel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42" office:value-type="string" calcext:value-type="string">
            <text:p>ID</text:p>
          </table:table-cell>
          <table:table-cell table:style-name="ce42" office:value-type="string" calcext:value-type="string">
            <text:p>EN</text:p>
          </table:table-cell>
          <table:table-cell table:style-name="ce42" table:number-columns-repeated="1022"/>
        </table:table-row>
        <table:table-row table:style-name="ro1">
          <table:table-cell table:style-name="ce43" office:value-type="string" calcext:value-type="string">
            <text:p>version</text:p>
          </table:table-cell>
          <table:table-cell table:style-name="ce43" office:value-type="string" calcext:value-type="string">
            <text:p>Version</text:p>
          </table:table-cell>
          <table:table-cell table:style-name="ce43" table:number-columns-repeated="1022"/>
        </table:table-row>
        <table:table-row table:style-name="ro1">
          <table:table-cell table:style-name="ce43" office:value-type="string" calcext:value-type="string">
            <text:p>manualVersionLabel</text:p>
          </table:table-cell>
          <table:table-cell table:style-name="ce43" office:value-type="string" calcext:value-type="string">
            <text:p>Manual Version</text:p>
          </table:table-cell>
          <table:table-cell table:style-name="ce43" table:number-columns-repeated="1022"/>
        </table:table-row>
        <table:table-row table:style-name="ro1">
          <table:table-cell table:style-name="ce43" office:value-type="string" calcext:value-type="string">
            <text:p>gameVersionLabel</text:p>
          </table:table-cell>
          <table:table-cell table:style-name="ce43" office:value-type="string" calcext:value-type="string">
            <text:p>Game Version</text:p>
          </table:table-cell>
          <table:table-cell table:style-name="ce43" table:number-columns-repeated="1022"/>
        </table:table-row>
        <table:table-row table:style-name="ro1">
          <table:table-cell office:value-type="string" calcext:value-type="string">
            <text:p>events</text:p>
          </table:table-cell>
          <table:table-cell office:value-type="string" calcext:value-type="string">
            <text:p>Even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Plac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counterType</text:p>
          </table:table-cell>
          <table:table-cell office:value-type="string" calcext:value-type="string">
            <text:p>Encounter ty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atureType</text:p>
          </table:table-cell>
          <table:table-cell office:value-type="string" calcext:value-type="string">
            <text:p>Creature Ty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Wor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Reg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cension</text:p>
          </table:table-cell>
          <table:table-cell office:value-type="string" calcext:value-type="string">
            <text:p>ASCEN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gionBooklet</text:p>
          </table:table-cell>
          <table:table-cell office:value-type="string" calcext:value-type="string">
            <text:p>Region Bookl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gionBooklets</text:p>
          </table:table-cell>
          <table:table-cell office:value-type="string" calcext:value-type="string">
            <text:p>Region Bookle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Welcome</text:p>
          </table:table-cell>
          <table:table-cell office:value-type="string" calcext:value-type="string">
            <text:p>Welcome, player!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elcome!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ey, welcome!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elcome aboard!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ello, player!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reetings, explorer!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reetings, player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WhoAreYou</text:p>
          </table:table-cell>
          <table:table-cell office:value-type="string" calcext:value-type="string">
            <text:p>Who are you?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ell me who you are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You are…?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ho stands before me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ANewBorn</text:p>
          </table:table-cell>
          <table:table-cell office:value-type="string" calcext:value-type="string">
            <text:p>A New Bor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ANewBornDescription</text:p>
          </table:table-cell>
          <table:table-cell office:value-type="string" calcext:value-type="string">
            <text:p>I'm new to the game or I want to be Born in a new Worl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ATraveler</text:p>
          </table:table-cell>
          <table:table-cell office:value-type="string" calcext:value-type="string">
            <text:p>A Travel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ATravelerDescription</text:p>
          </table:table-cell>
          <table:table-cell office:value-type="string" calcext:value-type="string">
            <text:p>I'm already playing the game and I'm exploring a Worl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WhereBorn</text:p>
          </table:table-cell>
          <table:table-cell office:value-type="string" calcext:value-type="string">
            <text:p>Where do you want to be Born?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here would you be Born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WhereBornTip</text:p>
          </table:table-cell>
          <table:table-cell office:value-type="string" calcext:value-type="string">
            <text:p>You need a printer, 3 sheets, scissors, pencil, eraser, a small token, 3 light and 3 dark dic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WhereBornWorldName</text:p>
          </table:table-cell>
          <table:table-cell office:value-type="string" calcext:value-type="string">
            <text:p>World name: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WhereBornInputPlaceholder</text:p>
          </table:table-cell>
          <table:table-cell office:value-type="string" calcext:value-type="string">
            <text:p>Input any na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WhereBornYes</text:p>
          </table:table-cell>
          <table:table-cell office:value-type="string" calcext:value-type="string">
            <text:p>Let me be Born he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WhereBornNo</text:p>
          </table:table-cell>
          <table:table-cell office:value-type="string" calcext:value-type="string">
            <text:p>I'm not a New Bor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BornConfirm</text:p>
          </table:table-cell>
          <table:table-cell office:value-type="string" calcext:value-type="string">
            <text:p>Do you want to be born in the ”[name]” World?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o you want to be born in “[name]” World?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ant to start life in “[name]” World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CreatingWorld</text:p>
          </table:table-cell>
          <table:table-cell office:value-type="string" calcext:value-type="string">
            <text:p>Creating World…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uilding World…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nerating World…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rafting World…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orging World…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ssembling World…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haping World…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BornCreatingTip</text:p>
          </table:table-cell>
          <table:table-cell office:value-type="string" calcext:value-type="string">
            <text:p>I'm giving my best!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et me see…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iving my all!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oing my best!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iving it my all!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rying my best!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inking hard…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rainstorming…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orking on it…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lmost there…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necting the dots…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eighing choices…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BornReady</text:p>
          </table:table-cell>
          <table:table-cell office:value-type="string" calcext:value-type="string">
            <text:p>Are you ready to be Born?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ady to be Born?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e you prepared for Birth?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s it time to be Born?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e you set for Birth?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ime to be Born?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hall we begin your story?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hall your journey begin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SeeYou</text:p>
          </table:table-cell>
          <table:table-cell office:value-type="string" calcext:value-type="string">
            <text:p>See you in your mind!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tch you in your mind!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e you in imagination!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e you in the unseen!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e you beyond sight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BornTip</text:p>
          </table:table-cell>
          <table:table-cell office:value-type="string" calcext:value-type="string">
            <text:p>Print the downloaded PDF and follow the Game Manual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WhereTravel</text:p>
          </table:table-cell>
          <table:table-cell office:value-type="string" calcext:value-type="string">
            <text:p>Which World you're exploring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WhereTravelTip</text:p>
          </table:table-cell>
          <table:table-cell office:value-type="string" calcext:value-type="string">
            <text:p>It's in your Region Booklet first pag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WhereTravelWorldName</text:p>
          </table:table-cell>
          <table:table-cell office:value-type="string" calcext:value-type="string">
            <text:p>World name: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WhereTravelYes</text:p>
          </table:table-cell>
          <table:table-cell office:value-type="string" calcext:value-type="string">
            <text:p>Confi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WhereTravelNo</text:p>
          </table:table-cell>
          <table:table-cell office:value-type="string" calcext:value-type="string">
            <text:p>I'm not a Travel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TravelConfirm</text:p>
          </table:table-cell>
          <table:table-cell office:value-type="string" calcext:value-type="string">
            <text:p>Are you exploring the “[name]” World?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xploring the “[name]” World?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enturing into “[name]” World?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e you roaming in “[name]”?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Journeying through “[name]” World?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iscovering the “[name]” World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TravelCreatingTip</text:p>
          </table:table-cell>
          <table:table-cell office:value-type="string" calcext:value-type="string">
            <text:p>Let me remember..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et me think for a sec…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 need to remember…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et me recall that…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ive me time to think…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et me refresh my memory…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et me think back…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TravelRegion</text:p>
          </table:table-cell>
          <table:table-cell office:value-type="string" calcext:value-type="string">
            <text:p>Which Region you're exploring?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hat Region are you in?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hat’s the Region you’re in?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hat Region are you discovering?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n which Region are you now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TravelRegionTip</text:p>
          </table:table-cell>
          <table:table-cell office:value-type="string" calcext:value-type="string">
            <text:p>It's in your Region Booklet first pag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TravelRegionCode</text:p>
          </table:table-cell>
          <table:table-cell office:value-type="string" calcext:value-type="string">
            <text:p>Region name: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TravelRegionYes</text:p>
          </table:table-cell>
          <table:table-cell office:value-type="string" calcext:value-type="string">
            <text:p>Confi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TravelRegionNo</text:p>
          </table:table-cell>
          <table:table-cell office:value-type="string" calcext:value-type="string">
            <text:p>Canc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TravelRegionFound</text:p>
          </table:table-cell>
          <table:table-cell office:value-type="string" calcext:value-type="string">
            <text:p>That's... here! Found it!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at’s it! Found it!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t’s here! I found it!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ot it! Right here!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ound the place! It’s here!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 found it! Right here!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ere we go! Found it!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at’s it! Right here!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ot it! The place is here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TravelRegionNotFound</text:p>
          </table:table-cell>
          <table:table-cell office:value-type="string" calcext:value-type="string">
            <text:p>Sorry. I can't find this place…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 can't seem to find it…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’m unable to find it…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n’t find it, sorry…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 can’t locate this spot…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orry, I don’t see it…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 can’t pinpoint it…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 can't find it on the map…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’m not finding it, sorry…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TravelRegionNotFoundTip</text:p>
          </table:table-cell>
          <table:table-cell office:value-type="string" calcext:value-type="string">
            <text:p>Check the Region name and try again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TravelDestination</text:p>
          </table:table-cell>
          <table:table-cell office:value-type="string" calcext:value-type="string">
            <text:p>Where are you going?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here do you want to go?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here are you headed?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hat's your destination?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here do you plan to go?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here’s your next stop?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here are you going next?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here do you want to head?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here are you traveling to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TravelDestinationTip</text:p>
          </table:table-cell>
          <table:table-cell office:value-type="string" calcext:value-type="string">
            <text:p>Sorry, no hints here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TravelDestinationCode</text:p>
          </table:table-cell>
          <table:table-cell office:value-type="string" calcext:value-type="string">
            <text:p>Direction code: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TravelDestinationYes</text:p>
          </table:table-cell>
          <table:table-cell office:value-type="string" calcext:value-type="string">
            <text:p>Confi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TravelDestinationNo</text:p>
          </table:table-cell>
          <table:table-cell office:value-type="string" calcext:value-type="string">
            <text:p>Canc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TravelDestinationAscend</text:p>
          </table:table-cell>
          <table:table-cell office:value-type="string" calcext:value-type="string">
            <text:p>Oh! That's..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h! That’s surprising!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h! That’s a surprise!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h! I didn’t expect that!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ow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TravelDestinationOk</text:p>
          </table:table-cell>
          <table:table-cell office:value-type="string" calcext:value-type="string">
            <text:p>So you're going there!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o, you're heading there!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h, you're going to that place!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o, you’re visiting there!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h, that's where you're off to!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You're headed there, huh?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o, that’s your choice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TravelDestinationFail</text:p>
          </table:table-cell>
          <table:table-cell office:value-type="string" calcext:value-type="string">
            <text:p>Huh?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ait, what?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mm?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at's strange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at's odd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at didn’t work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s that correct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TravelDestinationFailTip</text:p>
          </table:table-cell>
          <table:table-cell office:value-type="string" calcext:value-type="string">
            <text:p>Check the Direction code and try again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TravelReady</text:p>
          </table:table-cell>
          <table:table-cell office:value-type="string" calcext:value-type="string">
            <text:p>Are you ready to Travel?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ady for the trip?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e you set to Travel?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s it time to Travel?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ll set for Travel?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e you all set to go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TravelAscendReady</text:p>
          </table:table-cell>
          <table:table-cell office:value-type="string" calcext:value-type="string">
            <text:p>Are you ready to &lt;span class='highlight'&gt;meet me&lt;/span&gt;?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pan text:style-name="T1">Ready to &lt;span class='highlight'&gt;meet me&lt;/span&gt;</text:span>?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pan text:style-name="T1">Ready for &lt;span class='highlight'&gt;our meeting&lt;/span&gt;</text:span>?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pan text:style-name="T1">Is it time to &lt;span class='highlight'&gt;meet me&lt;/span&gt;</text:span>?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pan text:style-name="T1">Is it time to &lt;span class='highlight'&gt;meet face to face&lt;/span&gt;</text:span>?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pan text:style-name="T1">Ready to come &lt;span class='highlight'&gt;face to face&lt;/span&gt;</text:span>?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pan text:style-name="T1">Are you prepared for &lt;span class='highlight'&gt;our moment&lt;/span&gt;</text:span>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TravelAscendAgainReady</text:p>
          </table:table-cell>
          <table:table-cell office:value-type="string" calcext:value-type="string">
            <text:p>Do you want to &lt;span class='highlight'&gt;meet me again&lt;/span&gt;?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pan text:style-name="T1">Want to &lt;span class='highlight'&gt;meet me again&lt;/span&gt;</text:span>?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pan text:style-name="T1">Do you wish to &lt;span class='highlight'&gt;see me again&lt;/span&gt;</text:span>?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pan text:style-name="T1">Ready for &lt;span class='highlight'&gt;another meeting&lt;/span&gt;</text:span>?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pan text:style-name="T1">Would you like to &lt;span class='highlight'&gt;meet up again&lt;/span&gt;</text:span>?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pan text:style-name="T1">Shall we &lt;span class='highlight'&gt;meet again&lt;/span&gt;</text:span>?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pan text:style-name="T1">Ready to &lt;span class='highlight'&gt;meet again&lt;/span&gt;</text:span>?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pan text:style-name="T1">Want &lt;span class='highlight'&gt;another chance to meet&lt;/span&gt;</text:span>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TravelTip</text:p>
          </table:table-cell>
          <table:table-cell office:value-type="string" calcext:value-type="string">
            <text:p>Here you are a new Region Booklet!</text:p>
          </table:table-cell>
          <table:table-cell table:number-columns-repeated="1022"/>
        </table:table-row>
      </table:table>
      <table:table table:name="loreEntity" table:style-name="ta2">
        <table:table-column table:style-name="co3" table:default-cell-style-name="Default"/>
        <table:table-column table:style-name="co4" table:number-columns-repeated="2" table:default-cell-style-name="Default"/>
        <table:table-column table:style-name="co3" table:number-columns-repeated="1021" table:default-cell-style-name="Default"/>
        <table:table-row table:style-name="ro1">
          <table:table-cell table:style-name="ce42" office:value-type="string" calcext:value-type="string">
            <text:p>ID</text:p>
          </table:table-cell>
          <table:table-cell table:style-name="ce42" office:value-type="string" calcext:value-type="string">
            <text:p>Type</text:p>
          </table:table-cell>
          <table:table-cell table:style-name="ce42" office:value-type="string" calcext:value-type="string">
            <text:p>EN</text:p>
          </table:table-cell>
          <table:table-cell table:style-name="ce42" table:number-columns-repeated="1021"/>
        </table:table-row>
        <table:table-row table:style-name="ro1">
          <table:table-cell office:value-type="string" calcext:value-type="string">
            <text:p>wizard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[name] the Wiza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rrior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[name] the Warri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rd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[name] the Lo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tch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[name] the Wit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er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[name] the Seer</text:p>
          </table:table-cell>
          <table:table-cell table:number-columns-repeated="1021"/>
        </table:table-row>
      </table:table>
      <table:table table:name="loreEvent" table:style-name="ta2"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style-name="ce42" office:value-type="string" calcext:value-type="string">
            <text:p>ID1</text:p>
          </table:table-cell>
          <table:table-cell table:style-name="ce42" office:value-type="string" calcext:value-type="string">
            <text:p>ID2</text:p>
          </table:table-cell>
          <table:table-cell table:style-name="ce42" office:value-type="string" calcext:value-type="string">
            <text:p>Type</text:p>
          </table:table-cell>
          <table:table-cell table:style-name="ce42" office:value-type="string" calcext:value-type="string">
            <text:p>EN</text:p>
          </table:table-cell>
          <table:table-cell table:style-name="ce42" table:number-columns-repeated="1020"/>
        </table:table-row>
        <table:table-row table:style-name="ro1">
          <table:table-cell table:number-columns-repeated="2" office:value-type="string" calcext:value-type="string">
            <text:p>wizard</text:p>
          </table:table-cell>
          <table:table-cell office:value-type="string" calcext:value-type="string">
            <text:p>winConflict</text:p>
          </table:table-cell>
          <table:table-cell office:value-type="string" calcext:value-type="string">
            <text:p>[title:1] challenged [title:2] in a magic battle. [name:1] won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here is a statue of a magic wand. A shiny plaque reads "[name:1]"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one painting [title:1] casts a deadly spell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t the top of the [name:1] Tower stands the statue of a wizard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A group of [name:1]</text:span> wizards show off their glittering robes.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wizard</text:p>
          </table:table-cell>
          <table:table-cell office:value-type="string" calcext:value-type="string">
            <text:p>loseConflict</text:p>
          </table:table-cell>
          <table:table-cell office:value-type="string" calcext:value-type="string">
            <text:p>[title:1] challenged [title:2] in a magic battle. [name:1] lost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here are the ruins of a devastated fort. Some runes still pulse on the rubble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round here, [name:1]’s wizards are still persecuted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here is a tomb, inlaid with strange runes. The plaque reads "In Memory of [name:1]"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here are some [name:1] wizards with ragged robes.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wizard</text:p>
          </table:table-cell>
          <table:table-cell table:style-name="ce44" office:value-type="string" calcext:value-type="string">
            <text:p>warrior,lord,witch</text:p>
          </table:table-cell>
          <table:table-cell office:value-type="string" calcext:value-type="string">
            <text:p>loseConflict</text:p>
          </table:table-cell>
          <table:table-cell office:value-type="string" calcext:value-type="string">
            <text:p>[title:1] challenged [title:2] in a battle. [name:1] lost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here are some shiny blood-red splinters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"Since [name:1] was defeated, there has been no peace for us!" someone shouts in the shadows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You hear a chant that goes, "We honor you, [name:2], who broke the magic barrier for us."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wizard</text:p>
          </table:table-cell>
          <table:table-cell table:style-name="ce44" office:value-type="string" calcext:value-type="string">
            <text:p>warrior,lord,witch</text:p>
          </table:table-cell>
          <table:table-cell office:value-type="string" calcext:value-type="string">
            <text:p>winConflict</text:p>
          </table:table-cell>
          <table:table-cell office:value-type="string" calcext:value-type="string">
            <text:p>[title:1] challenged [title:2] in a battle. [name:1] won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here is a crater, surrounded by pulsating runes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"[name:1] fought for these lands, many years ago." says an old man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 plaque reads "Let [name:2] be an example to anyone who threatens these lands".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wizard</text:p>
          </table:table-cell>
          <table:table-cell table:style-name="ce44" office:value-type="string" calcext:value-type="string">
            <text:p>wizard,warrior,witc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[title:1] and [title:2] sealed a magical pact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ome people are talking about the “[name:1] [name:2]” celebration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 monk is copying a scroll named “The [name:1] [name:2] Pact”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 historian is teaching about [title:1] and [title:2] to its disciples.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wizard</text:p>
          </table:table-cell>
          <table:table-cell table:style-name="ce44" office:value-type="string" calcext:value-type="string">
            <text:p>wizard,warrior</text:p>
          </table:table-cell>
          <table:table-cell office:value-type="string" calcext:value-type="string">
            <text:p>generate</text:p>
          </table:table-cell>
          <table:table-cell office:value-type="string" calcext:value-type="string">
            <text:p>[title:1] and [title:2] had a child: [title:3]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here is a shining broken column with "To our beloved [name:3]" written on it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A wizard is reading the “[name:1] Teachings” tome</text:span>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There is a glowing </text:span>painting of two intertwined human figures. Below it reads: "[name:1] and [title:2]"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wizard</text:p>
          </table:table-cell>
          <table:table-cell table:style-name="ce44" office:value-type="string" calcext:value-type="string">
            <text:p>wizard,warrior,lord,witc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[title:1] and [title:2] had a violent argument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here is the word "[name:2]", ruined by a glowing cut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"Cursed be the name of [name:2]!" recites a wizard, swirling his arms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 charlatan offers you a scroll of a forbidden spell, called "[name:1] [name:2]".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wizard</text:p>
          </table:table-cell>
          <table:table-cell table:style-name="ce44" office:value-type="string" calcext:value-type="string">
            <text:p>se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[title:1] asked [title:2] its fate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"[name:1] controlled the forces of nature. But it also knew its future.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ome pages of [name:1]'s spellbook tell of events that had yet to happen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"Wizards can't predict the future!" someone growls. "[name:1] was a charlatan!"</text:p>
          </table:table-cell>
          <table:table-cell table:number-columns-repeated="1020"/>
        </table:table-row>
        <table:table-row table:style-name="ro1">
          <table:table-cell table:style-name="ce45" table:number-columns-repeated="1024"/>
        </table:table-row>
        <table:table-row table:style-name="ro1">
          <table:table-cell table:number-columns-repeated="2" office:value-type="string" calcext:value-type="string">
            <text:p>warrior</text:p>
          </table:table-cell>
          <table:table-cell office:value-type="string" calcext:value-type="string">
            <text:p>winConflict</text:p>
          </table:table-cell>
          <table:table-cell office:value-type="string" calcext:value-type="string">
            <text:p><text:span text:style-name="T1">[title:1] challenged [title:2] to a duel.</text:span> [name:1] won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here is a statue with two crossed swords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here is a small altar, with a sword stuck in the top. A plaque reads: "[name:1]'s Reward"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here is a skull in a case. On a cloth shines the golden words "[name:2]'s head"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here is a [name:1] Warrior, in his impeccable armor.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warrior</text:p>
          </table:table-cell>
          <table:table-cell office:value-type="string" calcext:value-type="string">
            <text:p>loseConflict</text:p>
          </table:table-cell>
          <table:table-cell office:value-type="string" calcext:value-type="string">
            <text:p><text:span text:style-name="T1">[title:1] challenged [title:2] to a duel.</text:span> [name:1] lost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here is a white flag hanging from a sword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here is a broken sword. On one of the parts is engraved the word "[name:1]"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 figure exclaims "These lands are now [name:2]'s!" banging its stick on the ground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ome battered [name:1] Warriors are begging.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warrior</text:p>
          </table:table-cell>
          <table:table-cell table:style-name="ce44" office:value-type="string" calcext:value-type="string">
            <text:p>wizard,lord</text:p>
          </table:table-cell>
          <table:table-cell office:value-type="string" calcext:value-type="string">
            <text:p>winConflict</text:p>
          </table:table-cell>
          <table:table-cell office:value-type="string" calcext:value-type="string">
            <text:p>[title:1] challenged [title:2] in a battle. [name:1] won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here is a wooden board, which says: "The Sword Triumphs Over All"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omeone toasts in memory of [title:1]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 drunk mutters: "No one will ever remember [title:2] again... but... wait..."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warrior</text:p>
          </table:table-cell>
          <table:table-cell table:style-name="ce44" office:value-type="string" calcext:value-type="string">
            <text:p>wizard,lord</text:p>
          </table:table-cell>
          <table:table-cell office:value-type="string" calcext:value-type="string">
            <text:p>loseConflict</text:p>
          </table:table-cell>
          <table:table-cell office:value-type="string" calcext:value-type="string">
            <text:p>[title:1] challenged [title:2] in a battle. [name:1] lost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"The Way of the Sword dies here" reads a plaque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here is a torn painting. The plaque reads: "[name:1], the Loser"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 young man trains with the sword. He mutters something: "I won't end up like [name:1] with [title:2]!"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warrior</text:p>
          </table:table-cell>
          <table:table-cell table:style-name="ce44" office:value-type="string" calcext:value-type="string">
            <text:p>wizard,warrior,witc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[title:1] and [title:2] sealed a pact with blood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here is a tome, with a vine wrapped around a sword. Underneath are the words "[name:1] and [name:2]"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here are some writings carved on a wall with some blade. Below, is an illegible name and the word "[name:2]"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ome recruits are reciting from memory the words of the ancient [name:1] and [name:2] pact.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warrior</text:p>
          </table:table-cell>
          <table:table-cell table:style-name="ce44" office:value-type="string" calcext:value-type="string">
            <text:p>wizard,warrior,witch</text:p>
          </table:table-cell>
          <table:table-cell office:value-type="string" calcext:value-type="string">
            <text:p>generate</text:p>
          </table:table-cell>
          <table:table-cell office:value-type="string" calcext:value-type="string">
            <text:p>[title:1] and [title:2] had a child: [title:3]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 merchant sells a typical local short dagger, called "[name:3]"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ome kids are teasing a younger boy. His name seems to be "[name:3] [name:1]"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 kid comes up to you and says "One day I'm going to be like [name:2] and marry a strong warrior!" and runs away.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warrior</text:p>
          </table:table-cell>
          <table:table-cell table:style-name="ce44" office:value-type="string" calcext:value-type="string">
            <text:p>wizard,warrior,lord,witc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[title:1] and [title:2] had a violent argument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omeone whispers with a sneer: "Those two are arguing like [name:1] and [name:2]! They almost stabbed each other!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"I'll never vote for that [name:2] again," mutters an old man. "I swear on the sword of [name:1]!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"You're a damn [name:2]!" someone shouts, spitting on the ground.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warrior</text:p>
          </table:table-cell>
          <table:table-cell table:style-name="ce44" office:value-type="string" calcext:value-type="string">
            <text:p>se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[title:1] asked [title:2] its fate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 statue of a proud-looking person reads "[name:1] the Predestined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 tale called "[name:2]" is about a hero destined for great things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a painting titled "The [name:1] of [name:2]", a warrior shakes hands with a hooded figure.</text:p>
          </table:table-cell>
          <table:table-cell table:number-columns-repeated="1020"/>
        </table:table-row>
        <table:table-row table:style-name="ro1">
          <table:table-cell table:style-name="ce45" table:number-columns-repeated="1024"/>
        </table:table-row>
        <table:table-row table:style-name="ro1">
          <table:table-cell table:number-columns-repeated="2" office:value-type="string" calcext:value-type="string">
            <text:p>lord</text:p>
          </table:table-cell>
          <table:table-cell office:value-type="string" calcext:value-type="string">
            <text:p>winConflict</text:p>
          </table:table-cell>
          <table:table-cell office:value-type="string" calcext:value-type="string">
            <text:p>[title:1] has declared war on [title:2]. [name:1] won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here are the remains of a battlefield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here is a statue of a noble-looking figure. A plaque reads: "To [title:1], the Conqueror"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n empty pedestal displays the word "[title:2]". It probably once housed a statue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 nobleman of House [name:1] passes by in a haughty manner.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lord</text:p>
          </table:table-cell>
          <table:table-cell office:value-type="string" calcext:value-type="string">
            <text:p>loseConflict</text:p>
          </table:table-cell>
          <table:table-cell office:value-type="string" calcext:value-type="string">
            <text:p>[title:1] has declared war on [title:2]. [name:1] lost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here is a battlefield, covered with aligned graves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here is a large bare tomb, with the "[name:1]" name barely visible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here are signs for a city, called "New [name:2]"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 figure covered in dirt has the [name:1] House crest sewn onto his clothing.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lord</text:p>
          </table:table-cell>
          <table:table-cell table:style-name="ce44" office:value-type="string" calcext:value-type="string">
            <text:p>wizard,warrior</text:p>
          </table:table-cell>
          <table:table-cell office:value-type="string" calcext:value-type="string">
            <text:p>winConflict</text:p>
          </table:table-cell>
          <table:table-cell office:value-type="string" calcext:value-type="string">
            <text:p><text:span text:style-name="T1">[title:1] put a price on [title:2]'s head. The bounty has been collected.</text:span> 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he “[name:1] Company” is patrolling the zone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"[name:2]? Never heard of it." Someone answers from the shadows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"You're just a damned [name:1]!" shouts someone being dragged by the guards.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lord</text:p>
          </table:table-cell>
          <table:table-cell table:style-name="ce44" office:value-type="string" calcext:value-type="string">
            <text:p>wizard,warrior</text:p>
          </table:table-cell>
          <table:table-cell office:value-type="string" calcext:value-type="string">
            <text:p>loseConflict</text:p>
          </table:table-cell>
          <table:table-cell office:value-type="string" calcext:value-type="string">
            <text:p>[title:1] put a price on [title:2]'s head. The bounty hasn’t been collected. 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"Whoever puts a price on [name:2]'s head loses it!" says someone clutching an empty coin bag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You hear about a thieves guild called "[name:2]"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"There are still some who believe that it supports [title:1]. Crazy." snorts a young man.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lord</text:p>
          </table:table-cell>
          <table:table-cell table:style-name="ce44" office:value-type="string" calcext:value-type="string">
            <text:p>wizard,warrior,lord,witc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<text:span text:style-name="T1">A contract between [title:1] and [title:2] has been registered</text:span>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 narrow street leads to Villa [name:2]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"According to the [name:1] [name:2] law </text:span>I declare you under arrest!" shouts a guard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omeone is traveling to reach the [name:2] court.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lord</text:p>
          </table:table-cell>
          <table:table-cell table:style-name="ce44" office:value-type="string" calcext:value-type="string">
            <text:p>wizard,warrior,lord</text:p>
          </table:table-cell>
          <table:table-cell office:value-type="string" calcext:value-type="string">
            <text:p>generate</text:p>
          </table:table-cell>
          <table:table-cell office:value-type="string" calcext:value-type="string">
            <text:p>[title:1] and [title:2] had a child: [title:3]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"I loved you, my sweet [name:3], even though I never wanted you." goes a local poem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You hear about a local tavern: "Prince [name:3]"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rom here you can see the [name:1] [name:2] castle.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lord</text:p>
          </table:table-cell>
          <table:table-cell table:style-name="ce44" office:value-type="string" calcext:value-type="string">
            <text:p>wizard,warrior,lord,witc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[title:1] and [title:2] had a violent argument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“All [name:2]’s be banished from these lands” reads a hanging wooden sign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"Blessed be [title:2]! May [name:1] burn forever!" shouts an old man, as he is carried away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fter all this time, there are still those who discuss the [name:1] [name:2] scandal.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lord</text:p>
          </table:table-cell>
          <table:table-cell table:style-name="ce44" office:value-type="string" calcext:value-type="string">
            <text:p>se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[title:1] asked [title:2] its fate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t is said that these lands were destined for [name:1] by the gods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There is a statue of someone called "[name:2]" </text:span>indicating the ground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here is a painting called "The [name:2]" where [name:1] is crowned.</text:p>
          </table:table-cell>
          <table:table-cell table:number-columns-repeated="1020"/>
        </table:table-row>
        <table:table-row table:style-name="ro1">
          <table:table-cell table:style-name="ce45" table:number-columns-repeated="1024"/>
        </table:table-row>
        <table:table-row table:style-name="ro1">
          <table:table-cell table:number-columns-repeated="2" office:value-type="string" calcext:value-type="string">
            <text:p>witch</text:p>
          </table:table-cell>
          <table:table-cell office:value-type="string" calcext:value-type="string">
            <text:p>winConflict</text:p>
          </table:table-cell>
          <table:table-cell office:value-type="string" calcext:value-type="string">
            <text:p>[title:1] challenged [title:2] in a witchcraft battle. [name:1] won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ome argue that the [title:2] statue is not really a sculpture..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he words "You're just a [name:2]" shine on a door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"The [name:2] spell?" someone explains, "nobody uses it around here anymore.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he [name:1] witches are said to be the most fascinating and dangerous.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witch</text:p>
          </table:table-cell>
          <table:table-cell office:value-type="string" calcext:value-type="string">
            <text:p>loseConflict</text:p>
          </table:table-cell>
          <table:table-cell office:value-type="string" calcext:value-type="string">
            <text:p><text:span text:style-name="T1">[title:1] challenged [title:2] in a witchcraft</text:span> battle. [name:1] lost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"I should have listened to my doubts", says the Haunted Book of [name:1]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t is said that [title:1] still lives in a cave around here, transformed into a monster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name:1]'s laboratory still exists, although today it is a butcher's shop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ome old [name:1] ladies give you a scary look.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witch</text:p>
          </table:table-cell>
          <table:table-cell table:style-name="ce44" office:value-type="string" calcext:value-type="string">
            <text:p>wizard,warrior,lord</text:p>
          </table:table-cell>
          <table:table-cell office:value-type="string" calcext:value-type="string">
            <text:p>winConflict</text:p>
          </table:table-cell>
          <table:table-cell office:value-type="string" calcext:value-type="string">
            <text:p>[title:1] challenged [title:2] in a battle. [name:1] won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 group of witches dances around a wooden head, calling it “[name:2]”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"The war between [title:1] and [title:2] lasted a long time," whispers an old man with flaming eyes, "but we know how it ended"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 very expensive magic stick is for sale. It is said that it belonged to [title:1].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witch</text:p>
          </table:table-cell>
          <table:table-cell table:style-name="ce44" office:value-type="string" calcext:value-type="string">
            <text:p>wizard,warrior,lord</text:p>
          </table:table-cell>
          <table:table-cell office:value-type="string" calcext:value-type="string">
            <text:p>loseConflict</text:p>
          </table:table-cell>
          <table:table-cell office:value-type="string" calcext:value-type="string">
            <text:p>[title:1] challenged [title:2] in a battle. [name:1] lost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A messenger announces that, according to the [name:2] edict</text:span>, any act of witchcraft is banned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"And so [name:2] drove out the wicked witch." A book closes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he [name:1] Inn has the head of an old woman as its sign.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witch</text:p>
          </table:table-cell>
          <table:table-cell table:style-name="ce44" office:value-type="string" calcext:value-type="string">
            <text:p>wizard,warrior,lord,witc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[title:1] and [title:2] performed a ritual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ome hooded figures chant: "[name:1]... [name:2]…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 shady character tries to sell you a bottle of [name:2]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round here they sell a medicine called "[name:2] [name:1]"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witch</text:p>
          </table:table-cell>
          <table:table-cell table:style-name="ce44" office:value-type="string" calcext:value-type="string">
            <text:p>warrior</text:p>
          </table:table-cell>
          <table:table-cell office:value-type="string" calcext:value-type="string">
            <text:p>generate</text:p>
          </table:table-cell>
          <table:table-cell office:value-type="string" calcext:value-type="string">
            <text:p>[title:1] and [title:2] had a child: [title:3]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hey are using a specially shaped pot, called [name:3]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 street vendor sings one of the adventures of little [title:3]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"Huh," asks a child to its parent, "Are you a witch like [name:1]?"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witch</text:p>
          </table:table-cell>
          <table:table-cell table:style-name="ce44" office:value-type="string" calcext:value-type="string">
            <text:p>wizard,warrior,lord,witc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[title:1] and [title:2] had a violent argument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“It's under the [name:1] curse,” someone whispers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omeone is investigating how [name:2] fell from grace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hen they mention the name [title:2] they are making a superstitious gesture.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witch</text:p>
          </table:table-cell>
          <table:table-cell table:style-name="ce44" office:value-type="string" calcext:value-type="string">
            <text:p>se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[title:1] asked [title:2] its fate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ord on the street is that [name:2] condemned these lands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 grotesque statue shows two faces. A plaque says: "[name:1] [name:2]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 curse called "[name:2]" causes eternal sleep.</text:p>
          </table:table-cell>
          <table:table-cell table:number-columns-repeated="1020"/>
        </table:table-row>
        <table:table-row table:style-name="ro1">
          <table:table-cell table:style-name="ce45" table:number-columns-repeated="1024"/>
        </table:table-row>
        <table:table-row table:style-name="ro1">
          <table:table-cell table:number-columns-repeated="2" office:value-type="string" calcext:value-type="string">
            <text:p>seer</text:p>
          </table:table-cell>
          <table:table-cell office:value-type="string" calcext:value-type="string">
            <text:p>winConflict</text:p>
          </table:table-cell>
          <table:table-cell office:value-type="string" calcext:value-type="string">
            <text:p>The gods of [title:1] and [title:2] fought. [name:1] won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You see a huge statue of Prophet [name:1]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omeone reads a book titled "The Holy Scriptures of [name:1]"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"These lands were defended by the [name:2] false gods!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 line of [name:1] priests continues silently.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seer</text:p>
          </table:table-cell>
          <table:table-cell office:value-type="string" calcext:value-type="string">
            <text:p>loseConflict</text:p>
          </table:table-cell>
          <table:table-cell office:value-type="string" calcext:value-type="string">
            <text:p>The gods of [title:1] and [title:2] fought. [name:1] lost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You see a Church of [name:1], now in pieces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“Your gods were false!” a [name:2] missionary tells a small group of people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"[name:1] Damn!" someone shouts, particularly annoyed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ome battered people pray towards a small image of [title:1].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seer</text:p>
          </table:table-cell>
          <table:table-cell table:style-name="ce44" office:value-type="string" calcext:value-type="string">
            <text:p>wizard,warrior,lord,witch</text:p>
          </table:table-cell>
          <table:table-cell office:value-type="string" calcext:value-type="string">
            <text:p>winConflict</text:p>
          </table:table-cell>
          <table:table-cell office:value-type="string" calcext:value-type="string">
            <text:p>[title:1] reveals [title:2] that its life is over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"[title:2] has been claimed by God," reads a marble plaque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omeone is receiving the last rites from the [name:1] priest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"This is nothing but a call from God," someone snorts, "[name:2] has been murdered…"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seer</text:p>
          </table:table-cell>
          <table:table-cell table:style-name="ce44" office:value-type="string" calcext:value-type="string">
            <text:p>wizard,warrior,lord,witch</text:p>
          </table:table-cell>
          <table:table-cell office:value-type="string" calcext:value-type="string">
            <text:p>loseConflict</text:p>
          </table:table-cell>
          <table:table-cell office:value-type="string" calcext:value-type="string">
            <text:p>[title:1] reveals its destiny to [title:2]. [name:1] is rejected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"[title:2] taught us to build our own future.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“We were deaf to the words of [name:1],” someone chants, inflicting a punishment on themselves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"If [title:2] had listened... maybe things would be different today."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seer</text:p>
          </table:table-cell>
          <table:table-cell table:style-name="ce44" office:value-type="string" calcext:value-type="string">
            <text:p>wizard,warrior,lord,witc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[title:1] reveals its destiny to [title:2]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omeone is walking the [name:2] Path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n elderly figure sells his [name:1] Predictions for some Gold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"How should I know?" it says nervously. “I’m no [name:1]!"</text:p>
          </table:table-cell>
          <table:table-cell table:number-columns-repeated="1020"/>
        </table:table-row>
        <table:table-row table:style-name="ro1">
          <table:table-cell table:number-columns-repeated="2" table:style-name="ce44" office:value-type="string" calcext:value-type="string">
            <text:p>seer</text:p>
          </table:table-cell>
          <table:table-cell office:value-type="string" calcext:value-type="string">
            <text:p>generate</text:p>
          </table:table-cell>
          <table:table-cell office:value-type="string" calcext:value-type="string">
            <text:p>[title:1] and [title:2] found a new cult. [title:3] is their first believer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here is a small shrine, with a statue of [title:3]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round here [title:3] is considered a divine envoy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here is a large church, called "[name:1] [name:2]".</text:p>
          </table:table-cell>
          <table:table-cell table:number-columns-repeated="1020"/>
        </table:table-row>
      </table:table>
      <table:table table:name="activity" table:style-name="ta3">
        <table:table-column table:style-name="co3" table:default-cell-style-name="Default"/>
        <table:table-row table:style-name="ro1">
          <table:table-cell table:style-name="ce42"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gamble</text:p>
          </table:table-cell>
        </table:table-row>
        <table:table-row table:style-name="ro1">
          <table:table-cell office:value-type="string" calcext:value-type="string">
            <text:p>arena</text:p>
          </table:table-cell>
        </table:table-row>
        <table:table-row table:style-name="ro1">
          <table:table-cell office:value-type="string" calcext:value-type="string">
            <text:p>medic</text:p>
          </table:table-cell>
        </table:table-row>
        <table:table-row table:style-name="ro1">
          <table:table-cell office:value-type="string" calcext:value-type="string">
            <text:p>injured</text:p>
          </table:table-cell>
        </table:table-row>
        <table:table-row table:style-name="ro1">
          <table:table-cell office:value-type="string" calcext:value-type="string">
            <text:p>teach</text:p>
          </table:table-cell>
        </table:table-row>
        <table:table-row table:style-name="ro1">
          <table:table-cell office:value-type="string" calcext:value-type="string">
            <text:p>bounty</text:p>
          </table:table-cell>
        </table:table-row>
        <table:table-row table:style-name="ro1">
          <table:table-cell office:value-type="string" calcext:value-type="string">
            <text:p>missing</text:p>
          </table:table-cell>
        </table:table-row>
      </table:table>
      <table:table table:name="activityNarrative" table:style-name="ta4">
        <table:table-column table:style-name="co3" table:default-cell-style-name="Default"/>
        <table:table-column table:style-name="co8" table:default-cell-style-name="Default"/>
        <table:table-row table:style-name="ro1">
          <table:table-cell table:style-name="ce42" office:value-type="string" calcext:value-type="string">
            <text:p>Tag</text:p>
          </table:table-cell>
          <table:table-cell table:style-name="ce42"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gamble</text:p>
          </table:table-cell>
          <table:table-cell office:value-type="string" calcext:value-type="string">
            <text:p>"{STARTQUOTE}Do you feel lucky?{ENDQUOTE}"</text:p>
          </table:table-cell>
        </table:table-row>
        <table:table-row table:style-name="ro1">
          <table:table-cell office:value-type="string" calcext:value-type="string">
            <text:p>gamble</text:p>
          </table:table-cell>
          <table:table-cell office:value-type="string" calcext:value-type="string">
            <text:p>"{STARTQUOTE}Shall we bet?{ENDQUOTE}"</text:p>
          </table:table-cell>
        </table:table-row>
        <table:table-row table:style-name="ro1">
          <table:table-cell office:value-type="string" calcext:value-type="string">
            <text:p>gamble</text:p>
          </table:table-cell>
          <table:table-cell office:value-type="string" calcext:value-type="string">
            <text:p>"{STARTQUOTE}Let the games begin!{ENDQUOTE}"</text:p>
          </table:table-cell>
        </table:table-row>
        <table:table-row table:style-name="ro1">
          <table:table-cell office:value-type="string" calcext:value-type="string">
            <text:p>arena</text:p>
          </table:table-cell>
          <table:table-cell office:value-type="string" calcext:value-type="string">
            <text:p>"{STARTQUOTE}Are you brave?{ENDQUOTE}"</text:p>
          </table:table-cell>
        </table:table-row>
        <table:table-row table:style-name="ro1">
          <table:table-cell office:value-type="string" calcext:value-type="string">
            <text:p>arena</text:p>
          </table:table-cell>
          <table:table-cell office:value-type="string" calcext:value-type="string">
            <text:p>"{STARTQUOTE}Join the fray!{ENDQUOTE}"</text:p>
          </table:table-cell>
        </table:table-row>
        <table:table-row table:style-name="ro1">
          <table:table-cell office:value-type="string" calcext:value-type="string">
            <text:p>arena</text:p>
          </table:table-cell>
          <table:table-cell office:value-type="string" calcext:value-type="string">
            <text:p>"{STARTQUOTE}Come on!{ENDQUOTE}"</text:p>
          </table:table-cell>
        </table:table-row>
        <table:table-row table:style-name="ro1">
          <table:table-cell office:value-type="string" calcext:value-type="string">
            <text:p>medic</text:p>
          </table:table-cell>
          <table:table-cell office:value-type="string" calcext:value-type="string">
            <text:p><text:span text:style-name="T1">"{STARTQUOTE}Need a hand?{ENDQUOTE}</text:span>"</text:p>
          </table:table-cell>
        </table:table-row>
        <table:table-row table:style-name="ro1">
          <table:table-cell office:value-type="string" calcext:value-type="string">
            <text:p>medic</text:p>
          </table:table-cell>
          <table:table-cell office:value-type="string" calcext:value-type="string">
            <text:p><text:span text:style-name="T1">"{STARTQUOTE}I can heal you if you want.{ENDQUOTE}</text:span>"</text:p>
          </table:table-cell>
        </table:table-row>
        <table:table-row table:style-name="ro1">
          <table:table-cell office:value-type="string" calcext:value-type="string">
            <text:p>medic</text:p>
          </table:table-cell>
          <table:table-cell office:value-type="string" calcext:value-type="string">
            <text:p><text:span text:style-name="T1">"{STARTQUOTE}Do you need help?{ENDQUOTE}</text:span>"</text:p>
          </table:table-cell>
        </table:table-row>
        <table:table-row table:style-name="ro1">
          <table:table-cell office:value-type="string" calcext:value-type="string">
            <text:p>injured</text:p>
          </table:table-cell>
          <table:table-cell office:value-type="string" calcext:value-type="string">
            <text:p><text:span text:style-name="T1">"{STARTQUOTE}Help!{ENDQUOTE}</text:span>"</text:p>
          </table:table-cell>
        </table:table-row>
        <table:table-row table:style-name="ro1">
          <table:table-cell office:value-type="string" calcext:value-type="string">
            <text:p>injured</text:p>
          </table:table-cell>
          <table:table-cell office:value-type="string" calcext:value-type="string">
            <text:p><text:span text:style-name="T1">"{STARTQUOTE}We're losing them!{ENDQUOTE}</text:span>"</text:p>
          </table:table-cell>
        </table:table-row>
        <table:table-row table:style-name="ro1">
          <table:table-cell office:value-type="string" calcext:value-type="string">
            <text:p>injured</text:p>
          </table:table-cell>
          <table:table-cell office:value-type="string" calcext:value-type="string">
            <text:p><text:span text:style-name="T1">"{STARTQUOTE}There are wounded!{ENDQUOTE}</text:span>"</text:p>
          </table:table-cell>
        </table:table-row>
        <table:table-row table:style-name="ro1">
          <table:table-cell office:value-type="string" calcext:value-type="string">
            <text:p>teach</text:p>
          </table:table-cell>
          <table:table-cell office:value-type="string" calcext:value-type="string">
            <text:p><text:span text:style-name="T1">"{STARTQUOTE}Please teach us!{ENDQUOTE}</text:span>"</text:p>
          </table:table-cell>
        </table:table-row>
        <table:table-row table:style-name="ro1">
          <table:table-cell office:value-type="string" calcext:value-type="string">
            <text:p>teach</text:p>
          </table:table-cell>
          <table:table-cell office:value-type="string" calcext:value-type="string">
            <text:p><text:span text:style-name="T1">"{STARTQUOTE}Share your wisdom.{ENDQUOTE}</text:span>"</text:p>
          </table:table-cell>
        </table:table-row>
        <table:table-row table:style-name="ro1">
          <table:table-cell office:value-type="string" calcext:value-type="string">
            <text:p>teach</text:p>
          </table:table-cell>
          <table:table-cell office:value-type="string" calcext:value-type="string">
            <text:p><text:span text:style-name="T1">"{STARTQUOTE}Tell us your adventures!{ENDQUOTE}</text:span>"</text:p>
          </table:table-cell>
        </table:table-row>
        <table:table-row table:style-name="ro1">
          <table:table-cell office:value-type="string" calcext:value-type="string">
            <text:p>bounty</text:p>
          </table:table-cell>
          <table:table-cell office:value-type="string" calcext:value-type="string">
            <text:p>There is a poster hanging.</text:p>
          </table:table-cell>
        </table:table-row>
        <table:table-row table:style-name="ro1">
          <table:table-cell office:value-type="string" calcext:value-type="string">
            <text:p>bounty</text:p>
          </table:table-cell>
          <table:table-cell office:value-type="string" calcext:value-type="string">
            <text:p>There's a price on someone's head.</text:p>
          </table:table-cell>
        </table:table-row>
        <table:table-row table:style-name="ro1">
          <table:table-cell office:value-type="string" calcext:value-type="string">
            <text:p>bounty</text:p>
          </table:table-cell>
          <table:table-cell office:value-type="string" calcext:value-type="string">
            <text:p><text:span text:style-name="T1">"{STARTQUOTE}Are you interested in a job?{ENDQUOTE}</text:span>"</text:p>
          </table:table-cell>
        </table:table-row>
        <table:table-row table:style-name="ro1">
          <table:table-cell office:value-type="string" calcext:value-type="string">
            <text:p>missing</text:p>
          </table:table-cell>
          <table:table-cell office:value-type="string" calcext:value-type="string">
            <text:p>It looks like someone is missing.</text:p>
          </table:table-cell>
        </table:table-row>
        <table:table-row table:style-name="ro1">
          <table:table-cell office:value-type="string" calcext:value-type="string">
            <text:p>missing</text:p>
          </table:table-cell>
          <table:table-cell office:value-type="string" calcext:value-type="string">
            <text:p>Someone is shouting a name.</text:p>
          </table:table-cell>
        </table:table-row>
        <table:table-row table:style-name="ro1">
          <table:table-cell office:value-type="string" calcext:value-type="string">
            <text:p>missing</text:p>
          </table:table-cell>
          <table:table-cell office:value-type="string" calcext:value-type="string">
            <text:p><text:span text:style-name="T1">"{STARTQUOTE}Help us find it!{ENDQUOTE}</text:span>"</text:p>
          </table:table-cell>
        </table:table-row>
      </table:table>
      <table:table table:name="activityGameplay" table:style-name="ta5">
        <table:table-column table:style-name="co3" table:default-cell-style-name="Default"/>
        <table:table-column table:style-name="co9" table:default-cell-style-name="Default"/>
        <table:table-row table:style-name="ro1">
          <table:table-cell table:style-name="ce42" office:value-type="string" calcext:value-type="string">
            <text:p>Tag</text:p>
          </table:table-cell>
          <table:table-cell table:style-name="ce42"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gamble</text:p>
          </table:table-cell>
          <table:table-cell office:value-type="string" calcext:value-type="string">
            <text:p>Once in this Zone you may pay 1 Gold to accept. Roll up to 6 dice one by one, stop when you want. If sum 22+, {bold}End{endbold}. Reset and roll up to 6 dice, stop when sum is 17+. If sum is 22+ or lower than previous roll, +2 Gold</text:p>
          </table:table-cell>
        </table:table-row>
        <table:table-row table:style-name="ro1">
          <table:table-cell office:value-type="string" calcext:value-type="string">
            <text:p>gamble</text:p>
          </table:table-cell>
          <table:table-cell office:value-type="string" calcext:value-type="string">
            <text:p>Once in this Zone you may pay 1 Gold to accept. Roll up to 6 dice one by one, stop when you want. If sum 22+, {bold}End{endbold}. Reset and roll up to 6 dice, stop when sum is 18+. If sum is 22+ or lower than previous roll, +2 Gold</text:p>
          </table:table-cell>
        </table:table-row>
        <table:table-row table:style-name="ro1">
          <table:table-cell office:value-type="string" calcext:value-type="string">
            <text:p>gamble</text:p>
          </table:table-cell>
          <table:table-cell office:value-type="string" calcext:value-type="string">
            <text:p>Once in this Zone you may pay 1 Gold to accept. Roll up to 6 dice one by one, stop when you want. If sum 22+, {bold}End{endbold}. Reset and roll up to 6 dice, stop when sum is 19+. If sum is 22+ or lower than previous roll, +2 Gold</text:p>
          </table:table-cell>
        </table:table-row>
        <table:table-row table:style-name="ro1">
          <table:table-cell office:value-type="string" calcext:value-type="string">
            <text:p>gamble</text:p>
          </table:table-cell>
          <table:table-cell office:value-type="string" calcext:value-type="string">
            <text:p>Once in this Zone you may pay 1 Gold to accept. Bet on light or dark dice, roll all 6 dice, and sum light dice and dark dice separately. If the dice you’ve bet on have higher value, +2 Gold</text:p>
          </table:table-cell>
        </table:table-row>
        <table:table-row table:style-name="ro1">
          <table:table-cell office:value-type="string" calcext:value-type="string">
            <text:p>gamble</text:p>
          </table:table-cell>
          <table:table-cell office:value-type="string" calcext:value-type="string">
            <text:p>Once in this Zone you may pay 1 Gold to accept. Roll 5d6, you may reroll any number of dice once. Group dice by number value. Gain +1 Gold for each group with 2+ dice</text:p>
          </table:table-cell>
        </table:table-row>
        <table:table-row table:style-name="ro1">
          <table:table-cell office:value-type="string" calcext:value-type="string">
            <text:p>gamble</text:p>
          </table:table-cell>
          <table:table-cell office:value-type="string" calcext:value-type="string">
            <text:p>Once in this Zone you may pay 1 Gold to accept. Roll all 6 dice, you may reroll any number of dice once. Create dice pairs with the same value. Gain +1 Gold for each pair</text:p>
          </table:table-cell>
        </table:table-row>
        <table:table-row table:style-name="ro1">
          <table:table-cell office:value-type="string" calcext:value-type="string">
            <text:p>arena</text:p>
          </table:table-cell>
          <table:table-cell office:value-type="string" calcext:value-type="string">
            <text:p><text:span text:style-name="T1">Once in this Zone you may accept. Perform {symbol battleSymbol} test on {bold}21{endbold}-22: {bold}End{endbold}</text:span> on fail. Then you may raise target values by 1 and repeat up to 3 times or gain 1 Gold per success and {bold}End{endbold}</text:p>
          </table:table-cell>
        </table:table-row>
        <table:table-row table:style-name="ro1">
          <table:table-cell office:value-type="string" calcext:value-type="string">
            <text:p>arena</text:p>
          </table:table-cell>
          <table:table-cell office:value-type="string" calcext:value-type="string">
            <text:p><text:span text:style-name="T1">Once in this Zone you may accept. Perform {symbol agilitySymbol} test on {bold}21{endbold}-22: {bold}End{endbold}</text:span> on fail. Then you may raise target values by 1 and repeat up to 3 times or gain 1 Gold per success and {bold}End{endbold}</text:p>
          </table:table-cell>
        </table:table-row>
        <table:table-row table:style-name="ro1">
          <table:table-cell office:value-type="string" calcext:value-type="string">
            <text:p>arena</text:p>
          </table:table-cell>
          <table:table-cell office:value-type="string" calcext:value-type="string">
            <text:p><text:span text:style-name="T1">Once in this Zone you may accept. Perform {symbol battleSymbol} test on {bold}21{endbold}-22: {bold}End{endbold}</text:span> on fail. Then you may lower target values by 1 and repeat up to 3 times or gain 1 Gold per success and {bold}End{endbold}</text:p>
          </table:table-cell>
        </table:table-row>
        <table:table-row table:style-name="ro1">
          <table:table-cell office:value-type="string" calcext:value-type="string">
            <text:p>arena</text:p>
          </table:table-cell>
          <table:table-cell office:value-type="string" calcext:value-type="string">
            <text:p><text:span text:style-name="T1">Once in this Zone you may accept. Perform {symbol agilitySymbol} test on {bold}21{endbold}-22: {bold}End{endbold}</text:span> on fail. Then you may lower target values by 1 and repeat up to 3 times or gain 1 Gold per success and {bold}End{endbold}</text:p>
          </table:table-cell>
        </table:table-row>
        <table:table-row table:style-name="ro1">
          <table:table-cell office:value-type="string" calcext:value-type="string">
            <text:p>injured</text:p>
          </table:table-cell>
          <table:table-cell office:value-type="string" calcext:value-type="string">
            <text:p><text:span text:style-name="T1">Once in this Zone you may pay 1 Health to accept. Perform {symbol fixSymbol} test on {bold}21{endbold}-22: 1 Gold on success, {bold}End{endbold} on fail</text:span>. Then you may raise target values by 1 and repeat up to 3 times</text:p>
          </table:table-cell>
        </table:table-row>
        <table:table-row table:style-name="ro1">
          <table:table-cell office:value-type="string" calcext:value-type="string">
            <text:p>injured</text:p>
          </table:table-cell>
          <table:table-cell office:value-type="string" calcext:value-type="string">
            <text:p><text:span text:style-name="T1">Once in this Zone you may pay 1 Health to accept. Perform {symbol fixSymbol} test on {bold}21{endbold}-22: 1 Gold on success, {bold}End{endbold} on fail</text:span>. Then you may lower target values by 1 and repeat up to 3 times</text:p>
          </table:table-cell>
        </table:table-row>
        <table:table-row table:style-name="ro1">
          <table:table-cell office:value-type="string" calcext:value-type="string">
            <text:p>teach</text:p>
          </table:table-cell>
          <table:table-cell office:value-type="string" calcext:value-type="string">
            <text:p><text:span text:style-name="T1">Once in this Zone you may pay 1 Health to accept. Perform {symbol socialSymbol} test on {bold}21{endbold}-22: 1 Gold on success, {bold}End{endbold} on fail</text:span>. Then you may raise target values by 1 and repeat up to 3 times</text:p>
          </table:table-cell>
        </table:table-row>
        <table:table-row table:style-name="ro1">
          <table:table-cell office:value-type="string" calcext:value-type="string">
            <text:p>teach</text:p>
          </table:table-cell>
          <table:table-cell office:value-type="string" calcext:value-type="string">
            <text:p><text:span text:style-name="T1">Once in this Zone you may pay 1 Health to accept. Perform {symbol socialSymbol} test on {bold}21{endbold}-22: 1 Gold on success, {bold}End{endbold} on fail</text:span>. Then you may lower target values by 1 and repeat up to 3 times</text:p>
          </table:table-cell>
        </table:table-row>
        <table:table-row table:style-name="ro1">
          <table:table-cell office:value-type="string" calcext:value-type="string">
            <text:p>medic</text:p>
          </table:table-cell>
          <table:table-cell office:value-type="string" calcext:value-type="string">
            <text:p>Once in this Zone you may pay 1 Gold to accept. +2 {symbol healSymbol}</text:p>
          </table:table-cell>
        </table:table-row>
        <table:table-row table:style-name="ro1">
          <table:table-cell office:value-type="string" calcext:value-type="string">
            <text:p>bounty</text:p>
          </table:table-cell>
          <table:table-cell office:value-type="string" calcext:value-type="string">
            <text:p><text:span text:style-name="T1">Once in this Zone you may accept. Roll on Creature Type table and note the result. When you succeed in a {symbol battleSymbol} test against it</text:span>: +1 Gold and remove the note</text:p>
          </table:table-cell>
        </table:table-row>
        <table:table-row table:style-name="ro1">
          <table:table-cell office:value-type="string" calcext:value-type="string">
            <text:p>missing</text:p>
          </table:table-cell>
          <table:table-cell office:value-type="string" calcext:value-type="string">
            <text:p><text:span text:style-name="T1">Once in this Zone you may accept. Roll on Creature Type table and note the result. When you succeed in a {symbol socialSymbol} test against it</text:span>: +1 Gold and remove the note</text:p>
          </table:table-cell>
        </table:table-row>
        <table:table-row table:style-name="ro1">
          <table:table-cell office:value-type="string" calcext:value-type="string">
            <text:p>missing</text:p>
          </table:table-cell>
          <table:table-cell office:value-type="string" calcext:value-type="string">
            <text:p><text:span text:style-name="T1">Once in this Zone you may accept. Roll on Creature Type table and note the result. When you succeed in a {symbol fixSymbol} test against it</text:span>: +1 Gold and remove the note</text:p>
          </table:table-cell>
        </table:table-row>
      </table:table>
      <table:table table:name="biome" table:style-name="ta3">
        <table:table-column table:style-name="co3" table:default-cell-style-name="Default"/>
        <table:table-row table:style-name="ro1">
          <table:table-cell table:style-name="ce42"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mountain</text:p>
          </table:table-cell>
        </table:table-row>
        <table:table-row table:style-name="ro1">
          <table:table-cell office:value-type="string" calcext:value-type="string">
            <text:p>forest</text:p>
          </table:table-cell>
        </table:table-row>
        <table:table-row table:style-name="ro1">
          <table:table-cell office:value-type="string" calcext:value-type="string">
            <text:p>sea</text:p>
          </table:table-cell>
        </table:table-row>
        <table:table-row table:style-name="ro1"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ice</text:p>
          </table:table-cell>
        </table:table-row>
        <table:table-row table:style-name="ro1">
          <table:table-cell office:value-type="string" calcext:value-type="string">
            <text:p>swamp</text:p>
          </table:table-cell>
        </table:table-row>
        <table:table-row table:style-name="ro1">
          <table:table-cell office:value-type="string" calcext:value-type="string">
            <text:p>steam</text:p>
          </table:table-cell>
        </table:table-row>
        <table:table-row table:style-name="ro1">
          <table:table-cell office:value-type="string" calcext:value-type="string">
            <text:p>grave</text:p>
          </table:table-cell>
        </table:table-row>
        <table:table-row table:style-name="ro1">
          <table:table-cell office:value-type="string" calcext:value-type="string">
            <text:p>war</text:p>
          </table:table-cell>
        </table:table-row>
      </table:table>
      <table:table table:name="stat" table:style-name="ta5">
        <table:table-column table:style-name="co3" table:default-cell-style-name="Default"/>
        <table:table-row table:style-name="ro1">
          <table:table-cell table:style-name="ce42" office:value-type="string" calcext:value-type="string">
            <text:p>stat</text:p>
          </table:table-cell>
        </table:table-row>
        <table:table-row table:style-name="ro1">
          <table:table-cell office:value-type="string" calcext:value-type="string">
            <text:p>agility</text:p>
          </table:table-cell>
        </table:table-row>
        <table:table-row table:style-name="ro1">
          <table:table-cell office:value-type="string" calcext:value-type="string">
            <text:p>social</text:p>
          </table:table-cell>
        </table:table-row>
        <table:table-row table:style-name="ro1">
          <table:table-cell office:value-type="string" calcext:value-type="string">
            <text:p>fix</text:p>
          </table:table-cell>
        </table:table-row>
        <table:table-row table:style-name="ro1">
          <table:table-cell office:value-type="string" calcext:value-type="string">
            <text:p>battle</text:p>
          </table:table-cell>
        </table:table-row>
      </table:table>
      <table:table table:name="test" table:style-name="ta5">
        <table:table-column table:style-name="co3" table:number-columns-repeated="2" table:default-cell-style-name="Default"/>
        <table:table-column table:style-name="co10" table:default-cell-style-name="Default"/>
        <table:table-row table:style-name="ro1">
          <table:table-cell table:number-columns-repeated="2" table:style-name="ce42" office:value-type="string" calcext:value-type="string">
            <text:p>Tag</text:p>
          </table:table-cell>
          <table:table-cell table:style-name="ce42"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oncePerZone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Once in this Zone you may perform {symbol agilitySymbol} test: on succes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<text:span text:style-name="T1">Perform {symbol agilitySymbol}</text:span> test: on success</text:p>
          </table:table-cell>
        </table:table-row>
        <table:table-row table:style-name="ro1">
          <table:table-cell office:value-type="string" calcext:value-type="string">
            <text:p>oncePerZone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<text:span text:style-name="T1">Once in this Zone you may perform {symbol socialSymbol}</text:span> test: on succes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<text:span text:style-name="T1">Perform {symbol socialSymbol}</text:span> test: on success</text:p>
          </table:table-cell>
        </table:table-row>
        <table:table-row table:style-name="ro1">
          <table:table-cell office:value-type="string" calcext:value-type="string">
            <text:p>oncePerZone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<text:span text:style-name="T1">Once in this Zone you may perform {symbol fixSymbol}</text:span> test: on succes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<text:span text:style-name="T1">Perform {symbol fixSymbol}</text:span> test: on success</text:p>
          </table:table-cell>
        </table:table-row>
        <table:table-row table:style-name="ro1">
          <table:table-cell office:value-type="string" calcext:value-type="string">
            <text:p>oncePerZone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<text:span text:style-name="T1">Once in this Zone you may perform {symbol battleSymbol}</text:span> test: on succes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<text:span text:style-name="T1">Perform {symbol battleSymbol}</text:span> test: on success</text:p>
          </table:table-cell>
        </table:table-row>
      </table:table>
      <table:table table:name="reward" table:style-name="ta5">
        <table:table-column table:style-name="co3" table:number-columns-repeated="2" table:default-cell-style-name="Default"/>
        <table:table-column table:style-name="co11" table:default-cell-style-name="Default"/>
        <table:table-row table:style-name="ro1">
          <table:table-cell table:number-columns-repeated="2" table:style-name="ce42" office:value-type="string" calcext:value-type="string">
            <text:p>Tag</text:p>
          </table:table-cell>
          <table:table-cell table:style-name="ce42"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increaseStat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<text:span text:style-name="T1">tick 1 {symbol agilitySymbol}</text:span> stat round cell</text:p>
          </table:table-cell>
        </table:table-row>
        <table:table-row table:style-name="ro1">
          <table:table-cell office:value-type="string" calcext:value-type="string">
            <text:p>buff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<text:span text:style-name="T1">perform next 4 {symbol agilitySymbol}</text:span> tests with Advantage</text:p>
          </table:table-cell>
        </table:table-row>
        <table:table-row table:style-name="ro1">
          <table:table-cell office:value-type="string" calcext:value-type="string">
            <text:p>increaseStat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<text:span text:style-name="T1">tick 1 {symbol socialSymbol}</text:span> stat round cell</text:p>
          </table:table-cell>
        </table:table-row>
        <table:table-row table:style-name="ro1">
          <table:table-cell office:value-type="string" calcext:value-type="string">
            <text:p>buff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<text:span text:style-name="T1">perform next 4 {symbol socialSymbol}</text:span> tests with Advantage</text:p>
          </table:table-cell>
        </table:table-row>
        <table:table-row table:style-name="ro1">
          <table:table-cell office:value-type="string" calcext:value-type="string">
            <text:p>increaseStat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<text:span text:style-name="T1">tick 1 {symbol fixSymbol}</text:span> stat round cell</text:p>
          </table:table-cell>
        </table:table-row>
        <table:table-row table:style-name="ro1">
          <table:table-cell office:value-type="string" calcext:value-type="string">
            <text:p>buff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<text:span text:style-name="T1">perform next 4 {symbol fixSymbol}</text:span> tests with Advantage</text:p>
          </table:table-cell>
        </table:table-row>
        <table:table-row table:style-name="ro1">
          <table:table-cell office:value-type="string" calcext:value-type="string">
            <text:p>increaseStat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<text:span text:style-name="T1">tick 1 {symbol battleSymbol}</text:span> stat round cell</text:p>
          </table:table-cell>
        </table:table-row>
        <table:table-row table:style-name="ro1">
          <table:table-cell office:value-type="string" calcext:value-type="string">
            <text:p>buff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<text:span text:style-name="T1">perform next 4 {symbol battleSymbol}</text:span> tests with Advantage</text:p>
          </table:table-cell>
        </table:table-row>
        <table:table-row table:style-name="ro1">
          <table:table-cell office:value-type="string" calcext:value-type="string">
            <text:p>buff</text:p>
          </table:table-cell>
          <table:table-cell office:value-type="string" calcext:value-type="string">
            <text:p>anyLocal</text:p>
          </table:table-cell>
          <table:table-cell office:value-type="string" calcext:value-type="string">
            <text:p>perform all tests with Advantage in this Zone</text:p>
          </table:table-cell>
        </table:table-row>
        <table:table-row table:style-name="ro1">
          <table:table-cell office:value-type="string" calcext:value-type="string">
            <text:p>heal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1 {symbol healSymbol}</text:p>
          </table:table-cell>
        </table:table-row>
        <table:table-row table:style-name="ro1">
          <table:table-cell office:value-type="string" calcext:value-type="string">
            <text:p>heal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2 {symbol healSymbol}</text:p>
          </table:table-cell>
        </table:table-row>
        <table:table-row table:style-name="ro1">
          <table:table-cell office:value-type="string" calcext:value-type="string">
            <text:p>xp</text:p>
          </table:table-cell>
          <table:table-cell/>
          <table:table-cell office:value-type="string" calcext:value-type="string">
            <text:p>if the Zone is not marked as Solved, solve it</text:p>
          </table:table-cell>
        </table:table-row>
      </table:table>
      <table:table table:name="fail" table:style-name="ta5">
        <table:table-column table:style-name="co3" table:default-cell-style-name="ce47"/>
        <table:table-column table:style-name="co12" table:default-cell-style-name="ce47"/>
        <table:table-column table:style-name="co13" table:default-cell-style-name="ce47"/>
        <table:table-column table:style-name="co14" table:default-cell-style-name="ce47"/>
        <table:table-column table:style-name="co15" table:default-cell-style-name="ce47"/>
        <table:table-column table:style-name="co3" table:number-columns-repeated="1019" table:default-cell-style-name="ce47"/>
        <table:table-row table:style-name="ro1">
          <table:table-cell table:number-columns-repeated="4" table:style-name="ce5" office:value-type="string" calcext:value-type="string">
            <text:p>Tag</text:p>
          </table:table-cell>
          <table:table-cell table:style-name="ce5" office:value-type="string" calcext:value-type="string">
            <text:p>EN</text:p>
          </table:table-cell>
          <table:table-cell table:style-name="ce46" table:number-columns-repeated="1019"/>
        </table:table-row>
        <table:table-row table:style-name="ro1">
          <table:table-cell office:value-type="string" calcext:value-type="string">
            <text:p>debuf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Perform next test with Disadvantag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buf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Perform any test with Disadvantage for 4 Zon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buff</text:p>
          </table:table-cell>
          <table:table-cell office:value-type="string" calcext:value-type="string">
            <text:p>sever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Perform any test with Disadvantage until some Health is ga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passive</text:p>
          </table:table-cell>
          <table:table-cell/>
          <table:table-cell office:value-type="string" calcext:value-type="string">
            <text:p>1 {symbol woundSymbol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assive</text:p>
          </table:table-cell>
          <table:table-cell/>
          <table:table-cell office:value-type="string" calcext:value-type="string">
            <text:p><text:span text:style-name="T1">1 {symbol woundSymbol}</text:span>. Reroll ev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</text:p>
          </table:table-cell>
          <table:table-cell office:value-type="string" calcext:value-type="string">
            <text:p>severe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<text:span text:style-name="T1">1 {symbol woundSymbol}. Perform {symbol agilitySymbol} test: 1 {symbol woundSymbol}</text:span> on fai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</text:p>
          </table:table-cell>
          <table:table-cell office:value-type="string" calcext:value-type="string">
            <text:p>severe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<text:span text:style-name="T1">1 {symbol woundSymbol}. Perform {symbol battleSymbol} test: 1 {symbol woundSymbol}</text:span> on fai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</text:p>
          </table:table-cell>
          <table:table-cell office:value-type="string" calcext:value-type="string">
            <text:p>severe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<text:span text:style-name="T1">1 {symbol woundSymbol}. Perform {symbol fixSymbol} test: 1 {symbol woundSymbol}</text:span> on fai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</text:p>
          </table:table-cell>
          <table:table-cell office:value-type="string" calcext:value-type="string">
            <text:p>severe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<text:span text:style-name="T1">1 {symbol woundSymbol}. Perform {symbol socialSymbol} test: 1 {symbol woundSymbol}</text:span> on fai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ientation</text:p>
          </table:table-cell>
          <table:table-cell table:number-columns-repeated="3"/>
          <table:table-cell table:style-name="Default" office:value-type="string" calcext:value-type="string">
            <text:p>Roll 1d6: move to the n-th side counting from north and going clockwise. Do not move if destination is not reachab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ientation</text:p>
          </table:table-cell>
          <table:table-cell table:number-columns-repeated="3"/>
          <table:table-cell table:style-name="Default" office:value-type="string" calcext:value-type="string">
            <text:p>Roll 1d6: move to the n-th side counting from north and going counterclockwise. Do not move if destination is not reachab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ientation</text:p>
          </table:table-cell>
          <table:table-cell table:number-columns-repeated="3"/>
          <table:table-cell table:style-name="Default" office:value-type="string" calcext:value-type="string">
            <text:p>For 2 times, roll 1d6: move to the n-th side counting from north and going clockwise. Do not fill in-between Zones. Do not move if destination is not reachab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ientation</text:p>
          </table:table-cell>
          <table:table-cell table:number-columns-repeated="3"/>
          <table:table-cell table:style-name="Default" office:value-type="string" calcext:value-type="string">
            <text:p>For 2 times, roll 1d6: move to the n-th side counting from north and going counterclockwise. Do not fill in-between Zones. Do not move if destination is not reachab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buf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gility</text:p>
          </table:table-cell>
          <table:table-cell table:style-name="Default" office:value-type="string" calcext:value-type="string">
            <text:p><text:span text:style-name="T1">Perform any {symbol agilitySymbol} test with Disadvantage. Every time you move to another Zone you may perform a {symbol fixSymbol}</text:span> test: back to normal on succe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buf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battle</text:p>
          </table:table-cell>
          <table:table-cell table:style-name="Default" office:value-type="string" calcext:value-type="string">
            <text:p><text:span text:style-name="T1">Perform any {symbol battleSymbol} test with Disadvantage. Every time you move to another Zone you may perform a {symbol fixSymbol}</text:span> test: back to normal on succe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buf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fix</text:p>
          </table:table-cell>
          <table:table-cell table:style-name="Default" office:value-type="string" calcext:value-type="string">
            <text:p><text:span text:style-name="T1">Perform any {symbol fixSymbol} test with Disadvantage. Every time you move to another Zone you may perform a {symbol fixSymbol}</text:span> test: back to normal on succe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buf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social</text:p>
          </table:table-cell>
          <table:table-cell table:style-name="Default" office:value-type="string" calcext:value-type="string">
            <text:p><text:span text:style-name="T1">Perform any {symbol socialSymbol} test with Disadvantage. Every time you move to another Zone you may perform a {symbol fixSymbol}</text:span> test: back to normal on succe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buff</text:p>
          </table:table-cell>
          <table:table-cell office:value-type="string" calcext:value-type="string">
            <text:p>severe</text:p>
          </table:table-cell>
          <table:table-cell office:value-type="string" calcext:value-type="string">
            <text:p>passive</text:p>
          </table:table-cell>
          <table:table-cell table:style-name="Default" office:value-type="string" calcext:value-type="string">
            <text:p>health</text:p>
          </table:table-cell>
          <table:table-cell table:style-name="Default" office:value-type="string" calcext:value-type="string">
            <text:p><text:span text:style-name="T1">1 {symbol woundSymbol}</text:span> when moving to another Zone until you eat foo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itical</text:p>
          </table:table-cell>
          <table:table-cell table:number-columns-repeated="3"/>
          <table:table-cell office:value-type="string" calcext:value-type="string">
            <text:p>Move to the nearest Solved Zone if any or to the Portal Zone. If you have more than 1 Gold, set your Gold to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itical</text:p>
          </table:table-cell>
          <table:table-cell table:number-columns-repeated="3"/>
          <table:table-cell office:value-type="string" calcext:value-type="string">
            <text:p>Move to the nearest Solved Zone if any or to the Portal Zone. If you have more than 2 Health, set your Health to 2</text:p>
          </table:table-cell>
          <table:table-cell table:number-columns-repeated="1019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utral" table:style-name="ta5">
        <table:table-column table:style-name="co16" table:default-cell-style-name="Default"/>
        <table:table-column table:style-name="co3" table:number-columns-repeated="2" table:default-cell-style-name="Default"/>
        <table:table-column table:style-name="co1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3" table:style-name="ce42" office:value-type="string" calcext:value-type="string">
            <text:p>Tag</text:p>
          </table:table-cell>
          <table:table-cell table:style-name="ce42" office:value-type="string" calcext:value-type="string">
            <text:p>EN</text:p>
          </table:table-cell>
          <table:table-cell table:style-name="ce42" table:number-columns-repeated="1020"/>
        </table:table-row>
        <table:table-row table:style-name="ro1">
          <table:table-cell office:value-type="string" calcext:value-type="string">
            <text:p>reroll</text:p>
          </table:table-cell>
          <table:table-cell office:value-type="string" calcext:value-type="string">
            <text:p>passive</text:p>
          </table:table-cell>
          <table:table-cell/>
          <table:table-cell office:value-type="string" calcext:value-type="string">
            <text:p>Roll another Event before moving to another Z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meoneElse</text:p>
          </table:table-cell>
          <table:table-cell office:value-type="string" calcext:value-type="string">
            <text:p>passive</text:p>
          </table:table-cell>
          <table:table-cell/>
          <table:table-cell office:value-type="string" calcext:value-type="string">
            <text:p>Roll for an Encoun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Encount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<text:span text:style-name="T1">Before moving to the next Zone you may perform {symbol agilitySymbol}</text:span> test: do not roll for an Encounter on succe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Encount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<text:span text:style-name="T1">Before moving to the next Zone you may perform {symbol battleSymbol}</text:span> test: do not roll for an Encounter on succe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Encount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<text:span text:style-name="T1">Before moving to the next Zone you may perform {symbol fixSymbol}</text:span> test: do not roll for an Encounter on succe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Encount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<text:span text:style-name="T1">Before moving to the next Zone you may perform {symbol socialSymbol}</text:span> test: do not roll for an Encounter on success</text:p>
          </table:table-cell>
          <table:table-cell table:number-columns-repeated="1020"/>
        </table:table-row>
      </table:table>
      <table:table table:name="placeSize" table:style-name="ta5">
        <table:table-column table:style-name="co3" table:number-columns-repeated="2" table:default-cell-style-name="Default"/>
        <table:table-row table:style-name="ro1">
          <table:table-cell table:style-name="ce42" office:value-type="string" calcext:value-type="string">
            <text:p>Tag</text:p>
          </table:table-cell>
          <table:table-cell table:style-name="ce42"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1d6 Zones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string" calcext:value-type="string">
            <text:p>1 Zone</text:p>
          </table:table-cell>
        </table:table-row>
        <table:table-row table:style-name="ro1">
          <table:table-cell office:value-type="string" calcext:value-type="string">
            <text:p>poi</text:p>
          </table:table-cell>
          <table:table-cell office:value-type="string" calcext:value-type="string">
            <text:p>3 Zones</text:p>
          </table:table-cell>
        </table:table-row>
        <table:table-row table:style-name="ro1">
          <table:table-cell office:value-type="string" calcext:value-type="string">
            <text:p>poi</text:p>
          </table:table-cell>
          <table:table-cell office:value-type="string" calcext:value-type="string">
            <text:p>4 Zones</text:p>
          </table:table-cell>
        </table:table-row>
        <table:table-row table:style-name="ro1">
          <table:table-cell office:value-type="string" calcext:value-type="string">
            <text:p>large</text:p>
          </table:table-cell>
          <table:table-cell office:value-type="string" calcext:value-type="string">
            <text:p>2+1d6 Zones</text:p>
          </table:table-cell>
        </table:table-row>
        <table:table-row table:style-name="ro1">
          <table:table-cell office:value-type="string" calcext:value-type="string">
            <text:p>large</text:p>
          </table:table-cell>
          <table:table-cell office:value-type="string" calcext:value-type="string">
            <text:p>3+1d6 Zones</text:p>
          </table:table-cell>
        </table:table-row>
      </table:table>
      <table:table table:name="placeGameplay" table:style-name="ta5">
        <table:table-column table:style-name="co18" table:default-cell-style-name="ce48"/>
        <table:table-column table:style-name="co19" table:default-cell-style-name="Default"/>
        <table:table-column table:style-name="co3" table:number-columns-repeated="1021" table:default-cell-style-name="Default"/>
        <table:table-row table:style-name="ro1">
          <table:table-cell table:style-name="ce42" office:value-type="string" calcext:value-type="string">
            <text:p>Tag</text:p>
          </table:table-cell>
          <table:table-cell table:style-name="ce42" office:value-type="string" calcext:value-type="string">
            <text:p>EN</text:p>
          </table:table-cell>
          <table:table-cell table:style-name="ce42" table:number-columns-repeated="1021"/>
        </table:table-row>
        <table:table-row table:style-name="ro1">
          <table:table-cell office:value-type="string" calcext:value-type="string">
            <text:p>battling</text:p>
          </table:table-cell>
          <table:table-cell office:value-type="string" calcext:value-type="string">
            <text:p>When entering this Zone, roll 1d6: this Zone encounters will be aggressive on 1-2.</text:p>
          </table:table-cell>
          <table:table-cell table:number-columns-repeated="1021"/>
        </table:table-row>
        <table:table-row table:style-name="ro1">
          <table:table-cell table:style-name="ce44" office:value-type="string" calcext:value-type="string">
            <text:p>blocking</text:p>
          </table:table-cell>
          <table:table-cell office:value-type="string" calcext:value-type="string">
            <text:p>You can’t enter this Zone. Immediately go back to the previous Zon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gerous</text:p>
          </table:table-cell>
          <table:table-cell office:value-type="string" calcext:value-type="string">
            <text:p><text:span text:style-name="T1">When entering this Zone, roll 1d6: 2 {symbol woundSymbol}</text:span> on 1-2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fficultMovement</text:p>
          </table:table-cell>
          <table:table-cell office:value-type="string" calcext:value-type="string">
            <text:p>When leaving this Zone, roll 1d6: move to the n-th side counting from north and going clockwise. Move normally if destination is not reachabl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fficultMovement</text:p>
          </table:table-cell>
          <table:table-cell office:value-type="string" calcext:value-type="string">
            <text:p>When leaving this Zone, roll 1d6: move to the n-th side counting from north and going counterclockwise. Move normally if destination is not reachable.</text:p>
          </table:table-cell>
          <table:table-cell table:number-columns-repeated="1021"/>
        </table:table-row>
        <table:table-row table:style-name="ro1">
          <table:table-cell table:style-name="ce44" office:value-type="string" calcext:value-type="string">
            <text:p>noMeeting</text:p>
          </table:table-cell>
          <table:table-cell office:value-type="string" calcext:value-type="string">
            <text:p>Do not roll an Encounter in this Zone.</text:p>
          </table:table-cell>
          <table:table-cell table:number-columns-repeated="1021"/>
        </table:table-row>
        <table:table-row table:style-name="ro1">
          <table:table-cell table:style-name="ce44" office:value-type="string" calcext:value-type="string">
            <text:p>socialEncounter</text:p>
          </table:table-cell>
          <table:table-cell office:value-type="string" calcext:value-type="string">
            <text:p>All Encounters in this Zone includes sentient creatures.</text:p>
          </table:table-cell>
          <table:table-cell table:number-columns-repeated="1021"/>
        </table:table-row>
        <table:table-row table:style-name="ro1">
          <table:table-cell table:style-name="ce44" office:value-type="string" calcext:value-type="string">
            <text:p>socialEncounter</text:p>
          </table:table-cell>
          <table:table-cell table:style-name="ce47" office:value-type="string" calcext:value-type="string">
            <text:p>When rolling an Encounter in this Zone, roll a d3 instead of a d6 as first die.</text:p>
          </table:table-cell>
          <table:table-cell table:number-columns-repeated="1021"/>
        </table:table-row>
        <table:table-row table:style-name="ro1">
          <table:table-cell table:style-name="ce49" office:value-type="string" calcext:value-type="string">
            <text:p>testFullHealth</text:p>
          </table:table-cell>
          <table:table-cell office:value-type="string" calcext:value-type="string">
            <text:p><text:span text:style-name="T1">Once in this Zone, the first time you move to</text:span> a Zone of this group, roll 1d6: set to full Health on 6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stMovement</text:p>
          </table:table-cell>
          <table:table-cell office:value-type="string" calcext:value-type="string">
            <text:p><text:span text:style-name="T1">When leaving this Zone, perform {symbol fixSymbol} test: 1 {symbol woundSymbol}</text:span> on failur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stMovement</text:p>
          </table:table-cell>
          <table:table-cell office:value-type="string" calcext:value-type="string">
            <text:p><text:span text:style-name="T1">When leaving this Zone, perform {symbol agilitySymbol} test: 1 {symbol woundSymbol}</text:span> on failure.</text:p>
          </table:table-cell>
          <table:table-cell table:number-columns-repeated="1021"/>
        </table:table-row>
        <table:table-row table:style-name="ro1">
          <table:table-cell table:style-name="ce49" office:value-type="string" calcext:value-type="string">
            <text:p>testPartialHealth</text:p>
          </table:table-cell>
          <table:table-cell office:value-type="string" calcext:value-type="string">
            <text:p><text:span text:style-name="T1">Once in this Zone, you may perform {symbol socialSymbol} test: 3 {symbol healSymbol}</text:span> on success.</text:p>
          </table:table-cell>
          <table:table-cell table:number-columns-repeated="1021"/>
        </table:table-row>
        <table:table-row table:style-name="ro1">
          <table:table-cell table:style-name="ce44" office:value-type="string" calcext:value-type="string">
            <text:p>viewAround</text:p>
          </table:table-cell>
          <table:table-cell office:value-type="string" calcext:value-type="string">
            <text:p>You can see all adjacent Zones: if they are empty, roll their Place only without entering.</text:p>
          </table:table-cell>
          <table:table-cell table:number-columns-repeated="1021"/>
        </table:table-row>
        <table:table-row table:style-name="ro1">
          <table:table-cell table:style-name="ce50" office:value-type="string" calcext:value-type="string">
            <text:p>withResources</text:p>
          </table:table-cell>
          <table:table-cell office:value-type="string" calcext:value-type="string">
            <text:p><text:span text:style-name="T1">When entering this Zone you may perform {symbol fixSymbol} test: 1 {symbol healSymbol}</text:span> on success.</text:p>
          </table:table-cell>
          <table:table-cell table:number-columns-repeated="1021"/>
        </table:table-row>
        <table:table-row table:style-name="ro1">
          <table:table-cell table:style-name="ce50" office:value-type="string" calcext:value-type="string">
            <text:p>withResources</text:p>
          </table:table-cell>
          <table:table-cell office:value-type="string" calcext:value-type="string">
            <text:p><text:span text:style-name="T1">When entering this Zone you may perform {symbol socialSymbol} test: 1 {symbol healSymbol}</text:span> on success.</text:p>
          </table:table-cell>
          <table:table-cell table:number-columns-repeated="1021"/>
        </table:table-row>
        <table:table-row table:style-name="ro1">
          <table:table-cell table:style-name="ce50" office:value-type="string" calcext:value-type="string">
            <text:p>withResources</text:p>
          </table:table-cell>
          <table:table-cell office:value-type="string" calcext:value-type="string">
            <text:p><text:span text:style-name="T1">When entering this Zone you may perform {symbol battleSymbol} test: 1 {symbol healSymbol}</text:span> on success.</text:p>
          </table:table-cell>
          <table:table-cell table:number-columns-repeated="1021"/>
        </table:table-row>
        <table:table-row table:style-name="ro1">
          <table:table-cell table:style-name="ce50" office:value-type="string" calcext:value-type="string">
            <text:p>withResources</text:p>
          </table:table-cell>
          <table:table-cell office:value-type="string" calcext:value-type="string">
            <text:p><text:span text:style-name="T1">When entering this Zone you may roll 1d6: 1 {symbol healSymbol}</text:span> on 6.</text:p>
          </table:table-cell>
          <table:table-cell table:number-columns-repeated="1021"/>
        </table:table-row>
      </table:table>
      <table:table table:name="creatureType" table:style-name="ta5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ce45"/>
        <table:table-column table:style-name="co28" table:number-columns-repeated="3" table:default-cell-style-name="ce19"/>
        <table:table-column table:style-name="co29" table:default-cell-style-name="ce19"/>
        <table:table-column table:style-name="co30" table:default-cell-style-name="ce19"/>
        <table:table-column table:style-name="co29" table:default-cell-style-name="ce19"/>
        <table:table-column table:style-name="co29" table:default-cell-style-name="ce22"/>
        <table:table-column table:style-name="co29" table:default-cell-style-name="ce19"/>
        <table:table-column table:style-name="co30" table:default-cell-style-name="ce19"/>
        <table:table-column table:style-name="co29" table:default-cell-style-name="ce19"/>
        <table:table-column table:style-name="co28" table:number-columns-repeated="2" table:default-cell-style-name="ce19"/>
        <table:table-column table:style-name="co28" table:default-cell-style-name="Default"/>
        <table:table-column table:style-name="co3" table:number-columns-repeated="998" table:default-cell-style-name="Default"/>
        <table:table-row table:style-name="ro1">
          <table:table-cell table:style-name="ce42" office:value-type="string" calcext:value-type="string">
            <text:p>Tag</text:p>
          </table:table-cell>
          <table:table-cell table:style-name="ce42" office:value-type="string" calcext:value-type="string">
            <text:p>battleTarget</text:p>
          </table:table-cell>
          <table:table-cell table:style-name="ce42" office:value-type="string" calcext:value-type="string">
            <text:p>battlePre</text:p>
          </table:table-cell>
          <table:table-cell table:style-name="ce42" office:value-type="string" calcext:value-type="string">
            <text:p>battlePost</text:p>
          </table:table-cell>
          <table:table-cell table:style-name="ce42" office:value-type="string" calcext:value-type="string">
            <text:p>wound</text:p>
          </table:table-cell>
          <table:table-cell table:style-name="ce42" office:value-type="string" calcext:value-type="string">
            <text:p>socialTarget</text:p>
          </table:table-cell>
          <table:table-cell table:style-name="ce42" office:value-type="string" calcext:value-type="string">
            <text:p>socialPre</text:p>
          </table:table-cell>
          <table:table-cell table:style-name="ce42" office:value-type="string" calcext:value-type="string">
            <text:p>socialPost</text:p>
          </table:table-cell>
          <table:table-cell table:style-name="ce51"/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20" calcext:value-type="float">
            <text:p>20</text:p>
          </table:table-cell>
          <table:table-cell table:style-name="ce20" office:value-type="float" office:value="21" calcext:value-type="float">
            <text:p>21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27" calcext:value-type="float">
            <text:p>27</text:p>
          </table:table-cell>
          <table:table-cell table:style-name="ce42" table:number-columns-repeated="998"/>
        </table:table-row>
        <table:table-row table:style-name="ro1">
          <table:table-cell office:value-type="string" calcext:value-type="string">
            <text:p>generator</text:p>
          </table:table-cell>
          <table:table-cell table:style-name="ce11" office:value-type="float" office:value="26" calcext:value-type="float">
            <text:p>26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6"/>
          <table:table-cell table:style-name="ce18" table:formula="of:=COM.MICROSOFT.CONCAT(IF([.J$1]=[.$B2];&quot;*&quot;;&quot;&quot;);IF([.J$1]&gt;=[.$B2]-[.$C2];IF([.J$1]&lt;=[.$B2]+[.$D2];&quot;B&quot;;&quot;&quot;);&quot;&quot;);IF([.J$1]=[.$F2];&quot;*&quot;;&quot;&quot;);IF([.J$1]&gt;=[.$F2]-[.$G2];IF([.J$1]&lt;=[.$F2]+[.$H2];&quot;S&quot;;&quot;&quot;);&quot;&quot;))" office:value-type="string" office:string-value="S" calcext:value-type="string">
            <text:p>S</text:p>
          </table:table-cell>
          <table:table-cell table:style-name="ce18" table:formula="of:=COM.MICROSOFT.CONCAT(IF([.K$1]=[.$B2];&quot;*&quot;;&quot;&quot;);IF([.K$1]&gt;=[.$B2]-[.$C2];IF([.K$1]&lt;=[.$B2]+[.$D2];&quot;B&quot;;&quot;&quot;);&quot;&quot;);IF([.K$1]=[.$F2];&quot;*&quot;;&quot;&quot;);IF([.K$1]&gt;=[.$F2]-[.$G2];IF([.K$1]&lt;=[.$F2]+[.$H2];&quot;S&quot;;&quot;&quot;);&quot;&quot;))" office:value-type="string" office:string-value="*S" calcext:value-type="string">
            <text:p>*S</text:p>
          </table:table-cell>
          <table:table-cell table:style-name="ce18" table:formula="of:=COM.MICROSOFT.CONCAT(IF([.L$1]=[.$B2];&quot;*&quot;;&quot;&quot;);IF([.L$1]&gt;=[.$B2]-[.$C2];IF([.L$1]&lt;=[.$B2]+[.$D2];&quot;B&quot;;&quot;&quot;);&quot;&quot;);IF([.L$1]=[.$F2];&quot;*&quot;;&quot;&quot;);IF([.L$1]&gt;=[.$F2]-[.$G2];IF([.L$1]&lt;=[.$F2]+[.$H2];&quot;S&quot;;&quot;&quot;);&quot;&quot;))" office:value-type="string" office:string-value="S" calcext:value-type="string">
            <text:p>S</text:p>
          </table:table-cell>
          <table:table-cell table:style-name="ce18" table:formula="of:=COM.MICROSOFT.CONCAT(IF([.M$1]=[.$B2];&quot;*&quot;;&quot;&quot;);IF([.M$1]&gt;=[.$B2]-[.$C2];IF([.M$1]&lt;=[.$B2]+[.$D2];&quot;B&quot;;&quot;&quot;);&quot;&quot;);IF([.M$1]=[.$F2];&quot;*&quot;;&quot;&quot;);IF([.M$1]&gt;=[.$F2]-[.$G2];IF([.M$1]&lt;=[.$F2]+[.$H2];&quot;S&quot;;&quot;&quot;);&quot;&quot;))">
            <text:p/>
          </table:table-cell>
          <table:table-cell table:style-name="ce18" table:formula="of:=COM.MICROSOFT.CONCAT(IF([.N$1]=[.$B2];&quot;*&quot;;&quot;&quot;);IF([.N$1]&gt;=[.$B2]-[.$C2];IF([.N$1]&lt;=[.$B2]+[.$D2];&quot;B&quot;;&quot;&quot;);&quot;&quot;);IF([.N$1]=[.$F2];&quot;*&quot;;&quot;&quot;);IF([.N$1]&gt;=[.$F2]-[.$G2];IF([.N$1]&lt;=[.$F2]+[.$H2];&quot;S&quot;;&quot;&quot;);&quot;&quot;))">
            <text:p/>
          </table:table-cell>
          <table:table-cell table:style-name="ce18" table:formula="of:=COM.MICROSOFT.CONCAT(IF([.O$1]=[.$B2];&quot;*&quot;;&quot;&quot;);IF([.O$1]&gt;=[.$B2]-[.$C2];IF([.O$1]&lt;=[.$B2]+[.$D2];&quot;B&quot;;&quot;&quot;);&quot;&quot;);IF([.O$1]=[.$F2];&quot;*&quot;;&quot;&quot;);IF([.O$1]&gt;=[.$F2]-[.$G2];IF([.O$1]&lt;=[.$F2]+[.$H2];&quot;S&quot;;&quot;&quot;);&quot;&quot;))">
            <text:p/>
          </table:table-cell>
          <table:table-cell table:style-name="ce21" table:formula="of:=COM.MICROSOFT.CONCAT(IF([.P$1]=[.$B2];&quot;*&quot;;&quot;&quot;);IF([.P$1]&gt;=[.$B2]-[.$C2];IF([.P$1]&lt;=[.$B2]+[.$D2];&quot;B&quot;;&quot;&quot;);&quot;&quot;);IF([.P$1]=[.$F2];&quot;*&quot;;&quot;&quot;);IF([.P$1]&gt;=[.$F2]-[.$G2];IF([.P$1]&lt;=[.$F2]+[.$H2];&quot;S&quot;;&quot;&quot;);&quot;&quot;))">
            <text:p/>
          </table:table-cell>
          <table:table-cell table:style-name="ce18" table:formula="of:=COM.MICROSOFT.CONCAT(IF([.Q$1]=[.$B2];&quot;*&quot;;&quot;&quot;);IF([.Q$1]&gt;=[.$B2]-[.$C2];IF([.Q$1]&lt;=[.$B2]+[.$D2];&quot;B&quot;;&quot;&quot;);&quot;&quot;);IF([.Q$1]=[.$F2];&quot;*&quot;;&quot;&quot;);IF([.Q$1]&gt;=[.$F2]-[.$G2];IF([.Q$1]&lt;=[.$F2]+[.$H2];&quot;S&quot;;&quot;&quot;);&quot;&quot;))">
            <text:p/>
          </table:table-cell>
          <table:table-cell table:style-name="ce18" table:formula="of:=COM.MICROSOFT.CONCAT(IF([.R$1]=[.$B2];&quot;*&quot;;&quot;&quot;);IF([.R$1]&gt;=[.$B2]-[.$C2];IF([.R$1]&lt;=[.$B2]+[.$D2];&quot;B&quot;;&quot;&quot;);&quot;&quot;);IF([.R$1]=[.$F2];&quot;*&quot;;&quot;&quot;);IF([.R$1]&gt;=[.$F2]-[.$G2];IF([.R$1]&lt;=[.$F2]+[.$H2];&quot;S&quot;;&quot;&quot;);&quot;&quot;))">
            <text:p/>
          </table:table-cell>
          <table:table-cell table:style-name="ce18" table:formula="of:=COM.MICROSOFT.CONCAT(IF([.S$1]=[.$B2];&quot;*&quot;;&quot;&quot;);IF([.S$1]&gt;=[.$B2]-[.$C2];IF([.S$1]&lt;=[.$B2]+[.$D2];&quot;B&quot;;&quot;&quot;);&quot;&quot;);IF([.S$1]=[.$F2];&quot;*&quot;;&quot;&quot;);IF([.S$1]&gt;=[.$F2]-[.$G2];IF([.S$1]&lt;=[.$F2]+[.$H2];&quot;S&quot;;&quot;&quot;);&quot;&quot;))">
            <text:p/>
          </table:table-cell>
          <table:table-cell table:style-name="ce18" table:formula="of:=COM.MICROSOFT.CONCAT(IF([.T$1]=[.$B2];&quot;*&quot;;&quot;&quot;);IF([.T$1]&gt;=[.$B2]-[.$C2];IF([.T$1]&lt;=[.$B2]+[.$D2];&quot;B&quot;;&quot;&quot;);&quot;&quot;);IF([.T$1]=[.$F2];&quot;*&quot;;&quot;&quot;);IF([.T$1]&gt;=[.$F2]-[.$G2];IF([.T$1]&lt;=[.$F2]+[.$H2];&quot;S&quot;;&quot;&quot;);&quot;&quot;))" office:value-type="string" office:string-value="B" calcext:value-type="string">
            <text:p>B</text:p>
          </table:table-cell>
          <table:table-cell table:style-name="ce18" table:formula="of:=COM.MICROSOFT.CONCAT(IF([.U$1]=[.$B2];&quot;*&quot;;&quot;&quot;);IF([.U$1]&gt;=[.$B2]-[.$C2];IF([.U$1]&lt;=[.$B2]+[.$D2];&quot;B&quot;;&quot;&quot;);&quot;&quot;);IF([.U$1]=[.$F2];&quot;*&quot;;&quot;&quot;);IF([.U$1]&gt;=[.$F2]-[.$G2];IF([.U$1]&lt;=[.$F2]+[.$H2];&quot;S&quot;;&quot;&quot;);&quot;&quot;))" office:value-type="string" office:string-value="*B" calcext:value-type="string">
            <text:p>*B</text:p>
          </table:table-cell>
          <table:table-cell table:style-name="ce18" table:formula="of:=COM.MICROSOFT.CONCAT(IF([.V$1]=[.$B2];&quot;*&quot;;&quot;&quot;);IF([.V$1]&gt;=[.$B2]-[.$C2];IF([.V$1]&lt;=[.$B2]+[.$D2];&quot;B&quot;;&quot;&quot;);&quot;&quot;);IF([.V$1]=[.$F2];&quot;*&quot;;&quot;&quot;);IF([.V$1]&gt;=[.$F2]-[.$G2];IF([.V$1]&lt;=[.$F2]+[.$H2];&quot;S&quot;;&quot;&quot;);&quot;&quot;))" office:value-type="string" office:string-value="B" calcext:value-type="string">
            <text:p>B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enerator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26" calcext:value-type="float">
            <text:p>26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6"/>
          <table:table-cell table:style-name="ce18" table:formula="of:=COM.MICROSOFT.CONCAT(IF([.J$1]=[.$B3];&quot;*&quot;;&quot;&quot;);IF([.J$1]&gt;=[.$B3]-[.$C3];IF([.J$1]&lt;=[.$B3]+[.$D3];&quot;B&quot;;&quot;&quot;);&quot;&quot;);IF([.J$1]=[.$F3];&quot;*&quot;;&quot;&quot;);IF([.J$1]&gt;=[.$F3]-[.$G3];IF([.J$1]&lt;=[.$F3]+[.$H3];&quot;S&quot;;&quot;&quot;);&quot;&quot;))" office:value-type="string" office:string-value="B" calcext:value-type="string">
            <text:p>B</text:p>
          </table:table-cell>
          <table:table-cell table:style-name="ce18" table:formula="of:=COM.MICROSOFT.CONCAT(IF([.K$1]=[.$B3];&quot;*&quot;;&quot;&quot;);IF([.K$1]&gt;=[.$B3]-[.$C3];IF([.K$1]&lt;=[.$B3]+[.$D3];&quot;B&quot;;&quot;&quot;);&quot;&quot;);IF([.K$1]=[.$F3];&quot;*&quot;;&quot;&quot;);IF([.K$1]&gt;=[.$F3]-[.$G3];IF([.K$1]&lt;=[.$F3]+[.$H3];&quot;S&quot;;&quot;&quot;);&quot;&quot;))" office:value-type="string" office:string-value="*B" calcext:value-type="string">
            <text:p>*B</text:p>
          </table:table-cell>
          <table:table-cell table:style-name="ce18" table:formula="of:=COM.MICROSOFT.CONCAT(IF([.L$1]=[.$B3];&quot;*&quot;;&quot;&quot;);IF([.L$1]&gt;=[.$B3]-[.$C3];IF([.L$1]&lt;=[.$B3]+[.$D3];&quot;B&quot;;&quot;&quot;);&quot;&quot;);IF([.L$1]=[.$F3];&quot;*&quot;;&quot;&quot;);IF([.L$1]&gt;=[.$F3]-[.$G3];IF([.L$1]&lt;=[.$F3]+[.$H3];&quot;S&quot;;&quot;&quot;);&quot;&quot;))" office:value-type="string" office:string-value="B" calcext:value-type="string">
            <text:p>B</text:p>
          </table:table-cell>
          <table:table-cell table:style-name="ce18" table:formula="of:=COM.MICROSOFT.CONCAT(IF([.M$1]=[.$B3];&quot;*&quot;;&quot;&quot;);IF([.M$1]&gt;=[.$B3]-[.$C3];IF([.M$1]&lt;=[.$B3]+[.$D3];&quot;B&quot;;&quot;&quot;);&quot;&quot;);IF([.M$1]=[.$F3];&quot;*&quot;;&quot;&quot;);IF([.M$1]&gt;=[.$F3]-[.$G3];IF([.M$1]&lt;=[.$F3]+[.$H3];&quot;S&quot;;&quot;&quot;);&quot;&quot;))">
            <text:p/>
          </table:table-cell>
          <table:table-cell table:style-name="ce18" table:formula="of:=COM.MICROSOFT.CONCAT(IF([.N$1]=[.$B3];&quot;*&quot;;&quot;&quot;);IF([.N$1]&gt;=[.$B3]-[.$C3];IF([.N$1]&lt;=[.$B3]+[.$D3];&quot;B&quot;;&quot;&quot;);&quot;&quot;);IF([.N$1]=[.$F3];&quot;*&quot;;&quot;&quot;);IF([.N$1]&gt;=[.$F3]-[.$G3];IF([.N$1]&lt;=[.$F3]+[.$H3];&quot;S&quot;;&quot;&quot;);&quot;&quot;))">
            <text:p/>
          </table:table-cell>
          <table:table-cell table:style-name="ce18" table:formula="of:=COM.MICROSOFT.CONCAT(IF([.O$1]=[.$B3];&quot;*&quot;;&quot;&quot;);IF([.O$1]&gt;=[.$B3]-[.$C3];IF([.O$1]&lt;=[.$B3]+[.$D3];&quot;B&quot;;&quot;&quot;);&quot;&quot;);IF([.O$1]=[.$F3];&quot;*&quot;;&quot;&quot;);IF([.O$1]&gt;=[.$F3]-[.$G3];IF([.O$1]&lt;=[.$F3]+[.$H3];&quot;S&quot;;&quot;&quot;);&quot;&quot;))">
            <text:p/>
          </table:table-cell>
          <table:table-cell table:style-name="ce21" table:formula="of:=COM.MICROSOFT.CONCAT(IF([.P$1]=[.$B3];&quot;*&quot;;&quot;&quot;);IF([.P$1]&gt;=[.$B3]-[.$C3];IF([.P$1]&lt;=[.$B3]+[.$D3];&quot;B&quot;;&quot;&quot;);&quot;&quot;);IF([.P$1]=[.$F3];&quot;*&quot;;&quot;&quot;);IF([.P$1]&gt;=[.$F3]-[.$G3];IF([.P$1]&lt;=[.$F3]+[.$H3];&quot;S&quot;;&quot;&quot;);&quot;&quot;))">
            <text:p/>
          </table:table-cell>
          <table:table-cell table:style-name="ce18" table:formula="of:=COM.MICROSOFT.CONCAT(IF([.Q$1]=[.$B3];&quot;*&quot;;&quot;&quot;);IF([.Q$1]&gt;=[.$B3]-[.$C3];IF([.Q$1]&lt;=[.$B3]+[.$D3];&quot;B&quot;;&quot;&quot;);&quot;&quot;);IF([.Q$1]=[.$F3];&quot;*&quot;;&quot;&quot;);IF([.Q$1]&gt;=[.$F3]-[.$G3];IF([.Q$1]&lt;=[.$F3]+[.$H3];&quot;S&quot;;&quot;&quot;);&quot;&quot;))">
            <text:p/>
          </table:table-cell>
          <table:table-cell table:style-name="ce18" table:formula="of:=COM.MICROSOFT.CONCAT(IF([.R$1]=[.$B3];&quot;*&quot;;&quot;&quot;);IF([.R$1]&gt;=[.$B3]-[.$C3];IF([.R$1]&lt;=[.$B3]+[.$D3];&quot;B&quot;;&quot;&quot;);&quot;&quot;);IF([.R$1]=[.$F3];&quot;*&quot;;&quot;&quot;);IF([.R$1]&gt;=[.$F3]-[.$G3];IF([.R$1]&lt;=[.$F3]+[.$H3];&quot;S&quot;;&quot;&quot;);&quot;&quot;))">
            <text:p/>
          </table:table-cell>
          <table:table-cell table:style-name="ce18" table:formula="of:=COM.MICROSOFT.CONCAT(IF([.S$1]=[.$B3];&quot;*&quot;;&quot;&quot;);IF([.S$1]&gt;=[.$B3]-[.$C3];IF([.S$1]&lt;=[.$B3]+[.$D3];&quot;B&quot;;&quot;&quot;);&quot;&quot;);IF([.S$1]=[.$F3];&quot;*&quot;;&quot;&quot;);IF([.S$1]&gt;=[.$F3]-[.$G3];IF([.S$1]&lt;=[.$F3]+[.$H3];&quot;S&quot;;&quot;&quot;);&quot;&quot;))">
            <text:p/>
          </table:table-cell>
          <table:table-cell table:style-name="ce18" table:formula="of:=COM.MICROSOFT.CONCAT(IF([.T$1]=[.$B3];&quot;*&quot;;&quot;&quot;);IF([.T$1]&gt;=[.$B3]-[.$C3];IF([.T$1]&lt;=[.$B3]+[.$D3];&quot;B&quot;;&quot;&quot;);&quot;&quot;);IF([.T$1]=[.$F3];&quot;*&quot;;&quot;&quot;);IF([.T$1]&gt;=[.$F3]-[.$G3];IF([.T$1]&lt;=[.$F3]+[.$H3];&quot;S&quot;;&quot;&quot;);&quot;&quot;))" office:value-type="string" office:string-value="S" calcext:value-type="string">
            <text:p>S</text:p>
          </table:table-cell>
          <table:table-cell table:style-name="ce18" table:formula="of:=COM.MICROSOFT.CONCAT(IF([.U$1]=[.$B3];&quot;*&quot;;&quot;&quot;);IF([.U$1]&gt;=[.$B3]-[.$C3];IF([.U$1]&lt;=[.$B3]+[.$D3];&quot;B&quot;;&quot;&quot;);&quot;&quot;);IF([.U$1]=[.$F3];&quot;*&quot;;&quot;&quot;);IF([.U$1]&gt;=[.$F3]-[.$G3];IF([.U$1]&lt;=[.$F3]+[.$H3];&quot;S&quot;;&quot;&quot;);&quot;&quot;))" office:value-type="string" office:string-value="*S" calcext:value-type="string">
            <text:p>*S</text:p>
          </table:table-cell>
          <table:table-cell table:style-name="ce18" table:formula="of:=COM.MICROSOFT.CONCAT(IF([.V$1]=[.$B3];&quot;*&quot;;&quot;&quot;);IF([.V$1]&gt;=[.$B3]-[.$C3];IF([.V$1]&lt;=[.$B3]+[.$D3];&quot;B&quot;;&quot;&quot;);&quot;&quot;);IF([.V$1]=[.$F3];&quot;*&quot;;&quot;&quot;);IF([.V$1]&gt;=[.$F3]-[.$G3];IF([.V$1]&lt;=[.$F3]+[.$H3];&quot;S&quot;;&quot;&quot;);&quot;&quot;))" office:value-type="string" office:string-value="S" calcext:value-type="string">
            <text:p>S</text:p>
          </table:table-cell>
          <table:table-cell table:number-columns-repeated="998"/>
        </table:table-row>
        <table:table-row table:style-name="ro1">
          <table:table-cell table:style-name="ce45" table:number-columns-repeated="8"/>
          <table:table-cell/>
          <table:table-cell table:style-name="ce45" table:number-columns-repeated="1011"/>
        </table:table-row>
        <table:table-row table:style-name="ro1">
          <table:table-cell office:value-type="string" calcext:value-type="string">
            <text:p>strong</text:p>
          </table:table-cell>
          <table:table-cell table:style-name="ce72"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2" office:value-type="float" office:value="18" calcext:value-type="float">
            <text:p>18</text:p>
          </table:table-cell>
          <table:table-cell table:style-name="ce7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table:formula="of:=COM.MICROSOFT.CONCAT(IF([.J$1]=[.$B5];&quot;*&quot;;&quot;&quot;);IF([.J$1]&gt;=[.$B5]-[.$C5];IF([.J$1]&lt;=[.$B5]+[.$D5];&quot;B&quot;;&quot;&quot;);&quot;&quot;);IF([.J$1]=[.$F5];&quot;*&quot;;&quot;&quot;);IF([.J$1]&gt;=[.$F5]-[.$G5];IF([.J$1]&lt;=[.$F5]+[.$H5];&quot;S&quot;;&quot;&quot;);&quot;&quot;))">
            <text:p/>
          </table:table-cell>
          <table:table-cell table:style-name="ce18" table:formula="of:=COM.MICROSOFT.CONCAT(IF([.K$1]=[.$B5];&quot;*&quot;;&quot;&quot;);IF([.K$1]&gt;=[.$B5]-[.$C5];IF([.K$1]&lt;=[.$B5]+[.$D5];&quot;B&quot;;&quot;&quot;);&quot;&quot;);IF([.K$1]=[.$F5];&quot;*&quot;;&quot;&quot;);IF([.K$1]&gt;=[.$F5]-[.$G5];IF([.K$1]&lt;=[.$F5]+[.$H5];&quot;S&quot;;&quot;&quot;);&quot;&quot;))">
            <text:p/>
          </table:table-cell>
          <table:table-cell table:style-name="ce18" table:formula="of:=COM.MICROSOFT.CONCAT(IF([.L$1]=[.$B5];&quot;*&quot;;&quot;&quot;);IF([.L$1]&gt;=[.$B5]-[.$C5];IF([.L$1]&lt;=[.$B5]+[.$D5];&quot;B&quot;;&quot;&quot;);&quot;&quot;);IF([.L$1]=[.$F5];&quot;*&quot;;&quot;&quot;);IF([.L$1]&gt;=[.$F5]-[.$G5];IF([.L$1]&lt;=[.$F5]+[.$H5];&quot;S&quot;;&quot;&quot;);&quot;&quot;))">
            <text:p/>
          </table:table-cell>
          <table:table-cell table:style-name="ce18" table:formula="of:=COM.MICROSOFT.CONCAT(IF([.M$1]=[.$B5];&quot;*&quot;;&quot;&quot;);IF([.M$1]&gt;=[.$B5]-[.$C5];IF([.M$1]&lt;=[.$B5]+[.$D5];&quot;B&quot;;&quot;&quot;);&quot;&quot;);IF([.M$1]=[.$F5];&quot;*&quot;;&quot;&quot;);IF([.M$1]&gt;=[.$F5]-[.$G5];IF([.M$1]&lt;=[.$F5]+[.$H5];&quot;S&quot;;&quot;&quot;);&quot;&quot;))" office:value-type="string" office:string-value="*S" calcext:value-type="string">
            <text:p>*S</text:p>
          </table:table-cell>
          <table:table-cell table:style-name="ce18" table:formula="of:=COM.MICROSOFT.CONCAT(IF([.N$1]=[.$B5];&quot;*&quot;;&quot;&quot;);IF([.N$1]&gt;=[.$B5]-[.$C5];IF([.N$1]&lt;=[.$B5]+[.$D5];&quot;B&quot;;&quot;&quot;);&quot;&quot;);IF([.N$1]=[.$F5];&quot;*&quot;;&quot;&quot;);IF([.N$1]&gt;=[.$F5]-[.$G5];IF([.N$1]&lt;=[.$F5]+[.$H5];&quot;S&quot;;&quot;&quot;);&quot;&quot;))" office:value-type="string" office:string-value="S" calcext:value-type="string">
            <text:p>S</text:p>
          </table:table-cell>
          <table:table-cell table:style-name="ce18" table:formula="of:=COM.MICROSOFT.CONCAT(IF([.O$1]=[.$B5];&quot;*&quot;;&quot;&quot;);IF([.O$1]&gt;=[.$B5]-[.$C5];IF([.O$1]&lt;=[.$B5]+[.$D5];&quot;B&quot;;&quot;&quot;);&quot;&quot;);IF([.O$1]=[.$F5];&quot;*&quot;;&quot;&quot;);IF([.O$1]&gt;=[.$F5]-[.$G5];IF([.O$1]&lt;=[.$F5]+[.$H5];&quot;S&quot;;&quot;&quot;);&quot;&quot;))">
            <text:p/>
          </table:table-cell>
          <table:table-cell table:style-name="ce21" table:formula="of:=COM.MICROSOFT.CONCAT(IF([.P$1]=[.$B5];&quot;*&quot;;&quot;&quot;);IF([.P$1]&gt;=[.$B5]-[.$C5];IF([.P$1]&lt;=[.$B5]+[.$D5];&quot;B&quot;;&quot;&quot;);&quot;&quot;);IF([.P$1]=[.$F5];&quot;*&quot;;&quot;&quot;);IF([.P$1]&gt;=[.$F5]-[.$G5];IF([.P$1]&lt;=[.$F5]+[.$H5];&quot;S&quot;;&quot;&quot;);&quot;&quot;))">
            <text:p/>
          </table:table-cell>
          <table:table-cell table:style-name="ce18" table:formula="of:=COM.MICROSOFT.CONCAT(IF([.Q$1]=[.$B5];&quot;*&quot;;&quot;&quot;);IF([.Q$1]&gt;=[.$B5]-[.$C5];IF([.Q$1]&lt;=[.$B5]+[.$D5];&quot;B&quot;;&quot;&quot;);&quot;&quot;);IF([.Q$1]=[.$F5];&quot;*&quot;;&quot;&quot;);IF([.Q$1]&gt;=[.$F5]-[.$G5];IF([.Q$1]&lt;=[.$F5]+[.$H5];&quot;S&quot;;&quot;&quot;);&quot;&quot;))">
            <text:p/>
          </table:table-cell>
          <table:table-cell table:style-name="ce18" table:formula="of:=COM.MICROSOFT.CONCAT(IF([.R$1]=[.$B5];&quot;*&quot;;&quot;&quot;);IF([.R$1]&gt;=[.$B5]-[.$C5];IF([.R$1]&lt;=[.$B5]+[.$D5];&quot;B&quot;;&quot;&quot;);&quot;&quot;);IF([.R$1]=[.$F5];&quot;*&quot;;&quot;&quot;);IF([.R$1]&gt;=[.$F5]-[.$G5];IF([.R$1]&lt;=[.$F5]+[.$H5];&quot;S&quot;;&quot;&quot;);&quot;&quot;))" office:value-type="string" office:string-value="B" calcext:value-type="string">
            <text:p>B</text:p>
          </table:table-cell>
          <table:table-cell table:style-name="ce18" table:formula="of:=COM.MICROSOFT.CONCAT(IF([.S$1]=[.$B5];&quot;*&quot;;&quot;&quot;);IF([.S$1]&gt;=[.$B5]-[.$C5];IF([.S$1]&lt;=[.$B5]+[.$D5];&quot;B&quot;;&quot;&quot;);&quot;&quot;);IF([.S$1]=[.$F5];&quot;*&quot;;&quot;&quot;);IF([.S$1]&gt;=[.$F5]-[.$G5];IF([.S$1]&lt;=[.$F5]+[.$H5];&quot;S&quot;;&quot;&quot;);&quot;&quot;))" office:value-type="string" office:string-value="*B" calcext:value-type="string">
            <text:p>*B</text:p>
          </table:table-cell>
          <table:table-cell table:style-name="ce18" table:formula="of:=COM.MICROSOFT.CONCAT(IF([.T$1]=[.$B5];&quot;*&quot;;&quot;&quot;);IF([.T$1]&gt;=[.$B5]-[.$C5];IF([.T$1]&lt;=[.$B5]+[.$D5];&quot;B&quot;;&quot;&quot;);&quot;&quot;);IF([.T$1]=[.$F5];&quot;*&quot;;&quot;&quot;);IF([.T$1]&gt;=[.$F5]-[.$G5];IF([.T$1]&lt;=[.$F5]+[.$H5];&quot;S&quot;;&quot;&quot;);&quot;&quot;))" office:value-type="string" office:string-value="B" calcext:value-type="string">
            <text:p>B</text:p>
          </table:table-cell>
          <table:table-cell table:style-name="ce18" table:formula="of:=COM.MICROSOFT.CONCAT(IF([.U$1]=[.$B5];&quot;*&quot;;&quot;&quot;);IF([.U$1]&gt;=[.$B5]-[.$C5];IF([.U$1]&lt;=[.$B5]+[.$D5];&quot;B&quot;;&quot;&quot;);&quot;&quot;);IF([.U$1]=[.$F5];&quot;*&quot;;&quot;&quot;);IF([.U$1]&gt;=[.$F5]-[.$G5];IF([.U$1]&lt;=[.$F5]+[.$H5];&quot;S&quot;;&quot;&quot;);&quot;&quot;))">
            <text:p/>
          </table:table-cell>
          <table:table-cell table:style-name="ce18" table:formula="of:=COM.MICROSOFT.CONCAT(IF([.V$1]=[.$B5];&quot;*&quot;;&quot;&quot;);IF([.V$1]&gt;=[.$B5]-[.$C5];IF([.V$1]&lt;=[.$B5]+[.$D5];&quot;B&quot;;&quot;&quot;);&quot;&quot;);IF([.V$1]=[.$F5];&quot;*&quot;;&quot;&quot;);IF([.V$1]&gt;=[.$F5]-[.$G5];IF([.V$1]&lt;=[.$F5]+[.$H5];&quot;S&quot;;&quot;&quot;);&quot;&quot;))">
            <text:p/>
          </table:table-cell>
          <table:table-cell table:number-columns-repeated="998"/>
        </table:table-row>
        <table:table-row table:style-name="ro1">
          <table:table-cell office:value-type="string" calcext:value-type="string">
            <text:p>strong</text:p>
          </table:table-cell>
          <table:table-cell table:style-name="ce72"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/>
          <table:table-cell table:style-name="ce18" table:formula="of:=COM.MICROSOFT.CONCAT(IF([.J$1]=[.$B6];&quot;*&quot;;&quot;&quot;);IF([.J$1]&gt;=[.$B6]-[.$C6];IF([.J$1]&lt;=[.$B6]+[.$D6];&quot;B&quot;;&quot;&quot;);&quot;&quot;);IF([.J$1]=[.$F6];&quot;*&quot;;&quot;&quot;);IF([.J$1]&gt;=[.$F6]-[.$G6];IF([.J$1]&lt;=[.$F6]+[.$H6];&quot;S&quot;;&quot;&quot;);&quot;&quot;))">
            <text:p/>
          </table:table-cell>
          <table:table-cell table:style-name="ce18" table:formula="of:=COM.MICROSOFT.CONCAT(IF([.K$1]=[.$B6];&quot;*&quot;;&quot;&quot;);IF([.K$1]&gt;=[.$B6]-[.$C6];IF([.K$1]&lt;=[.$B6]+[.$D6];&quot;B&quot;;&quot;&quot;);&quot;&quot;);IF([.K$1]=[.$F6];&quot;*&quot;;&quot;&quot;);IF([.K$1]&gt;=[.$F6]-[.$G6];IF([.K$1]&lt;=[.$F6]+[.$H6];&quot;S&quot;;&quot;&quot;);&quot;&quot;))">
            <text:p/>
          </table:table-cell>
          <table:table-cell table:style-name="ce18" table:formula="of:=COM.MICROSOFT.CONCAT(IF([.L$1]=[.$B6];&quot;*&quot;;&quot;&quot;);IF([.L$1]&gt;=[.$B6]-[.$C6];IF([.L$1]&lt;=[.$B6]+[.$D6];&quot;B&quot;;&quot;&quot;);&quot;&quot;);IF([.L$1]=[.$F6];&quot;*&quot;;&quot;&quot;);IF([.L$1]&gt;=[.$F6]-[.$G6];IF([.L$1]&lt;=[.$F6]+[.$H6];&quot;S&quot;;&quot;&quot;);&quot;&quot;))">
            <text:p/>
          </table:table-cell>
          <table:table-cell table:style-name="ce18" table:formula="of:=COM.MICROSOFT.CONCAT(IF([.M$1]=[.$B6];&quot;*&quot;;&quot;&quot;);IF([.M$1]&gt;=[.$B6]-[.$C6];IF([.M$1]&lt;=[.$B6]+[.$D6];&quot;B&quot;;&quot;&quot;);&quot;&quot;);IF([.M$1]=[.$F6];&quot;*&quot;;&quot;&quot;);IF([.M$1]&gt;=[.$F6]-[.$G6];IF([.M$1]&lt;=[.$F6]+[.$H6];&quot;S&quot;;&quot;&quot;);&quot;&quot;))">
            <text:p/>
          </table:table-cell>
          <table:table-cell table:style-name="ce18" table:formula="of:=COM.MICROSOFT.CONCAT(IF([.N$1]=[.$B6];&quot;*&quot;;&quot;&quot;);IF([.N$1]&gt;=[.$B6]-[.$C6];IF([.N$1]&lt;=[.$B6]+[.$D6];&quot;B&quot;;&quot;&quot;);&quot;&quot;);IF([.N$1]=[.$F6];&quot;*&quot;;&quot;&quot;);IF([.N$1]&gt;=[.$F6]-[.$G6];IF([.N$1]&lt;=[.$F6]+[.$H6];&quot;S&quot;;&quot;&quot;);&quot;&quot;))">
            <text:p/>
          </table:table-cell>
          <table:table-cell table:style-name="ce18" table:formula="of:=COM.MICROSOFT.CONCAT(IF([.O$1]=[.$B6];&quot;*&quot;;&quot;&quot;);IF([.O$1]&gt;=[.$B6]-[.$C6];IF([.O$1]&lt;=[.$B6]+[.$D6];&quot;B&quot;;&quot;&quot;);&quot;&quot;);IF([.O$1]=[.$F6];&quot;*&quot;;&quot;&quot;);IF([.O$1]&gt;=[.$F6]-[.$G6];IF([.O$1]&lt;=[.$F6]+[.$H6];&quot;S&quot;;&quot;&quot;);&quot;&quot;))">
            <text:p/>
          </table:table-cell>
          <table:table-cell table:style-name="ce21" table:formula="of:=COM.MICROSOFT.CONCAT(IF([.P$1]=[.$B6];&quot;*&quot;;&quot;&quot;);IF([.P$1]&gt;=[.$B6]-[.$C6];IF([.P$1]&lt;=[.$B6]+[.$D6];&quot;B&quot;;&quot;&quot;);&quot;&quot;);IF([.P$1]=[.$F6];&quot;*&quot;;&quot;&quot;);IF([.P$1]&gt;=[.$F6]-[.$G6];IF([.P$1]&lt;=[.$F6]+[.$H6];&quot;S&quot;;&quot;&quot;);&quot;&quot;))">
            <text:p/>
          </table:table-cell>
          <table:table-cell table:style-name="ce18" table:formula="of:=COM.MICROSOFT.CONCAT(IF([.Q$1]=[.$B6];&quot;*&quot;;&quot;&quot;);IF([.Q$1]&gt;=[.$B6]-[.$C6];IF([.Q$1]&lt;=[.$B6]+[.$D6];&quot;B&quot;;&quot;&quot;);&quot;&quot;);IF([.Q$1]=[.$F6];&quot;*&quot;;&quot;&quot;);IF([.Q$1]&gt;=[.$F6]-[.$G6];IF([.Q$1]&lt;=[.$F6]+[.$H6];&quot;S&quot;;&quot;&quot;);&quot;&quot;))">
            <text:p/>
          </table:table-cell>
          <table:table-cell table:style-name="ce18" table:formula="of:=COM.MICROSOFT.CONCAT(IF([.R$1]=[.$B6];&quot;*&quot;;&quot;&quot;);IF([.R$1]&gt;=[.$B6]-[.$C6];IF([.R$1]&lt;=[.$B6]+[.$D6];&quot;B&quot;;&quot;&quot;);&quot;&quot;);IF([.R$1]=[.$F6];&quot;*&quot;;&quot;&quot;);IF([.R$1]&gt;=[.$F6]-[.$G6];IF([.R$1]&lt;=[.$F6]+[.$H6];&quot;S&quot;;&quot;&quot;);&quot;&quot;))" office:value-type="string" office:string-value="BS" calcext:value-type="string">
            <text:p>BS</text:p>
          </table:table-cell>
          <table:table-cell table:style-name="ce18" table:formula="of:=COM.MICROSOFT.CONCAT(IF([.S$1]=[.$B6];&quot;*&quot;;&quot;&quot;);IF([.S$1]&gt;=[.$B6]-[.$C6];IF([.S$1]&lt;=[.$B6]+[.$D6];&quot;B&quot;;&quot;&quot;);&quot;&quot;);IF([.S$1]=[.$F6];&quot;*&quot;;&quot;&quot;);IF([.S$1]&gt;=[.$F6]-[.$G6];IF([.S$1]&lt;=[.$F6]+[.$H6];&quot;S&quot;;&quot;&quot;);&quot;&quot;))" office:value-type="string" office:string-value="*B*S" calcext:value-type="string">
            <text:p>*B*S</text:p>
          </table:table-cell>
          <table:table-cell table:style-name="ce18" table:formula="of:=COM.MICROSOFT.CONCAT(IF([.T$1]=[.$B6];&quot;*&quot;;&quot;&quot;);IF([.T$1]&gt;=[.$B6]-[.$C6];IF([.T$1]&lt;=[.$B6]+[.$D6];&quot;B&quot;;&quot;&quot;);&quot;&quot;);IF([.T$1]=[.$F6];&quot;*&quot;;&quot;&quot;);IF([.T$1]&gt;=[.$F6]-[.$G6];IF([.T$1]&lt;=[.$F6]+[.$H6];&quot;S&quot;;&quot;&quot;);&quot;&quot;))" office:value-type="string" office:string-value="B" calcext:value-type="string">
            <text:p>B</text:p>
          </table:table-cell>
          <table:table-cell table:style-name="ce18" table:formula="of:=COM.MICROSOFT.CONCAT(IF([.U$1]=[.$B6];&quot;*&quot;;&quot;&quot;);IF([.U$1]&gt;=[.$B6]-[.$C6];IF([.U$1]&lt;=[.$B6]+[.$D6];&quot;B&quot;;&quot;&quot;);&quot;&quot;);IF([.U$1]=[.$F6];&quot;*&quot;;&quot;&quot;);IF([.U$1]&gt;=[.$F6]-[.$G6];IF([.U$1]&lt;=[.$F6]+[.$H6];&quot;S&quot;;&quot;&quot;);&quot;&quot;))">
            <text:p/>
          </table:table-cell>
          <table:table-cell table:style-name="ce18" table:formula="of:=COM.MICROSOFT.CONCAT(IF([.V$1]=[.$B6];&quot;*&quot;;&quot;&quot;);IF([.V$1]&gt;=[.$B6]-[.$C6];IF([.V$1]&lt;=[.$B6]+[.$D6];&quot;B&quot;;&quot;&quot;);&quot;&quot;);IF([.V$1]=[.$F6];&quot;*&quot;;&quot;&quot;);IF([.V$1]&gt;=[.$F6]-[.$G6];IF([.V$1]&lt;=[.$F6]+[.$H6];&quot;S&quot;;&quot;&quot;);&quot;&quot;))">
            <text:p/>
          </table:table-cell>
          <table:table-cell table:number-columns-repeated="998"/>
        </table:table-row>
        <table:table-row table:style-name="ro1">
          <table:table-cell office:value-type="string" calcext:value-type="string">
            <text:p>strong</text:p>
          </table:table-cell>
          <table:table-cell table:style-name="ce72"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2" office:value-type="float" office:value="18" calcext:value-type="float">
            <text:p>18</text:p>
          </table:table-cell>
          <table:table-cell table:style-name="ce7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table:formula="of:=COM.MICROSOFT.CONCAT(IF([.J$1]=[.$B7];&quot;*&quot;;&quot;&quot;);IF([.J$1]&gt;=[.$B7]-[.$C7];IF([.J$1]&lt;=[.$B7]+[.$D7];&quot;B&quot;;&quot;&quot;);&quot;&quot;);IF([.J$1]=[.$F7];&quot;*&quot;;&quot;&quot;);IF([.J$1]&gt;=[.$F7]-[.$G7];IF([.J$1]&lt;=[.$F7]+[.$H7];&quot;S&quot;;&quot;&quot;);&quot;&quot;))">
            <text:p/>
          </table:table-cell>
          <table:table-cell table:style-name="ce18" table:formula="of:=COM.MICROSOFT.CONCAT(IF([.K$1]=[.$B7];&quot;*&quot;;&quot;&quot;);IF([.K$1]&gt;=[.$B7]-[.$C7];IF([.K$1]&lt;=[.$B7]+[.$D7];&quot;B&quot;;&quot;&quot;);&quot;&quot;);IF([.K$1]=[.$F7];&quot;*&quot;;&quot;&quot;);IF([.K$1]&gt;=[.$F7]-[.$G7];IF([.K$1]&lt;=[.$F7]+[.$H7];&quot;S&quot;;&quot;&quot;);&quot;&quot;))">
            <text:p/>
          </table:table-cell>
          <table:table-cell table:style-name="ce18" table:formula="of:=COM.MICROSOFT.CONCAT(IF([.L$1]=[.$B7];&quot;*&quot;;&quot;&quot;);IF([.L$1]&gt;=[.$B7]-[.$C7];IF([.L$1]&lt;=[.$B7]+[.$D7];&quot;B&quot;;&quot;&quot;);&quot;&quot;);IF([.L$1]=[.$F7];&quot;*&quot;;&quot;&quot;);IF([.L$1]&gt;=[.$F7]-[.$G7];IF([.L$1]&lt;=[.$F7]+[.$H7];&quot;S&quot;;&quot;&quot;);&quot;&quot;))" office:value-type="string" office:string-value="B" calcext:value-type="string">
            <text:p>B</text:p>
          </table:table-cell>
          <table:table-cell table:style-name="ce18" table:formula="of:=COM.MICROSOFT.CONCAT(IF([.M$1]=[.$B7];&quot;*&quot;;&quot;&quot;);IF([.M$1]&gt;=[.$B7]-[.$C7];IF([.M$1]&lt;=[.$B7]+[.$D7];&quot;B&quot;;&quot;&quot;);&quot;&quot;);IF([.M$1]=[.$F7];&quot;*&quot;;&quot;&quot;);IF([.M$1]&gt;=[.$F7]-[.$G7];IF([.M$1]&lt;=[.$F7]+[.$H7];&quot;S&quot;;&quot;&quot;);&quot;&quot;))" office:value-type="string" office:string-value="*B*S" calcext:value-type="string">
            <text:p>*B*S</text:p>
          </table:table-cell>
          <table:table-cell table:style-name="ce18" table:formula="of:=COM.MICROSOFT.CONCAT(IF([.N$1]=[.$B7];&quot;*&quot;;&quot;&quot;);IF([.N$1]&gt;=[.$B7]-[.$C7];IF([.N$1]&lt;=[.$B7]+[.$D7];&quot;B&quot;;&quot;&quot;);&quot;&quot;);IF([.N$1]=[.$F7];&quot;*&quot;;&quot;&quot;);IF([.N$1]&gt;=[.$F7]-[.$G7];IF([.N$1]&lt;=[.$F7]+[.$H7];&quot;S&quot;;&quot;&quot;);&quot;&quot;))" office:value-type="string" office:string-value="BS" calcext:value-type="string">
            <text:p>BS</text:p>
          </table:table-cell>
          <table:table-cell table:style-name="ce18" table:formula="of:=COM.MICROSOFT.CONCAT(IF([.O$1]=[.$B7];&quot;*&quot;;&quot;&quot;);IF([.O$1]&gt;=[.$B7]-[.$C7];IF([.O$1]&lt;=[.$B7]+[.$D7];&quot;B&quot;;&quot;&quot;);&quot;&quot;);IF([.O$1]=[.$F7];&quot;*&quot;;&quot;&quot;);IF([.O$1]&gt;=[.$F7]-[.$G7];IF([.O$1]&lt;=[.$F7]+[.$H7];&quot;S&quot;;&quot;&quot;);&quot;&quot;))">
            <text:p/>
          </table:table-cell>
          <table:table-cell table:style-name="ce21" table:formula="of:=COM.MICROSOFT.CONCAT(IF([.P$1]=[.$B7];&quot;*&quot;;&quot;&quot;);IF([.P$1]&gt;=[.$B7]-[.$C7];IF([.P$1]&lt;=[.$B7]+[.$D7];&quot;B&quot;;&quot;&quot;);&quot;&quot;);IF([.P$1]=[.$F7];&quot;*&quot;;&quot;&quot;);IF([.P$1]&gt;=[.$F7]-[.$G7];IF([.P$1]&lt;=[.$F7]+[.$H7];&quot;S&quot;;&quot;&quot;);&quot;&quot;))">
            <text:p/>
          </table:table-cell>
          <table:table-cell table:style-name="ce18" table:formula="of:=COM.MICROSOFT.CONCAT(IF([.Q$1]=[.$B7];&quot;*&quot;;&quot;&quot;);IF([.Q$1]&gt;=[.$B7]-[.$C7];IF([.Q$1]&lt;=[.$B7]+[.$D7];&quot;B&quot;;&quot;&quot;);&quot;&quot;);IF([.Q$1]=[.$F7];&quot;*&quot;;&quot;&quot;);IF([.Q$1]&gt;=[.$F7]-[.$G7];IF([.Q$1]&lt;=[.$F7]+[.$H7];&quot;S&quot;;&quot;&quot;);&quot;&quot;))">
            <text:p/>
          </table:table-cell>
          <table:table-cell table:style-name="ce18" table:formula="of:=COM.MICROSOFT.CONCAT(IF([.R$1]=[.$B7];&quot;*&quot;;&quot;&quot;);IF([.R$1]&gt;=[.$B7]-[.$C7];IF([.R$1]&lt;=[.$B7]+[.$D7];&quot;B&quot;;&quot;&quot;);&quot;&quot;);IF([.R$1]=[.$F7];&quot;*&quot;;&quot;&quot;);IF([.R$1]&gt;=[.$F7]-[.$G7];IF([.R$1]&lt;=[.$F7]+[.$H7];&quot;S&quot;;&quot;&quot;);&quot;&quot;))">
            <text:p/>
          </table:table-cell>
          <table:table-cell table:style-name="ce18" table:formula="of:=COM.MICROSOFT.CONCAT(IF([.S$1]=[.$B7];&quot;*&quot;;&quot;&quot;);IF([.S$1]&gt;=[.$B7]-[.$C7];IF([.S$1]&lt;=[.$B7]+[.$D7];&quot;B&quot;;&quot;&quot;);&quot;&quot;);IF([.S$1]=[.$F7];&quot;*&quot;;&quot;&quot;);IF([.S$1]&gt;=[.$F7]-[.$G7];IF([.S$1]&lt;=[.$F7]+[.$H7];&quot;S&quot;;&quot;&quot;);&quot;&quot;))">
            <text:p/>
          </table:table-cell>
          <table:table-cell table:style-name="ce18" table:formula="of:=COM.MICROSOFT.CONCAT(IF([.T$1]=[.$B7];&quot;*&quot;;&quot;&quot;);IF([.T$1]&gt;=[.$B7]-[.$C7];IF([.T$1]&lt;=[.$B7]+[.$D7];&quot;B&quot;;&quot;&quot;);&quot;&quot;);IF([.T$1]=[.$F7];&quot;*&quot;;&quot;&quot;);IF([.T$1]&gt;=[.$F7]-[.$G7];IF([.T$1]&lt;=[.$F7]+[.$H7];&quot;S&quot;;&quot;&quot;);&quot;&quot;))">
            <text:p/>
          </table:table-cell>
          <table:table-cell table:style-name="ce18" table:formula="of:=COM.MICROSOFT.CONCAT(IF([.U$1]=[.$B7];&quot;*&quot;;&quot;&quot;);IF([.U$1]&gt;=[.$B7]-[.$C7];IF([.U$1]&lt;=[.$B7]+[.$D7];&quot;B&quot;;&quot;&quot;);&quot;&quot;);IF([.U$1]=[.$F7];&quot;*&quot;;&quot;&quot;);IF([.U$1]&gt;=[.$F7]-[.$G7];IF([.U$1]&lt;=[.$F7]+[.$H7];&quot;S&quot;;&quot;&quot;);&quot;&quot;))">
            <text:p/>
          </table:table-cell>
          <table:table-cell table:style-name="ce18" table:formula="of:=COM.MICROSOFT.CONCAT(IF([.V$1]=[.$B7];&quot;*&quot;;&quot;&quot;);IF([.V$1]&gt;=[.$B7]-[.$C7];IF([.V$1]&lt;=[.$B7]+[.$D7];&quot;B&quot;;&quot;&quot;);&quot;&quot;);IF([.V$1]=[.$F7];&quot;*&quot;;&quot;&quot;);IF([.V$1]&gt;=[.$F7]-[.$G7];IF([.V$1]&lt;=[.$F7]+[.$H7];&quot;S&quot;;&quot;&quot;);&quot;&quot;))">
            <text:p/>
          </table:table-cell>
          <table:table-cell table:number-columns-repeated="998"/>
        </table:table-row>
        <table:table-row table:style-name="ro1">
          <table:table-cell office:value-type="string" calcext:value-type="string">
            <text:p>strong</text:p>
          </table:table-cell>
          <table:table-cell table:style-name="ce72"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/>
          <table:table-cell table:style-name="ce18" table:formula="of:=COM.MICROSOFT.CONCAT(IF([.J$1]=[.$B8];&quot;*&quot;;&quot;&quot;);IF([.J$1]&gt;=[.$B8]-[.$C8];IF([.J$1]&lt;=[.$B8]+[.$D8];&quot;B&quot;;&quot;&quot;);&quot;&quot;);IF([.J$1]=[.$F8];&quot;*&quot;;&quot;&quot;);IF([.J$1]&gt;=[.$F8]-[.$G8];IF([.J$1]&lt;=[.$F8]+[.$H8];&quot;S&quot;;&quot;&quot;);&quot;&quot;))">
            <text:p/>
          </table:table-cell>
          <table:table-cell table:style-name="ce18" table:formula="of:=COM.MICROSOFT.CONCAT(IF([.K$1]=[.$B8];&quot;*&quot;;&quot;&quot;);IF([.K$1]&gt;=[.$B8]-[.$C8];IF([.K$1]&lt;=[.$B8]+[.$D8];&quot;B&quot;;&quot;&quot;);&quot;&quot;);IF([.K$1]=[.$F8];&quot;*&quot;;&quot;&quot;);IF([.K$1]&gt;=[.$F8]-[.$G8];IF([.K$1]&lt;=[.$F8]+[.$H8];&quot;S&quot;;&quot;&quot;);&quot;&quot;))">
            <text:p/>
          </table:table-cell>
          <table:table-cell table:style-name="ce18" table:formula="of:=COM.MICROSOFT.CONCAT(IF([.L$1]=[.$B8];&quot;*&quot;;&quot;&quot;);IF([.L$1]&gt;=[.$B8]-[.$C8];IF([.L$1]&lt;=[.$B8]+[.$D8];&quot;B&quot;;&quot;&quot;);&quot;&quot;);IF([.L$1]=[.$F8];&quot;*&quot;;&quot;&quot;);IF([.L$1]&gt;=[.$F8]-[.$G8];IF([.L$1]&lt;=[.$F8]+[.$H8];&quot;S&quot;;&quot;&quot;);&quot;&quot;))" office:value-type="string" office:string-value="B" calcext:value-type="string">
            <text:p>B</text:p>
          </table:table-cell>
          <table:table-cell table:style-name="ce18" table:formula="of:=COM.MICROSOFT.CONCAT(IF([.M$1]=[.$B8];&quot;*&quot;;&quot;&quot;);IF([.M$1]&gt;=[.$B8]-[.$C8];IF([.M$1]&lt;=[.$B8]+[.$D8];&quot;B&quot;;&quot;&quot;);&quot;&quot;);IF([.M$1]=[.$F8];&quot;*&quot;;&quot;&quot;);IF([.M$1]&gt;=[.$F8]-[.$G8];IF([.M$1]&lt;=[.$F8]+[.$H8];&quot;S&quot;;&quot;&quot;);&quot;&quot;))" office:value-type="string" office:string-value="*B" calcext:value-type="string">
            <text:p>*B</text:p>
          </table:table-cell>
          <table:table-cell table:style-name="ce18" table:formula="of:=COM.MICROSOFT.CONCAT(IF([.N$1]=[.$B8];&quot;*&quot;;&quot;&quot;);IF([.N$1]&gt;=[.$B8]-[.$C8];IF([.N$1]&lt;=[.$B8]+[.$D8];&quot;B&quot;;&quot;&quot;);&quot;&quot;);IF([.N$1]=[.$F8];&quot;*&quot;;&quot;&quot;);IF([.N$1]&gt;=[.$F8]-[.$G8];IF([.N$1]&lt;=[.$F8]+[.$H8];&quot;S&quot;;&quot;&quot;);&quot;&quot;))" office:value-type="string" office:string-value="B" calcext:value-type="string">
            <text:p>B</text:p>
          </table:table-cell>
          <table:table-cell table:style-name="ce18" table:formula="of:=COM.MICROSOFT.CONCAT(IF([.O$1]=[.$B8];&quot;*&quot;;&quot;&quot;);IF([.O$1]&gt;=[.$B8]-[.$C8];IF([.O$1]&lt;=[.$B8]+[.$D8];&quot;B&quot;;&quot;&quot;);&quot;&quot;);IF([.O$1]=[.$F8];&quot;*&quot;;&quot;&quot;);IF([.O$1]&gt;=[.$F8]-[.$G8];IF([.O$1]&lt;=[.$F8]+[.$H8];&quot;S&quot;;&quot;&quot;);&quot;&quot;))">
            <text:p/>
          </table:table-cell>
          <table:table-cell table:style-name="ce21" table:formula="of:=COM.MICROSOFT.CONCAT(IF([.P$1]=[.$B8];&quot;*&quot;;&quot;&quot;);IF([.P$1]&gt;=[.$B8]-[.$C8];IF([.P$1]&lt;=[.$B8]+[.$D8];&quot;B&quot;;&quot;&quot;);&quot;&quot;);IF([.P$1]=[.$F8];&quot;*&quot;;&quot;&quot;);IF([.P$1]&gt;=[.$F8]-[.$G8];IF([.P$1]&lt;=[.$F8]+[.$H8];&quot;S&quot;;&quot;&quot;);&quot;&quot;))">
            <text:p/>
          </table:table-cell>
          <table:table-cell table:style-name="ce18" table:formula="of:=COM.MICROSOFT.CONCAT(IF([.Q$1]=[.$B8];&quot;*&quot;;&quot;&quot;);IF([.Q$1]&gt;=[.$B8]-[.$C8];IF([.Q$1]&lt;=[.$B8]+[.$D8];&quot;B&quot;;&quot;&quot;);&quot;&quot;);IF([.Q$1]=[.$F8];&quot;*&quot;;&quot;&quot;);IF([.Q$1]&gt;=[.$F8]-[.$G8];IF([.Q$1]&lt;=[.$F8]+[.$H8];&quot;S&quot;;&quot;&quot;);&quot;&quot;))">
            <text:p/>
          </table:table-cell>
          <table:table-cell table:style-name="ce18" table:formula="of:=COM.MICROSOFT.CONCAT(IF([.R$1]=[.$B8];&quot;*&quot;;&quot;&quot;);IF([.R$1]&gt;=[.$B8]-[.$C8];IF([.R$1]&lt;=[.$B8]+[.$D8];&quot;B&quot;;&quot;&quot;);&quot;&quot;);IF([.R$1]=[.$F8];&quot;*&quot;;&quot;&quot;);IF([.R$1]&gt;=[.$F8]-[.$G8];IF([.R$1]&lt;=[.$F8]+[.$H8];&quot;S&quot;;&quot;&quot;);&quot;&quot;))" office:value-type="string" office:string-value="S" calcext:value-type="string">
            <text:p>S</text:p>
          </table:table-cell>
          <table:table-cell table:style-name="ce18" table:formula="of:=COM.MICROSOFT.CONCAT(IF([.S$1]=[.$B8];&quot;*&quot;;&quot;&quot;);IF([.S$1]&gt;=[.$B8]-[.$C8];IF([.S$1]&lt;=[.$B8]+[.$D8];&quot;B&quot;;&quot;&quot;);&quot;&quot;);IF([.S$1]=[.$F8];&quot;*&quot;;&quot;&quot;);IF([.S$1]&gt;=[.$F8]-[.$G8];IF([.S$1]&lt;=[.$F8]+[.$H8];&quot;S&quot;;&quot;&quot;);&quot;&quot;))" office:value-type="string" office:string-value="*S" calcext:value-type="string">
            <text:p>*S</text:p>
          </table:table-cell>
          <table:table-cell table:style-name="ce18" table:formula="of:=COM.MICROSOFT.CONCAT(IF([.T$1]=[.$B8];&quot;*&quot;;&quot;&quot;);IF([.T$1]&gt;=[.$B8]-[.$C8];IF([.T$1]&lt;=[.$B8]+[.$D8];&quot;B&quot;;&quot;&quot;);&quot;&quot;);IF([.T$1]=[.$F8];&quot;*&quot;;&quot;&quot;);IF([.T$1]&gt;=[.$F8]-[.$G8];IF([.T$1]&lt;=[.$F8]+[.$H8];&quot;S&quot;;&quot;&quot;);&quot;&quot;))">
            <text:p/>
          </table:table-cell>
          <table:table-cell table:style-name="ce18" table:formula="of:=COM.MICROSOFT.CONCAT(IF([.U$1]=[.$B8];&quot;*&quot;;&quot;&quot;);IF([.U$1]&gt;=[.$B8]-[.$C8];IF([.U$1]&lt;=[.$B8]+[.$D8];&quot;B&quot;;&quot;&quot;);&quot;&quot;);IF([.U$1]=[.$F8];&quot;*&quot;;&quot;&quot;);IF([.U$1]&gt;=[.$F8]-[.$G8];IF([.U$1]&lt;=[.$F8]+[.$H8];&quot;S&quot;;&quot;&quot;);&quot;&quot;))">
            <text:p/>
          </table:table-cell>
          <table:table-cell table:style-name="ce18" table:formula="of:=COM.MICROSOFT.CONCAT(IF([.V$1]=[.$B8];&quot;*&quot;;&quot;&quot;);IF([.V$1]&gt;=[.$B8]-[.$C8];IF([.V$1]&lt;=[.$B8]+[.$D8];&quot;B&quot;;&quot;&quot;);&quot;&quot;);IF([.V$1]=[.$F8];&quot;*&quot;;&quot;&quot;);IF([.V$1]&gt;=[.$F8]-[.$G8];IF([.V$1]&lt;=[.$F8]+[.$H8];&quot;S&quot;;&quot;&quot;);&quot;&quot;))">
            <text:p/>
          </table:table-cell>
          <table:table-cell table:number-columns-repeated="998"/>
        </table:table-row>
        <table:table-row table:style-name="ro1">
          <table:table-cell table:style-name="ce45" table:number-columns-repeated="8"/>
          <table:table-cell/>
          <table:table-cell table:style-name="ce45" table:number-columns-repeated="1011"/>
        </table:table-row>
        <table:table-row table:style-name="ro1">
          <table:table-cell office:value-type="string" calcext:value-type="string">
            <text:p>trained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20" calcext:value-type="float">
            <text:p>20</text:p>
          </table:table-cell>
          <table:table-cell table:style-name="ce7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table:formula="of:=COM.MICROSOFT.CONCAT(IF([.J$1]=[.$B10];&quot;*&quot;;&quot;&quot;);IF([.J$1]&gt;=[.$B10]-[.$C10];IF([.J$1]&lt;=[.$B10]+[.$D10];&quot;B&quot;;&quot;&quot;);&quot;&quot;);IF([.J$1]=[.$F10];&quot;*&quot;;&quot;&quot;);IF([.J$1]&gt;=[.$F10]-[.$G10];IF([.J$1]&lt;=[.$F10]+[.$H10];&quot;S&quot;;&quot;&quot;);&quot;&quot;))">
            <text:p/>
          </table:table-cell>
          <table:table-cell table:style-name="ce18" table:formula="of:=COM.MICROSOFT.CONCAT(IF([.K$1]=[.$B10];&quot;*&quot;;&quot;&quot;);IF([.K$1]&gt;=[.$B10]-[.$C10];IF([.K$1]&lt;=[.$B10]+[.$D10];&quot;B&quot;;&quot;&quot;);&quot;&quot;);IF([.K$1]=[.$F10];&quot;*&quot;;&quot;&quot;);IF([.K$1]&gt;=[.$F10]-[.$G10];IF([.K$1]&lt;=[.$F10]+[.$H10];&quot;S&quot;;&quot;&quot;);&quot;&quot;))">
            <text:p/>
          </table:table-cell>
          <table:table-cell table:style-name="ce18" table:formula="of:=COM.MICROSOFT.CONCAT(IF([.L$1]=[.$B10];&quot;*&quot;;&quot;&quot;);IF([.L$1]&gt;=[.$B10]-[.$C10];IF([.L$1]&lt;=[.$B10]+[.$D10];&quot;B&quot;;&quot;&quot;);&quot;&quot;);IF([.L$1]=[.$F10];&quot;*&quot;;&quot;&quot;);IF([.L$1]&gt;=[.$F10]-[.$G10];IF([.L$1]&lt;=[.$F10]+[.$H10];&quot;S&quot;;&quot;&quot;);&quot;&quot;))">
            <text:p/>
          </table:table-cell>
          <table:table-cell table:style-name="ce18" table:formula="of:=COM.MICROSOFT.CONCAT(IF([.M$1]=[.$B10];&quot;*&quot;;&quot;&quot;);IF([.M$1]&gt;=[.$B10]-[.$C10];IF([.M$1]&lt;=[.$B10]+[.$D10];&quot;B&quot;;&quot;&quot;);&quot;&quot;);IF([.M$1]=[.$F10];&quot;*&quot;;&quot;&quot;);IF([.M$1]&gt;=[.$F10]-[.$G10];IF([.M$1]&lt;=[.$F10]+[.$H10];&quot;S&quot;;&quot;&quot;);&quot;&quot;))">
            <text:p/>
          </table:table-cell>
          <table:table-cell table:style-name="ce18" table:formula="of:=COM.MICROSOFT.CONCAT(IF([.N$1]=[.$B10];&quot;*&quot;;&quot;&quot;);IF([.N$1]&gt;=[.$B10]-[.$C10];IF([.N$1]&lt;=[.$B10]+[.$D10];&quot;B&quot;;&quot;&quot;);&quot;&quot;);IF([.N$1]=[.$F10];&quot;*&quot;;&quot;&quot;);IF([.N$1]&gt;=[.$F10]-[.$G10];IF([.N$1]&lt;=[.$F10]+[.$H10];&quot;S&quot;;&quot;&quot;);&quot;&quot;))">
            <text:p/>
          </table:table-cell>
          <table:table-cell table:style-name="ce18" table:formula="of:=COM.MICROSOFT.CONCAT(IF([.O$1]=[.$B10];&quot;*&quot;;&quot;&quot;);IF([.O$1]&gt;=[.$B10]-[.$C10];IF([.O$1]&lt;=[.$B10]+[.$D10];&quot;B&quot;;&quot;&quot;);&quot;&quot;);IF([.O$1]=[.$F10];&quot;*&quot;;&quot;&quot;);IF([.O$1]&gt;=[.$F10]-[.$G10];IF([.O$1]&lt;=[.$F10]+[.$H10];&quot;S&quot;;&quot;&quot;);&quot;&quot;))" office:value-type="string" office:string-value="*S" calcext:value-type="string">
            <text:p>*S</text:p>
          </table:table-cell>
          <table:table-cell table:style-name="ce21" table:formula="of:=COM.MICROSOFT.CONCAT(IF([.P$1]=[.$B10];&quot;*&quot;;&quot;&quot;);IF([.P$1]&gt;=[.$B10]-[.$C10];IF([.P$1]&lt;=[.$B10]+[.$D10];&quot;B&quot;;&quot;&quot;);&quot;&quot;);IF([.P$1]=[.$F10];&quot;*&quot;;&quot;&quot;);IF([.P$1]&gt;=[.$F10]-[.$G10];IF([.P$1]&lt;=[.$F10]+[.$H10];&quot;S&quot;;&quot;&quot;);&quot;&quot;))" office:value-type="string" office:string-value="BS" calcext:value-type="string">
            <text:p>BS</text:p>
          </table:table-cell>
          <table:table-cell table:style-name="ce18" table:formula="of:=COM.MICROSOFT.CONCAT(IF([.Q$1]=[.$B10];&quot;*&quot;;&quot;&quot;);IF([.Q$1]&gt;=[.$B10]-[.$C10];IF([.Q$1]&lt;=[.$B10]+[.$D10];&quot;B&quot;;&quot;&quot;);&quot;&quot;);IF([.Q$1]=[.$F10];&quot;*&quot;;&quot;&quot;);IF([.Q$1]&gt;=[.$F10]-[.$G10];IF([.Q$1]&lt;=[.$F10]+[.$H10];&quot;S&quot;;&quot;&quot;);&quot;&quot;))" office:value-type="string" office:string-value="*B" calcext:value-type="string">
            <text:p>*B</text:p>
          </table:table-cell>
          <table:table-cell table:style-name="ce18" table:formula="of:=COM.MICROSOFT.CONCAT(IF([.R$1]=[.$B10];&quot;*&quot;;&quot;&quot;);IF([.R$1]&gt;=[.$B10]-[.$C10];IF([.R$1]&lt;=[.$B10]+[.$D10];&quot;B&quot;;&quot;&quot;);&quot;&quot;);IF([.R$1]=[.$F10];&quot;*&quot;;&quot;&quot;);IF([.R$1]&gt;=[.$F10]-[.$G10];IF([.R$1]&lt;=[.$F10]+[.$H10];&quot;S&quot;;&quot;&quot;);&quot;&quot;))" office:value-type="string" office:string-value="B" calcext:value-type="string">
            <text:p>B</text:p>
          </table:table-cell>
          <table:table-cell table:style-name="ce18" table:formula="of:=COM.MICROSOFT.CONCAT(IF([.S$1]=[.$B10];&quot;*&quot;;&quot;&quot;);IF([.S$1]&gt;=[.$B10]-[.$C10];IF([.S$1]&lt;=[.$B10]+[.$D10];&quot;B&quot;;&quot;&quot;);&quot;&quot;);IF([.S$1]=[.$F10];&quot;*&quot;;&quot;&quot;);IF([.S$1]&gt;=[.$F10]-[.$G10];IF([.S$1]&lt;=[.$F10]+[.$H10];&quot;S&quot;;&quot;&quot;);&quot;&quot;))" office:value-type="string" office:string-value="B" calcext:value-type="string">
            <text:p>B</text:p>
          </table:table-cell>
          <table:table-cell table:style-name="ce18" table:formula="of:=COM.MICROSOFT.CONCAT(IF([.T$1]=[.$B10];&quot;*&quot;;&quot;&quot;);IF([.T$1]&gt;=[.$B10]-[.$C10];IF([.T$1]&lt;=[.$B10]+[.$D10];&quot;B&quot;;&quot;&quot;);&quot;&quot;);IF([.T$1]=[.$F10];&quot;*&quot;;&quot;&quot;);IF([.T$1]&gt;=[.$F10]-[.$G10];IF([.T$1]&lt;=[.$F10]+[.$H10];&quot;S&quot;;&quot;&quot;);&quot;&quot;))">
            <text:p/>
          </table:table-cell>
          <table:table-cell table:style-name="ce18" table:formula="of:=COM.MICROSOFT.CONCAT(IF([.U$1]=[.$B10];&quot;*&quot;;&quot;&quot;);IF([.U$1]&gt;=[.$B10]-[.$C10];IF([.U$1]&lt;=[.$B10]+[.$D10];&quot;B&quot;;&quot;&quot;);&quot;&quot;);IF([.U$1]=[.$F10];&quot;*&quot;;&quot;&quot;);IF([.U$1]&gt;=[.$F10]-[.$G10];IF([.U$1]&lt;=[.$F10]+[.$H10];&quot;S&quot;;&quot;&quot;);&quot;&quot;))">
            <text:p/>
          </table:table-cell>
          <table:table-cell table:style-name="ce18" table:formula="of:=COM.MICROSOFT.CONCAT(IF([.V$1]=[.$B10];&quot;*&quot;;&quot;&quot;);IF([.V$1]&gt;=[.$B10]-[.$C10];IF([.V$1]&lt;=[.$B10]+[.$D10];&quot;B&quot;;&quot;&quot;);&quot;&quot;);IF([.V$1]=[.$F10];&quot;*&quot;;&quot;&quot;);IF([.V$1]&gt;=[.$F10]-[.$G10];IF([.V$1]&lt;=[.$F10]+[.$H10];&quot;S&quot;;&quot;&quot;);&quot;&quot;))">
            <text:p/>
          </table:table-cell>
          <table:table-cell table:number-columns-repeated="998"/>
        </table:table-row>
        <table:table-row table:style-name="ro1">
          <table:table-cell office:value-type="string" calcext:value-type="string">
            <text:p>trained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/>
          <table:table-cell table:style-name="ce18" table:formula="of:=COM.MICROSOFT.CONCAT(IF([.J$1]=[.$B11];&quot;*&quot;;&quot;&quot;);IF([.J$1]&gt;=[.$B11]-[.$C11];IF([.J$1]&lt;=[.$B11]+[.$D11];&quot;B&quot;;&quot;&quot;);&quot;&quot;);IF([.J$1]=[.$F11];&quot;*&quot;;&quot;&quot;);IF([.J$1]&gt;=[.$F11]-[.$G11];IF([.J$1]&lt;=[.$F11]+[.$H11];&quot;S&quot;;&quot;&quot;);&quot;&quot;))">
            <text:p/>
          </table:table-cell>
          <table:table-cell table:style-name="ce18" table:formula="of:=COM.MICROSOFT.CONCAT(IF([.K$1]=[.$B11];&quot;*&quot;;&quot;&quot;);IF([.K$1]&gt;=[.$B11]-[.$C11];IF([.K$1]&lt;=[.$B11]+[.$D11];&quot;B&quot;;&quot;&quot;);&quot;&quot;);IF([.K$1]=[.$F11];&quot;*&quot;;&quot;&quot;);IF([.K$1]&gt;=[.$F11]-[.$G11];IF([.K$1]&lt;=[.$F11]+[.$H11];&quot;S&quot;;&quot;&quot;);&quot;&quot;))">
            <text:p/>
          </table:table-cell>
          <table:table-cell table:style-name="ce18" table:formula="of:=COM.MICROSOFT.CONCAT(IF([.L$1]=[.$B11];&quot;*&quot;;&quot;&quot;);IF([.L$1]&gt;=[.$B11]-[.$C11];IF([.L$1]&lt;=[.$B11]+[.$D11];&quot;B&quot;;&quot;&quot;);&quot;&quot;);IF([.L$1]=[.$F11];&quot;*&quot;;&quot;&quot;);IF([.L$1]&gt;=[.$F11]-[.$G11];IF([.L$1]&lt;=[.$F11]+[.$H11];&quot;S&quot;;&quot;&quot;);&quot;&quot;))">
            <text:p/>
          </table:table-cell>
          <table:table-cell table:style-name="ce18" table:formula="of:=COM.MICROSOFT.CONCAT(IF([.M$1]=[.$B11];&quot;*&quot;;&quot;&quot;);IF([.M$1]&gt;=[.$B11]-[.$C11];IF([.M$1]&lt;=[.$B11]+[.$D11];&quot;B&quot;;&quot;&quot;);&quot;&quot;);IF([.M$1]=[.$F11];&quot;*&quot;;&quot;&quot;);IF([.M$1]&gt;=[.$F11]-[.$G11];IF([.M$1]&lt;=[.$F11]+[.$H11];&quot;S&quot;;&quot;&quot;);&quot;&quot;))">
            <text:p/>
          </table:table-cell>
          <table:table-cell table:style-name="ce18" table:formula="of:=COM.MICROSOFT.CONCAT(IF([.N$1]=[.$B11];&quot;*&quot;;&quot;&quot;);IF([.N$1]&gt;=[.$B11]-[.$C11];IF([.N$1]&lt;=[.$B11]+[.$D11];&quot;B&quot;;&quot;&quot;);&quot;&quot;);IF([.N$1]=[.$F11];&quot;*&quot;;&quot;&quot;);IF([.N$1]&gt;=[.$F11]-[.$G11];IF([.N$1]&lt;=[.$F11]+[.$H11];&quot;S&quot;;&quot;&quot;);&quot;&quot;))">
            <text:p/>
          </table:table-cell>
          <table:table-cell table:style-name="ce18" table:formula="of:=COM.MICROSOFT.CONCAT(IF([.O$1]=[.$B11];&quot;*&quot;;&quot;&quot;);IF([.O$1]&gt;=[.$B11]-[.$C11];IF([.O$1]&lt;=[.$B11]+[.$D11];&quot;B&quot;;&quot;&quot;);&quot;&quot;);IF([.O$1]=[.$F11];&quot;*&quot;;&quot;&quot;);IF([.O$1]&gt;=[.$F11]-[.$G11];IF([.O$1]&lt;=[.$F11]+[.$H11];&quot;S&quot;;&quot;&quot;);&quot;&quot;))">
            <text:p/>
          </table:table-cell>
          <table:table-cell table:style-name="ce21" table:formula="of:=COM.MICROSOFT.CONCAT(IF([.P$1]=[.$B11];&quot;*&quot;;&quot;&quot;);IF([.P$1]&gt;=[.$B11]-[.$C11];IF([.P$1]&lt;=[.$B11]+[.$D11];&quot;B&quot;;&quot;&quot;);&quot;&quot;);IF([.P$1]=[.$F11];&quot;*&quot;;&quot;&quot;);IF([.P$1]&gt;=[.$F11]-[.$G11];IF([.P$1]&lt;=[.$F11]+[.$H11];&quot;S&quot;;&quot;&quot;);&quot;&quot;))" office:value-type="string" office:string-value="BS" calcext:value-type="string">
            <text:p>BS</text:p>
          </table:table-cell>
          <table:table-cell table:style-name="ce18" table:formula="of:=COM.MICROSOFT.CONCAT(IF([.Q$1]=[.$B11];&quot;*&quot;;&quot;&quot;);IF([.Q$1]&gt;=[.$B11]-[.$C11];IF([.Q$1]&lt;=[.$B11]+[.$D11];&quot;B&quot;;&quot;&quot;);&quot;&quot;);IF([.Q$1]=[.$F11];&quot;*&quot;;&quot;&quot;);IF([.Q$1]&gt;=[.$F11]-[.$G11];IF([.Q$1]&lt;=[.$F11]+[.$H11];&quot;S&quot;;&quot;&quot;);&quot;&quot;))" office:value-type="string" office:string-value="*B*S" calcext:value-type="string">
            <text:p>*B*S</text:p>
          </table:table-cell>
          <table:table-cell table:style-name="ce18" table:formula="of:=COM.MICROSOFT.CONCAT(IF([.R$1]=[.$B11];&quot;*&quot;;&quot;&quot;);IF([.R$1]&gt;=[.$B11]-[.$C11];IF([.R$1]&lt;=[.$B11]+[.$D11];&quot;B&quot;;&quot;&quot;);&quot;&quot;);IF([.R$1]=[.$F11];&quot;*&quot;;&quot;&quot;);IF([.R$1]&gt;=[.$F11]-[.$G11];IF([.R$1]&lt;=[.$F11]+[.$H11];&quot;S&quot;;&quot;&quot;);&quot;&quot;))" office:value-type="string" office:string-value="B" calcext:value-type="string">
            <text:p>B</text:p>
          </table:table-cell>
          <table:table-cell table:style-name="ce18" table:formula="of:=COM.MICROSOFT.CONCAT(IF([.S$1]=[.$B11];&quot;*&quot;;&quot;&quot;);IF([.S$1]&gt;=[.$B11]-[.$C11];IF([.S$1]&lt;=[.$B11]+[.$D11];&quot;B&quot;;&quot;&quot;);&quot;&quot;);IF([.S$1]=[.$F11];&quot;*&quot;;&quot;&quot;);IF([.S$1]&gt;=[.$F11]-[.$G11];IF([.S$1]&lt;=[.$F11]+[.$H11];&quot;S&quot;;&quot;&quot;);&quot;&quot;))" office:value-type="string" office:string-value="B" calcext:value-type="string">
            <text:p>B</text:p>
          </table:table-cell>
          <table:table-cell table:style-name="ce18" table:formula="of:=COM.MICROSOFT.CONCAT(IF([.T$1]=[.$B11];&quot;*&quot;;&quot;&quot;);IF([.T$1]&gt;=[.$B11]-[.$C11];IF([.T$1]&lt;=[.$B11]+[.$D11];&quot;B&quot;;&quot;&quot;);&quot;&quot;);IF([.T$1]=[.$F11];&quot;*&quot;;&quot;&quot;);IF([.T$1]&gt;=[.$F11]-[.$G11];IF([.T$1]&lt;=[.$F11]+[.$H11];&quot;S&quot;;&quot;&quot;);&quot;&quot;))">
            <text:p/>
          </table:table-cell>
          <table:table-cell table:style-name="ce18" table:formula="of:=COM.MICROSOFT.CONCAT(IF([.U$1]=[.$B11];&quot;*&quot;;&quot;&quot;);IF([.U$1]&gt;=[.$B11]-[.$C11];IF([.U$1]&lt;=[.$B11]+[.$D11];&quot;B&quot;;&quot;&quot;);&quot;&quot;);IF([.U$1]=[.$F11];&quot;*&quot;;&quot;&quot;);IF([.U$1]&gt;=[.$F11]-[.$G11];IF([.U$1]&lt;=[.$F11]+[.$H11];&quot;S&quot;;&quot;&quot;);&quot;&quot;))">
            <text:p/>
          </table:table-cell>
          <table:table-cell table:style-name="ce18" table:formula="of:=COM.MICROSOFT.CONCAT(IF([.V$1]=[.$B11];&quot;*&quot;;&quot;&quot;);IF([.V$1]&gt;=[.$B11]-[.$C11];IF([.V$1]&lt;=[.$B11]+[.$D11];&quot;B&quot;;&quot;&quot;);&quot;&quot;);IF([.V$1]=[.$F11];&quot;*&quot;;&quot;&quot;);IF([.V$1]&gt;=[.$F11]-[.$G11];IF([.V$1]&lt;=[.$F11]+[.$H11];&quot;S&quot;;&quot;&quot;);&quot;&quot;))">
            <text:p/>
          </table:table-cell>
          <table:table-cell table:number-columns-repeated="998"/>
        </table:table-row>
        <table:table-row table:style-name="ro1">
          <table:table-cell office:value-type="string" calcext:value-type="string">
            <text:p>trained</text:p>
          </table:table-cell>
          <table:table-cell table:style-name="ce13" office:value-type="float" office:value="23" calcext:value-type="float">
            <text:p>23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" office:value-type="float" office:value="20" calcext:value-type="float">
            <text:p>20</text:p>
          </table:table-cell>
          <table:table-cell table:style-name="ce7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table:formula="of:=COM.MICROSOFT.CONCAT(IF([.J$1]=[.$B12];&quot;*&quot;;&quot;&quot;);IF([.J$1]&gt;=[.$B12]-[.$C12];IF([.J$1]&lt;=[.$B12]+[.$D12];&quot;B&quot;;&quot;&quot;);&quot;&quot;);IF([.J$1]=[.$F12];&quot;*&quot;;&quot;&quot;);IF([.J$1]&gt;=[.$F12]-[.$G12];IF([.J$1]&lt;=[.$F12]+[.$H12];&quot;S&quot;;&quot;&quot;);&quot;&quot;))">
            <text:p/>
          </table:table-cell>
          <table:table-cell table:style-name="ce18" table:formula="of:=COM.MICROSOFT.CONCAT(IF([.K$1]=[.$B12];&quot;*&quot;;&quot;&quot;);IF([.K$1]&gt;=[.$B12]-[.$C12];IF([.K$1]&lt;=[.$B12]+[.$D12];&quot;B&quot;;&quot;&quot;);&quot;&quot;);IF([.K$1]=[.$F12];&quot;*&quot;;&quot;&quot;);IF([.K$1]&gt;=[.$F12]-[.$G12];IF([.K$1]&lt;=[.$F12]+[.$H12];&quot;S&quot;;&quot;&quot;);&quot;&quot;))">
            <text:p/>
          </table:table-cell>
          <table:table-cell table:style-name="ce18" table:formula="of:=COM.MICROSOFT.CONCAT(IF([.L$1]=[.$B12];&quot;*&quot;;&quot;&quot;);IF([.L$1]&gt;=[.$B12]-[.$C12];IF([.L$1]&lt;=[.$B12]+[.$D12];&quot;B&quot;;&quot;&quot;);&quot;&quot;);IF([.L$1]=[.$F12];&quot;*&quot;;&quot;&quot;);IF([.L$1]&gt;=[.$F12]-[.$G12];IF([.L$1]&lt;=[.$F12]+[.$H12];&quot;S&quot;;&quot;&quot;);&quot;&quot;))">
            <text:p/>
          </table:table-cell>
          <table:table-cell table:style-name="ce18" table:formula="of:=COM.MICROSOFT.CONCAT(IF([.M$1]=[.$B12];&quot;*&quot;;&quot;&quot;);IF([.M$1]&gt;=[.$B12]-[.$C12];IF([.M$1]&lt;=[.$B12]+[.$D12];&quot;B&quot;;&quot;&quot;);&quot;&quot;);IF([.M$1]=[.$F12];&quot;*&quot;;&quot;&quot;);IF([.M$1]&gt;=[.$F12]-[.$G12];IF([.M$1]&lt;=[.$F12]+[.$H12];&quot;S&quot;;&quot;&quot;);&quot;&quot;))">
            <text:p/>
          </table:table-cell>
          <table:table-cell table:style-name="ce18" table:formula="of:=COM.MICROSOFT.CONCAT(IF([.N$1]=[.$B12];&quot;*&quot;;&quot;&quot;);IF([.N$1]&gt;=[.$B12]-[.$C12];IF([.N$1]&lt;=[.$B12]+[.$D12];&quot;B&quot;;&quot;&quot;);&quot;&quot;);IF([.N$1]=[.$F12];&quot;*&quot;;&quot;&quot;);IF([.N$1]&gt;=[.$F12]-[.$G12];IF([.N$1]&lt;=[.$F12]+[.$H12];&quot;S&quot;;&quot;&quot;);&quot;&quot;))">
            <text:p/>
          </table:table-cell>
          <table:table-cell table:style-name="ce18" table:formula="of:=COM.MICROSOFT.CONCAT(IF([.O$1]=[.$B12];&quot;*&quot;;&quot;&quot;);IF([.O$1]&gt;=[.$B12]-[.$C12];IF([.O$1]&lt;=[.$B12]+[.$D12];&quot;B&quot;;&quot;&quot;);&quot;&quot;);IF([.O$1]=[.$F12];&quot;*&quot;;&quot;&quot;);IF([.O$1]&gt;=[.$F12]-[.$G12];IF([.O$1]&lt;=[.$F12]+[.$H12];&quot;S&quot;;&quot;&quot;);&quot;&quot;))" office:value-type="string" office:string-value="*S" calcext:value-type="string">
            <text:p>*S</text:p>
          </table:table-cell>
          <table:table-cell table:style-name="ce21" table:formula="of:=COM.MICROSOFT.CONCAT(IF([.P$1]=[.$B12];&quot;*&quot;;&quot;&quot;);IF([.P$1]&gt;=[.$B12]-[.$C12];IF([.P$1]&lt;=[.$B12]+[.$D12];&quot;B&quot;;&quot;&quot;);&quot;&quot;);IF([.P$1]=[.$F12];&quot;*&quot;;&quot;&quot;);IF([.P$1]&gt;=[.$F12]-[.$G12];IF([.P$1]&lt;=[.$F12]+[.$H12];&quot;S&quot;;&quot;&quot;);&quot;&quot;))" office:value-type="string" office:string-value="BS" calcext:value-type="string">
            <text:p>BS</text:p>
          </table:table-cell>
          <table:table-cell table:style-name="ce18" table:formula="of:=COM.MICROSOFT.CONCAT(IF([.Q$1]=[.$B12];&quot;*&quot;;&quot;&quot;);IF([.Q$1]&gt;=[.$B12]-[.$C12];IF([.Q$1]&lt;=[.$B12]+[.$D12];&quot;B&quot;;&quot;&quot;);&quot;&quot;);IF([.Q$1]=[.$F12];&quot;*&quot;;&quot;&quot;);IF([.Q$1]&gt;=[.$F12]-[.$G12];IF([.Q$1]&lt;=[.$F12]+[.$H12];&quot;S&quot;;&quot;&quot;);&quot;&quot;))" office:value-type="string" office:string-value="B" calcext:value-type="string">
            <text:p>B</text:p>
          </table:table-cell>
          <table:table-cell table:style-name="ce18" table:formula="of:=COM.MICROSOFT.CONCAT(IF([.R$1]=[.$B12];&quot;*&quot;;&quot;&quot;);IF([.R$1]&gt;=[.$B12]-[.$C12];IF([.R$1]&lt;=[.$B12]+[.$D12];&quot;B&quot;;&quot;&quot;);&quot;&quot;);IF([.R$1]=[.$F12];&quot;*&quot;;&quot;&quot;);IF([.R$1]&gt;=[.$F12]-[.$G12];IF([.R$1]&lt;=[.$F12]+[.$H12];&quot;S&quot;;&quot;&quot;);&quot;&quot;))" office:value-type="string" office:string-value="*B" calcext:value-type="string">
            <text:p>*B</text:p>
          </table:table-cell>
          <table:table-cell table:style-name="ce18" table:formula="of:=COM.MICROSOFT.CONCAT(IF([.S$1]=[.$B12];&quot;*&quot;;&quot;&quot;);IF([.S$1]&gt;=[.$B12]-[.$C12];IF([.S$1]&lt;=[.$B12]+[.$D12];&quot;B&quot;;&quot;&quot;);&quot;&quot;);IF([.S$1]=[.$F12];&quot;*&quot;;&quot;&quot;);IF([.S$1]&gt;=[.$F12]-[.$G12];IF([.S$1]&lt;=[.$F12]+[.$H12];&quot;S&quot;;&quot;&quot;);&quot;&quot;))" office:value-type="string" office:string-value="B" calcext:value-type="string">
            <text:p>B</text:p>
          </table:table-cell>
          <table:table-cell table:style-name="ce18" table:formula="of:=COM.MICROSOFT.CONCAT(IF([.T$1]=[.$B12];&quot;*&quot;;&quot;&quot;);IF([.T$1]&gt;=[.$B12]-[.$C12];IF([.T$1]&lt;=[.$B12]+[.$D12];&quot;B&quot;;&quot;&quot;);&quot;&quot;);IF([.T$1]=[.$F12];&quot;*&quot;;&quot;&quot;);IF([.T$1]&gt;=[.$F12]-[.$G12];IF([.T$1]&lt;=[.$F12]+[.$H12];&quot;S&quot;;&quot;&quot;);&quot;&quot;))">
            <text:p/>
          </table:table-cell>
          <table:table-cell table:style-name="ce18" table:formula="of:=COM.MICROSOFT.CONCAT(IF([.U$1]=[.$B12];&quot;*&quot;;&quot;&quot;);IF([.U$1]&gt;=[.$B12]-[.$C12];IF([.U$1]&lt;=[.$B12]+[.$D12];&quot;B&quot;;&quot;&quot;);&quot;&quot;);IF([.U$1]=[.$F12];&quot;*&quot;;&quot;&quot;);IF([.U$1]&gt;=[.$F12]-[.$G12];IF([.U$1]&lt;=[.$F12]+[.$H12];&quot;S&quot;;&quot;&quot;);&quot;&quot;))">
            <text:p/>
          </table:table-cell>
          <table:table-cell table:style-name="ce18" table:formula="of:=COM.MICROSOFT.CONCAT(IF([.V$1]=[.$B12];&quot;*&quot;;&quot;&quot;);IF([.V$1]&gt;=[.$B12]-[.$C12];IF([.V$1]&lt;=[.$B12]+[.$D12];&quot;B&quot;;&quot;&quot;);&quot;&quot;);IF([.V$1]=[.$F12];&quot;*&quot;;&quot;&quot;);IF([.V$1]&gt;=[.$F12]-[.$G12];IF([.V$1]&lt;=[.$F12]+[.$H12];&quot;S&quot;;&quot;&quot;);&quot;&quot;))">
            <text:p/>
          </table:table-cell>
          <table:table-cell table:number-columns-repeated="998"/>
        </table:table-row>
        <table:table-row table:style-name="ro1">
          <table:table-cell office:value-type="string" calcext:value-type="string">
            <text:p>trained</text:p>
          </table:table-cell>
          <table:table-cell table:style-name="ce13" office:value-type="float" office:value="23" calcext:value-type="float">
            <text:p>23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/>
          <table:table-cell table:style-name="ce18" table:formula="of:=COM.MICROSOFT.CONCAT(IF([.J$1]=[.$B13];&quot;*&quot;;&quot;&quot;);IF([.J$1]&gt;=[.$B13]-[.$C13];IF([.J$1]&lt;=[.$B13]+[.$D13];&quot;B&quot;;&quot;&quot;);&quot;&quot;);IF([.J$1]=[.$F13];&quot;*&quot;;&quot;&quot;);IF([.J$1]&gt;=[.$F13]-[.$G13];IF([.J$1]&lt;=[.$F13]+[.$H13];&quot;S&quot;;&quot;&quot;);&quot;&quot;))">
            <text:p/>
          </table:table-cell>
          <table:table-cell table:style-name="ce18" table:formula="of:=COM.MICROSOFT.CONCAT(IF([.K$1]=[.$B13];&quot;*&quot;;&quot;&quot;);IF([.K$1]&gt;=[.$B13]-[.$C13];IF([.K$1]&lt;=[.$B13]+[.$D13];&quot;B&quot;;&quot;&quot;);&quot;&quot;);IF([.K$1]=[.$F13];&quot;*&quot;;&quot;&quot;);IF([.K$1]&gt;=[.$F13]-[.$G13];IF([.K$1]&lt;=[.$F13]+[.$H13];&quot;S&quot;;&quot;&quot;);&quot;&quot;))">
            <text:p/>
          </table:table-cell>
          <table:table-cell table:style-name="ce18" table:formula="of:=COM.MICROSOFT.CONCAT(IF([.L$1]=[.$B13];&quot;*&quot;;&quot;&quot;);IF([.L$1]&gt;=[.$B13]-[.$C13];IF([.L$1]&lt;=[.$B13]+[.$D13];&quot;B&quot;;&quot;&quot;);&quot;&quot;);IF([.L$1]=[.$F13];&quot;*&quot;;&quot;&quot;);IF([.L$1]&gt;=[.$F13]-[.$G13];IF([.L$1]&lt;=[.$F13]+[.$H13];&quot;S&quot;;&quot;&quot;);&quot;&quot;))">
            <text:p/>
          </table:table-cell>
          <table:table-cell table:style-name="ce18" table:formula="of:=COM.MICROSOFT.CONCAT(IF([.M$1]=[.$B13];&quot;*&quot;;&quot;&quot;);IF([.M$1]&gt;=[.$B13]-[.$C13];IF([.M$1]&lt;=[.$B13]+[.$D13];&quot;B&quot;;&quot;&quot;);&quot;&quot;);IF([.M$1]=[.$F13];&quot;*&quot;;&quot;&quot;);IF([.M$1]&gt;=[.$F13]-[.$G13];IF([.M$1]&lt;=[.$F13]+[.$H13];&quot;S&quot;;&quot;&quot;);&quot;&quot;))">
            <text:p/>
          </table:table-cell>
          <table:table-cell table:style-name="ce18" table:formula="of:=COM.MICROSOFT.CONCAT(IF([.N$1]=[.$B13];&quot;*&quot;;&quot;&quot;);IF([.N$1]&gt;=[.$B13]-[.$C13];IF([.N$1]&lt;=[.$B13]+[.$D13];&quot;B&quot;;&quot;&quot;);&quot;&quot;);IF([.N$1]=[.$F13];&quot;*&quot;;&quot;&quot;);IF([.N$1]&gt;=[.$F13]-[.$G13];IF([.N$1]&lt;=[.$F13]+[.$H13];&quot;S&quot;;&quot;&quot;);&quot;&quot;))">
            <text:p/>
          </table:table-cell>
          <table:table-cell table:style-name="ce18" table:formula="of:=COM.MICROSOFT.CONCAT(IF([.O$1]=[.$B13];&quot;*&quot;;&quot;&quot;);IF([.O$1]&gt;=[.$B13]-[.$C13];IF([.O$1]&lt;=[.$B13]+[.$D13];&quot;B&quot;;&quot;&quot;);&quot;&quot;);IF([.O$1]=[.$F13];&quot;*&quot;;&quot;&quot;);IF([.O$1]&gt;=[.$F13]-[.$G13];IF([.O$1]&lt;=[.$F13]+[.$H13];&quot;S&quot;;&quot;&quot;);&quot;&quot;))">
            <text:p/>
          </table:table-cell>
          <table:table-cell table:style-name="ce21" table:formula="of:=COM.MICROSOFT.CONCAT(IF([.P$1]=[.$B13];&quot;*&quot;;&quot;&quot;);IF([.P$1]&gt;=[.$B13]-[.$C13];IF([.P$1]&lt;=[.$B13]+[.$D13];&quot;B&quot;;&quot;&quot;);&quot;&quot;);IF([.P$1]=[.$F13];&quot;*&quot;;&quot;&quot;);IF([.P$1]&gt;=[.$F13]-[.$G13];IF([.P$1]&lt;=[.$F13]+[.$H13];&quot;S&quot;;&quot;&quot;);&quot;&quot;))" office:value-type="string" office:string-value="BS" calcext:value-type="string">
            <text:p>BS</text:p>
          </table:table-cell>
          <table:table-cell table:style-name="ce18" table:formula="of:=COM.MICROSOFT.CONCAT(IF([.Q$1]=[.$B13];&quot;*&quot;;&quot;&quot;);IF([.Q$1]&gt;=[.$B13]-[.$C13];IF([.Q$1]&lt;=[.$B13]+[.$D13];&quot;B&quot;;&quot;&quot;);&quot;&quot;);IF([.Q$1]=[.$F13];&quot;*&quot;;&quot;&quot;);IF([.Q$1]&gt;=[.$F13]-[.$G13];IF([.Q$1]&lt;=[.$F13]+[.$H13];&quot;S&quot;;&quot;&quot;);&quot;&quot;))" office:value-type="string" office:string-value="B*S" calcext:value-type="string">
            <text:p>B*S</text:p>
          </table:table-cell>
          <table:table-cell table:style-name="ce18" table:formula="of:=COM.MICROSOFT.CONCAT(IF([.R$1]=[.$B13];&quot;*&quot;;&quot;&quot;);IF([.R$1]&gt;=[.$B13]-[.$C13];IF([.R$1]&lt;=[.$B13]+[.$D13];&quot;B&quot;;&quot;&quot;);&quot;&quot;);IF([.R$1]=[.$F13];&quot;*&quot;;&quot;&quot;);IF([.R$1]&gt;=[.$F13]-[.$G13];IF([.R$1]&lt;=[.$F13]+[.$H13];&quot;S&quot;;&quot;&quot;);&quot;&quot;))" office:value-type="string" office:string-value="*B" calcext:value-type="string">
            <text:p>*B</text:p>
          </table:table-cell>
          <table:table-cell table:style-name="ce18" table:formula="of:=COM.MICROSOFT.CONCAT(IF([.S$1]=[.$B13];&quot;*&quot;;&quot;&quot;);IF([.S$1]&gt;=[.$B13]-[.$C13];IF([.S$1]&lt;=[.$B13]+[.$D13];&quot;B&quot;;&quot;&quot;);&quot;&quot;);IF([.S$1]=[.$F13];&quot;*&quot;;&quot;&quot;);IF([.S$1]&gt;=[.$F13]-[.$G13];IF([.S$1]&lt;=[.$F13]+[.$H13];&quot;S&quot;;&quot;&quot;);&quot;&quot;))" office:value-type="string" office:string-value="B" calcext:value-type="string">
            <text:p>B</text:p>
          </table:table-cell>
          <table:table-cell table:style-name="ce18" table:formula="of:=COM.MICROSOFT.CONCAT(IF([.T$1]=[.$B13];&quot;*&quot;;&quot;&quot;);IF([.T$1]&gt;=[.$B13]-[.$C13];IF([.T$1]&lt;=[.$B13]+[.$D13];&quot;B&quot;;&quot;&quot;);&quot;&quot;);IF([.T$1]=[.$F13];&quot;*&quot;;&quot;&quot;);IF([.T$1]&gt;=[.$F13]-[.$G13];IF([.T$1]&lt;=[.$F13]+[.$H13];&quot;S&quot;;&quot;&quot;);&quot;&quot;))">
            <text:p/>
          </table:table-cell>
          <table:table-cell table:style-name="ce18" table:formula="of:=COM.MICROSOFT.CONCAT(IF([.U$1]=[.$B13];&quot;*&quot;;&quot;&quot;);IF([.U$1]&gt;=[.$B13]-[.$C13];IF([.U$1]&lt;=[.$B13]+[.$D13];&quot;B&quot;;&quot;&quot;);&quot;&quot;);IF([.U$1]=[.$F13];&quot;*&quot;;&quot;&quot;);IF([.U$1]&gt;=[.$F13]-[.$G13];IF([.U$1]&lt;=[.$F13]+[.$H13];&quot;S&quot;;&quot;&quot;);&quot;&quot;))">
            <text:p/>
          </table:table-cell>
          <table:table-cell table:style-name="ce18" table:formula="of:=COM.MICROSOFT.CONCAT(IF([.V$1]=[.$B13];&quot;*&quot;;&quot;&quot;);IF([.V$1]&gt;=[.$B13]-[.$C13];IF([.V$1]&lt;=[.$B13]+[.$D13];&quot;B&quot;;&quot;&quot;);&quot;&quot;);IF([.V$1]=[.$F13];&quot;*&quot;;&quot;&quot;);IF([.V$1]&gt;=[.$F13]-[.$G13];IF([.V$1]&lt;=[.$F13]+[.$H13];&quot;S&quot;;&quot;&quot;);&quot;&quot;))">
            <text:p/>
          </table:table-cell>
          <table:table-cell table:number-columns-repeated="998"/>
        </table:table-row>
        <table:table-row table:style-name="ro1">
          <table:table-cell office:value-type="string" calcext:value-type="string">
            <text:p>trained</text:p>
          </table:table-cell>
          <table:table-cell table:style-name="ce13" office:value-type="float" office:value="20" calcext:value-type="float">
            <text:p>2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/>
          <table:table-cell table:style-name="ce18" table:formula="of:=COM.MICROSOFT.CONCAT(IF([.J$1]=[.$B14];&quot;*&quot;;&quot;&quot;);IF([.J$1]&gt;=[.$B14]-[.$C14];IF([.J$1]&lt;=[.$B14]+[.$D14];&quot;B&quot;;&quot;&quot;);&quot;&quot;);IF([.J$1]=[.$F14];&quot;*&quot;;&quot;&quot;);IF([.J$1]&gt;=[.$F14]-[.$G14];IF([.J$1]&lt;=[.$F14]+[.$H14];&quot;S&quot;;&quot;&quot;);&quot;&quot;))">
            <text:p/>
          </table:table-cell>
          <table:table-cell table:style-name="ce18" table:formula="of:=COM.MICROSOFT.CONCAT(IF([.K$1]=[.$B14];&quot;*&quot;;&quot;&quot;);IF([.K$1]&gt;=[.$B14]-[.$C14];IF([.K$1]&lt;=[.$B14]+[.$D14];&quot;B&quot;;&quot;&quot;);&quot;&quot;);IF([.K$1]=[.$F14];&quot;*&quot;;&quot;&quot;);IF([.K$1]&gt;=[.$F14]-[.$G14];IF([.K$1]&lt;=[.$F14]+[.$H14];&quot;S&quot;;&quot;&quot;);&quot;&quot;))">
            <text:p/>
          </table:table-cell>
          <table:table-cell table:style-name="ce18" table:formula="of:=COM.MICROSOFT.CONCAT(IF([.L$1]=[.$B14];&quot;*&quot;;&quot;&quot;);IF([.L$1]&gt;=[.$B14]-[.$C14];IF([.L$1]&lt;=[.$B14]+[.$D14];&quot;B&quot;;&quot;&quot;);&quot;&quot;);IF([.L$1]=[.$F14];&quot;*&quot;;&quot;&quot;);IF([.L$1]&gt;=[.$F14]-[.$G14];IF([.L$1]&lt;=[.$F14]+[.$H14];&quot;S&quot;;&quot;&quot;);&quot;&quot;))">
            <text:p/>
          </table:table-cell>
          <table:table-cell table:style-name="ce18" table:formula="of:=COM.MICROSOFT.CONCAT(IF([.M$1]=[.$B14];&quot;*&quot;;&quot;&quot;);IF([.M$1]&gt;=[.$B14]-[.$C14];IF([.M$1]&lt;=[.$B14]+[.$D14];&quot;B&quot;;&quot;&quot;);&quot;&quot;);IF([.M$1]=[.$F14];&quot;*&quot;;&quot;&quot;);IF([.M$1]&gt;=[.$F14]-[.$G14];IF([.M$1]&lt;=[.$F14]+[.$H14];&quot;S&quot;;&quot;&quot;);&quot;&quot;))" office:value-type="string" office:string-value="B" calcext:value-type="string">
            <text:p>B</text:p>
          </table:table-cell>
          <table:table-cell table:style-name="ce18" table:formula="of:=COM.MICROSOFT.CONCAT(IF([.N$1]=[.$B14];&quot;*&quot;;&quot;&quot;);IF([.N$1]&gt;=[.$B14]-[.$C14];IF([.N$1]&lt;=[.$B14]+[.$D14];&quot;B&quot;;&quot;&quot;);&quot;&quot;);IF([.N$1]=[.$F14];&quot;*&quot;;&quot;&quot;);IF([.N$1]&gt;=[.$F14]-[.$G14];IF([.N$1]&lt;=[.$F14]+[.$H14];&quot;S&quot;;&quot;&quot;);&quot;&quot;))" office:value-type="string" office:string-value="B" calcext:value-type="string">
            <text:p>B</text:p>
          </table:table-cell>
          <table:table-cell table:style-name="ce18" table:formula="of:=COM.MICROSOFT.CONCAT(IF([.O$1]=[.$B14];&quot;*&quot;;&quot;&quot;);IF([.O$1]&gt;=[.$B14]-[.$C14];IF([.O$1]&lt;=[.$B14]+[.$D14];&quot;B&quot;;&quot;&quot;);&quot;&quot;);IF([.O$1]=[.$F14];&quot;*&quot;;&quot;&quot;);IF([.O$1]&gt;=[.$F14]-[.$G14];IF([.O$1]&lt;=[.$F14]+[.$H14];&quot;S&quot;;&quot;&quot;);&quot;&quot;))" office:value-type="string" office:string-value="*B" calcext:value-type="string">
            <text:p>*B</text:p>
          </table:table-cell>
          <table:table-cell table:style-name="ce21" table:formula="of:=COM.MICROSOFT.CONCAT(IF([.P$1]=[.$B14];&quot;*&quot;;&quot;&quot;);IF([.P$1]&gt;=[.$B14]-[.$C14];IF([.P$1]&lt;=[.$B14]+[.$D14];&quot;B&quot;;&quot;&quot;);&quot;&quot;);IF([.P$1]=[.$F14];&quot;*&quot;;&quot;&quot;);IF([.P$1]&gt;=[.$F14]-[.$G14];IF([.P$1]&lt;=[.$F14]+[.$H14];&quot;S&quot;;&quot;&quot;);&quot;&quot;))" office:value-type="string" office:string-value="BS" calcext:value-type="string">
            <text:p>BS</text:p>
          </table:table-cell>
          <table:table-cell table:style-name="ce18" table:formula="of:=COM.MICROSOFT.CONCAT(IF([.Q$1]=[.$B14];&quot;*&quot;;&quot;&quot;);IF([.Q$1]&gt;=[.$B14]-[.$C14];IF([.Q$1]&lt;=[.$B14]+[.$D14];&quot;B&quot;;&quot;&quot;);&quot;&quot;);IF([.Q$1]=[.$F14];&quot;*&quot;;&quot;&quot;);IF([.Q$1]&gt;=[.$F14]-[.$G14];IF([.Q$1]&lt;=[.$F14]+[.$H14];&quot;S&quot;;&quot;&quot;);&quot;&quot;))" office:value-type="string" office:string-value="*S" calcext:value-type="string">
            <text:p>*S</text:p>
          </table:table-cell>
          <table:table-cell table:style-name="ce18" table:formula="of:=COM.MICROSOFT.CONCAT(IF([.R$1]=[.$B14];&quot;*&quot;;&quot;&quot;);IF([.R$1]&gt;=[.$B14]-[.$C14];IF([.R$1]&lt;=[.$B14]+[.$D14];&quot;B&quot;;&quot;&quot;);&quot;&quot;);IF([.R$1]=[.$F14];&quot;*&quot;;&quot;&quot;);IF([.R$1]&gt;=[.$F14]-[.$G14];IF([.R$1]&lt;=[.$F14]+[.$H14];&quot;S&quot;;&quot;&quot;);&quot;&quot;))">
            <text:p/>
          </table:table-cell>
          <table:table-cell table:style-name="ce18" table:formula="of:=COM.MICROSOFT.CONCAT(IF([.S$1]=[.$B14];&quot;*&quot;;&quot;&quot;);IF([.S$1]&gt;=[.$B14]-[.$C14];IF([.S$1]&lt;=[.$B14]+[.$D14];&quot;B&quot;;&quot;&quot;);&quot;&quot;);IF([.S$1]=[.$F14];&quot;*&quot;;&quot;&quot;);IF([.S$1]&gt;=[.$F14]-[.$G14];IF([.S$1]&lt;=[.$F14]+[.$H14];&quot;S&quot;;&quot;&quot;);&quot;&quot;))">
            <text:p/>
          </table:table-cell>
          <table:table-cell table:style-name="ce18" table:formula="of:=COM.MICROSOFT.CONCAT(IF([.T$1]=[.$B14];&quot;*&quot;;&quot;&quot;);IF([.T$1]&gt;=[.$B14]-[.$C14];IF([.T$1]&lt;=[.$B14]+[.$D14];&quot;B&quot;;&quot;&quot;);&quot;&quot;);IF([.T$1]=[.$F14];&quot;*&quot;;&quot;&quot;);IF([.T$1]&gt;=[.$F14]-[.$G14];IF([.T$1]&lt;=[.$F14]+[.$H14];&quot;S&quot;;&quot;&quot;);&quot;&quot;))">
            <text:p/>
          </table:table-cell>
          <table:table-cell table:style-name="ce18" table:formula="of:=COM.MICROSOFT.CONCAT(IF([.U$1]=[.$B14];&quot;*&quot;;&quot;&quot;);IF([.U$1]&gt;=[.$B14]-[.$C14];IF([.U$1]&lt;=[.$B14]+[.$D14];&quot;B&quot;;&quot;&quot;);&quot;&quot;);IF([.U$1]=[.$F14];&quot;*&quot;;&quot;&quot;);IF([.U$1]&gt;=[.$F14]-[.$G14];IF([.U$1]&lt;=[.$F14]+[.$H14];&quot;S&quot;;&quot;&quot;);&quot;&quot;))">
            <text:p/>
          </table:table-cell>
          <table:table-cell table:style-name="ce18" table:formula="of:=COM.MICROSOFT.CONCAT(IF([.V$1]=[.$B14];&quot;*&quot;;&quot;&quot;);IF([.V$1]&gt;=[.$B14]-[.$C14];IF([.V$1]&lt;=[.$B14]+[.$D14];&quot;B&quot;;&quot;&quot;);&quot;&quot;);IF([.V$1]=[.$F14];&quot;*&quot;;&quot;&quot;);IF([.V$1]&gt;=[.$F14]-[.$G14];IF([.V$1]&lt;=[.$F14]+[.$H14];&quot;S&quot;;&quot;&quot;);&quot;&quot;))">
            <text:p/>
          </table:table-cell>
          <table:table-cell table:number-columns-repeated="998"/>
        </table:table-row>
        <table:table-row table:style-name="ro1">
          <table:table-cell office:value-type="string" calcext:value-type="string">
            <text:p>trained</text:p>
          </table:table-cell>
          <table:table-cell table:style-name="ce13" office:value-type="float" office:value="20" calcext:value-type="float">
            <text:p>2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" office:value-type="float" office:value="20" calcext:value-type="float">
            <text:p>20</text:p>
          </table:table-cell>
          <table:table-cell table:style-name="ce7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table:formula="of:=COM.MICROSOFT.CONCAT(IF([.J$1]=[.$B15];&quot;*&quot;;&quot;&quot;);IF([.J$1]&gt;=[.$B15]-[.$C15];IF([.J$1]&lt;=[.$B15]+[.$D15];&quot;B&quot;;&quot;&quot;);&quot;&quot;);IF([.J$1]=[.$F15];&quot;*&quot;;&quot;&quot;);IF([.J$1]&gt;=[.$F15]-[.$G15];IF([.J$1]&lt;=[.$F15]+[.$H15];&quot;S&quot;;&quot;&quot;);&quot;&quot;))">
            <text:p/>
          </table:table-cell>
          <table:table-cell table:style-name="ce18" table:formula="of:=COM.MICROSOFT.CONCAT(IF([.K$1]=[.$B15];&quot;*&quot;;&quot;&quot;);IF([.K$1]&gt;=[.$B15]-[.$C15];IF([.K$1]&lt;=[.$B15]+[.$D15];&quot;B&quot;;&quot;&quot;);&quot;&quot;);IF([.K$1]=[.$F15];&quot;*&quot;;&quot;&quot;);IF([.K$1]&gt;=[.$F15]-[.$G15];IF([.K$1]&lt;=[.$F15]+[.$H15];&quot;S&quot;;&quot;&quot;);&quot;&quot;))">
            <text:p/>
          </table:table-cell>
          <table:table-cell table:style-name="ce18" table:formula="of:=COM.MICROSOFT.CONCAT(IF([.L$1]=[.$B15];&quot;*&quot;;&quot;&quot;);IF([.L$1]&gt;=[.$B15]-[.$C15];IF([.L$1]&lt;=[.$B15]+[.$D15];&quot;B&quot;;&quot;&quot;);&quot;&quot;);IF([.L$1]=[.$F15];&quot;*&quot;;&quot;&quot;);IF([.L$1]&gt;=[.$F15]-[.$G15];IF([.L$1]&lt;=[.$F15]+[.$H15];&quot;S&quot;;&quot;&quot;);&quot;&quot;))">
            <text:p/>
          </table:table-cell>
          <table:table-cell table:style-name="ce18" table:formula="of:=COM.MICROSOFT.CONCAT(IF([.M$1]=[.$B15];&quot;*&quot;;&quot;&quot;);IF([.M$1]&gt;=[.$B15]-[.$C15];IF([.M$1]&lt;=[.$B15]+[.$D15];&quot;B&quot;;&quot;&quot;);&quot;&quot;);IF([.M$1]=[.$F15];&quot;*&quot;;&quot;&quot;);IF([.M$1]&gt;=[.$F15]-[.$G15];IF([.M$1]&lt;=[.$F15]+[.$H15];&quot;S&quot;;&quot;&quot;);&quot;&quot;))" office:value-type="string" office:string-value="B" calcext:value-type="string">
            <text:p>B</text:p>
          </table:table-cell>
          <table:table-cell table:style-name="ce18" table:formula="of:=COM.MICROSOFT.CONCAT(IF([.N$1]=[.$B15];&quot;*&quot;;&quot;&quot;);IF([.N$1]&gt;=[.$B15]-[.$C15];IF([.N$1]&lt;=[.$B15]+[.$D15];&quot;B&quot;;&quot;&quot;);&quot;&quot;);IF([.N$1]=[.$F15];&quot;*&quot;;&quot;&quot;);IF([.N$1]&gt;=[.$F15]-[.$G15];IF([.N$1]&lt;=[.$F15]+[.$H15];&quot;S&quot;;&quot;&quot;);&quot;&quot;))" office:value-type="string" office:string-value="B" calcext:value-type="string">
            <text:p>B</text:p>
          </table:table-cell>
          <table:table-cell table:style-name="ce18" table:formula="of:=COM.MICROSOFT.CONCAT(IF([.O$1]=[.$B15];&quot;*&quot;;&quot;&quot;);IF([.O$1]&gt;=[.$B15]-[.$C15];IF([.O$1]&lt;=[.$B15]+[.$D15];&quot;B&quot;;&quot;&quot;);&quot;&quot;);IF([.O$1]=[.$F15];&quot;*&quot;;&quot;&quot;);IF([.O$1]&gt;=[.$F15]-[.$G15];IF([.O$1]&lt;=[.$F15]+[.$H15];&quot;S&quot;;&quot;&quot;);&quot;&quot;))" office:value-type="string" office:string-value="*B*S" calcext:value-type="string">
            <text:p>*B*S</text:p>
          </table:table-cell>
          <table:table-cell table:style-name="ce21" table:formula="of:=COM.MICROSOFT.CONCAT(IF([.P$1]=[.$B15];&quot;*&quot;;&quot;&quot;);IF([.P$1]&gt;=[.$B15]-[.$C15];IF([.P$1]&lt;=[.$B15]+[.$D15];&quot;B&quot;;&quot;&quot;);&quot;&quot;);IF([.P$1]=[.$F15];&quot;*&quot;;&quot;&quot;);IF([.P$1]&gt;=[.$F15]-[.$G15];IF([.P$1]&lt;=[.$F15]+[.$H15];&quot;S&quot;;&quot;&quot;);&quot;&quot;))" office:value-type="string" office:string-value="BS" calcext:value-type="string">
            <text:p>BS</text:p>
          </table:table-cell>
          <table:table-cell table:style-name="ce18" table:formula="of:=COM.MICROSOFT.CONCAT(IF([.Q$1]=[.$B15];&quot;*&quot;;&quot;&quot;);IF([.Q$1]&gt;=[.$B15]-[.$C15];IF([.Q$1]&lt;=[.$B15]+[.$D15];&quot;B&quot;;&quot;&quot;);&quot;&quot;);IF([.Q$1]=[.$F15];&quot;*&quot;;&quot;&quot;);IF([.Q$1]&gt;=[.$F15]-[.$G15];IF([.Q$1]&lt;=[.$F15]+[.$H15];&quot;S&quot;;&quot;&quot;);&quot;&quot;))">
            <text:p/>
          </table:table-cell>
          <table:table-cell table:style-name="ce18" table:formula="of:=COM.MICROSOFT.CONCAT(IF([.R$1]=[.$B15];&quot;*&quot;;&quot;&quot;);IF([.R$1]&gt;=[.$B15]-[.$C15];IF([.R$1]&lt;=[.$B15]+[.$D15];&quot;B&quot;;&quot;&quot;);&quot;&quot;);IF([.R$1]=[.$F15];&quot;*&quot;;&quot;&quot;);IF([.R$1]&gt;=[.$F15]-[.$G15];IF([.R$1]&lt;=[.$F15]+[.$H15];&quot;S&quot;;&quot;&quot;);&quot;&quot;))">
            <text:p/>
          </table:table-cell>
          <table:table-cell table:style-name="ce18" table:formula="of:=COM.MICROSOFT.CONCAT(IF([.S$1]=[.$B15];&quot;*&quot;;&quot;&quot;);IF([.S$1]&gt;=[.$B15]-[.$C15];IF([.S$1]&lt;=[.$B15]+[.$D15];&quot;B&quot;;&quot;&quot;);&quot;&quot;);IF([.S$1]=[.$F15];&quot;*&quot;;&quot;&quot;);IF([.S$1]&gt;=[.$F15]-[.$G15];IF([.S$1]&lt;=[.$F15]+[.$H15];&quot;S&quot;;&quot;&quot;);&quot;&quot;))">
            <text:p/>
          </table:table-cell>
          <table:table-cell table:style-name="ce18" table:formula="of:=COM.MICROSOFT.CONCAT(IF([.T$1]=[.$B15];&quot;*&quot;;&quot;&quot;);IF([.T$1]&gt;=[.$B15]-[.$C15];IF([.T$1]&lt;=[.$B15]+[.$D15];&quot;B&quot;;&quot;&quot;);&quot;&quot;);IF([.T$1]=[.$F15];&quot;*&quot;;&quot;&quot;);IF([.T$1]&gt;=[.$F15]-[.$G15];IF([.T$1]&lt;=[.$F15]+[.$H15];&quot;S&quot;;&quot;&quot;);&quot;&quot;))">
            <text:p/>
          </table:table-cell>
          <table:table-cell table:style-name="ce18" table:formula="of:=COM.MICROSOFT.CONCAT(IF([.U$1]=[.$B15];&quot;*&quot;;&quot;&quot;);IF([.U$1]&gt;=[.$B15]-[.$C15];IF([.U$1]&lt;=[.$B15]+[.$D15];&quot;B&quot;;&quot;&quot;);&quot;&quot;);IF([.U$1]=[.$F15];&quot;*&quot;;&quot;&quot;);IF([.U$1]&gt;=[.$F15]-[.$G15];IF([.U$1]&lt;=[.$F15]+[.$H15];&quot;S&quot;;&quot;&quot;);&quot;&quot;))">
            <text:p/>
          </table:table-cell>
          <table:table-cell table:style-name="ce18" table:formula="of:=COM.MICROSOFT.CONCAT(IF([.V$1]=[.$B15];&quot;*&quot;;&quot;&quot;);IF([.V$1]&gt;=[.$B15]-[.$C15];IF([.V$1]&lt;=[.$B15]+[.$D15];&quot;B&quot;;&quot;&quot;);&quot;&quot;);IF([.V$1]=[.$F15];&quot;*&quot;;&quot;&quot;);IF([.V$1]&gt;=[.$F15]-[.$G15];IF([.V$1]&lt;=[.$F15]+[.$H15];&quot;S&quot;;&quot;&quot;);&quot;&quot;))">
            <text:p/>
          </table:table-cell>
          <table:table-cell table:number-columns-repeated="998"/>
        </table:table-row>
        <table:table-row table:style-name="ro1">
          <table:table-cell office:value-type="string" calcext:value-type="string">
            <text:p>trained</text:p>
          </table:table-cell>
          <table:table-cell table:style-name="ce13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/>
          <table:table-cell table:style-name="ce18" table:formula="of:=COM.MICROSOFT.CONCAT(IF([.J$1]=[.$B16];&quot;*&quot;;&quot;&quot;);IF([.J$1]&gt;=[.$B16]-[.$C16];IF([.J$1]&lt;=[.$B16]+[.$D16];&quot;B&quot;;&quot;&quot;);&quot;&quot;);IF([.J$1]=[.$F16];&quot;*&quot;;&quot;&quot;);IF([.J$1]&gt;=[.$F16]-[.$G16];IF([.J$1]&lt;=[.$F16]+[.$H16];&quot;S&quot;;&quot;&quot;);&quot;&quot;))">
            <text:p/>
          </table:table-cell>
          <table:table-cell table:style-name="ce18" table:formula="of:=COM.MICROSOFT.CONCAT(IF([.K$1]=[.$B16];&quot;*&quot;;&quot;&quot;);IF([.K$1]&gt;=[.$B16]-[.$C16];IF([.K$1]&lt;=[.$B16]+[.$D16];&quot;B&quot;;&quot;&quot;);&quot;&quot;);IF([.K$1]=[.$F16];&quot;*&quot;;&quot;&quot;);IF([.K$1]&gt;=[.$F16]-[.$G16];IF([.K$1]&lt;=[.$F16]+[.$H16];&quot;S&quot;;&quot;&quot;);&quot;&quot;))">
            <text:p/>
          </table:table-cell>
          <table:table-cell table:style-name="ce18" table:formula="of:=COM.MICROSOFT.CONCAT(IF([.L$1]=[.$B16];&quot;*&quot;;&quot;&quot;);IF([.L$1]&gt;=[.$B16]-[.$C16];IF([.L$1]&lt;=[.$B16]+[.$D16];&quot;B&quot;;&quot;&quot;);&quot;&quot;);IF([.L$1]=[.$F16];&quot;*&quot;;&quot;&quot;);IF([.L$1]&gt;=[.$F16]-[.$G16];IF([.L$1]&lt;=[.$F16]+[.$H16];&quot;S&quot;;&quot;&quot;);&quot;&quot;))">
            <text:p/>
          </table:table-cell>
          <table:table-cell table:style-name="ce18" table:formula="of:=COM.MICROSOFT.CONCAT(IF([.M$1]=[.$B16];&quot;*&quot;;&quot;&quot;);IF([.M$1]&gt;=[.$B16]-[.$C16];IF([.M$1]&lt;=[.$B16]+[.$D16];&quot;B&quot;;&quot;&quot;);&quot;&quot;);IF([.M$1]=[.$F16];&quot;*&quot;;&quot;&quot;);IF([.M$1]&gt;=[.$F16]-[.$G16];IF([.M$1]&lt;=[.$F16]+[.$H16];&quot;S&quot;;&quot;&quot;);&quot;&quot;))" office:value-type="string" office:string-value="B" calcext:value-type="string">
            <text:p>B</text:p>
          </table:table-cell>
          <table:table-cell table:style-name="ce18" table:formula="of:=COM.MICROSOFT.CONCAT(IF([.N$1]=[.$B16];&quot;*&quot;;&quot;&quot;);IF([.N$1]&gt;=[.$B16]-[.$C16];IF([.N$1]&lt;=[.$B16]+[.$D16];&quot;B&quot;;&quot;&quot;);&quot;&quot;);IF([.N$1]=[.$F16];&quot;*&quot;;&quot;&quot;);IF([.N$1]&gt;=[.$F16]-[.$G16];IF([.N$1]&lt;=[.$F16]+[.$H16];&quot;S&quot;;&quot;&quot;);&quot;&quot;))" office:value-type="string" office:string-value="*B" calcext:value-type="string">
            <text:p>*B</text:p>
          </table:table-cell>
          <table:table-cell table:style-name="ce18" table:formula="of:=COM.MICROSOFT.CONCAT(IF([.O$1]=[.$B16];&quot;*&quot;;&quot;&quot;);IF([.O$1]&gt;=[.$B16]-[.$C16];IF([.O$1]&lt;=[.$B16]+[.$D16];&quot;B&quot;;&quot;&quot;);&quot;&quot;);IF([.O$1]=[.$F16];&quot;*&quot;;&quot;&quot;);IF([.O$1]&gt;=[.$F16]-[.$G16];IF([.O$1]&lt;=[.$F16]+[.$H16];&quot;S&quot;;&quot;&quot;);&quot;&quot;))" office:value-type="string" office:string-value="B" calcext:value-type="string">
            <text:p>B</text:p>
          </table:table-cell>
          <table:table-cell table:style-name="ce21" table:formula="of:=COM.MICROSOFT.CONCAT(IF([.P$1]=[.$B16];&quot;*&quot;;&quot;&quot;);IF([.P$1]&gt;=[.$B16]-[.$C16];IF([.P$1]&lt;=[.$B16]+[.$D16];&quot;B&quot;;&quot;&quot;);&quot;&quot;);IF([.P$1]=[.$F16];&quot;*&quot;;&quot;&quot;);IF([.P$1]&gt;=[.$F16]-[.$G16];IF([.P$1]&lt;=[.$F16]+[.$H16];&quot;S&quot;;&quot;&quot;);&quot;&quot;))" office:value-type="string" office:string-value="BS" calcext:value-type="string">
            <text:p>BS</text:p>
          </table:table-cell>
          <table:table-cell table:style-name="ce18" table:formula="of:=COM.MICROSOFT.CONCAT(IF([.Q$1]=[.$B16];&quot;*&quot;;&quot;&quot;);IF([.Q$1]&gt;=[.$B16]-[.$C16];IF([.Q$1]&lt;=[.$B16]+[.$D16];&quot;B&quot;;&quot;&quot;);&quot;&quot;);IF([.Q$1]=[.$F16];&quot;*&quot;;&quot;&quot;);IF([.Q$1]&gt;=[.$F16]-[.$G16];IF([.Q$1]&lt;=[.$F16]+[.$H16];&quot;S&quot;;&quot;&quot;);&quot;&quot;))" office:value-type="string" office:string-value="*S" calcext:value-type="string">
            <text:p>*S</text:p>
          </table:table-cell>
          <table:table-cell table:style-name="ce18" table:formula="of:=COM.MICROSOFT.CONCAT(IF([.R$1]=[.$B16];&quot;*&quot;;&quot;&quot;);IF([.R$1]&gt;=[.$B16]-[.$C16];IF([.R$1]&lt;=[.$B16]+[.$D16];&quot;B&quot;;&quot;&quot;);&quot;&quot;);IF([.R$1]=[.$F16];&quot;*&quot;;&quot;&quot;);IF([.R$1]&gt;=[.$F16]-[.$G16];IF([.R$1]&lt;=[.$F16]+[.$H16];&quot;S&quot;;&quot;&quot;);&quot;&quot;))">
            <text:p/>
          </table:table-cell>
          <table:table-cell table:style-name="ce18" table:formula="of:=COM.MICROSOFT.CONCAT(IF([.S$1]=[.$B16];&quot;*&quot;;&quot;&quot;);IF([.S$1]&gt;=[.$B16]-[.$C16];IF([.S$1]&lt;=[.$B16]+[.$D16];&quot;B&quot;;&quot;&quot;);&quot;&quot;);IF([.S$1]=[.$F16];&quot;*&quot;;&quot;&quot;);IF([.S$1]&gt;=[.$F16]-[.$G16];IF([.S$1]&lt;=[.$F16]+[.$H16];&quot;S&quot;;&quot;&quot;);&quot;&quot;))">
            <text:p/>
          </table:table-cell>
          <table:table-cell table:style-name="ce18" table:formula="of:=COM.MICROSOFT.CONCAT(IF([.T$1]=[.$B16];&quot;*&quot;;&quot;&quot;);IF([.T$1]&gt;=[.$B16]-[.$C16];IF([.T$1]&lt;=[.$B16]+[.$D16];&quot;B&quot;;&quot;&quot;);&quot;&quot;);IF([.T$1]=[.$F16];&quot;*&quot;;&quot;&quot;);IF([.T$1]&gt;=[.$F16]-[.$G16];IF([.T$1]&lt;=[.$F16]+[.$H16];&quot;S&quot;;&quot;&quot;);&quot;&quot;))">
            <text:p/>
          </table:table-cell>
          <table:table-cell table:style-name="ce18" table:formula="of:=COM.MICROSOFT.CONCAT(IF([.U$1]=[.$B16];&quot;*&quot;;&quot;&quot;);IF([.U$1]&gt;=[.$B16]-[.$C16];IF([.U$1]&lt;=[.$B16]+[.$D16];&quot;B&quot;;&quot;&quot;);&quot;&quot;);IF([.U$1]=[.$F16];&quot;*&quot;;&quot;&quot;);IF([.U$1]&gt;=[.$F16]-[.$G16];IF([.U$1]&lt;=[.$F16]+[.$H16];&quot;S&quot;;&quot;&quot;);&quot;&quot;))">
            <text:p/>
          </table:table-cell>
          <table:table-cell table:style-name="ce18" table:formula="of:=COM.MICROSOFT.CONCAT(IF([.V$1]=[.$B16];&quot;*&quot;;&quot;&quot;);IF([.V$1]&gt;=[.$B16]-[.$C16];IF([.V$1]&lt;=[.$B16]+[.$D16];&quot;B&quot;;&quot;&quot;);&quot;&quot;);IF([.V$1]=[.$F16];&quot;*&quot;;&quot;&quot;);IF([.V$1]&gt;=[.$F16]-[.$G16];IF([.V$1]&lt;=[.$F16]+[.$H16];&quot;S&quot;;&quot;&quot;);&quot;&quot;))">
            <text:p/>
          </table:table-cell>
          <table:table-cell table:number-columns-repeated="998"/>
        </table:table-row>
        <table:table-row table:style-name="ro1">
          <table:table-cell office:value-type="string" calcext:value-type="string">
            <text:p>trained</text:p>
          </table:table-cell>
          <table:table-cell table:style-name="ce13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20" calcext:value-type="float">
            <text:p>20</text:p>
          </table:table-cell>
          <table:table-cell table:style-name="ce7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table:formula="of:=COM.MICROSOFT.CONCAT(IF([.J$1]=[.$B17];&quot;*&quot;;&quot;&quot;);IF([.J$1]&gt;=[.$B17]-[.$C17];IF([.J$1]&lt;=[.$B17]+[.$D17];&quot;B&quot;;&quot;&quot;);&quot;&quot;);IF([.J$1]=[.$F17];&quot;*&quot;;&quot;&quot;);IF([.J$1]&gt;=[.$F17]-[.$G17];IF([.J$1]&lt;=[.$F17]+[.$H17];&quot;S&quot;;&quot;&quot;);&quot;&quot;))">
            <text:p/>
          </table:table-cell>
          <table:table-cell table:style-name="ce18" table:formula="of:=COM.MICROSOFT.CONCAT(IF([.K$1]=[.$B17];&quot;*&quot;;&quot;&quot;);IF([.K$1]&gt;=[.$B17]-[.$C17];IF([.K$1]&lt;=[.$B17]+[.$D17];&quot;B&quot;;&quot;&quot;);&quot;&quot;);IF([.K$1]=[.$F17];&quot;*&quot;;&quot;&quot;);IF([.K$1]&gt;=[.$F17]-[.$G17];IF([.K$1]&lt;=[.$F17]+[.$H17];&quot;S&quot;;&quot;&quot;);&quot;&quot;))">
            <text:p/>
          </table:table-cell>
          <table:table-cell table:style-name="ce18" table:formula="of:=COM.MICROSOFT.CONCAT(IF([.L$1]=[.$B17];&quot;*&quot;;&quot;&quot;);IF([.L$1]&gt;=[.$B17]-[.$C17];IF([.L$1]&lt;=[.$B17]+[.$D17];&quot;B&quot;;&quot;&quot;);&quot;&quot;);IF([.L$1]=[.$F17];&quot;*&quot;;&quot;&quot;);IF([.L$1]&gt;=[.$F17]-[.$G17];IF([.L$1]&lt;=[.$F17]+[.$H17];&quot;S&quot;;&quot;&quot;);&quot;&quot;))">
            <text:p/>
          </table:table-cell>
          <table:table-cell table:style-name="ce18" table:formula="of:=COM.MICROSOFT.CONCAT(IF([.M$1]=[.$B17];&quot;*&quot;;&quot;&quot;);IF([.M$1]&gt;=[.$B17]-[.$C17];IF([.M$1]&lt;=[.$B17]+[.$D17];&quot;B&quot;;&quot;&quot;);&quot;&quot;);IF([.M$1]=[.$F17];&quot;*&quot;;&quot;&quot;);IF([.M$1]&gt;=[.$F17]-[.$G17];IF([.M$1]&lt;=[.$F17]+[.$H17];&quot;S&quot;;&quot;&quot;);&quot;&quot;))" office:value-type="string" office:string-value="B" calcext:value-type="string">
            <text:p>B</text:p>
          </table:table-cell>
          <table:table-cell table:style-name="ce18" table:formula="of:=COM.MICROSOFT.CONCAT(IF([.N$1]=[.$B17];&quot;*&quot;;&quot;&quot;);IF([.N$1]&gt;=[.$B17]-[.$C17];IF([.N$1]&lt;=[.$B17]+[.$D17];&quot;B&quot;;&quot;&quot;);&quot;&quot;);IF([.N$1]=[.$F17];&quot;*&quot;;&quot;&quot;);IF([.N$1]&gt;=[.$F17]-[.$G17];IF([.N$1]&lt;=[.$F17]+[.$H17];&quot;S&quot;;&quot;&quot;);&quot;&quot;))" office:value-type="string" office:string-value="*B" calcext:value-type="string">
            <text:p>*B</text:p>
          </table:table-cell>
          <table:table-cell table:style-name="ce18" table:formula="of:=COM.MICROSOFT.CONCAT(IF([.O$1]=[.$B17];&quot;*&quot;;&quot;&quot;);IF([.O$1]&gt;=[.$B17]-[.$C17];IF([.O$1]&lt;=[.$B17]+[.$D17];&quot;B&quot;;&quot;&quot;);&quot;&quot;);IF([.O$1]=[.$F17];&quot;*&quot;;&quot;&quot;);IF([.O$1]&gt;=[.$F17]-[.$G17];IF([.O$1]&lt;=[.$F17]+[.$H17];&quot;S&quot;;&quot;&quot;);&quot;&quot;))" office:value-type="string" office:string-value="B*S" calcext:value-type="string">
            <text:p>B*S</text:p>
          </table:table-cell>
          <table:table-cell table:style-name="ce21" table:formula="of:=COM.MICROSOFT.CONCAT(IF([.P$1]=[.$B17];&quot;*&quot;;&quot;&quot;);IF([.P$1]&gt;=[.$B17]-[.$C17];IF([.P$1]&lt;=[.$B17]+[.$D17];&quot;B&quot;;&quot;&quot;);&quot;&quot;);IF([.P$1]=[.$F17];&quot;*&quot;;&quot;&quot;);IF([.P$1]&gt;=[.$F17]-[.$G17];IF([.P$1]&lt;=[.$F17]+[.$H17];&quot;S&quot;;&quot;&quot;);&quot;&quot;))" office:value-type="string" office:string-value="BS" calcext:value-type="string">
            <text:p>BS</text:p>
          </table:table-cell>
          <table:table-cell table:style-name="ce18" table:formula="of:=COM.MICROSOFT.CONCAT(IF([.Q$1]=[.$B17];&quot;*&quot;;&quot;&quot;);IF([.Q$1]&gt;=[.$B17]-[.$C17];IF([.Q$1]&lt;=[.$B17]+[.$D17];&quot;B&quot;;&quot;&quot;);&quot;&quot;);IF([.Q$1]=[.$F17];&quot;*&quot;;&quot;&quot;);IF([.Q$1]&gt;=[.$F17]-[.$G17];IF([.Q$1]&lt;=[.$F17]+[.$H17];&quot;S&quot;;&quot;&quot;);&quot;&quot;))">
            <text:p/>
          </table:table-cell>
          <table:table-cell table:style-name="ce18" table:formula="of:=COM.MICROSOFT.CONCAT(IF([.R$1]=[.$B17];&quot;*&quot;;&quot;&quot;);IF([.R$1]&gt;=[.$B17]-[.$C17];IF([.R$1]&lt;=[.$B17]+[.$D17];&quot;B&quot;;&quot;&quot;);&quot;&quot;);IF([.R$1]=[.$F17];&quot;*&quot;;&quot;&quot;);IF([.R$1]&gt;=[.$F17]-[.$G17];IF([.R$1]&lt;=[.$F17]+[.$H17];&quot;S&quot;;&quot;&quot;);&quot;&quot;))">
            <text:p/>
          </table:table-cell>
          <table:table-cell table:style-name="ce18" table:formula="of:=COM.MICROSOFT.CONCAT(IF([.S$1]=[.$B17];&quot;*&quot;;&quot;&quot;);IF([.S$1]&gt;=[.$B17]-[.$C17];IF([.S$1]&lt;=[.$B17]+[.$D17];&quot;B&quot;;&quot;&quot;);&quot;&quot;);IF([.S$1]=[.$F17];&quot;*&quot;;&quot;&quot;);IF([.S$1]&gt;=[.$F17]-[.$G17];IF([.S$1]&lt;=[.$F17]+[.$H17];&quot;S&quot;;&quot;&quot;);&quot;&quot;))">
            <text:p/>
          </table:table-cell>
          <table:table-cell table:style-name="ce18" table:formula="of:=COM.MICROSOFT.CONCAT(IF([.T$1]=[.$B17];&quot;*&quot;;&quot;&quot;);IF([.T$1]&gt;=[.$B17]-[.$C17];IF([.T$1]&lt;=[.$B17]+[.$D17];&quot;B&quot;;&quot;&quot;);&quot;&quot;);IF([.T$1]=[.$F17];&quot;*&quot;;&quot;&quot;);IF([.T$1]&gt;=[.$F17]-[.$G17];IF([.T$1]&lt;=[.$F17]+[.$H17];&quot;S&quot;;&quot;&quot;);&quot;&quot;))">
            <text:p/>
          </table:table-cell>
          <table:table-cell table:style-name="ce18" table:formula="of:=COM.MICROSOFT.CONCAT(IF([.U$1]=[.$B17];&quot;*&quot;;&quot;&quot;);IF([.U$1]&gt;=[.$B17]-[.$C17];IF([.U$1]&lt;=[.$B17]+[.$D17];&quot;B&quot;;&quot;&quot;);&quot;&quot;);IF([.U$1]=[.$F17];&quot;*&quot;;&quot;&quot;);IF([.U$1]&gt;=[.$F17]-[.$G17];IF([.U$1]&lt;=[.$F17]+[.$H17];&quot;S&quot;;&quot;&quot;);&quot;&quot;))">
            <text:p/>
          </table:table-cell>
          <table:table-cell table:style-name="ce18" table:formula="of:=COM.MICROSOFT.CONCAT(IF([.V$1]=[.$B17];&quot;*&quot;;&quot;&quot;);IF([.V$1]&gt;=[.$B17]-[.$C17];IF([.V$1]&lt;=[.$B17]+[.$D17];&quot;B&quot;;&quot;&quot;);&quot;&quot;);IF([.V$1]=[.$F17];&quot;*&quot;;&quot;&quot;);IF([.V$1]&gt;=[.$F17]-[.$G17];IF([.V$1]&lt;=[.$F17]+[.$H17];&quot;S&quot;;&quot;&quot;);&quot;&quot;))">
            <text:p/>
          </table:table-cell>
          <table:table-cell table:number-columns-repeated="998"/>
        </table:table-row>
        <table:table-row table:style-name="ro1">
          <table:table-cell table:style-name="ce45" table:number-columns-repeated="8"/>
          <table:table-cell/>
          <table:table-cell table:style-name="ce45" table:number-columns-repeated="1011"/>
        </table:table-row>
        <table:table-row table:style-name="ro1">
          <table:table-cell office:value-type="string" calcext:value-type="string">
            <text:p>social</text:p>
          </table:table-cell>
          <table:table-cell table:style-name="ce13" office:value-type="float" office:value="20" calcext:value-type="float">
            <text:p>2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8" table:formula="of:=COM.MICROSOFT.CONCAT(IF([.J$1]=[.$B19];&quot;*&quot;;&quot;&quot;);IF([.J$1]&gt;=[.$B19]-[.$C19];IF([.J$1]&lt;=[.$B19]+[.$D19];&quot;B&quot;;&quot;&quot;);&quot;&quot;);IF([.J$1]=[.$F19];&quot;*&quot;;&quot;&quot;);IF([.J$1]&gt;=[.$F19]-[.$G19];IF([.J$1]&lt;=[.$F19]+[.$H19];&quot;S&quot;;&quot;&quot;);&quot;&quot;))">
            <text:p/>
          </table:table-cell>
          <table:table-cell table:style-name="ce18" table:formula="of:=COM.MICROSOFT.CONCAT(IF([.K$1]=[.$B19];&quot;*&quot;;&quot;&quot;);IF([.K$1]&gt;=[.$B19]-[.$C19];IF([.K$1]&lt;=[.$B19]+[.$D19];&quot;B&quot;;&quot;&quot;);&quot;&quot;);IF([.K$1]=[.$F19];&quot;*&quot;;&quot;&quot;);IF([.K$1]&gt;=[.$F19]-[.$G19];IF([.K$1]&lt;=[.$F19]+[.$H19];&quot;S&quot;;&quot;&quot;);&quot;&quot;))">
            <text:p/>
          </table:table-cell>
          <table:table-cell table:style-name="ce18" table:formula="of:=COM.MICROSOFT.CONCAT(IF([.L$1]=[.$B19];&quot;*&quot;;&quot;&quot;);IF([.L$1]&gt;=[.$B19]-[.$C19];IF([.L$1]&lt;=[.$B19]+[.$D19];&quot;B&quot;;&quot;&quot;);&quot;&quot;);IF([.L$1]=[.$F19];&quot;*&quot;;&quot;&quot;);IF([.L$1]&gt;=[.$F19]-[.$G19];IF([.L$1]&lt;=[.$F19]+[.$H19];&quot;S&quot;;&quot;&quot;);&quot;&quot;))">
            <text:p/>
          </table:table-cell>
          <table:table-cell table:style-name="ce18" table:formula="of:=COM.MICROSOFT.CONCAT(IF([.M$1]=[.$B19];&quot;*&quot;;&quot;&quot;);IF([.M$1]&gt;=[.$B19]-[.$C19];IF([.M$1]&lt;=[.$B19]+[.$D19];&quot;B&quot;;&quot;&quot;);&quot;&quot;);IF([.M$1]=[.$F19];&quot;*&quot;;&quot;&quot;);IF([.M$1]&gt;=[.$F19]-[.$G19];IF([.M$1]&lt;=[.$F19]+[.$H19];&quot;S&quot;;&quot;&quot;);&quot;&quot;))">
            <text:p/>
          </table:table-cell>
          <table:table-cell table:style-name="ce18" table:formula="of:=COM.MICROSOFT.CONCAT(IF([.N$1]=[.$B19];&quot;*&quot;;&quot;&quot;);IF([.N$1]&gt;=[.$B19]-[.$C19];IF([.N$1]&lt;=[.$B19]+[.$D19];&quot;B&quot;;&quot;&quot;);&quot;&quot;);IF([.N$1]=[.$F19];&quot;*&quot;;&quot;&quot;);IF([.N$1]&gt;=[.$F19]-[.$G19];IF([.N$1]&lt;=[.$F19]+[.$H19];&quot;S&quot;;&quot;&quot;);&quot;&quot;))">
            <text:p/>
          </table:table-cell>
          <table:table-cell table:style-name="ce18" table:formula="of:=COM.MICROSOFT.CONCAT(IF([.O$1]=[.$B19];&quot;*&quot;;&quot;&quot;);IF([.O$1]&gt;=[.$B19]-[.$C19];IF([.O$1]&lt;=[.$B19]+[.$D19];&quot;B&quot;;&quot;&quot;);&quot;&quot;);IF([.O$1]=[.$F19];&quot;*&quot;;&quot;&quot;);IF([.O$1]&gt;=[.$F19]-[.$G19];IF([.O$1]&lt;=[.$F19]+[.$H19];&quot;S&quot;;&quot;&quot;);&quot;&quot;))" office:value-type="string" office:string-value="*B" calcext:value-type="string">
            <text:p>*B</text:p>
          </table:table-cell>
          <table:table-cell table:style-name="ce21" table:formula="of:=COM.MICROSOFT.CONCAT(IF([.P$1]=[.$B19];&quot;*&quot;;&quot;&quot;);IF([.P$1]&gt;=[.$B19]-[.$C19];IF([.P$1]&lt;=[.$B19]+[.$D19];&quot;B&quot;;&quot;&quot;);&quot;&quot;);IF([.P$1]=[.$F19];&quot;*&quot;;&quot;&quot;);IF([.P$1]&gt;=[.$F19]-[.$G19];IF([.P$1]&lt;=[.$F19]+[.$H19];&quot;S&quot;;&quot;&quot;);&quot;&quot;))" office:value-type="string" office:string-value="BS" calcext:value-type="string">
            <text:p>BS</text:p>
          </table:table-cell>
          <table:table-cell table:style-name="ce18" table:formula="of:=COM.MICROSOFT.CONCAT(IF([.Q$1]=[.$B19];&quot;*&quot;;&quot;&quot;);IF([.Q$1]&gt;=[.$B19]-[.$C19];IF([.Q$1]&lt;=[.$B19]+[.$D19];&quot;B&quot;;&quot;&quot;);&quot;&quot;);IF([.Q$1]=[.$F19];&quot;*&quot;;&quot;&quot;);IF([.Q$1]&gt;=[.$F19]-[.$G19];IF([.Q$1]&lt;=[.$F19]+[.$H19];&quot;S&quot;;&quot;&quot;);&quot;&quot;))" office:value-type="string" office:string-value="*S" calcext:value-type="string">
            <text:p>*S</text:p>
          </table:table-cell>
          <table:table-cell table:style-name="ce18" table:formula="of:=COM.MICROSOFT.CONCAT(IF([.R$1]=[.$B19];&quot;*&quot;;&quot;&quot;);IF([.R$1]&gt;=[.$B19]-[.$C19];IF([.R$1]&lt;=[.$B19]+[.$D19];&quot;B&quot;;&quot;&quot;);&quot;&quot;);IF([.R$1]=[.$F19];&quot;*&quot;;&quot;&quot;);IF([.R$1]&gt;=[.$F19]-[.$G19];IF([.R$1]&lt;=[.$F19]+[.$H19];&quot;S&quot;;&quot;&quot;);&quot;&quot;))" office:value-type="string" office:string-value="S" calcext:value-type="string">
            <text:p>S</text:p>
          </table:table-cell>
          <table:table-cell table:style-name="ce18" table:formula="of:=COM.MICROSOFT.CONCAT(IF([.S$1]=[.$B19];&quot;*&quot;;&quot;&quot;);IF([.S$1]&gt;=[.$B19]-[.$C19];IF([.S$1]&lt;=[.$B19]+[.$D19];&quot;B&quot;;&quot;&quot;);&quot;&quot;);IF([.S$1]=[.$F19];&quot;*&quot;;&quot;&quot;);IF([.S$1]&gt;=[.$F19]-[.$G19];IF([.S$1]&lt;=[.$F19]+[.$H19];&quot;S&quot;;&quot;&quot;);&quot;&quot;))">
            <text:p/>
          </table:table-cell>
          <table:table-cell table:style-name="ce18" table:formula="of:=COM.MICROSOFT.CONCAT(IF([.T$1]=[.$B19];&quot;*&quot;;&quot;&quot;);IF([.T$1]&gt;=[.$B19]-[.$C19];IF([.T$1]&lt;=[.$B19]+[.$D19];&quot;B&quot;;&quot;&quot;);&quot;&quot;);IF([.T$1]=[.$F19];&quot;*&quot;;&quot;&quot;);IF([.T$1]&gt;=[.$F19]-[.$G19];IF([.T$1]&lt;=[.$F19]+[.$H19];&quot;S&quot;;&quot;&quot;);&quot;&quot;))">
            <text:p/>
          </table:table-cell>
          <table:table-cell table:style-name="ce18" table:formula="of:=COM.MICROSOFT.CONCAT(IF([.U$1]=[.$B19];&quot;*&quot;;&quot;&quot;);IF([.U$1]&gt;=[.$B19]-[.$C19];IF([.U$1]&lt;=[.$B19]+[.$D19];&quot;B&quot;;&quot;&quot;);&quot;&quot;);IF([.U$1]=[.$F19];&quot;*&quot;;&quot;&quot;);IF([.U$1]&gt;=[.$F19]-[.$G19];IF([.U$1]&lt;=[.$F19]+[.$H19];&quot;S&quot;;&quot;&quot;);&quot;&quot;))">
            <text:p/>
          </table:table-cell>
          <table:table-cell table:style-name="ce18" table:formula="of:=COM.MICROSOFT.CONCAT(IF([.V$1]=[.$B19];&quot;*&quot;;&quot;&quot;);IF([.V$1]&gt;=[.$B19]-[.$C19];IF([.V$1]&lt;=[.$B19]+[.$D19];&quot;B&quot;;&quot;&quot;);&quot;&quot;);IF([.V$1]=[.$F19];&quot;*&quot;;&quot;&quot;);IF([.V$1]&gt;=[.$F19]-[.$G19];IF([.V$1]&lt;=[.$F19]+[.$H19];&quot;S&quot;;&quot;&quot;);&quot;&quot;))">
            <text:p/>
          </table:table-cell>
          <table:table-cell table:number-columns-repeated="998"/>
        </table:table-row>
        <table:table-row table:style-name="ro1">
          <table:table-cell office:value-type="string" calcext:value-type="string">
            <text:p>social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8" table:formula="of:=COM.MICROSOFT.CONCAT(IF([.J$1]=[.$B20];&quot;*&quot;;&quot;&quot;);IF([.J$1]&gt;=[.$B20]-[.$C20];IF([.J$1]&lt;=[.$B20]+[.$D20];&quot;B&quot;;&quot;&quot;);&quot;&quot;);IF([.J$1]=[.$F20];&quot;*&quot;;&quot;&quot;);IF([.J$1]&gt;=[.$F20]-[.$G20];IF([.J$1]&lt;=[.$F20]+[.$H20];&quot;S&quot;;&quot;&quot;);&quot;&quot;))">
            <text:p/>
          </table:table-cell>
          <table:table-cell table:style-name="ce18" table:formula="of:=COM.MICROSOFT.CONCAT(IF([.K$1]=[.$B20];&quot;*&quot;;&quot;&quot;);IF([.K$1]&gt;=[.$B20]-[.$C20];IF([.K$1]&lt;=[.$B20]+[.$D20];&quot;B&quot;;&quot;&quot;);&quot;&quot;);IF([.K$1]=[.$F20];&quot;*&quot;;&quot;&quot;);IF([.K$1]&gt;=[.$F20]-[.$G20];IF([.K$1]&lt;=[.$F20]+[.$H20];&quot;S&quot;;&quot;&quot;);&quot;&quot;))">
            <text:p/>
          </table:table-cell>
          <table:table-cell table:style-name="ce18" table:formula="of:=COM.MICROSOFT.CONCAT(IF([.L$1]=[.$B20];&quot;*&quot;;&quot;&quot;);IF([.L$1]&gt;=[.$B20]-[.$C20];IF([.L$1]&lt;=[.$B20]+[.$D20];&quot;B&quot;;&quot;&quot;);&quot;&quot;);IF([.L$1]=[.$F20];&quot;*&quot;;&quot;&quot;);IF([.L$1]&gt;=[.$F20]-[.$G20];IF([.L$1]&lt;=[.$F20]+[.$H20];&quot;S&quot;;&quot;&quot;);&quot;&quot;))">
            <text:p/>
          </table:table-cell>
          <table:table-cell table:style-name="ce18" table:formula="of:=COM.MICROSOFT.CONCAT(IF([.M$1]=[.$B20];&quot;*&quot;;&quot;&quot;);IF([.M$1]&gt;=[.$B20]-[.$C20];IF([.M$1]&lt;=[.$B20]+[.$D20];&quot;B&quot;;&quot;&quot;);&quot;&quot;);IF([.M$1]=[.$F20];&quot;*&quot;;&quot;&quot;);IF([.M$1]&gt;=[.$F20]-[.$G20];IF([.M$1]&lt;=[.$F20]+[.$H20];&quot;S&quot;;&quot;&quot;);&quot;&quot;))">
            <text:p/>
          </table:table-cell>
          <table:table-cell table:style-name="ce18" table:formula="of:=COM.MICROSOFT.CONCAT(IF([.N$1]=[.$B20];&quot;*&quot;;&quot;&quot;);IF([.N$1]&gt;=[.$B20]-[.$C20];IF([.N$1]&lt;=[.$B20]+[.$D20];&quot;B&quot;;&quot;&quot;);&quot;&quot;);IF([.N$1]=[.$F20];&quot;*&quot;;&quot;&quot;);IF([.N$1]&gt;=[.$F20]-[.$G20];IF([.N$1]&lt;=[.$F20]+[.$H20];&quot;S&quot;;&quot;&quot;);&quot;&quot;))">
            <text:p/>
          </table:table-cell>
          <table:table-cell table:style-name="ce18" table:formula="of:=COM.MICROSOFT.CONCAT(IF([.O$1]=[.$B20];&quot;*&quot;;&quot;&quot;);IF([.O$1]&gt;=[.$B20]-[.$C20];IF([.O$1]&lt;=[.$B20]+[.$D20];&quot;B&quot;;&quot;&quot;);&quot;&quot;);IF([.O$1]=[.$F20];&quot;*&quot;;&quot;&quot;);IF([.O$1]&gt;=[.$F20]-[.$G20];IF([.O$1]&lt;=[.$F20]+[.$H20];&quot;S&quot;;&quot;&quot;);&quot;&quot;))">
            <text:p/>
          </table:table-cell>
          <table:table-cell table:style-name="ce21" table:formula="of:=COM.MICROSOFT.CONCAT(IF([.P$1]=[.$B20];&quot;*&quot;;&quot;&quot;);IF([.P$1]&gt;=[.$B20]-[.$C20];IF([.P$1]&lt;=[.$B20]+[.$D20];&quot;B&quot;;&quot;&quot;);&quot;&quot;);IF([.P$1]=[.$F20];&quot;*&quot;;&quot;&quot;);IF([.P$1]&gt;=[.$F20]-[.$G20];IF([.P$1]&lt;=[.$F20]+[.$H20];&quot;S&quot;;&quot;&quot;);&quot;&quot;))" office:value-type="string" office:string-value="BS" calcext:value-type="string">
            <text:p>BS</text:p>
          </table:table-cell>
          <table:table-cell table:style-name="ce18" table:formula="of:=COM.MICROSOFT.CONCAT(IF([.Q$1]=[.$B20];&quot;*&quot;;&quot;&quot;);IF([.Q$1]&gt;=[.$B20]-[.$C20];IF([.Q$1]&lt;=[.$B20]+[.$D20];&quot;B&quot;;&quot;&quot;);&quot;&quot;);IF([.Q$1]=[.$F20];&quot;*&quot;;&quot;&quot;);IF([.Q$1]&gt;=[.$F20]-[.$G20];IF([.Q$1]&lt;=[.$F20]+[.$H20];&quot;S&quot;;&quot;&quot;);&quot;&quot;))" office:value-type="string" office:string-value="*B*S" calcext:value-type="string">
            <text:p>*B*S</text:p>
          </table:table-cell>
          <table:table-cell table:style-name="ce18" table:formula="of:=COM.MICROSOFT.CONCAT(IF([.R$1]=[.$B20];&quot;*&quot;;&quot;&quot;);IF([.R$1]&gt;=[.$B20]-[.$C20];IF([.R$1]&lt;=[.$B20]+[.$D20];&quot;B&quot;;&quot;&quot;);&quot;&quot;);IF([.R$1]=[.$F20];&quot;*&quot;;&quot;&quot;);IF([.R$1]&gt;=[.$F20]-[.$G20];IF([.R$1]&lt;=[.$F20]+[.$H20];&quot;S&quot;;&quot;&quot;);&quot;&quot;))" office:value-type="string" office:string-value="S" calcext:value-type="string">
            <text:p>S</text:p>
          </table:table-cell>
          <table:table-cell table:style-name="ce18" table:formula="of:=COM.MICROSOFT.CONCAT(IF([.S$1]=[.$B20];&quot;*&quot;;&quot;&quot;);IF([.S$1]&gt;=[.$B20]-[.$C20];IF([.S$1]&lt;=[.$B20]+[.$D20];&quot;B&quot;;&quot;&quot;);&quot;&quot;);IF([.S$1]=[.$F20];&quot;*&quot;;&quot;&quot;);IF([.S$1]&gt;=[.$F20]-[.$G20];IF([.S$1]&lt;=[.$F20]+[.$H20];&quot;S&quot;;&quot;&quot;);&quot;&quot;))">
            <text:p/>
          </table:table-cell>
          <table:table-cell table:style-name="ce18" table:formula="of:=COM.MICROSOFT.CONCAT(IF([.T$1]=[.$B20];&quot;*&quot;;&quot;&quot;);IF([.T$1]&gt;=[.$B20]-[.$C20];IF([.T$1]&lt;=[.$B20]+[.$D20];&quot;B&quot;;&quot;&quot;);&quot;&quot;);IF([.T$1]=[.$F20];&quot;*&quot;;&quot;&quot;);IF([.T$1]&gt;=[.$F20]-[.$G20];IF([.T$1]&lt;=[.$F20]+[.$H20];&quot;S&quot;;&quot;&quot;);&quot;&quot;))">
            <text:p/>
          </table:table-cell>
          <table:table-cell table:style-name="ce18" table:formula="of:=COM.MICROSOFT.CONCAT(IF([.U$1]=[.$B20];&quot;*&quot;;&quot;&quot;);IF([.U$1]&gt;=[.$B20]-[.$C20];IF([.U$1]&lt;=[.$B20]+[.$D20];&quot;B&quot;;&quot;&quot;);&quot;&quot;);IF([.U$1]=[.$F20];&quot;*&quot;;&quot;&quot;);IF([.U$1]&gt;=[.$F20]-[.$G20];IF([.U$1]&lt;=[.$F20]+[.$H20];&quot;S&quot;;&quot;&quot;);&quot;&quot;))">
            <text:p/>
          </table:table-cell>
          <table:table-cell table:style-name="ce18" table:formula="of:=COM.MICROSOFT.CONCAT(IF([.V$1]=[.$B20];&quot;*&quot;;&quot;&quot;);IF([.V$1]&gt;=[.$B20]-[.$C20];IF([.V$1]&lt;=[.$B20]+[.$D20];&quot;B&quot;;&quot;&quot;);&quot;&quot;);IF([.V$1]=[.$F20];&quot;*&quot;;&quot;&quot;);IF([.V$1]&gt;=[.$F20]-[.$G20];IF([.V$1]&lt;=[.$F20]+[.$H20];&quot;S&quot;;&quot;&quot;);&quot;&quot;))">
            <text:p/>
          </table:table-cell>
          <table:table-cell table:number-columns-repeated="998"/>
        </table:table-row>
        <table:table-row table:style-name="ro1">
          <table:table-cell office:value-type="string" calcext:value-type="string">
            <text:p>social</text:p>
          </table:table-cell>
          <table:table-cell table:style-name="ce13" office:value-type="float" office:value="20" calcext:value-type="float">
            <text:p>2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"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8" table:formula="of:=COM.MICROSOFT.CONCAT(IF([.J$1]=[.$B21];&quot;*&quot;;&quot;&quot;);IF([.J$1]&gt;=[.$B21]-[.$C21];IF([.J$1]&lt;=[.$B21]+[.$D21];&quot;B&quot;;&quot;&quot;);&quot;&quot;);IF([.J$1]=[.$F21];&quot;*&quot;;&quot;&quot;);IF([.J$1]&gt;=[.$F21]-[.$G21];IF([.J$1]&lt;=[.$F21]+[.$H21];&quot;S&quot;;&quot;&quot;);&quot;&quot;))">
            <text:p/>
          </table:table-cell>
          <table:table-cell table:style-name="ce18" table:formula="of:=COM.MICROSOFT.CONCAT(IF([.K$1]=[.$B21];&quot;*&quot;;&quot;&quot;);IF([.K$1]&gt;=[.$B21]-[.$C21];IF([.K$1]&lt;=[.$B21]+[.$D21];&quot;B&quot;;&quot;&quot;);&quot;&quot;);IF([.K$1]=[.$F21];&quot;*&quot;;&quot;&quot;);IF([.K$1]&gt;=[.$F21]-[.$G21];IF([.K$1]&lt;=[.$F21]+[.$H21];&quot;S&quot;;&quot;&quot;);&quot;&quot;))">
            <text:p/>
          </table:table-cell>
          <table:table-cell table:style-name="ce18" table:formula="of:=COM.MICROSOFT.CONCAT(IF([.L$1]=[.$B21];&quot;*&quot;;&quot;&quot;);IF([.L$1]&gt;=[.$B21]-[.$C21];IF([.L$1]&lt;=[.$B21]+[.$D21];&quot;B&quot;;&quot;&quot;);&quot;&quot;);IF([.L$1]=[.$F21];&quot;*&quot;;&quot;&quot;);IF([.L$1]&gt;=[.$F21]-[.$G21];IF([.L$1]&lt;=[.$F21]+[.$H21];&quot;S&quot;;&quot;&quot;);&quot;&quot;))">
            <text:p/>
          </table:table-cell>
          <table:table-cell table:style-name="ce18" table:formula="of:=COM.MICROSOFT.CONCAT(IF([.M$1]=[.$B21];&quot;*&quot;;&quot;&quot;);IF([.M$1]&gt;=[.$B21]-[.$C21];IF([.M$1]&lt;=[.$B21]+[.$D21];&quot;B&quot;;&quot;&quot;);&quot;&quot;);IF([.M$1]=[.$F21];&quot;*&quot;;&quot;&quot;);IF([.M$1]&gt;=[.$F21]-[.$G21];IF([.M$1]&lt;=[.$F21]+[.$H21];&quot;S&quot;;&quot;&quot;);&quot;&quot;))">
            <text:p/>
          </table:table-cell>
          <table:table-cell table:style-name="ce18" table:formula="of:=COM.MICROSOFT.CONCAT(IF([.N$1]=[.$B21];&quot;*&quot;;&quot;&quot;);IF([.N$1]&gt;=[.$B21]-[.$C21];IF([.N$1]&lt;=[.$B21]+[.$D21];&quot;B&quot;;&quot;&quot;);&quot;&quot;);IF([.N$1]=[.$F21];&quot;*&quot;;&quot;&quot;);IF([.N$1]&gt;=[.$F21]-[.$G21];IF([.N$1]&lt;=[.$F21]+[.$H21];&quot;S&quot;;&quot;&quot;);&quot;&quot;))" office:value-type="string" office:string-value="S" calcext:value-type="string">
            <text:p>S</text:p>
          </table:table-cell>
          <table:table-cell table:style-name="ce18" table:formula="of:=COM.MICROSOFT.CONCAT(IF([.O$1]=[.$B21];&quot;*&quot;;&quot;&quot;);IF([.O$1]&gt;=[.$B21]-[.$C21];IF([.O$1]&lt;=[.$B21]+[.$D21];&quot;B&quot;;&quot;&quot;);&quot;&quot;);IF([.O$1]=[.$F21];&quot;*&quot;;&quot;&quot;);IF([.O$1]&gt;=[.$F21]-[.$G21];IF([.O$1]&lt;=[.$F21]+[.$H21];&quot;S&quot;;&quot;&quot;);&quot;&quot;))" office:value-type="string" office:string-value="*B*S" calcext:value-type="string">
            <text:p>*B*S</text:p>
          </table:table-cell>
          <table:table-cell table:style-name="ce21" table:formula="of:=COM.MICROSOFT.CONCAT(IF([.P$1]=[.$B21];&quot;*&quot;;&quot;&quot;);IF([.P$1]&gt;=[.$B21]-[.$C21];IF([.P$1]&lt;=[.$B21]+[.$D21];&quot;B&quot;;&quot;&quot;);&quot;&quot;);IF([.P$1]=[.$F21];&quot;*&quot;;&quot;&quot;);IF([.P$1]&gt;=[.$F21]-[.$G21];IF([.P$1]&lt;=[.$F21]+[.$H21];&quot;S&quot;;&quot;&quot;);&quot;&quot;))" office:value-type="string" office:string-value="BS" calcext:value-type="string">
            <text:p>BS</text:p>
          </table:table-cell>
          <table:table-cell table:style-name="ce18" table:formula="of:=COM.MICROSOFT.CONCAT(IF([.Q$1]=[.$B21];&quot;*&quot;;&quot;&quot;);IF([.Q$1]&gt;=[.$B21]-[.$C21];IF([.Q$1]&lt;=[.$B21]+[.$D21];&quot;B&quot;;&quot;&quot;);&quot;&quot;);IF([.Q$1]=[.$F21];&quot;*&quot;;&quot;&quot;);IF([.Q$1]&gt;=[.$F21]-[.$G21];IF([.Q$1]&lt;=[.$F21]+[.$H21];&quot;S&quot;;&quot;&quot;);&quot;&quot;))">
            <text:p/>
          </table:table-cell>
          <table:table-cell table:style-name="ce18" table:formula="of:=COM.MICROSOFT.CONCAT(IF([.R$1]=[.$B21];&quot;*&quot;;&quot;&quot;);IF([.R$1]&gt;=[.$B21]-[.$C21];IF([.R$1]&lt;=[.$B21]+[.$D21];&quot;B&quot;;&quot;&quot;);&quot;&quot;);IF([.R$1]=[.$F21];&quot;*&quot;;&quot;&quot;);IF([.R$1]&gt;=[.$F21]-[.$G21];IF([.R$1]&lt;=[.$F21]+[.$H21];&quot;S&quot;;&quot;&quot;);&quot;&quot;))">
            <text:p/>
          </table:table-cell>
          <table:table-cell table:style-name="ce18" table:formula="of:=COM.MICROSOFT.CONCAT(IF([.S$1]=[.$B21];&quot;*&quot;;&quot;&quot;);IF([.S$1]&gt;=[.$B21]-[.$C21];IF([.S$1]&lt;=[.$B21]+[.$D21];&quot;B&quot;;&quot;&quot;);&quot;&quot;);IF([.S$1]=[.$F21];&quot;*&quot;;&quot;&quot;);IF([.S$1]&gt;=[.$F21]-[.$G21];IF([.S$1]&lt;=[.$F21]+[.$H21];&quot;S&quot;;&quot;&quot;);&quot;&quot;))">
            <text:p/>
          </table:table-cell>
          <table:table-cell table:style-name="ce18" table:formula="of:=COM.MICROSOFT.CONCAT(IF([.T$1]=[.$B21];&quot;*&quot;;&quot;&quot;);IF([.T$1]&gt;=[.$B21]-[.$C21];IF([.T$1]&lt;=[.$B21]+[.$D21];&quot;B&quot;;&quot;&quot;);&quot;&quot;);IF([.T$1]=[.$F21];&quot;*&quot;;&quot;&quot;);IF([.T$1]&gt;=[.$F21]-[.$G21];IF([.T$1]&lt;=[.$F21]+[.$H21];&quot;S&quot;;&quot;&quot;);&quot;&quot;))">
            <text:p/>
          </table:table-cell>
          <table:table-cell table:style-name="ce18" table:formula="of:=COM.MICROSOFT.CONCAT(IF([.U$1]=[.$B21];&quot;*&quot;;&quot;&quot;);IF([.U$1]&gt;=[.$B21]-[.$C21];IF([.U$1]&lt;=[.$B21]+[.$D21];&quot;B&quot;;&quot;&quot;);&quot;&quot;);IF([.U$1]=[.$F21];&quot;*&quot;;&quot;&quot;);IF([.U$1]&gt;=[.$F21]-[.$G21];IF([.U$1]&lt;=[.$F21]+[.$H21];&quot;S&quot;;&quot;&quot;);&quot;&quot;))">
            <text:p/>
          </table:table-cell>
          <table:table-cell table:style-name="ce18" table:formula="of:=COM.MICROSOFT.CONCAT(IF([.V$1]=[.$B21];&quot;*&quot;;&quot;&quot;);IF([.V$1]&gt;=[.$B21]-[.$C21];IF([.V$1]&lt;=[.$B21]+[.$D21];&quot;B&quot;;&quot;&quot;);&quot;&quot;);IF([.V$1]=[.$F21];&quot;*&quot;;&quot;&quot;);IF([.V$1]&gt;=[.$F21]-[.$G21];IF([.V$1]&lt;=[.$F21]+[.$H21];&quot;S&quot;;&quot;&quot;);&quot;&quot;))">
            <text:p/>
          </table:table-cell>
          <table:table-cell table:number-columns-repeated="998"/>
        </table:table-row>
        <table:table-row table:style-name="ro1">
          <table:table-cell office:value-type="string" calcext:value-type="string">
            <text:p>social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8" table:formula="of:=COM.MICROSOFT.CONCAT(IF([.J$1]=[.$B22];&quot;*&quot;;&quot;&quot;);IF([.J$1]&gt;=[.$B22]-[.$C22];IF([.J$1]&lt;=[.$B22]+[.$D22];&quot;B&quot;;&quot;&quot;);&quot;&quot;);IF([.J$1]=[.$F22];&quot;*&quot;;&quot;&quot;);IF([.J$1]&gt;=[.$F22]-[.$G22];IF([.J$1]&lt;=[.$F22]+[.$H22];&quot;S&quot;;&quot;&quot;);&quot;&quot;))">
            <text:p/>
          </table:table-cell>
          <table:table-cell table:style-name="ce18" table:formula="of:=COM.MICROSOFT.CONCAT(IF([.K$1]=[.$B22];&quot;*&quot;;&quot;&quot;);IF([.K$1]&gt;=[.$B22]-[.$C22];IF([.K$1]&lt;=[.$B22]+[.$D22];&quot;B&quot;;&quot;&quot;);&quot;&quot;);IF([.K$1]=[.$F22];&quot;*&quot;;&quot;&quot;);IF([.K$1]&gt;=[.$F22]-[.$G22];IF([.K$1]&lt;=[.$F22]+[.$H22];&quot;S&quot;;&quot;&quot;);&quot;&quot;))">
            <text:p/>
          </table:table-cell>
          <table:table-cell table:style-name="ce18" table:formula="of:=COM.MICROSOFT.CONCAT(IF([.L$1]=[.$B22];&quot;*&quot;;&quot;&quot;);IF([.L$1]&gt;=[.$B22]-[.$C22];IF([.L$1]&lt;=[.$B22]+[.$D22];&quot;B&quot;;&quot;&quot;);&quot;&quot;);IF([.L$1]=[.$F22];&quot;*&quot;;&quot;&quot;);IF([.L$1]&gt;=[.$F22]-[.$G22];IF([.L$1]&lt;=[.$F22]+[.$H22];&quot;S&quot;;&quot;&quot;);&quot;&quot;))">
            <text:p/>
          </table:table-cell>
          <table:table-cell table:style-name="ce18" table:formula="of:=COM.MICROSOFT.CONCAT(IF([.M$1]=[.$B22];&quot;*&quot;;&quot;&quot;);IF([.M$1]&gt;=[.$B22]-[.$C22];IF([.M$1]&lt;=[.$B22]+[.$D22];&quot;B&quot;;&quot;&quot;);&quot;&quot;);IF([.M$1]=[.$F22];&quot;*&quot;;&quot;&quot;);IF([.M$1]&gt;=[.$F22]-[.$G22];IF([.M$1]&lt;=[.$F22]+[.$H22];&quot;S&quot;;&quot;&quot;);&quot;&quot;))">
            <text:p/>
          </table:table-cell>
          <table:table-cell table:style-name="ce18" table:formula="of:=COM.MICROSOFT.CONCAT(IF([.N$1]=[.$B22];&quot;*&quot;;&quot;&quot;);IF([.N$1]&gt;=[.$B22]-[.$C22];IF([.N$1]&lt;=[.$B22]+[.$D22];&quot;B&quot;;&quot;&quot;);&quot;&quot;);IF([.N$1]=[.$F22];&quot;*&quot;;&quot;&quot;);IF([.N$1]&gt;=[.$F22]-[.$G22];IF([.N$1]&lt;=[.$F22]+[.$H22];&quot;S&quot;;&quot;&quot;);&quot;&quot;))" office:value-type="string" office:string-value="S" calcext:value-type="string">
            <text:p>S</text:p>
          </table:table-cell>
          <table:table-cell table:style-name="ce18" table:formula="of:=COM.MICROSOFT.CONCAT(IF([.O$1]=[.$B22];&quot;*&quot;;&quot;&quot;);IF([.O$1]&gt;=[.$B22]-[.$C22];IF([.O$1]&lt;=[.$B22]+[.$D22];&quot;B&quot;;&quot;&quot;);&quot;&quot;);IF([.O$1]=[.$F22];&quot;*&quot;;&quot;&quot;);IF([.O$1]&gt;=[.$F22]-[.$G22];IF([.O$1]&lt;=[.$F22]+[.$H22];&quot;S&quot;;&quot;&quot;);&quot;&quot;))" office:value-type="string" office:string-value="*S" calcext:value-type="string">
            <text:p>*S</text:p>
          </table:table-cell>
          <table:table-cell table:style-name="ce21" table:formula="of:=COM.MICROSOFT.CONCAT(IF([.P$1]=[.$B22];&quot;*&quot;;&quot;&quot;);IF([.P$1]&gt;=[.$B22]-[.$C22];IF([.P$1]&lt;=[.$B22]+[.$D22];&quot;B&quot;;&quot;&quot;);&quot;&quot;);IF([.P$1]=[.$F22];&quot;*&quot;;&quot;&quot;);IF([.P$1]&gt;=[.$F22]-[.$G22];IF([.P$1]&lt;=[.$F22]+[.$H22];&quot;S&quot;;&quot;&quot;);&quot;&quot;))" office:value-type="string" office:string-value="BS" calcext:value-type="string">
            <text:p>BS</text:p>
          </table:table-cell>
          <table:table-cell table:style-name="ce18" table:formula="of:=COM.MICROSOFT.CONCAT(IF([.Q$1]=[.$B22];&quot;*&quot;;&quot;&quot;);IF([.Q$1]&gt;=[.$B22]-[.$C22];IF([.Q$1]&lt;=[.$B22]+[.$D22];&quot;B&quot;;&quot;&quot;);&quot;&quot;);IF([.Q$1]=[.$F22];&quot;*&quot;;&quot;&quot;);IF([.Q$1]&gt;=[.$F22]-[.$G22];IF([.Q$1]&lt;=[.$F22]+[.$H22];&quot;S&quot;;&quot;&quot;);&quot;&quot;))" office:value-type="string" office:string-value="*B" calcext:value-type="string">
            <text:p>*B</text:p>
          </table:table-cell>
          <table:table-cell table:style-name="ce18" table:formula="of:=COM.MICROSOFT.CONCAT(IF([.R$1]=[.$B22];&quot;*&quot;;&quot;&quot;);IF([.R$1]&gt;=[.$B22]-[.$C22];IF([.R$1]&lt;=[.$B22]+[.$D22];&quot;B&quot;;&quot;&quot;);&quot;&quot;);IF([.R$1]=[.$F22];&quot;*&quot;;&quot;&quot;);IF([.R$1]&gt;=[.$F22]-[.$G22];IF([.R$1]&lt;=[.$F22]+[.$H22];&quot;S&quot;;&quot;&quot;);&quot;&quot;))">
            <text:p/>
          </table:table-cell>
          <table:table-cell table:style-name="ce18" table:formula="of:=COM.MICROSOFT.CONCAT(IF([.S$1]=[.$B22];&quot;*&quot;;&quot;&quot;);IF([.S$1]&gt;=[.$B22]-[.$C22];IF([.S$1]&lt;=[.$B22]+[.$D22];&quot;B&quot;;&quot;&quot;);&quot;&quot;);IF([.S$1]=[.$F22];&quot;*&quot;;&quot;&quot;);IF([.S$1]&gt;=[.$F22]-[.$G22];IF([.S$1]&lt;=[.$F22]+[.$H22];&quot;S&quot;;&quot;&quot;);&quot;&quot;))">
            <text:p/>
          </table:table-cell>
          <table:table-cell table:style-name="ce18" table:formula="of:=COM.MICROSOFT.CONCAT(IF([.T$1]=[.$B22];&quot;*&quot;;&quot;&quot;);IF([.T$1]&gt;=[.$B22]-[.$C22];IF([.T$1]&lt;=[.$B22]+[.$D22];&quot;B&quot;;&quot;&quot;);&quot;&quot;);IF([.T$1]=[.$F22];&quot;*&quot;;&quot;&quot;);IF([.T$1]&gt;=[.$F22]-[.$G22];IF([.T$1]&lt;=[.$F22]+[.$H22];&quot;S&quot;;&quot;&quot;);&quot;&quot;))">
            <text:p/>
          </table:table-cell>
          <table:table-cell table:style-name="ce18" table:formula="of:=COM.MICROSOFT.CONCAT(IF([.U$1]=[.$B22];&quot;*&quot;;&quot;&quot;);IF([.U$1]&gt;=[.$B22]-[.$C22];IF([.U$1]&lt;=[.$B22]+[.$D22];&quot;B&quot;;&quot;&quot;);&quot;&quot;);IF([.U$1]=[.$F22];&quot;*&quot;;&quot;&quot;);IF([.U$1]&gt;=[.$F22]-[.$G22];IF([.U$1]&lt;=[.$F22]+[.$H22];&quot;S&quot;;&quot;&quot;);&quot;&quot;))">
            <text:p/>
          </table:table-cell>
          <table:table-cell table:style-name="ce18" table:formula="of:=COM.MICROSOFT.CONCAT(IF([.V$1]=[.$B22];&quot;*&quot;;&quot;&quot;);IF([.V$1]&gt;=[.$B22]-[.$C22];IF([.V$1]&lt;=[.$B22]+[.$D22];&quot;B&quot;;&quot;&quot;);&quot;&quot;);IF([.V$1]=[.$F22];&quot;*&quot;;&quot;&quot;);IF([.V$1]&gt;=[.$F22]-[.$G22];IF([.V$1]&lt;=[.$F22]+[.$H22];&quot;S&quot;;&quot;&quot;);&quot;&quot;))">
            <text:p/>
          </table:table-cell>
          <table:table-cell table:number-columns-repeated="998"/>
        </table:table-row>
        <table:table-row table:style-name="ro1">
          <table:table-cell table:style-name="ce45" table:number-columns-repeated="8"/>
          <table:table-cell/>
          <table:table-cell table:style-name="ce45" table:number-columns-repeated="1011"/>
        </table:table-row>
        <table:table-row table:style-name="ro1">
          <table:table-cell office:value-type="string" calcext:value-type="string">
            <text:p>average</text:p>
          </table:table-cell>
          <table:table-cell table:style-name="ce14"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4"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8" table:formula="of:=COM.MICROSOFT.CONCAT(IF([.J$1]=[.$B24];&quot;*&quot;;&quot;&quot;);IF([.J$1]&gt;=[.$B24]-[.$C24];IF([.J$1]&lt;=[.$B24]+[.$D24];&quot;B&quot;;&quot;&quot;);&quot;&quot;);IF([.J$1]=[.$F24];&quot;*&quot;;&quot;&quot;);IF([.J$1]&gt;=[.$F24]-[.$G24];IF([.J$1]&lt;=[.$F24]+[.$H24];&quot;S&quot;;&quot;&quot;);&quot;&quot;))">
            <text:p/>
          </table:table-cell>
          <table:table-cell table:style-name="ce18" table:formula="of:=COM.MICROSOFT.CONCAT(IF([.K$1]=[.$B24];&quot;*&quot;;&quot;&quot;);IF([.K$1]&gt;=[.$B24]-[.$C24];IF([.K$1]&lt;=[.$B24]+[.$D24];&quot;B&quot;;&quot;&quot;);&quot;&quot;);IF([.K$1]=[.$F24];&quot;*&quot;;&quot;&quot;);IF([.K$1]&gt;=[.$F24]-[.$G24];IF([.K$1]&lt;=[.$F24]+[.$H24];&quot;S&quot;;&quot;&quot;);&quot;&quot;))">
            <text:p/>
          </table:table-cell>
          <table:table-cell table:style-name="ce18" table:formula="of:=COM.MICROSOFT.CONCAT(IF([.L$1]=[.$B24];&quot;*&quot;;&quot;&quot;);IF([.L$1]&gt;=[.$B24]-[.$C24];IF([.L$1]&lt;=[.$B24]+[.$D24];&quot;B&quot;;&quot;&quot;);&quot;&quot;);IF([.L$1]=[.$F24];&quot;*&quot;;&quot;&quot;);IF([.L$1]&gt;=[.$F24]-[.$G24];IF([.L$1]&lt;=[.$F24]+[.$H24];&quot;S&quot;;&quot;&quot;);&quot;&quot;))">
            <text:p/>
          </table:table-cell>
          <table:table-cell table:style-name="ce18" table:formula="of:=COM.MICROSOFT.CONCAT(IF([.M$1]=[.$B24];&quot;*&quot;;&quot;&quot;);IF([.M$1]&gt;=[.$B24]-[.$C24];IF([.M$1]&lt;=[.$B24]+[.$D24];&quot;B&quot;;&quot;&quot;);&quot;&quot;);IF([.M$1]=[.$F24];&quot;*&quot;;&quot;&quot;);IF([.M$1]&gt;=[.$F24]-[.$G24];IF([.M$1]&lt;=[.$F24]+[.$H24];&quot;S&quot;;&quot;&quot;);&quot;&quot;))">
            <text:p/>
          </table:table-cell>
          <table:table-cell table:style-name="ce18" table:formula="of:=COM.MICROSOFT.CONCAT(IF([.N$1]=[.$B24];&quot;*&quot;;&quot;&quot;);IF([.N$1]&gt;=[.$B24]-[.$C24];IF([.N$1]&lt;=[.$B24]+[.$D24];&quot;B&quot;;&quot;&quot;);&quot;&quot;);IF([.N$1]=[.$F24];&quot;*&quot;;&quot;&quot;);IF([.N$1]&gt;=[.$F24]-[.$G24];IF([.N$1]&lt;=[.$F24]+[.$H24];&quot;S&quot;;&quot;&quot;);&quot;&quot;))">
            <text:p/>
          </table:table-cell>
          <table:table-cell table:style-name="ce18" table:formula="of:=COM.MICROSOFT.CONCAT(IF([.O$1]=[.$B24];&quot;*&quot;;&quot;&quot;);IF([.O$1]&gt;=[.$B24]-[.$C24];IF([.O$1]&lt;=[.$B24]+[.$D24];&quot;B&quot;;&quot;&quot;);&quot;&quot;);IF([.O$1]=[.$F24];&quot;*&quot;;&quot;&quot;);IF([.O$1]&gt;=[.$F24]-[.$G24];IF([.O$1]&lt;=[.$F24]+[.$H24];&quot;S&quot;;&quot;&quot;);&quot;&quot;))" office:value-type="string" office:string-value="BS" calcext:value-type="string">
            <text:p>BS</text:p>
          </table:table-cell>
          <table:table-cell table:style-name="ce21" table:formula="of:=COM.MICROSOFT.CONCAT(IF([.P$1]=[.$B24];&quot;*&quot;;&quot;&quot;);IF([.P$1]&gt;=[.$B24]-[.$C24];IF([.P$1]&lt;=[.$B24]+[.$D24];&quot;B&quot;;&quot;&quot;);&quot;&quot;);IF([.P$1]=[.$F24];&quot;*&quot;;&quot;&quot;);IF([.P$1]&gt;=[.$F24]-[.$G24];IF([.P$1]&lt;=[.$F24]+[.$H24];&quot;S&quot;;&quot;&quot;);&quot;&quot;))" office:value-type="string" office:string-value="*B*S" calcext:value-type="string">
            <text:p>*B*S</text:p>
          </table:table-cell>
          <table:table-cell table:style-name="ce18" table:formula="of:=COM.MICROSOFT.CONCAT(IF([.Q$1]=[.$B24];&quot;*&quot;;&quot;&quot;);IF([.Q$1]&gt;=[.$B24]-[.$C24];IF([.Q$1]&lt;=[.$B24]+[.$D24];&quot;B&quot;;&quot;&quot;);&quot;&quot;);IF([.Q$1]=[.$F24];&quot;*&quot;;&quot;&quot;);IF([.Q$1]&gt;=[.$F24]-[.$G24];IF([.Q$1]&lt;=[.$F24]+[.$H24];&quot;S&quot;;&quot;&quot;);&quot;&quot;))" office:value-type="string" office:string-value="BS" calcext:value-type="string">
            <text:p>BS</text:p>
          </table:table-cell>
          <table:table-cell table:style-name="ce18" table:formula="of:=COM.MICROSOFT.CONCAT(IF([.R$1]=[.$B24];&quot;*&quot;;&quot;&quot;);IF([.R$1]&gt;=[.$B24]-[.$C24];IF([.R$1]&lt;=[.$B24]+[.$D24];&quot;B&quot;;&quot;&quot;);&quot;&quot;);IF([.R$1]=[.$F24];&quot;*&quot;;&quot;&quot;);IF([.R$1]&gt;=[.$F24]-[.$G24];IF([.R$1]&lt;=[.$F24]+[.$H24];&quot;S&quot;;&quot;&quot;);&quot;&quot;))">
            <text:p/>
          </table:table-cell>
          <table:table-cell table:style-name="ce18" table:formula="of:=COM.MICROSOFT.CONCAT(IF([.S$1]=[.$B24];&quot;*&quot;;&quot;&quot;);IF([.S$1]&gt;=[.$B24]-[.$C24];IF([.S$1]&lt;=[.$B24]+[.$D24];&quot;B&quot;;&quot;&quot;);&quot;&quot;);IF([.S$1]=[.$F24];&quot;*&quot;;&quot;&quot;);IF([.S$1]&gt;=[.$F24]-[.$G24];IF([.S$1]&lt;=[.$F24]+[.$H24];&quot;S&quot;;&quot;&quot;);&quot;&quot;))">
            <text:p/>
          </table:table-cell>
          <table:table-cell table:style-name="ce18" table:formula="of:=COM.MICROSOFT.CONCAT(IF([.T$1]=[.$B24];&quot;*&quot;;&quot;&quot;);IF([.T$1]&gt;=[.$B24]-[.$C24];IF([.T$1]&lt;=[.$B24]+[.$D24];&quot;B&quot;;&quot;&quot;);&quot;&quot;);IF([.T$1]=[.$F24];&quot;*&quot;;&quot;&quot;);IF([.T$1]&gt;=[.$F24]-[.$G24];IF([.T$1]&lt;=[.$F24]+[.$H24];&quot;S&quot;;&quot;&quot;);&quot;&quot;))">
            <text:p/>
          </table:table-cell>
          <table:table-cell table:style-name="ce18" table:formula="of:=COM.MICROSOFT.CONCAT(IF([.U$1]=[.$B24];&quot;*&quot;;&quot;&quot;);IF([.U$1]&gt;=[.$B24]-[.$C24];IF([.U$1]&lt;=[.$B24]+[.$D24];&quot;B&quot;;&quot;&quot;);&quot;&quot;);IF([.U$1]=[.$F24];&quot;*&quot;;&quot;&quot;);IF([.U$1]&gt;=[.$F24]-[.$G24];IF([.U$1]&lt;=[.$F24]+[.$H24];&quot;S&quot;;&quot;&quot;);&quot;&quot;))">
            <text:p/>
          </table:table-cell>
          <table:table-cell table:style-name="ce18" table:formula="of:=COM.MICROSOFT.CONCAT(IF([.V$1]=[.$B24];&quot;*&quot;;&quot;&quot;);IF([.V$1]&gt;=[.$B24]-[.$C24];IF([.V$1]&lt;=[.$B24]+[.$D24];&quot;B&quot;;&quot;&quot;);&quot;&quot;);IF([.V$1]=[.$F24];&quot;*&quot;;&quot;&quot;);IF([.V$1]&gt;=[.$F24]-[.$G24];IF([.V$1]&lt;=[.$F24]+[.$H24];&quot;S&quot;;&quot;&quot;);&quot;&quot;))">
            <text:p/>
          </table:table-cell>
          <table:table-cell table:number-columns-repeated="998"/>
        </table:table-row>
        <table:table-row table:style-name="ro1">
          <table:table-cell office:value-type="string" calcext:value-type="string">
            <text:p>average</text:p>
          </table:table-cell>
          <table:table-cell table:style-name="ce14" office:value-type="float" office:value="21" calcext:value-type="float">
            <text:p>21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"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8" table:formula="of:=COM.MICROSOFT.CONCAT(IF([.J$1]=[.$B25];&quot;*&quot;;&quot;&quot;);IF([.J$1]&gt;=[.$B25]-[.$C25];IF([.J$1]&lt;=[.$B25]+[.$D25];&quot;B&quot;;&quot;&quot;);&quot;&quot;);IF([.J$1]=[.$F25];&quot;*&quot;;&quot;&quot;);IF([.J$1]&gt;=[.$F25]-[.$G25];IF([.J$1]&lt;=[.$F25]+[.$H25];&quot;S&quot;;&quot;&quot;);&quot;&quot;))">
            <text:p/>
          </table:table-cell>
          <table:table-cell table:style-name="ce18" table:formula="of:=COM.MICROSOFT.CONCAT(IF([.K$1]=[.$B25];&quot;*&quot;;&quot;&quot;);IF([.K$1]&gt;=[.$B25]-[.$C25];IF([.K$1]&lt;=[.$B25]+[.$D25];&quot;B&quot;;&quot;&quot;);&quot;&quot;);IF([.K$1]=[.$F25];&quot;*&quot;;&quot;&quot;);IF([.K$1]&gt;=[.$F25]-[.$G25];IF([.K$1]&lt;=[.$F25]+[.$H25];&quot;S&quot;;&quot;&quot;);&quot;&quot;))">
            <text:p/>
          </table:table-cell>
          <table:table-cell table:style-name="ce18" table:formula="of:=COM.MICROSOFT.CONCAT(IF([.L$1]=[.$B25];&quot;*&quot;;&quot;&quot;);IF([.L$1]&gt;=[.$B25]-[.$C25];IF([.L$1]&lt;=[.$B25]+[.$D25];&quot;B&quot;;&quot;&quot;);&quot;&quot;);IF([.L$1]=[.$F25];&quot;*&quot;;&quot;&quot;);IF([.L$1]&gt;=[.$F25]-[.$G25];IF([.L$1]&lt;=[.$F25]+[.$H25];&quot;S&quot;;&quot;&quot;);&quot;&quot;))">
            <text:p/>
          </table:table-cell>
          <table:table-cell table:style-name="ce18" table:formula="of:=COM.MICROSOFT.CONCAT(IF([.M$1]=[.$B25];&quot;*&quot;;&quot;&quot;);IF([.M$1]&gt;=[.$B25]-[.$C25];IF([.M$1]&lt;=[.$B25]+[.$D25];&quot;B&quot;;&quot;&quot;);&quot;&quot;);IF([.M$1]=[.$F25];&quot;*&quot;;&quot;&quot;);IF([.M$1]&gt;=[.$F25]-[.$G25];IF([.M$1]&lt;=[.$F25]+[.$H25];&quot;S&quot;;&quot;&quot;);&quot;&quot;))">
            <text:p/>
          </table:table-cell>
          <table:table-cell table:style-name="ce18" table:formula="of:=COM.MICROSOFT.CONCAT(IF([.N$1]=[.$B25];&quot;*&quot;;&quot;&quot;);IF([.N$1]&gt;=[.$B25]-[.$C25];IF([.N$1]&lt;=[.$B25]+[.$D25];&quot;B&quot;;&quot;&quot;);&quot;&quot;);IF([.N$1]=[.$F25];&quot;*&quot;;&quot;&quot;);IF([.N$1]&gt;=[.$F25]-[.$G25];IF([.N$1]&lt;=[.$F25]+[.$H25];&quot;S&quot;;&quot;&quot;);&quot;&quot;))">
            <text:p/>
          </table:table-cell>
          <table:table-cell table:style-name="ce18" table:formula="of:=COM.MICROSOFT.CONCAT(IF([.O$1]=[.$B25];&quot;*&quot;;&quot;&quot;);IF([.O$1]&gt;=[.$B25]-[.$C25];IF([.O$1]&lt;=[.$B25]+[.$D25];&quot;B&quot;;&quot;&quot;);&quot;&quot;);IF([.O$1]=[.$F25];&quot;*&quot;;&quot;&quot;);IF([.O$1]&gt;=[.$F25]-[.$G25];IF([.O$1]&lt;=[.$F25]+[.$H25];&quot;S&quot;;&quot;&quot;);&quot;&quot;))" office:value-type="string" office:string-value="S" calcext:value-type="string">
            <text:p>S</text:p>
          </table:table-cell>
          <table:table-cell table:style-name="ce21" table:formula="of:=COM.MICROSOFT.CONCAT(IF([.P$1]=[.$B25];&quot;*&quot;;&quot;&quot;);IF([.P$1]&gt;=[.$B25]-[.$C25];IF([.P$1]&lt;=[.$B25]+[.$D25];&quot;B&quot;;&quot;&quot;);&quot;&quot;);IF([.P$1]=[.$F25];&quot;*&quot;;&quot;&quot;);IF([.P$1]&gt;=[.$F25]-[.$G25];IF([.P$1]&lt;=[.$F25]+[.$H25];&quot;S&quot;;&quot;&quot;);&quot;&quot;))" office:value-type="string" office:string-value="*B*S" calcext:value-type="string">
            <text:p>*B*S</text:p>
          </table:table-cell>
          <table:table-cell table:style-name="ce18" table:formula="of:=COM.MICROSOFT.CONCAT(IF([.Q$1]=[.$B25];&quot;*&quot;;&quot;&quot;);IF([.Q$1]&gt;=[.$B25]-[.$C25];IF([.Q$1]&lt;=[.$B25]+[.$D25];&quot;B&quot;;&quot;&quot;);&quot;&quot;);IF([.Q$1]=[.$F25];&quot;*&quot;;&quot;&quot;);IF([.Q$1]&gt;=[.$F25]-[.$G25];IF([.Q$1]&lt;=[.$F25]+[.$H25];&quot;S&quot;;&quot;&quot;);&quot;&quot;))" office:value-type="string" office:string-value="BS" calcext:value-type="string">
            <text:p>BS</text:p>
          </table:table-cell>
          <table:table-cell table:style-name="ce18" table:formula="of:=COM.MICROSOFT.CONCAT(IF([.R$1]=[.$B25];&quot;*&quot;;&quot;&quot;);IF([.R$1]&gt;=[.$B25]-[.$C25];IF([.R$1]&lt;=[.$B25]+[.$D25];&quot;B&quot;;&quot;&quot;);&quot;&quot;);IF([.R$1]=[.$F25];&quot;*&quot;;&quot;&quot;);IF([.R$1]&gt;=[.$F25]-[.$G25];IF([.R$1]&lt;=[.$F25]+[.$H25];&quot;S&quot;;&quot;&quot;);&quot;&quot;))">
            <text:p/>
          </table:table-cell>
          <table:table-cell table:style-name="ce18" table:formula="of:=COM.MICROSOFT.CONCAT(IF([.S$1]=[.$B25];&quot;*&quot;;&quot;&quot;);IF([.S$1]&gt;=[.$B25]-[.$C25];IF([.S$1]&lt;=[.$B25]+[.$D25];&quot;B&quot;;&quot;&quot;);&quot;&quot;);IF([.S$1]=[.$F25];&quot;*&quot;;&quot;&quot;);IF([.S$1]&gt;=[.$F25]-[.$G25];IF([.S$1]&lt;=[.$F25]+[.$H25];&quot;S&quot;;&quot;&quot;);&quot;&quot;))">
            <text:p/>
          </table:table-cell>
          <table:table-cell table:style-name="ce18" table:formula="of:=COM.MICROSOFT.CONCAT(IF([.T$1]=[.$B25];&quot;*&quot;;&quot;&quot;);IF([.T$1]&gt;=[.$B25]-[.$C25];IF([.T$1]&lt;=[.$B25]+[.$D25];&quot;B&quot;;&quot;&quot;);&quot;&quot;);IF([.T$1]=[.$F25];&quot;*&quot;;&quot;&quot;);IF([.T$1]&gt;=[.$F25]-[.$G25];IF([.T$1]&lt;=[.$F25]+[.$H25];&quot;S&quot;;&quot;&quot;);&quot;&quot;))">
            <text:p/>
          </table:table-cell>
          <table:table-cell table:style-name="ce18" table:formula="of:=COM.MICROSOFT.CONCAT(IF([.U$1]=[.$B25];&quot;*&quot;;&quot;&quot;);IF([.U$1]&gt;=[.$B25]-[.$C25];IF([.U$1]&lt;=[.$B25]+[.$D25];&quot;B&quot;;&quot;&quot;);&quot;&quot;);IF([.U$1]=[.$F25];&quot;*&quot;;&quot;&quot;);IF([.U$1]&gt;=[.$F25]-[.$G25];IF([.U$1]&lt;=[.$F25]+[.$H25];&quot;S&quot;;&quot;&quot;);&quot;&quot;))">
            <text:p/>
          </table:table-cell>
          <table:table-cell table:style-name="ce18" table:formula="of:=COM.MICROSOFT.CONCAT(IF([.V$1]=[.$B25];&quot;*&quot;;&quot;&quot;);IF([.V$1]&gt;=[.$B25]-[.$C25];IF([.V$1]&lt;=[.$B25]+[.$D25];&quot;B&quot;;&quot;&quot;);&quot;&quot;);IF([.V$1]=[.$F25];&quot;*&quot;;&quot;&quot;);IF([.V$1]&gt;=[.$F25]-[.$G25];IF([.V$1]&lt;=[.$F25]+[.$H25];&quot;S&quot;;&quot;&quot;);&quot;&quot;))">
            <text:p/>
          </table:table-cell>
          <table:table-cell table:number-columns-repeated="998"/>
        </table:table-row>
        <table:table-row table:style-name="ro1">
          <table:table-cell office:value-type="string" calcext:value-type="string">
            <text:p>average</text:p>
          </table:table-cell>
          <table:table-cell table:style-name="ce14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8" table:formula="of:=COM.MICROSOFT.CONCAT(IF([.J$1]=[.$B26];&quot;*&quot;;&quot;&quot;);IF([.J$1]&gt;=[.$B26]-[.$C26];IF([.J$1]&lt;=[.$B26]+[.$D26];&quot;B&quot;;&quot;&quot;);&quot;&quot;);IF([.J$1]=[.$F26];&quot;*&quot;;&quot;&quot;);IF([.J$1]&gt;=[.$F26]-[.$G26];IF([.J$1]&lt;=[.$F26]+[.$H26];&quot;S&quot;;&quot;&quot;);&quot;&quot;))">
            <text:p/>
          </table:table-cell>
          <table:table-cell table:style-name="ce18" table:formula="of:=COM.MICROSOFT.CONCAT(IF([.K$1]=[.$B26];&quot;*&quot;;&quot;&quot;);IF([.K$1]&gt;=[.$B26]-[.$C26];IF([.K$1]&lt;=[.$B26]+[.$D26];&quot;B&quot;;&quot;&quot;);&quot;&quot;);IF([.K$1]=[.$F26];&quot;*&quot;;&quot;&quot;);IF([.K$1]&gt;=[.$F26]-[.$G26];IF([.K$1]&lt;=[.$F26]+[.$H26];&quot;S&quot;;&quot;&quot;);&quot;&quot;))">
            <text:p/>
          </table:table-cell>
          <table:table-cell table:style-name="ce18" table:formula="of:=COM.MICROSOFT.CONCAT(IF([.L$1]=[.$B26];&quot;*&quot;;&quot;&quot;);IF([.L$1]&gt;=[.$B26]-[.$C26];IF([.L$1]&lt;=[.$B26]+[.$D26];&quot;B&quot;;&quot;&quot;);&quot;&quot;);IF([.L$1]=[.$F26];&quot;*&quot;;&quot;&quot;);IF([.L$1]&gt;=[.$F26]-[.$G26];IF([.L$1]&lt;=[.$F26]+[.$H26];&quot;S&quot;;&quot;&quot;);&quot;&quot;))">
            <text:p/>
          </table:table-cell>
          <table:table-cell table:style-name="ce18" table:formula="of:=COM.MICROSOFT.CONCAT(IF([.M$1]=[.$B26];&quot;*&quot;;&quot;&quot;);IF([.M$1]&gt;=[.$B26]-[.$C26];IF([.M$1]&lt;=[.$B26]+[.$D26];&quot;B&quot;;&quot;&quot;);&quot;&quot;);IF([.M$1]=[.$F26];&quot;*&quot;;&quot;&quot;);IF([.M$1]&gt;=[.$F26]-[.$G26];IF([.M$1]&lt;=[.$F26]+[.$H26];&quot;S&quot;;&quot;&quot;);&quot;&quot;))">
            <text:p/>
          </table:table-cell>
          <table:table-cell table:style-name="ce18" table:formula="of:=COM.MICROSOFT.CONCAT(IF([.N$1]=[.$B26];&quot;*&quot;;&quot;&quot;);IF([.N$1]&gt;=[.$B26]-[.$C26];IF([.N$1]&lt;=[.$B26]+[.$D26];&quot;B&quot;;&quot;&quot;);&quot;&quot;);IF([.N$1]=[.$F26];&quot;*&quot;;&quot;&quot;);IF([.N$1]&gt;=[.$F26]-[.$G26];IF([.N$1]&lt;=[.$F26]+[.$H26];&quot;S&quot;;&quot;&quot;);&quot;&quot;))">
            <text:p/>
          </table:table-cell>
          <table:table-cell table:style-name="ce18" table:formula="of:=COM.MICROSOFT.CONCAT(IF([.O$1]=[.$B26];&quot;*&quot;;&quot;&quot;);IF([.O$1]&gt;=[.$B26]-[.$C26];IF([.O$1]&lt;=[.$B26]+[.$D26];&quot;B&quot;;&quot;&quot;);&quot;&quot;);IF([.O$1]=[.$F26];&quot;*&quot;;&quot;&quot;);IF([.O$1]&gt;=[.$F26]-[.$G26];IF([.O$1]&lt;=[.$F26]+[.$H26];&quot;S&quot;;&quot;&quot;);&quot;&quot;))" office:value-type="string" office:string-value="BS" calcext:value-type="string">
            <text:p>BS</text:p>
          </table:table-cell>
          <table:table-cell table:style-name="ce21" table:formula="of:=COM.MICROSOFT.CONCAT(IF([.P$1]=[.$B26];&quot;*&quot;;&quot;&quot;);IF([.P$1]&gt;=[.$B26]-[.$C26];IF([.P$1]&lt;=[.$B26]+[.$D26];&quot;B&quot;;&quot;&quot;);&quot;&quot;);IF([.P$1]=[.$F26];&quot;*&quot;;&quot;&quot;);IF([.P$1]&gt;=[.$F26]-[.$G26];IF([.P$1]&lt;=[.$F26]+[.$H26];&quot;S&quot;;&quot;&quot;);&quot;&quot;))" office:value-type="string" office:string-value="*B*S" calcext:value-type="string">
            <text:p>*B*S</text:p>
          </table:table-cell>
          <table:table-cell table:style-name="ce18" table:formula="of:=COM.MICROSOFT.CONCAT(IF([.Q$1]=[.$B26];&quot;*&quot;;&quot;&quot;);IF([.Q$1]&gt;=[.$B26]-[.$C26];IF([.Q$1]&lt;=[.$B26]+[.$D26];&quot;B&quot;;&quot;&quot;);&quot;&quot;);IF([.Q$1]=[.$F26];&quot;*&quot;;&quot;&quot;);IF([.Q$1]&gt;=[.$F26]-[.$G26];IF([.Q$1]&lt;=[.$F26]+[.$H26];&quot;S&quot;;&quot;&quot;);&quot;&quot;))" office:value-type="string" office:string-value="S" calcext:value-type="string">
            <text:p>S</text:p>
          </table:table-cell>
          <table:table-cell table:style-name="ce18" table:formula="of:=COM.MICROSOFT.CONCAT(IF([.R$1]=[.$B26];&quot;*&quot;;&quot;&quot;);IF([.R$1]&gt;=[.$B26]-[.$C26];IF([.R$1]&lt;=[.$B26]+[.$D26];&quot;B&quot;;&quot;&quot;);&quot;&quot;);IF([.R$1]=[.$F26];&quot;*&quot;;&quot;&quot;);IF([.R$1]&gt;=[.$F26]-[.$G26];IF([.R$1]&lt;=[.$F26]+[.$H26];&quot;S&quot;;&quot;&quot;);&quot;&quot;))">
            <text:p/>
          </table:table-cell>
          <table:table-cell table:style-name="ce18" table:formula="of:=COM.MICROSOFT.CONCAT(IF([.S$1]=[.$B26];&quot;*&quot;;&quot;&quot;);IF([.S$1]&gt;=[.$B26]-[.$C26];IF([.S$1]&lt;=[.$B26]+[.$D26];&quot;B&quot;;&quot;&quot;);&quot;&quot;);IF([.S$1]=[.$F26];&quot;*&quot;;&quot;&quot;);IF([.S$1]&gt;=[.$F26]-[.$G26];IF([.S$1]&lt;=[.$F26]+[.$H26];&quot;S&quot;;&quot;&quot;);&quot;&quot;))">
            <text:p/>
          </table:table-cell>
          <table:table-cell table:style-name="ce18" table:formula="of:=COM.MICROSOFT.CONCAT(IF([.T$1]=[.$B26];&quot;*&quot;;&quot;&quot;);IF([.T$1]&gt;=[.$B26]-[.$C26];IF([.T$1]&lt;=[.$B26]+[.$D26];&quot;B&quot;;&quot;&quot;);&quot;&quot;);IF([.T$1]=[.$F26];&quot;*&quot;;&quot;&quot;);IF([.T$1]&gt;=[.$F26]-[.$G26];IF([.T$1]&lt;=[.$F26]+[.$H26];&quot;S&quot;;&quot;&quot;);&quot;&quot;))">
            <text:p/>
          </table:table-cell>
          <table:table-cell table:style-name="ce18" table:formula="of:=COM.MICROSOFT.CONCAT(IF([.U$1]=[.$B26];&quot;*&quot;;&quot;&quot;);IF([.U$1]&gt;=[.$B26]-[.$C26];IF([.U$1]&lt;=[.$B26]+[.$D26];&quot;B&quot;;&quot;&quot;);&quot;&quot;);IF([.U$1]=[.$F26];&quot;*&quot;;&quot;&quot;);IF([.U$1]&gt;=[.$F26]-[.$G26];IF([.U$1]&lt;=[.$F26]+[.$H26];&quot;S&quot;;&quot;&quot;);&quot;&quot;))">
            <text:p/>
          </table:table-cell>
          <table:table-cell table:style-name="ce18" table:formula="of:=COM.MICROSOFT.CONCAT(IF([.V$1]=[.$B26];&quot;*&quot;;&quot;&quot;);IF([.V$1]&gt;=[.$B26]-[.$C26];IF([.V$1]&lt;=[.$B26]+[.$D26];&quot;B&quot;;&quot;&quot;);&quot;&quot;);IF([.V$1]=[.$F26];&quot;*&quot;;&quot;&quot;);IF([.V$1]&gt;=[.$F26]-[.$G26];IF([.V$1]&lt;=[.$F26]+[.$H26];&quot;S&quot;;&quot;&quot;);&quot;&quot;))">
            <text:p/>
          </table:table-cell>
          <table:table-cell table:number-columns-repeated="998"/>
        </table:table-row>
        <table:table-row table:style-name="ro1">
          <table:table-cell office:value-type="string" calcext:value-type="string">
            <text:p>average</text:p>
          </table:table-cell>
          <table:table-cell table:style-name="ce14"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4" office:value-type="float" office:value="21" calcext:value-type="float">
            <text:p>21</text:p>
          </table:table-cell>
          <table:table-cell table:style-name="ce7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table:formula="of:=COM.MICROSOFT.CONCAT(IF([.J$1]=[.$B27];&quot;*&quot;;&quot;&quot;);IF([.J$1]&gt;=[.$B27]-[.$C27];IF([.J$1]&lt;=[.$B27]+[.$D27];&quot;B&quot;;&quot;&quot;);&quot;&quot;);IF([.J$1]=[.$F27];&quot;*&quot;;&quot;&quot;);IF([.J$1]&gt;=[.$F27]-[.$G27];IF([.J$1]&lt;=[.$F27]+[.$H27];&quot;S&quot;;&quot;&quot;);&quot;&quot;))">
            <text:p/>
          </table:table-cell>
          <table:table-cell table:style-name="ce18" table:formula="of:=COM.MICROSOFT.CONCAT(IF([.K$1]=[.$B27];&quot;*&quot;;&quot;&quot;);IF([.K$1]&gt;=[.$B27]-[.$C27];IF([.K$1]&lt;=[.$B27]+[.$D27];&quot;B&quot;;&quot;&quot;);&quot;&quot;);IF([.K$1]=[.$F27];&quot;*&quot;;&quot;&quot;);IF([.K$1]&gt;=[.$F27]-[.$G27];IF([.K$1]&lt;=[.$F27]+[.$H27];&quot;S&quot;;&quot;&quot;);&quot;&quot;))">
            <text:p/>
          </table:table-cell>
          <table:table-cell table:style-name="ce18" table:formula="of:=COM.MICROSOFT.CONCAT(IF([.L$1]=[.$B27];&quot;*&quot;;&quot;&quot;);IF([.L$1]&gt;=[.$B27]-[.$C27];IF([.L$1]&lt;=[.$B27]+[.$D27];&quot;B&quot;;&quot;&quot;);&quot;&quot;);IF([.L$1]=[.$F27];&quot;*&quot;;&quot;&quot;);IF([.L$1]&gt;=[.$F27]-[.$G27];IF([.L$1]&lt;=[.$F27]+[.$H27];&quot;S&quot;;&quot;&quot;);&quot;&quot;))">
            <text:p/>
          </table:table-cell>
          <table:table-cell table:style-name="ce18" table:formula="of:=COM.MICROSOFT.CONCAT(IF([.M$1]=[.$B27];&quot;*&quot;;&quot;&quot;);IF([.M$1]&gt;=[.$B27]-[.$C27];IF([.M$1]&lt;=[.$B27]+[.$D27];&quot;B&quot;;&quot;&quot;);&quot;&quot;);IF([.M$1]=[.$F27];&quot;*&quot;;&quot;&quot;);IF([.M$1]&gt;=[.$F27]-[.$G27];IF([.M$1]&lt;=[.$F27]+[.$H27];&quot;S&quot;;&quot;&quot;);&quot;&quot;))">
            <text:p/>
          </table:table-cell>
          <table:table-cell table:style-name="ce18" table:formula="of:=COM.MICROSOFT.CONCAT(IF([.N$1]=[.$B27];&quot;*&quot;;&quot;&quot;);IF([.N$1]&gt;=[.$B27]-[.$C27];IF([.N$1]&lt;=[.$B27]+[.$D27];&quot;B&quot;;&quot;&quot;);&quot;&quot;);IF([.N$1]=[.$F27];&quot;*&quot;;&quot;&quot;);IF([.N$1]&gt;=[.$F27]-[.$G27];IF([.N$1]&lt;=[.$F27]+[.$H27];&quot;S&quot;;&quot;&quot;);&quot;&quot;))">
            <text:p/>
          </table:table-cell>
          <table:table-cell table:style-name="ce18" table:formula="of:=COM.MICROSOFT.CONCAT(IF([.O$1]=[.$B27];&quot;*&quot;;&quot;&quot;);IF([.O$1]&gt;=[.$B27]-[.$C27];IF([.O$1]&lt;=[.$B27]+[.$D27];&quot;B&quot;;&quot;&quot;);&quot;&quot;);IF([.O$1]=[.$F27];&quot;*&quot;;&quot;&quot;);IF([.O$1]&gt;=[.$F27]-[.$G27];IF([.O$1]&lt;=[.$F27]+[.$H27];&quot;S&quot;;&quot;&quot;);&quot;&quot;))" office:value-type="string" office:string-value="B" calcext:value-type="string">
            <text:p>B</text:p>
          </table:table-cell>
          <table:table-cell table:style-name="ce21" table:formula="of:=COM.MICROSOFT.CONCAT(IF([.P$1]=[.$B27];&quot;*&quot;;&quot;&quot;);IF([.P$1]&gt;=[.$B27]-[.$C27];IF([.P$1]&lt;=[.$B27]+[.$D27];&quot;B&quot;;&quot;&quot;);&quot;&quot;);IF([.P$1]=[.$F27];&quot;*&quot;;&quot;&quot;);IF([.P$1]&gt;=[.$F27]-[.$G27];IF([.P$1]&lt;=[.$F27]+[.$H27];&quot;S&quot;;&quot;&quot;);&quot;&quot;))" office:value-type="string" office:string-value="*B*S" calcext:value-type="string">
            <text:p>*B*S</text:p>
          </table:table-cell>
          <table:table-cell table:style-name="ce18" table:formula="of:=COM.MICROSOFT.CONCAT(IF([.Q$1]=[.$B27];&quot;*&quot;;&quot;&quot;);IF([.Q$1]&gt;=[.$B27]-[.$C27];IF([.Q$1]&lt;=[.$B27]+[.$D27];&quot;B&quot;;&quot;&quot;);&quot;&quot;);IF([.Q$1]=[.$F27];&quot;*&quot;;&quot;&quot;);IF([.Q$1]&gt;=[.$F27]-[.$G27];IF([.Q$1]&lt;=[.$F27]+[.$H27];&quot;S&quot;;&quot;&quot;);&quot;&quot;))" office:value-type="string" office:string-value="BS" calcext:value-type="string">
            <text:p>BS</text:p>
          </table:table-cell>
          <table:table-cell table:style-name="ce18" table:formula="of:=COM.MICROSOFT.CONCAT(IF([.R$1]=[.$B27];&quot;*&quot;;&quot;&quot;);IF([.R$1]&gt;=[.$B27]-[.$C27];IF([.R$1]&lt;=[.$B27]+[.$D27];&quot;B&quot;;&quot;&quot;);&quot;&quot;);IF([.R$1]=[.$F27];&quot;*&quot;;&quot;&quot;);IF([.R$1]&gt;=[.$F27]-[.$G27];IF([.R$1]&lt;=[.$F27]+[.$H27];&quot;S&quot;;&quot;&quot;);&quot;&quot;))">
            <text:p/>
          </table:table-cell>
          <table:table-cell table:style-name="ce18" table:formula="of:=COM.MICROSOFT.CONCAT(IF([.S$1]=[.$B27];&quot;*&quot;;&quot;&quot;);IF([.S$1]&gt;=[.$B27]-[.$C27];IF([.S$1]&lt;=[.$B27]+[.$D27];&quot;B&quot;;&quot;&quot;);&quot;&quot;);IF([.S$1]=[.$F27];&quot;*&quot;;&quot;&quot;);IF([.S$1]&gt;=[.$F27]-[.$G27];IF([.S$1]&lt;=[.$F27]+[.$H27];&quot;S&quot;;&quot;&quot;);&quot;&quot;))">
            <text:p/>
          </table:table-cell>
          <table:table-cell table:style-name="ce18" table:formula="of:=COM.MICROSOFT.CONCAT(IF([.T$1]=[.$B27];&quot;*&quot;;&quot;&quot;);IF([.T$1]&gt;=[.$B27]-[.$C27];IF([.T$1]&lt;=[.$B27]+[.$D27];&quot;B&quot;;&quot;&quot;);&quot;&quot;);IF([.T$1]=[.$F27];&quot;*&quot;;&quot;&quot;);IF([.T$1]&gt;=[.$F27]-[.$G27];IF([.T$1]&lt;=[.$F27]+[.$H27];&quot;S&quot;;&quot;&quot;);&quot;&quot;))">
            <text:p/>
          </table:table-cell>
          <table:table-cell table:style-name="ce18" table:formula="of:=COM.MICROSOFT.CONCAT(IF([.U$1]=[.$B27];&quot;*&quot;;&quot;&quot;);IF([.U$1]&gt;=[.$B27]-[.$C27];IF([.U$1]&lt;=[.$B27]+[.$D27];&quot;B&quot;;&quot;&quot;);&quot;&quot;);IF([.U$1]=[.$F27];&quot;*&quot;;&quot;&quot;);IF([.U$1]&gt;=[.$F27]-[.$G27];IF([.U$1]&lt;=[.$F27]+[.$H27];&quot;S&quot;;&quot;&quot;);&quot;&quot;))">
            <text:p/>
          </table:table-cell>
          <table:table-cell table:style-name="ce18" table:formula="of:=COM.MICROSOFT.CONCAT(IF([.V$1]=[.$B27];&quot;*&quot;;&quot;&quot;);IF([.V$1]&gt;=[.$B27]-[.$C27];IF([.V$1]&lt;=[.$B27]+[.$D27];&quot;B&quot;;&quot;&quot;);&quot;&quot;);IF([.V$1]=[.$F27];&quot;*&quot;;&quot;&quot;);IF([.V$1]&gt;=[.$F27]-[.$G27];IF([.V$1]&lt;=[.$F27]+[.$H27];&quot;S&quot;;&quot;&quot;);&quot;&quot;))">
            <text:p/>
          </table:table-cell>
          <table:table-cell table:number-columns-repeated="998"/>
        </table:table-row>
        <table:table-row table:style-name="ro1">
          <table:table-cell office:value-type="string" calcext:value-type="string">
            <text:p>average</text:p>
          </table:table-cell>
          <table:table-cell table:style-name="ce14"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4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/>
          <table:table-cell table:style-name="ce18" table:formula="of:=COM.MICROSOFT.CONCAT(IF([.J$1]=[.$B28];&quot;*&quot;;&quot;&quot;);IF([.J$1]&gt;=[.$B28]-[.$C28];IF([.J$1]&lt;=[.$B28]+[.$D28];&quot;B&quot;;&quot;&quot;);&quot;&quot;);IF([.J$1]=[.$F28];&quot;*&quot;;&quot;&quot;);IF([.J$1]&gt;=[.$F28]-[.$G28];IF([.J$1]&lt;=[.$F28]+[.$H28];&quot;S&quot;;&quot;&quot;);&quot;&quot;))">
            <text:p/>
          </table:table-cell>
          <table:table-cell table:style-name="ce18" table:formula="of:=COM.MICROSOFT.CONCAT(IF([.K$1]=[.$B28];&quot;*&quot;;&quot;&quot;);IF([.K$1]&gt;=[.$B28]-[.$C28];IF([.K$1]&lt;=[.$B28]+[.$D28];&quot;B&quot;;&quot;&quot;);&quot;&quot;);IF([.K$1]=[.$F28];&quot;*&quot;;&quot;&quot;);IF([.K$1]&gt;=[.$F28]-[.$G28];IF([.K$1]&lt;=[.$F28]+[.$H28];&quot;S&quot;;&quot;&quot;);&quot;&quot;))">
            <text:p/>
          </table:table-cell>
          <table:table-cell table:style-name="ce18" table:formula="of:=COM.MICROSOFT.CONCAT(IF([.L$1]=[.$B28];&quot;*&quot;;&quot;&quot;);IF([.L$1]&gt;=[.$B28]-[.$C28];IF([.L$1]&lt;=[.$B28]+[.$D28];&quot;B&quot;;&quot;&quot;);&quot;&quot;);IF([.L$1]=[.$F28];&quot;*&quot;;&quot;&quot;);IF([.L$1]&gt;=[.$F28]-[.$G28];IF([.L$1]&lt;=[.$F28]+[.$H28];&quot;S&quot;;&quot;&quot;);&quot;&quot;))">
            <text:p/>
          </table:table-cell>
          <table:table-cell table:style-name="ce18" table:formula="of:=COM.MICROSOFT.CONCAT(IF([.M$1]=[.$B28];&quot;*&quot;;&quot;&quot;);IF([.M$1]&gt;=[.$B28]-[.$C28];IF([.M$1]&lt;=[.$B28]+[.$D28];&quot;B&quot;;&quot;&quot;);&quot;&quot;);IF([.M$1]=[.$F28];&quot;*&quot;;&quot;&quot;);IF([.M$1]&gt;=[.$F28]-[.$G28];IF([.M$1]&lt;=[.$F28]+[.$H28];&quot;S&quot;;&quot;&quot;);&quot;&quot;))">
            <text:p/>
          </table:table-cell>
          <table:table-cell table:style-name="ce18" table:formula="of:=COM.MICROSOFT.CONCAT(IF([.N$1]=[.$B28];&quot;*&quot;;&quot;&quot;);IF([.N$1]&gt;=[.$B28]-[.$C28];IF([.N$1]&lt;=[.$B28]+[.$D28];&quot;B&quot;;&quot;&quot;);&quot;&quot;);IF([.N$1]=[.$F28];&quot;*&quot;;&quot;&quot;);IF([.N$1]&gt;=[.$F28]-[.$G28];IF([.N$1]&lt;=[.$F28]+[.$H28];&quot;S&quot;;&quot;&quot;);&quot;&quot;))">
            <text:p/>
          </table:table-cell>
          <table:table-cell table:style-name="ce18" table:formula="of:=COM.MICROSOFT.CONCAT(IF([.O$1]=[.$B28];&quot;*&quot;;&quot;&quot;);IF([.O$1]&gt;=[.$B28]-[.$C28];IF([.O$1]&lt;=[.$B28]+[.$D28];&quot;B&quot;;&quot;&quot;);&quot;&quot;);IF([.O$1]=[.$F28];&quot;*&quot;;&quot;&quot;);IF([.O$1]&gt;=[.$F28]-[.$G28];IF([.O$1]&lt;=[.$F28]+[.$H28];&quot;S&quot;;&quot;&quot;);&quot;&quot;))" office:value-type="string" office:string-value="BS" calcext:value-type="string">
            <text:p>BS</text:p>
          </table:table-cell>
          <table:table-cell table:style-name="ce21" table:formula="of:=COM.MICROSOFT.CONCAT(IF([.P$1]=[.$B28];&quot;*&quot;;&quot;&quot;);IF([.P$1]&gt;=[.$B28]-[.$C28];IF([.P$1]&lt;=[.$B28]+[.$D28];&quot;B&quot;;&quot;&quot;);&quot;&quot;);IF([.P$1]=[.$F28];&quot;*&quot;;&quot;&quot;);IF([.P$1]&gt;=[.$F28]-[.$G28];IF([.P$1]&lt;=[.$F28]+[.$H28];&quot;S&quot;;&quot;&quot;);&quot;&quot;))" office:value-type="string" office:string-value="*B*S" calcext:value-type="string">
            <text:p>*B*S</text:p>
          </table:table-cell>
          <table:table-cell table:style-name="ce18" table:formula="of:=COM.MICROSOFT.CONCAT(IF([.Q$1]=[.$B28];&quot;*&quot;;&quot;&quot;);IF([.Q$1]&gt;=[.$B28]-[.$C28];IF([.Q$1]&lt;=[.$B28]+[.$D28];&quot;B&quot;;&quot;&quot;);&quot;&quot;);IF([.Q$1]=[.$F28];&quot;*&quot;;&quot;&quot;);IF([.Q$1]&gt;=[.$F28]-[.$G28];IF([.Q$1]&lt;=[.$F28]+[.$H28];&quot;S&quot;;&quot;&quot;);&quot;&quot;))" office:value-type="string" office:string-value="B" calcext:value-type="string">
            <text:p>B</text:p>
          </table:table-cell>
          <table:table-cell table:style-name="ce18" table:formula="of:=COM.MICROSOFT.CONCAT(IF([.R$1]=[.$B28];&quot;*&quot;;&quot;&quot;);IF([.R$1]&gt;=[.$B28]-[.$C28];IF([.R$1]&lt;=[.$B28]+[.$D28];&quot;B&quot;;&quot;&quot;);&quot;&quot;);IF([.R$1]=[.$F28];&quot;*&quot;;&quot;&quot;);IF([.R$1]&gt;=[.$F28]-[.$G28];IF([.R$1]&lt;=[.$F28]+[.$H28];&quot;S&quot;;&quot;&quot;);&quot;&quot;))">
            <text:p/>
          </table:table-cell>
          <table:table-cell table:style-name="ce18" table:formula="of:=COM.MICROSOFT.CONCAT(IF([.S$1]=[.$B28];&quot;*&quot;;&quot;&quot;);IF([.S$1]&gt;=[.$B28]-[.$C28];IF([.S$1]&lt;=[.$B28]+[.$D28];&quot;B&quot;;&quot;&quot;);&quot;&quot;);IF([.S$1]=[.$F28];&quot;*&quot;;&quot;&quot;);IF([.S$1]&gt;=[.$F28]-[.$G28];IF([.S$1]&lt;=[.$F28]+[.$H28];&quot;S&quot;;&quot;&quot;);&quot;&quot;))">
            <text:p/>
          </table:table-cell>
          <table:table-cell table:style-name="ce18" table:formula="of:=COM.MICROSOFT.CONCAT(IF([.T$1]=[.$B28];&quot;*&quot;;&quot;&quot;);IF([.T$1]&gt;=[.$B28]-[.$C28];IF([.T$1]&lt;=[.$B28]+[.$D28];&quot;B&quot;;&quot;&quot;);&quot;&quot;);IF([.T$1]=[.$F28];&quot;*&quot;;&quot;&quot;);IF([.T$1]&gt;=[.$F28]-[.$G28];IF([.T$1]&lt;=[.$F28]+[.$H28];&quot;S&quot;;&quot;&quot;);&quot;&quot;))">
            <text:p/>
          </table:table-cell>
          <table:table-cell table:style-name="ce18" table:formula="of:=COM.MICROSOFT.CONCAT(IF([.U$1]=[.$B28];&quot;*&quot;;&quot;&quot;);IF([.U$1]&gt;=[.$B28]-[.$C28];IF([.U$1]&lt;=[.$B28]+[.$D28];&quot;B&quot;;&quot;&quot;);&quot;&quot;);IF([.U$1]=[.$F28];&quot;*&quot;;&quot;&quot;);IF([.U$1]&gt;=[.$F28]-[.$G28];IF([.U$1]&lt;=[.$F28]+[.$H28];&quot;S&quot;;&quot;&quot;);&quot;&quot;))">
            <text:p/>
          </table:table-cell>
          <table:table-cell table:style-name="ce18" table:formula="of:=COM.MICROSOFT.CONCAT(IF([.V$1]=[.$B28];&quot;*&quot;;&quot;&quot;);IF([.V$1]&gt;=[.$B28]-[.$C28];IF([.V$1]&lt;=[.$B28]+[.$D28];&quot;B&quot;;&quot;&quot;);&quot;&quot;);IF([.V$1]=[.$F28];&quot;*&quot;;&quot;&quot;);IF([.V$1]&gt;=[.$F28]-[.$G28];IF([.V$1]&lt;=[.$F28]+[.$H28];&quot;S&quot;;&quot;&quot;);&quot;&quot;))">
            <text:p/>
          </table:table-cell>
          <table:table-cell table:number-columns-repeated="998"/>
        </table:table-row>
        <table:table-row table:style-name="ro1" table:number-rows-repeated="5">
          <table:table-cell table:number-columns-repeated="1020"/>
        </table:table-row>
        <table:table-row table:style-name="ro1" table:number-rows-repeated="2">
          <table:table-cell table:number-columns-repeated="9"/>
          <table:table-cell table:style-name="Default" table:number-columns-repeated="6"/>
          <table:table-cell table:style-name="ce48"/>
          <table:table-cell table:style-name="Default" table:number-columns-repeated="5"/>
          <table:table-cell table:number-columns-repeated="999"/>
        </table:table-row>
        <table:table-row table:style-name="ro1" table:number-rows-repeated="1048540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encounterType" table:style-name="ta4">
        <table:table-column table:style-name="co31" table:number-columns-repeated="2" table:default-cell-style-name="Default"/>
        <table:table-column table:style-name="co3" table:number-columns-repeated="1019" table:default-cell-style-name="Default"/>
        <table:table-row table:style-name="ro1">
          <table:table-cell table:style-name="ce42" office:value-type="string" calcext:value-type="string">
            <text:p>Tag</text:p>
          </table:table-cell>
          <table:table-cell table:style-name="ce42" office:value-type="string" calcext:value-type="string">
            <text:p>EN</text:p>
          </table:table-cell>
          <table:table-cell table:style-name="ce42" table:number-columns-repeated="1019"/>
        </table:table-row>
        <table:table-row table:style-name="ro1">
          <table:table-cell office:value-type="string" calcext:value-type="string">
            <text:p>any</text:p>
          </table:table-cell>
          <table:table-cell office:value-type="string" calcext:value-type="string">
            <text:p>Choose an adjecti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ngerous</text:p>
          </table:table-cell>
          <table:table-cell office:value-type="string" calcext:value-type="string">
            <text:p>Vigil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ngerous</text:p>
          </table:table-cell>
          <table:table-cell office:value-type="string" calcext:value-type="string">
            <text:p>Disastrou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ngerous</text:p>
          </table:table-cell>
          <table:table-cell office:value-type="string" calcext:value-type="string">
            <text:p>Suspiciou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ngerous</text:p>
          </table:table-cell>
          <table:table-cell office:value-type="string" calcext:value-type="string">
            <text:p>Attenti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ngerous</text:p>
          </table:table-cell>
          <table:table-cell office:value-type="string" calcext:value-type="string">
            <text:p>Nervou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ngerous</text:p>
          </table:table-cell>
          <table:table-cell office:value-type="string" calcext:value-type="string">
            <text:p>Annoy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ngerous</text:p>
          </table:table-cell>
          <table:table-cell office:value-type="string" calcext:value-type="string">
            <text:p>Grump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ngerous</text:p>
          </table:table-cell>
          <table:table-cell office:value-type="string" calcext:value-type="string">
            <text:p>Despera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ngerous</text:p>
          </table:table-cell>
          <table:table-cell office:value-type="string" calcext:value-type="string">
            <text:p>Mischievou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ngerous</text:p>
          </table:table-cell>
          <table:table-cell office:value-type="string" calcext:value-type="string">
            <text:p>Jealou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ngerous</text:p>
          </table:table-cell>
          <table:table-cell office:value-type="string" calcext:value-type="string">
            <text:p>Mysteriou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ngerous</text:p>
          </table:table-cell>
          <table:table-cell office:value-type="string" calcext:value-type="string">
            <text:p>Sneak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ngerous</text:p>
          </table:table-cell>
          <table:table-cell office:value-type="string" calcext:value-type="string">
            <text:p>Stealth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ngerous</text:p>
          </table:table-cell>
          <table:table-cell office:value-type="string" calcext:value-type="string">
            <text:p>Disdainfu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ngerous</text:p>
          </table:table-cell>
          <table:table-cell office:value-type="string" calcext:value-type="string">
            <text:p>Unpleas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ngerous</text:p>
          </table:table-cell>
          <table:table-cell office:value-type="string" calcext:value-type="string">
            <text:p>Ang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ngerous</text:p>
          </table:table-cell>
          <table:table-cell office:value-type="string" calcext:value-type="string">
            <text:p>Ignor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ngerous</text:p>
          </table:table-cell>
          <table:table-cell office:value-type="string" calcext:value-type="string">
            <text:p>Dramat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ngerous</text:p>
          </table:table-cell>
          <table:table-cell office:value-type="string" calcext:value-type="string">
            <text:p>Seducti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lpful</text:p>
          </table:table-cell>
          <table:table-cell office:value-type="string" calcext:value-type="string">
            <text:p>Ki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lpful</text:p>
          </table:table-cell>
          <table:table-cell office:value-type="string" calcext:value-type="string">
            <text:p>Witt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lpful</text:p>
          </table:table-cell>
          <table:table-cell office:value-type="string" calcext:value-type="string">
            <text:p>Welcom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lpful</text:p>
          </table:table-cell>
          <table:table-cell office:value-type="string" calcext:value-type="string">
            <text:p>Affectiona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lpful</text:p>
          </table:table-cell>
          <table:table-cell office:value-type="string" calcext:value-type="string">
            <text:p>Lov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lpful</text:p>
          </table:table-cell>
          <table:table-cell office:value-type="string" calcext:value-type="string">
            <text:p>Extremely Friendl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utral</text:p>
          </table:table-cell>
          <table:table-cell office:value-type="string" calcext:value-type="string">
            <text:p>Sudd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utral</text:p>
          </table:table-cell>
          <table:table-cell office:value-type="string" calcext:value-type="string">
            <text:p>Demand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utral</text:p>
          </table:table-cell>
          <table:table-cell office:value-type="string" calcext:value-type="string">
            <text:p>Brie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utral</text:p>
          </table:table-cell>
          <table:table-cell office:value-type="string" calcext:value-type="string">
            <text:p>Sill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utral</text:p>
          </table:table-cell>
          <table:table-cell office:value-type="string" calcext:value-type="string">
            <text:p>Meditati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utral</text:p>
          </table:table-cell>
          <table:table-cell office:value-type="string" calcext:value-type="string">
            <text:p>Va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utral</text:p>
          </table:table-cell>
          <table:table-cell office:value-type="string" calcext:value-type="string">
            <text:p>Si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utral</text:p>
          </table:table-cell>
          <table:table-cell office:value-type="string" calcext:value-type="string">
            <text:p>Lo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utral</text:p>
          </table:table-cell>
          <table:table-cell office:value-type="string" calcext:value-type="string">
            <text:p>Intima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utral</text:p>
          </table:table-cell>
          <table:table-cell office:value-type="string" calcext:value-type="string">
            <text:p>Narcissist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utral</text:p>
          </table:table-cell>
          <table:table-cell office:value-type="string" calcext:value-type="string">
            <text:p>Indecisi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utral</text:p>
          </table:table-cell>
          <table:table-cell office:value-type="string" calcext:value-type="string">
            <text:p>Popula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utral</text:p>
          </table:table-cell>
          <table:table-cell office:value-type="string" calcext:value-type="string">
            <text:p>Hu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utral</text:p>
          </table:table-cell>
          <table:table-cell office:value-type="string" calcext:value-type="string">
            <text:p>Unluck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utral</text:p>
          </table:table-cell>
          <table:table-cell office:value-type="string" calcext:value-type="string">
            <text:p>Charm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utral</text:p>
          </table:table-cell>
          <table:table-cell office:value-type="string" calcext:value-type="string">
            <text:p>Cow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utral</text:p>
          </table:table-cell>
          <table:table-cell office:value-type="string" calcext:value-type="string">
            <text:p>Sleepy</text:p>
          </table:table-cell>
          <table:table-cell table:number-columns-repeated="1019"/>
        </table:table-row>
      </table:table>
      <table:table table:name="navigationNarrative" table:style-name="ta4">
        <table:table-column table:style-name="co5" table:default-cell-style-name="Default"/>
        <table:table-column table:style-name="co32" table:default-cell-style-name="Default"/>
        <table:table-column table:style-name="co3" table:number-columns-repeated="1022" table:default-cell-style-name="Default"/>
        <table:table-row table:style-name="ro1">
          <table:table-cell table:style-name="ce42" office:value-type="string" calcext:value-type="string">
            <text:p>Tag</text:p>
          </table:table-cell>
          <table:table-cell table:style-name="ce42" office:value-type="string" calcext:value-type="string">
            <text:p>EN</text:p>
          </table:table-cell>
          <table:table-cell table:style-name="ce42" table:number-columns-repeated="1022"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An engraving reads "[code]"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Someone whispers "[code]"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"[code]". Where have you seen this before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A song spells out symbol by symbol "[code]"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The "[code]" symbols flash on the palm of your hand, then disappear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On the horizon, far away, a magical tower projects "[code]" into the sky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[code]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Now you remember. [code]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You read “[code]” on a tattoo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It says "[code]".</text:p>
          </table:table-cell>
          <table:table-cell table:number-columns-repeated="1022"/>
        </table:table-row>
      </table:table>
      <table:table table:name="helperNarrative" table:style-name="ta6">
        <table:table-column table:style-name="co3" table:default-cell-style-name="Default"/>
        <table:table-column table:style-name="co3" table:default-cell-style-name="ce54"/>
        <table:table-column table:style-name="co3" table:default-cell-style-name="Default"/>
        <table:table-column table:style-name="co33" table:default-cell-style-name="ce47"/>
        <table:table-column table:style-name="co34" table:default-cell-style-name="Default"/>
        <table:table-column table:style-name="co3" table:number-columns-repeated="1019" table:default-cell-style-name="Default"/>
        <table:table-row table:style-name="ro1">
          <table:table-cell table:style-name="ce42" office:value-type="string" calcext:value-type="string">
            <text:p>Tag</text:p>
          </table:table-cell>
          <table:table-cell table:style-name="ce33" office:value-type="string" calcext:value-type="string">
            <text:p>Tag</text:p>
          </table:table-cell>
          <table:table-cell table:style-name="ce42" office:value-type="string" calcext:value-type="string">
            <text:p>Tag</text:p>
          </table:table-cell>
          <table:table-cell table:style-name="ce5" office:value-type="string" calcext:value-type="string">
            <text:p>EN</text:p>
          </table:table-cell>
          <table:table-cell table:style-name="ce42" table:number-columns-repeated="1020"/>
        </table:table-row>
        <table:table-row table:style-name="ro1">
          <table:table-cell table:style-name="ce47" office:value-type="string" calcext:value-type="string">
            <text:p>forest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agility</text:p>
          </table:table-cell>
          <table:table-cell office:value-type="string" calcext:value-type="string">
            <text:p>There appears to be something shiny on the tree, but it needs to be climbed.</text:p>
          </table:table-cell>
          <table:table-cell table:style-name="ce50" office:value-type="string" calcext:value-type="string">
            <text:p>jump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forest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agility</text:p>
          </table:table-cell>
          <table:table-cell office:value-type="string" calcext:value-type="string">
            <text:p>Someone forgot their bag on a branch.</text:p>
          </table:table-cell>
          <table:table-cell table:style-name="ce50" office:value-type="string" calcext:value-type="string">
            <text:p>stretch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forest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agility</text:p>
          </table:table-cell>
          <table:table-cell office:value-type="string" calcext:value-type="string">
            <text:p>There's something under the brambles.</text:p>
          </table:table-cell>
          <table:table-cell table:style-name="ce50" office:value-type="string" calcext:value-type="string">
            <text:p>crawl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forest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agility</text:p>
          </table:table-cell>
          <table:table-cell office:value-type="string" calcext:value-type="string">
            <text:p>Some snakes defend a small pouch.</text:p>
          </table:table-cell>
          <table:table-cell table:style-name="ce50" office:value-type="string" calcext:value-type="string">
            <text:p>avoid / grab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forest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agility</text:p>
          </table:table-cell>
          <table:table-cell office:value-type="string" calcext:value-type="string">
            <text:p>A steep descent of dry leaves leads to a small cavity.</text:p>
          </table:table-cell>
          <table:table-cell table:style-name="ce50" office:value-type="string" calcext:value-type="string">
            <text:p>slide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forest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fix</text:p>
          </table:table-cell>
          <table:table-cell office:value-type="string" calcext:value-type="string">
            <text:p>A small striped feline moans sadly. It needs care.</text:p>
          </table:table-cell>
          <table:table-cell table:style-name="ce48" office:value-type="string" calcext:value-type="string">
            <text:p>heal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forest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fix</text:p>
          </table:table-cell>
          <table:table-cell office:value-type="string" calcext:value-type="string">
            <text:p>A small glowing creature hovers around a tiny chariot.</text:p>
          </table:table-cell>
          <table:table-cell table:style-name="ce48" office:value-type="string" calcext:value-type="string">
            <text:p>repair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forest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fix</text:p>
          </table:table-cell>
          <table:table-cell office:value-type="string" calcext:value-type="string">
            <text:p>You see something under a pile of wood.</text:p>
          </table:table-cell>
          <table:table-cell table:style-name="ce48" office:value-type="string" calcext:value-type="string">
            <text:p>dismount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forest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fix</text:p>
          </table:table-cell>
          <table:table-cell office:value-type="string" calcext:value-type="string">
            <text:p>There are some vegetables around. Maybe you can cook something.</text:p>
          </table:table-cell>
          <table:table-cell table:style-name="ce48" office:value-type="string" calcext:value-type="string">
            <text:p>cook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forest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fix</text:p>
          </table:table-cell>
          <table:table-cell office:value-type="string" calcext:value-type="string">
            <text:p>To be able to camp here you need to remove the weeds.</text:p>
          </table:table-cell>
          <table:table-cell table:style-name="ce48" office:value-type="string" calcext:value-type="string">
            <text:p>clean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forest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social</text:p>
          </table:table-cell>
          <table:table-cell office:value-type="string" calcext:value-type="string">
            <text:p>A wolf cub wants to make friends.</text:p>
          </table:table-cell>
          <table:table-cell table:style-name="ce56" office:value-type="string" calcext:value-type="string">
            <text:p>frien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forest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social</text:p>
          </table:table-cell>
          <table:table-cell office:value-type="string" calcext:value-type="string">
            <text:p>A mercenary is resting near a tree.</text:p>
          </table:table-cell>
          <table:table-cell table:style-name="ce56" office:value-type="string" calcext:value-type="string">
            <text:p>chat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forest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social</text:p>
          </table:table-cell>
          <table:table-cell office:value-type="string" calcext:value-type="string">
            <text:p>A tired carriage driver waves you on.</text:p>
          </table:table-cell>
          <table:table-cell table:style-name="ce56" office:value-type="string" calcext:value-type="string">
            <text:p>lift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forest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social</text:p>
          </table:table-cell>
          <table:table-cell office:value-type="string" calcext:value-type="string">
            <text:p>A tiny creature cries while sitting near a log.</text:p>
          </table:table-cell>
          <table:table-cell table:style-name="ce56" office:value-type="string" calcext:value-type="string">
            <text:p>console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forest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social</text:p>
          </table:table-cell>
          <table:table-cell table:style-name="Default" office:value-type="string" calcext:value-type="string">
            <text:p>A herd of animals blocks the passage.</text:p>
          </table:table-cell>
          <table:table-cell table:style-name="ce56" office:value-type="string" calcext:value-type="string">
            <text:p>persuade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forest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battle</text:p>
          </table:table-cell>
          <table:table-cell office:value-type="string" calcext:value-type="string">
            <text:p>“{STARTQUOTE}Show me what you got!{ENDQUOTE}”</text:p>
          </table:table-cell>
          <table:table-cell table:style-name="ce57" office:value-type="string" calcext:value-type="string">
            <text:p>human fight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forest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battle</text:p>
          </table:table-cell>
          <table:table-cell office:value-type="string" calcext:value-type="string">
            <text:p>A massive creature runs towards you roaring!</text:p>
          </table:table-cell>
          <table:table-cell table:style-name="ce57" office:value-type="string" calcext:value-type="string">
            <text:p>monster fight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forest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battle</text:p>
          </table:table-cell>
          <table:table-cell office:value-type="string" calcext:value-type="string">
            <text:p>You have inadvertently stumbled upon the den of a dangerous animal!</text:p>
          </table:table-cell>
          <table:table-cell table:style-name="ce57" office:value-type="string" calcext:value-type="string">
            <text:p>animal fight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forest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battle</text:p>
          </table:table-cell>
          <table:table-cell office:value-type="string" calcext:value-type="string">
            <text:p>A woodcutter points to an axe with a challenging look.</text:p>
          </table:table-cell>
          <table:table-cell table:style-name="ce57" office:value-type="string" calcext:value-type="string">
            <text:p>challenge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forest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battle</text:p>
          </table:table-cell>
          <table:table-cell office:value-type="string" calcext:value-type="string">
            <text:p>The branches shake and something is on you!</text:p>
          </table:table-cell>
          <table:table-cell table:style-name="ce57" office:value-type="string" calcext:value-type="string">
            <text:p>blind assault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forest</text:p>
          </table:table-cell>
          <table:table-cell table:style-name="ce53" office:value-type="string" calcext:value-type="string">
            <text:p>passive</text:p>
          </table:table-cell>
          <table:table-cell table:style-name="ce47" office:value-type="string" calcext:value-type="string">
            <text:p>agility</text:p>
          </table:table-cell>
          <table:table-cell office:value-type="string" calcext:value-type="string">
            <text:p>A fox continues the journey with you.</text:p>
          </table:table-cell>
          <table:table-cell table:style-name="ce50" office:value-type="string" calcext:value-type="string">
            <text:p>agile helper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forest</text:p>
          </table:table-cell>
          <table:table-cell table:style-name="ce53" office:value-type="string" calcext:value-type="string">
            <text:p>passive</text:p>
          </table:table-cell>
          <table:table-cell table:style-name="ce47" office:value-type="string" calcext:value-type="string">
            <text:p>agility</text:p>
          </table:table-cell>
          <table:table-cell office:value-type="string" calcext:value-type="string">
            <text:p>A voice suggests you to be careful and disappears into silence.</text:p>
          </table:table-cell>
          <table:table-cell table:style-name="ce50" office:value-type="string" calcext:value-type="string">
            <text:p>suggest care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forest</text:p>
          </table:table-cell>
          <table:table-cell table:style-name="ce53" office:value-type="string" calcext:value-type="string">
            <text:p>passive</text:p>
          </table:table-cell>
          <table:table-cell table:style-name="ce47" office:value-type="string" calcext:value-type="string">
            <text:p>agility</text:p>
          </table:table-cell>
          <table:table-cell office:value-type="string" calcext:value-type="string">
            <text:p>You find a gnarled stick.</text:p>
          </table:table-cell>
          <table:table-cell table:style-name="ce50" office:value-type="string" calcext:value-type="string">
            <text:p>mobility support foun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forest</text:p>
          </table:table-cell>
          <table:table-cell table:style-name="ce53" office:value-type="string" calcext:value-type="string">
            <text:p>passive</text:p>
          </table:table-cell>
          <table:table-cell table:style-name="ce47" office:value-type="string" calcext:value-type="string">
            <text:p>agility</text:p>
          </table:table-cell>
          <table:table-cell office:value-type="string" calcext:value-type="string">
            <text:p>You finally manage to pick off some brambles.</text:p>
          </table:table-cell>
          <table:table-cell table:style-name="ce50" office:value-type="string" calcext:value-type="string">
            <text:p>mobility improvement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forest</text:p>
          </table:table-cell>
          <table:table-cell table:style-name="ce53" office:value-type="string" calcext:value-type="string">
            <text:p>passive</text:p>
          </table:table-cell>
          <table:table-cell table:style-name="ce47" office:value-type="string" calcext:value-type="string">
            <text:p>fix</text:p>
          </table:table-cell>
          <table:table-cell office:value-type="string" calcext:value-type="string">
            <text:p>A strange tool has been hidden in a tight space.</text:p>
          </table:table-cell>
          <table:table-cell table:style-name="ce48" office:value-type="string" calcext:value-type="string">
            <text:p>fixing tool foun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forest</text:p>
          </table:table-cell>
          <table:table-cell table:style-name="ce53" office:value-type="string" calcext:value-type="string">
            <text:p>passive</text:p>
          </table:table-cell>
          <table:table-cell table:style-name="ce47" office:value-type="string" calcext:value-type="string">
            <text:p>fix</text:p>
          </table:table-cell>
          <table:table-cell office:value-type="string" calcext:value-type="string">
            <text:p>A tuft of healing grass sprouts from the rocks.</text:p>
          </table:table-cell>
          <table:table-cell table:style-name="ce48" office:value-type="string" calcext:value-type="string">
            <text:p>healing tool foun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forest</text:p>
          </table:table-cell>
          <table:table-cell table:style-name="ce53" office:value-type="string" calcext:value-type="string">
            <text:p>passive</text:p>
          </table:table-cell>
          <table:table-cell table:style-name="ce47" office:value-type="string" calcext:value-type="string">
            <text:p>fix</text:p>
          </table:table-cell>
          <table:table-cell table:style-name="Default" office:value-type="string" calcext:value-type="string">
            <text:p>A slender creature is expertly weaving branches together.</text:p>
          </table:table-cell>
          <table:table-cell table:style-name="ce48" office:value-type="string" calcext:value-type="string">
            <text:p>learn new technique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forest</text:p>
          </table:table-cell>
          <table:table-cell table:style-name="ce53" office:value-type="string" calcext:value-type="string">
            <text:p>passive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The trees seem to whisper something new to each other.</text:p>
          </table:table-cell>
          <table:table-cell table:style-name="ce56" office:value-type="string" calcext:value-type="string">
            <text:p>learn new information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forest</text:p>
          </table:table-cell>
          <table:table-cell table:style-name="ce53" office:value-type="string" calcext:value-type="string">
            <text:p>passive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The scent of some flowers seems to loosen your tongue.</text:p>
          </table:table-cell>
          <table:table-cell table:style-name="ce56" office:value-type="string" calcext:value-type="string">
            <text:p>status change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forest</text:p>
          </table:table-cell>
          <table:table-cell table:style-name="ce53" office:value-type="string" calcext:value-type="string">
            <text:p>passive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A small group of creatures seem to be talking about you.</text:p>
          </table:table-cell>
          <table:table-cell table:style-name="ce56" office:value-type="string" calcext:value-type="string">
            <text:p>group approval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forest</text:p>
          </table:table-cell>
          <table:table-cell table:style-name="ce53" office:value-type="string" calcext:value-type="string">
            <text:p>passive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Some creatures talk to each other by whistling. You understand something.</text:p>
          </table:table-cell>
          <table:table-cell table:style-name="ce56" office:value-type="string" calcext:value-type="string">
            <text:p>new ways to talk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forest</text:p>
          </table:table-cell>
          <table:table-cell table:style-name="ce53" office:value-type="string" calcext:value-type="string">
            <text:p>passive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You receive a wreath as a gift.</text:p>
          </table:table-cell>
          <table:table-cell table:style-name="ce56" office:value-type="string" calcext:value-type="string">
            <text:p>improved appearance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forest</text:p>
          </table:table-cell>
          <table:table-cell table:style-name="ce53" office:value-type="string" calcext:value-type="string">
            <text:p>passive</text:p>
          </table:table-cell>
          <table:table-cell table:style-name="ce47" office:value-type="string" calcext:value-type="string">
            <text:p>battle</text:p>
          </table:table-cell>
          <table:table-cell office:value-type="string" calcext:value-type="string">
            <text:p>Small creatures with tiny spears begin following your path.</text:p>
          </table:table-cell>
          <table:table-cell table:style-name="ce57" office:value-type="string" calcext:value-type="string">
            <text:p>army escort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forest</text:p>
          </table:table-cell>
          <table:table-cell table:style-name="ce53" office:value-type="string" calcext:value-type="string">
            <text:p>passive</text:p>
          </table:table-cell>
          <table:table-cell table:style-name="ce47" office:value-type="string" calcext:value-type="string">
            <text:p>battle</text:p>
          </table:table-cell>
          <table:table-cell office:value-type="string" calcext:value-type="string">
            <text:p>You move a large log with your bare hands. But how did you do it?</text:p>
          </table:table-cell>
          <table:table-cell table:style-name="ce57" office:value-type="string" calcext:value-type="string">
            <text:p>mysterious strength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forest</text:p>
          </table:table-cell>
          <table:table-cell table:style-name="ce53" office:value-type="string" calcext:value-type="string">
            <text:p>passive</text:p>
          </table:table-cell>
          <table:table-cell table:style-name="ce47" office:value-type="string" calcext:value-type="string">
            <text:p>battle</text:p>
          </table:table-cell>
          <table:table-cell office:value-type="string" calcext:value-type="string">
            <text:p>There is a wooden spear among the branches.</text:p>
          </table:table-cell>
          <table:table-cell table:style-name="ce57" office:value-type="string" calcext:value-type="string">
            <text:p>weapon foun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forest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A school of tasty fish runs along a clean stream.</text:p>
          </table:table-cell>
          <table:table-cell table:style-name="ce58" office:value-type="string" calcext:value-type="string">
            <text:p>a lot of foo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forest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Something plump and succulent has missed you.</text:p>
          </table:table-cell>
          <table:table-cell table:style-name="ce58" office:value-type="string" calcext:value-type="string">
            <text:p>large foo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forest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A woman hands you a leaf with some fruit.</text:p>
          </table:table-cell>
          <table:table-cell table:style-name="ce58" office:value-type="string" calcext:value-type="string">
            <text:p>free foo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forest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You come across a waterfall of clean water.</text:p>
          </table:table-cell>
          <table:table-cell table:style-name="ce58" office:value-type="string" calcext:value-type="string">
            <text:p>a lot to drink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forest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You find a bush of juicy berries.</text:p>
          </table:table-cell>
          <table:table-cell table:style-name="ce59" office:value-type="string" calcext:value-type="string">
            <text:p>multiple small foo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forest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A juicy fruit bends the branch of a tree.</text:p>
          </table:table-cell>
          <table:table-cell table:style-name="ce59" office:value-type="string" calcext:value-type="string">
            <text:p>single normal foo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forest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A large inviting mushroom grows near a group of rocks.</text:p>
          </table:table-cell>
          <table:table-cell table:style-name="ce59" office:value-type="string" calcext:value-type="string">
            <text:p>small food in big size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forest</text:p>
          </table:table-cell>
          <table:table-cell office:value-type="string" calcext:value-type="string">
            <text:p>heal</text:p>
          </table:table-cell>
          <table:table-cell table:style-name="ce54" office:value-type="string" calcext:value-type="string">
            <text:p>light</text:p>
          </table:table-cell>
          <table:table-cell office:value-type="string" calcext:value-type="string">
            <text:p>A small mound of walnuts rests at the foot of a tree.</text:p>
          </table:table-cell>
          <table:table-cell table:style-name="ce59" office:value-type="string" calcext:value-type="string">
            <text:p>abandoned foo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forest</text:p>
          </table:table-cell>
          <table:table-cell office:value-type="string" calcext:value-type="string">
            <text:p>heal</text:p>
          </table:table-cell>
          <table:table-cell table:style-name="ce54" office:value-type="string" calcext:value-type="string">
            <text:p>light</text:p>
          </table:table-cell>
          <table:table-cell table:style-name="Default" office:value-type="string" calcext:value-type="string">
            <text:p>You will find the jelly very cool to the touch.</text:p>
          </table:table-cell>
          <table:table-cell table:style-name="ce59" office:value-type="string" calcext:value-type="string">
            <text:p>healing foo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forest</text:p>
          </table:table-cell>
          <table:table-cell office:value-type="string" calcext:value-type="string">
            <text:p>heal</text:p>
          </table:table-cell>
          <table:table-cell table:style-name="ce54" office:value-type="string" calcext:value-type="string">
            <text:p>light</text:p>
          </table:table-cell>
          <table:table-cell table:style-name="Default" office:value-type="string" calcext:value-type="string">
            <text:p>A small creature drops a nut and runs away.</text:p>
          </table:table-cell>
          <table:table-cell table:style-name="ce59" office:value-type="string" calcext:value-type="string">
            <text:p>small creature with foo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forest</text:p>
          </table:table-cell>
          <table:table-cell office:value-type="string" calcext:value-type="string">
            <text:p>heal</text:p>
          </table:table-cell>
          <table:table-cell table:style-name="ce54" office:value-type="string" calcext:value-type="string">
            <text:p>light</text:p>
          </table:table-cell>
          <table:table-cell table:style-name="Default" office:value-type="string" calcext:value-type="string">
            <text:p>You find another abandoned water bottle, half empty.</text:p>
          </table:table-cell>
          <table:table-cell table:style-name="ce59" office:value-type="string" calcext:value-type="string">
            <text:p>small drink</text:p>
          </table:table-cell>
          <table:table-cell table:number-columns-repeated="1019"/>
        </table:table-row>
        <table:table-row table:style-name="ro1">
          <table:table-cell table:style-name="ce47"/>
          <table:table-cell office:value-type="string" calcext:value-type="string">
            <text:p>xp</text:p>
          </table:table-cell>
          <table:table-cell/>
          <table:table-cell office:value-type="string" calcext:value-type="string">
            <text:p>“{STARTQUOTE}I needed exactly someone like you!{ENDQUOTE}” You solved its problem in a flash!</text:p>
          </table:table-cell>
          <table:table-cell table:number-columns-repeated="1020"/>
        </table:table-row>
        <table:table-row table:style-name="ro1">
          <table:table-cell table:style-name="ce51"/>
          <table:table-cell table:style-name="ce55"/>
          <table:table-cell table:style-name="ce51" table:number-columns-repeated="1022"/>
        </table:table-row>
        <table:table-row table:style-name="ro1">
          <table:table-cell table:style-name="ce47" office:value-type="string" calcext:value-type="string">
            <text:p>mountain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agility</text:p>
          </table:table-cell>
          <table:table-cell table:style-name="Default" office:value-type="string" calcext:value-type="string">
            <text:p>With one leap you could reach a container on the other side.</text:p>
          </table:table-cell>
          <table:table-cell table:style-name="ce50" office:value-type="string" calcext:value-type="string">
            <text:p>jump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mountain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agility</text:p>
          </table:table-cell>
          <table:table-cell office:value-type="string" calcext:value-type="string">
            <text:p>A small animal hid something in a small cavity.</text:p>
          </table:table-cell>
          <table:table-cell table:style-name="ce50" office:value-type="string" calcext:value-type="string">
            <text:p>stretch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mountain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agility</text:p>
          </table:table-cell>
          <table:table-cell table:style-name="Default" office:value-type="string" calcext:value-type="string">
            <text:p>A light shines from a narrow passage between the rocks.</text:p>
          </table:table-cell>
          <table:table-cell table:style-name="ce50" office:value-type="string" calcext:value-type="string">
            <text:p>crawl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mountain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agility</text:p>
          </table:table-cell>
          <table:table-cell office:value-type="string" calcext:value-type="string">
            <text:p>Some rocks are collapsing!</text:p>
          </table:table-cell>
          <table:table-cell table:style-name="ce50" office:value-type="string" calcext:value-type="string">
            <text:p>avoid / grab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mountain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agility</text:p>
          </table:table-cell>
          <table:table-cell office:value-type="string" calcext:value-type="string">
            <text:p>You see something at the bottom of a cliff.</text:p>
          </table:table-cell>
          <table:table-cell table:style-name="ce50" office:value-type="string" calcext:value-type="string">
            <text:p>slide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mountain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fix</text:p>
          </table:table-cell>
          <table:table-cell office:value-type="string" calcext:value-type="string">
            <text:p>A rock creature appears to cry in front of a pile of stones.</text:p>
          </table:table-cell>
          <table:table-cell table:style-name="ce48" office:value-type="string" calcext:value-type="string">
            <text:p>heal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mountain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fix</text:p>
          </table:table-cell>
          <table:table-cell table:style-name="Default" office:value-type="string" calcext:value-type="string">
            <text:p>You find some scattered circular stones. Is it a puzzle?</text:p>
          </table:table-cell>
          <table:table-cell table:style-name="ce48" office:value-type="string" calcext:value-type="string">
            <text:p>repair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mountain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fix</text:p>
          </table:table-cell>
          <table:table-cell office:value-type="string" calcext:value-type="string">
            <text:p>Something seems hidden among the rubble.</text:p>
          </table:table-cell>
          <table:table-cell table:style-name="ce48" office:value-type="string" calcext:value-type="string">
            <text:p>dismount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mountain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fix</text:p>
          </table:table-cell>
          <table:table-cell office:value-type="string" calcext:value-type="string">
            <text:p>You find an abandoned pot on top of some wood, ready for cooking.</text:p>
          </table:table-cell>
          <table:table-cell table:style-name="ce48" office:value-type="string" calcext:value-type="string">
            <text:p>cook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mountain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fix</text:p>
          </table:table-cell>
          <table:table-cell office:value-type="string" calcext:value-type="string">
            <text:p>You find a dirty piece of paper. There might be something useful written on it.</text:p>
          </table:table-cell>
          <table:table-cell table:style-name="ce48" office:value-type="string" calcext:value-type="string">
            <text:p>clean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mountain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social</text:p>
          </table:table-cell>
          <table:table-cell office:value-type="string" calcext:value-type="string">
            <text:p>A proud bird perched on a stone turns towards you as if listening.</text:p>
          </table:table-cell>
          <table:table-cell table:style-name="ce56" office:value-type="string" calcext:value-type="string">
            <text:p>frien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mountain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social</text:p>
          </table:table-cell>
          <table:table-cell office:value-type="string" calcext:value-type="string">
            <text:p>On a stone sits a tired traveler in the mood for chatting.</text:p>
          </table:table-cell>
          <table:table-cell table:style-name="ce56" office:value-type="string" calcext:value-type="string">
            <text:p>chat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mountain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social</text:p>
          </table:table-cell>
          <table:table-cell table:style-name="Default" office:value-type="string" calcext:value-type="string">
            <text:p>A figure with a large backpack and ropes offers to guide you.</text:p>
          </table:table-cell>
          <table:table-cell table:style-name="ce56" office:value-type="string" calcext:value-type="string">
            <text:p>lift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mountain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social</text:p>
          </table:table-cell>
          <table:table-cell office:value-type="string" calcext:value-type="string">
            <text:p>You hear the echo of a cry but you don't understand where it comes from.</text:p>
          </table:table-cell>
          <table:table-cell table:style-name="ce56" office:value-type="string" calcext:value-type="string">
            <text:p>console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mountain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social</text:p>
          </table:table-cell>
          <table:table-cell office:value-type="string" calcext:value-type="string">
            <text:p>Two giant creatures are fighting, blocking the path.</text:p>
          </table:table-cell>
          <table:table-cell table:style-name="ce56" office:value-type="string" calcext:value-type="string">
            <text:p>persuade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mountain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battle</text:p>
          </table:table-cell>
          <table:table-cell table:style-name="Default" office:value-type="string" calcext:value-type="string">
            <text:p>"{STARTQUOTE}They told me you're a tough one. Let's see!{ENDQUOTE}"</text:p>
          </table:table-cell>
          <table:table-cell table:style-name="ce57" office:value-type="string" calcext:value-type="string">
            <text:p>human fight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mountain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battle</text:p>
          </table:table-cell>
          <table:table-cell table:style-name="Default" office:value-type="string" calcext:value-type="string">
            <text:p>Some rocks come to life and slowly move towards you.</text:p>
          </table:table-cell>
          <table:table-cell table:style-name="ce57" office:value-type="string" calcext:value-type="string">
            <text:p>monster fight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mountain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battle</text:p>
          </table:table-cell>
          <table:table-cell office:value-type="string" calcext:value-type="string">
            <text:p>A squat, bristly animal charges toward you!</text:p>
          </table:table-cell>
          <table:table-cell table:style-name="ce57" office:value-type="string" calcext:value-type="string">
            <text:p>animal fight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mountain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battle</text:p>
          </table:table-cell>
          <table:table-cell table:style-name="Default" office:value-type="string" calcext:value-type="string">
            <text:p>A mysterious figure smashes a rock with a single punch. Challenge it!</text:p>
          </table:table-cell>
          <table:table-cell table:style-name="ce57" office:value-type="string" calcext:value-type="string">
            <text:p>challenge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mountain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battle</text:p>
          </table:table-cell>
          <table:table-cell office:value-type="string" calcext:value-type="string">
            <text:p>Something pops out of the rocks and is right on you!</text:p>
          </table:table-cell>
          <table:table-cell table:style-name="ce57" office:value-type="string" calcext:value-type="string">
            <text:p>blind assault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mountain</text:p>
          </table:table-cell>
          <table:table-cell table:style-name="ce53" office:value-type="string" calcext:value-type="string">
            <text:p>passive</text:p>
          </table:table-cell>
          <table:table-cell table:style-name="ce47" office:value-type="string" calcext:value-type="string">
            <text:p>agility</text:p>
          </table:table-cell>
          <table:table-cell office:value-type="string" calcext:value-type="string">
            <text:p>A small, furry creature appears to follow you, leaping from stone to stone.</text:p>
          </table:table-cell>
          <table:table-cell table:style-name="ce50" office:value-type="string" calcext:value-type="string">
            <text:p>agile helper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mountain</text:p>
          </table:table-cell>
          <table:table-cell table:style-name="ce53" office:value-type="string" calcext:value-type="string">
            <text:p>passive</text:p>
          </table:table-cell>
          <table:table-cell table:style-name="ce47" office:value-type="string" calcext:value-type="string">
            <text:p>agility</text:p>
          </table:table-cell>
          <table:table-cell table:style-name="Default" office:value-type="string" calcext:value-type="string">
            <text:p><text:span text:style-name="T1">A torn hanging </text:span>backpack reminds you that you should be careful.</text:p>
          </table:table-cell>
          <table:table-cell table:style-name="ce50" office:value-type="string" calcext:value-type="string">
            <text:p>suggest care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mountain</text:p>
          </table:table-cell>
          <table:table-cell table:style-name="ce53" office:value-type="string" calcext:value-type="string">
            <text:p>passive</text:p>
          </table:table-cell>
          <table:table-cell table:style-name="ce47" office:value-type="string" calcext:value-type="string">
            <text:p>agility</text:p>
          </table:table-cell>
          <table:table-cell office:value-type="string" calcext:value-type="string">
            <text:p>You find a very solid branch, to use as a stick.</text:p>
          </table:table-cell>
          <table:table-cell table:style-name="ce50" office:value-type="string" calcext:value-type="string">
            <text:p>mobility support foun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mountain</text:p>
          </table:table-cell>
          <table:table-cell table:style-name="ce53" office:value-type="string" calcext:value-type="string">
            <text:p>passive</text:p>
          </table:table-cell>
          <table:table-cell table:style-name="ce47" office:value-type="string" calcext:value-type="string">
            <text:p>agility</text:p>
          </table:table-cell>
          <table:table-cell office:value-type="string" calcext:value-type="string">
            <text:p>You decide to sit down and get yet stone off your shoe.</text:p>
          </table:table-cell>
          <table:table-cell table:style-name="ce50" office:value-type="string" calcext:value-type="string">
            <text:p>mobility improvement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mountain</text:p>
          </table:table-cell>
          <table:table-cell table:style-name="ce53" office:value-type="string" calcext:value-type="string">
            <text:p>passive</text:p>
          </table:table-cell>
          <table:table-cell table:style-name="ce47" office:value-type="string" calcext:value-type="string">
            <text:p>fix</text:p>
          </table:table-cell>
          <table:table-cell office:value-type="string" calcext:value-type="string">
            <text:p>A strange, pointed stone catches your attention.</text:p>
          </table:table-cell>
          <table:table-cell table:style-name="ce48" office:value-type="string" calcext:value-type="string">
            <text:p>fixing tool foun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mountain</text:p>
          </table:table-cell>
          <table:table-cell table:style-name="ce53" office:value-type="string" calcext:value-type="string">
            <text:p>passive</text:p>
          </table:table-cell>
          <table:table-cell table:style-name="ce47" office:value-type="string" calcext:value-type="string">
            <text:p>fix</text:p>
          </table:table-cell>
          <table:table-cell table:style-name="Default" office:value-type="string" calcext:value-type="string">
            <text:p>You find a concave rock.</text:p>
          </table:table-cell>
          <table:table-cell table:style-name="ce48" office:value-type="string" calcext:value-type="string">
            <text:p>healing tool foun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mountain</text:p>
          </table:table-cell>
          <table:table-cell table:style-name="ce53" office:value-type="string" calcext:value-type="string">
            <text:p>passive</text:p>
          </table:table-cell>
          <table:table-cell table:style-name="ce47" office:value-type="string" calcext:value-type="string">
            <text:p>fix</text:p>
          </table:table-cell>
          <table:table-cell office:value-type="string" calcext:value-type="string">
            <text:p>You finally understood.</text:p>
          </table:table-cell>
          <table:table-cell table:style-name="ce48" office:value-type="string" calcext:value-type="string">
            <text:p>learn new technique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mountain</text:p>
          </table:table-cell>
          <table:table-cell table:style-name="ce53" office:value-type="string" calcext:value-type="string">
            <text:p>passive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Someone is whispering in the dark. You can't believe your ears!</text:p>
          </table:table-cell>
          <table:table-cell table:style-name="ce56" office:value-type="string" calcext:value-type="string">
            <text:p>learn new information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mountain</text:p>
          </table:table-cell>
          <table:table-cell table:style-name="ce53" office:value-type="string" calcext:value-type="string">
            <text:p>passive</text:p>
          </table:table-cell>
          <table:table-cell office:value-type="string" calcext:value-type="string">
            <text:p>social</text:p>
          </table:table-cell>
          <table:table-cell table:style-name="Default" office:value-type="string" calcext:value-type="string">
            <text:p>The landscape is breathtaking.</text:p>
          </table:table-cell>
          <table:table-cell table:style-name="ce56" office:value-type="string" calcext:value-type="string">
            <text:p>status change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mountain</text:p>
          </table:table-cell>
          <table:table-cell table:style-name="ce53" office:value-type="string" calcext:value-type="string">
            <text:p>passive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You found an elaborate pin on a corpse.</text:p>
          </table:table-cell>
          <table:table-cell table:style-name="ce56" office:value-type="string" calcext:value-type="string">
            <text:p>group approval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mountain</text:p>
          </table:table-cell>
          <table:table-cell table:style-name="ce53" office:value-type="string" calcext:value-type="string">
            <text:p>passive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Two distant groups communicate by flashing a light. You learn a new word.</text:p>
          </table:table-cell>
          <table:table-cell table:style-name="ce56" office:value-type="string" calcext:value-type="string">
            <text:p>new ways to talk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mountain</text:p>
          </table:table-cell>
          <table:table-cell table:style-name="ce53" office:value-type="string" calcext:value-type="string">
            <text:p>passive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Around here they think you're good-looking, you know?</text:p>
          </table:table-cell>
          <table:table-cell table:style-name="ce56" office:value-type="string" calcext:value-type="string">
            <text:p>improved appearance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mountain</text:p>
          </table:table-cell>
          <table:table-cell table:style-name="ce53" office:value-type="string" calcext:value-type="string">
            <text:p>passive</text:p>
          </table:table-cell>
          <table:table-cell table:style-name="ce47" office:value-type="string" calcext:value-type="string">
            <text:p>battle</text:p>
          </table:table-cell>
          <table:table-cell office:value-type="string" calcext:value-type="string">
            <text:p>A small group of dwarves are walking the same path as you.</text:p>
          </table:table-cell>
          <table:table-cell table:style-name="ce57" office:value-type="string" calcext:value-type="string">
            <text:p>army escort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mountain</text:p>
          </table:table-cell>
          <table:table-cell table:style-name="ce53" office:value-type="string" calcext:value-type="string">
            <text:p>passive</text:p>
          </table:table-cell>
          <table:table-cell table:style-name="ce47" office:value-type="string" calcext:value-type="string">
            <text:p>battle</text:p>
          </table:table-cell>
          <table:table-cell office:value-type="string" calcext:value-type="string">
            <text:p>A traveler pats you on the back. It almost breaks it.</text:p>
          </table:table-cell>
          <table:table-cell table:style-name="ce57" office:value-type="string" calcext:value-type="string">
            <text:p>mysterious strength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mountain</text:p>
          </table:table-cell>
          <table:table-cell table:style-name="ce53" office:value-type="string" calcext:value-type="string">
            <text:p>passive</text:p>
          </table:table-cell>
          <table:table-cell table:style-name="ce47" office:value-type="string" calcext:value-type="string">
            <text:p>battle</text:p>
          </table:table-cell>
          <table:table-cell office:value-type="string" calcext:value-type="string">
            <text:p>"{STARTQUOTE}Here. It's for you.{ENDQUOTE}"</text:p>
          </table:table-cell>
          <table:table-cell table:style-name="ce57" office:value-type="string" calcext:value-type="string">
            <text:p>weapon foun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mountain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You can easily take down a small flock of birds.</text:p>
          </table:table-cell>
          <table:table-cell table:style-name="ce58" office:value-type="string" calcext:value-type="string">
            <text:p>a lot of foo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mountain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A chubby rabbit doesn't seem to notice you.</text:p>
          </table:table-cell>
          <table:table-cell table:style-name="ce58" office:value-type="string" calcext:value-type="string">
            <text:p>large foo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mountain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"{STARTQUOTE}Here.{ENDQUOTE}"</text:p>
          </table:table-cell>
          <table:table-cell table:style-name="ce58" office:value-type="string" calcext:value-type="string">
            <text:p>free foo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mountain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A purple-faced man mutters something about unsold wine.</text:p>
          </table:table-cell>
          <table:table-cell table:style-name="ce58" office:value-type="string" calcext:value-type="string">
            <text:p>a lot to drink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mountain</text:p>
          </table:table-cell>
          <table:table-cell office:value-type="string" calcext:value-type="string">
            <text:p>heal</text:p>
          </table:table-cell>
          <table:table-cell table:style-name="ce54" office:value-type="string" calcext:value-type="string">
            <text:p>light</text:p>
          </table:table-cell>
          <table:table-cell table:style-name="Default" office:value-type="string" calcext:value-type="string">
            <text:p>You find some strange nuts.</text:p>
          </table:table-cell>
          <table:table-cell table:style-name="ce59" office:value-type="string" calcext:value-type="string">
            <text:p>multiple small foo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mountain</text:p>
          </table:table-cell>
          <table:table-cell office:value-type="string" calcext:value-type="string">
            <text:p>heal</text:p>
          </table:table-cell>
          <table:table-cell table:style-name="ce54" office:value-type="string" calcext:value-type="string">
            <text:p>light</text:p>
          </table:table-cell>
          <table:table-cell table:style-name="Default" office:value-type="string" calcext:value-type="string">
            <text:p>It doesn't taste good but it grows abundantly here.</text:p>
          </table:table-cell>
          <table:table-cell table:style-name="ce59" office:value-type="string" calcext:value-type="string">
            <text:p>single normal foo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mountain</text:p>
          </table:table-cell>
          <table:table-cell office:value-type="string" calcext:value-type="string">
            <text:p>heal</text:p>
          </table:table-cell>
          <table:table-cell table:style-name="ce54" office:value-type="string" calcext:value-type="string">
            <text:p>light</text:p>
          </table:table-cell>
          <table:table-cell table:style-name="Default" office:value-type="string" calcext:value-type="string">
            <text:p>You find a huge pod, surprisingly easy to open.</text:p>
          </table:table-cell>
          <table:table-cell table:style-name="ce59" office:value-type="string" calcext:value-type="string">
            <text:p>small food in big size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mountain</text:p>
          </table:table-cell>
          <table:table-cell office:value-type="string" calcext:value-type="string">
            <text:p>heal</text:p>
          </table:table-cell>
          <table:table-cell table:style-name="ce54" office:value-type="string" calcext:value-type="string">
            <text:p>light</text:p>
          </table:table-cell>
          <table:table-cell office:value-type="string" calcext:value-type="string">
            <text:p>Someone must have left their lunch on a flat stone.</text:p>
          </table:table-cell>
          <table:table-cell table:style-name="ce59" office:value-type="string" calcext:value-type="string">
            <text:p>abandoned foo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mountain</text:p>
          </table:table-cell>
          <table:table-cell office:value-type="string" calcext:value-type="string">
            <text:p>heal</text:p>
          </table:table-cell>
          <table:table-cell table:style-name="ce54" office:value-type="string" calcext:value-type="string">
            <text:p>light</text:p>
          </table:table-cell>
          <table:table-cell office:value-type="string" calcext:value-type="string">
            <text:p>Some medicinal herbs emerge between two stones.</text:p>
          </table:table-cell>
          <table:table-cell table:style-name="ce59" office:value-type="string" calcext:value-type="string">
            <text:p>healing foo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mountain</text:p>
          </table:table-cell>
          <table:table-cell office:value-type="string" calcext:value-type="string">
            <text:p>heal</text:p>
          </table:table-cell>
          <table:table-cell table:style-name="ce54" office:value-type="string" calcext:value-type="string">
            <text:p>light</text:p>
          </table:table-cell>
          <table:table-cell office:value-type="string" calcext:value-type="string">
            <text:p>A tiny creature, standing on a stone, extends its tiny glowing staff towards you.</text:p>
          </table:table-cell>
          <table:table-cell table:style-name="ce59" office:value-type="string" calcext:value-type="string">
            <text:p>small creature with foo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mountain</text:p>
          </table:table-cell>
          <table:table-cell office:value-type="string" calcext:value-type="string">
            <text:p>heal</text:p>
          </table:table-cell>
          <table:table-cell table:style-name="ce54" office:value-type="string" calcext:value-type="string">
            <text:p>light</text:p>
          </table:table-cell>
          <table:table-cell office:value-type="string" calcext:value-type="string">
            <text:p>A small waterfall of cool water sparkles from a wall.</text:p>
          </table:table-cell>
          <table:table-cell table:style-name="ce59" office:value-type="string" calcext:value-type="string">
            <text:p>small drink</text:p>
          </table:table-cell>
          <table:table-cell table:number-columns-repeated="1019"/>
        </table:table-row>
        <table:table-row table:style-name="ro1">
          <table:table-cell table:style-name="ce47"/>
          <table:table-cell office:value-type="string" calcext:value-type="string">
            <text:p>xp</text:p>
          </table:table-cell>
          <table:table-cell/>
          <table:table-cell office:value-type="string" calcext:value-type="string">
            <text:p>Someone thanks you warmly... but you don't know who it is.</text:p>
          </table:table-cell>
          <table:table-cell table:number-columns-repeated="1020"/>
        </table:table-row>
        <table:table-row table:style-name="ro1">
          <table:table-cell table:style-name="ce51"/>
          <table:table-cell table:style-name="ce55"/>
          <table:table-cell table:style-name="ce51" table:number-columns-repeated="1022"/>
        </table:table-row>
        <table:table-row table:style-name="ro1">
          <table:table-cell table:style-name="ce47" office:value-type="string" calcext:value-type="string">
            <text:p>sea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agility</text:p>
          </table:table-cell>
          <table:table-cell table:style-name="Default" office:value-type="string" calcext:value-type="string">
            <text:p>By diving in you might be able to recover something useful.</text:p>
          </table:table-cell>
          <table:table-cell table:style-name="ce50" office:value-type="string" calcext:value-type="string">
            <text:p>jump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ea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agility</text:p>
          </table:table-cell>
          <table:table-cell office:value-type="string" calcext:value-type="string">
            <text:p>Something fell into the water. Maybe you can catch it before it falls!</text:p>
          </table:table-cell>
          <table:table-cell table:style-name="ce50" office:value-type="string" calcext:value-type="string">
            <text:p>stretch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ea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agility</text:p>
          </table:table-cell>
          <table:table-cell office:value-type="string" calcext:value-type="string">
            <text:p>There is something at the bottom but you can't get it.</text:p>
          </table:table-cell>
          <table:table-cell table:style-name="ce50" office:value-type="string" calcext:value-type="string">
            <text:p>crawl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ea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agility</text:p>
          </table:table-cell>
          <table:table-cell office:value-type="string" calcext:value-type="string">
            <text:p>A powerful spray of water is about to hit you!</text:p>
          </table:table-cell>
          <table:table-cell table:style-name="ce50" office:value-type="string" calcext:value-type="string">
            <text:p>avoid / grab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ea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agility</text:p>
          </table:table-cell>
          <table:table-cell office:value-type="string" calcext:value-type="string">
            <text:p>Some slippery rocks lead to a cave.</text:p>
          </table:table-cell>
          <table:table-cell table:style-name="ce50" office:value-type="string" calcext:value-type="string">
            <text:p>slide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ea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fix</text:p>
          </table:table-cell>
          <table:table-cell office:value-type="string" calcext:value-type="string">
            <text:p>A strange creature with gills is gasping for air as it lies on the ground.</text:p>
          </table:table-cell>
          <table:table-cell table:style-name="ce48" office:value-type="string" calcext:value-type="string">
            <text:p>heal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ea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fix</text:p>
          </table:table-cell>
          <table:table-cell office:value-type="string" calcext:value-type="string">
            <text:p>You see something useful but you need to drain the water first.</text:p>
          </table:table-cell>
          <table:table-cell table:style-name="ce48" office:value-type="string" calcext:value-type="string">
            <text:p>repair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ea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fix</text:p>
          </table:table-cell>
          <table:table-cell table:style-name="Default" office:value-type="string" calcext:value-type="string">
            <text:p>You find a small container encrusted with shells and salt.</text:p>
          </table:table-cell>
          <table:table-cell table:style-name="ce48" office:value-type="string" calcext:value-type="string">
            <text:p>dismount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ea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fix</text:p>
          </table:table-cell>
          <table:table-cell office:value-type="string" calcext:value-type="string">
            <text:p>Cleaning fish is quite difficult...</text:p>
          </table:table-cell>
          <table:table-cell table:style-name="ce48" office:value-type="string" calcext:value-type="string">
            <text:p>cook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ea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fix</text:p>
          </table:table-cell>
          <table:table-cell table:style-name="Default" office:value-type="string" calcext:value-type="string">
            <text:p>Walking on algae is too dangerous. You should clean the area.</text:p>
          </table:table-cell>
          <table:table-cell table:style-name="ce48" office:value-type="string" calcext:value-type="string">
            <text:p>clean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ea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social</text:p>
          </table:table-cell>
          <table:table-cell office:value-type="string" calcext:value-type="string">
            <text:p>A seagull lands on your shoulder.</text:p>
          </table:table-cell>
          <table:table-cell table:style-name="ce56" office:value-type="string" calcext:value-type="string">
            <text:p>frien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ea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social</text:p>
          </table:table-cell>
          <table:table-cell table:style-name="Default" office:value-type="string" calcext:value-type="string">
            <text:p>"{STARTQUOTE}Do you want to hear a story, buddy?{ENDQUOTE}"</text:p>
          </table:table-cell>
          <table:table-cell table:style-name="ce56" office:value-type="string" calcext:value-type="string">
            <text:p>chat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ea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social</text:p>
          </table:table-cell>
          <table:table-cell table:style-name="Default" office:value-type="string" calcext:value-type="string">
            <text:p>A small boat approaches, offering you to continue.</text:p>
          </table:table-cell>
          <table:table-cell table:style-name="ce56" office:value-type="string" calcext:value-type="string">
            <text:p>lift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ea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social</text:p>
          </table:table-cell>
          <table:table-cell office:value-type="string" calcext:value-type="string">
            <text:p>You hear the sad song of a siren.</text:p>
          </table:table-cell>
          <table:table-cell table:style-name="ce56" office:value-type="string" calcext:value-type="string">
            <text:p>console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ea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social</text:p>
          </table:table-cell>
          <table:table-cell office:value-type="string" calcext:value-type="string">
            <text:p>A young man is meditating in a column of water. Can you make yourself heard?</text:p>
          </table:table-cell>
          <table:table-cell table:style-name="ce56" office:value-type="string" calcext:value-type="string">
            <text:p>persuade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ea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battle</text:p>
          </table:table-cell>
          <table:table-cell table:style-name="Default" office:value-type="string" calcext:value-type="string">
            <text:p>A guy with a strange hat bumps into you on purpose.</text:p>
          </table:table-cell>
          <table:table-cell table:style-name="ce57" office:value-type="string" calcext:value-type="string">
            <text:p>human fight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ea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battle</text:p>
          </table:table-cell>
          <table:table-cell table:style-name="Default" office:value-type="string" calcext:value-type="string">
            <text:p>You hear a growl coming from the water.</text:p>
          </table:table-cell>
          <table:table-cell table:style-name="ce57" office:value-type="string" calcext:value-type="string">
            <text:p>monster fight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ea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battle</text:p>
          </table:table-cell>
          <table:table-cell office:value-type="string" calcext:value-type="string">
            <text:p>A strange creature with gills is approaching menacingly!</text:p>
          </table:table-cell>
          <table:table-cell table:style-name="ce57" office:value-type="string" calcext:value-type="string">
            <text:p>animal fight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ea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battle</text:p>
          </table:table-cell>
          <table:table-cell office:value-type="string" calcext:value-type="string">
            <text:p>"{STARTQUOTE}How good are you at arm wrestling, finless?{ENDQUOTE}"</text:p>
          </table:table-cell>
          <table:table-cell table:style-name="ce57" office:value-type="string" calcext:value-type="string">
            <text:p>challenge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ea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battle</text:p>
          </table:table-cell>
          <table:table-cell office:value-type="string" calcext:value-type="string">
            <text:p>Something jumps out of a pile of sand. It's after you!</text:p>
          </table:table-cell>
          <table:table-cell table:style-name="ce57" office:value-type="string" calcext:value-type="string">
            <text:p>blind assault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ea</text:p>
          </table:table-cell>
          <table:table-cell table:style-name="ce53" office:value-type="string" calcext:value-type="string">
            <text:p>passive</text:p>
          </table:table-cell>
          <table:table-cell table:style-name="ce47" office:value-type="string" calcext:value-type="string">
            <text:p>agility</text:p>
          </table:table-cell>
          <table:table-cell office:value-type="string" calcext:value-type="string">
            <text:p>In every body of water, you see a face that is not yours. Who is it?</text:p>
          </table:table-cell>
          <table:table-cell table:style-name="ce50" office:value-type="string" calcext:value-type="string">
            <text:p>agile helper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ea</text:p>
          </table:table-cell>
          <table:table-cell table:style-name="ce53" office:value-type="string" calcext:value-type="string">
            <text:p>passive</text:p>
          </table:table-cell>
          <table:table-cell table:style-name="ce47" office:value-type="string" calcext:value-type="string">
            <text:p>agility</text:p>
          </table:table-cell>
          <table:table-cell table:style-name="Default" office:value-type="string" calcext:value-type="string">
            <text:p>You almost slipped. You'll be more careful.</text:p>
          </table:table-cell>
          <table:table-cell table:style-name="ce50" office:value-type="string" calcext:value-type="string">
            <text:p>suggest care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ea</text:p>
          </table:table-cell>
          <table:table-cell table:style-name="ce53" office:value-type="string" calcext:value-type="string">
            <text:p>passive</text:p>
          </table:table-cell>
          <table:table-cell table:style-name="ce47" office:value-type="string" calcext:value-type="string">
            <text:p>agility</text:p>
          </table:table-cell>
          <table:table-cell office:value-type="string" calcext:value-type="string">
            <text:p>After struggling for a while, you now feel much more agile.</text:p>
          </table:table-cell>
          <table:table-cell table:style-name="ce50" office:value-type="string" calcext:value-type="string">
            <text:p>mobility support foun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ea</text:p>
          </table:table-cell>
          <table:table-cell table:style-name="ce53" office:value-type="string" calcext:value-type="string">
            <text:p>passive</text:p>
          </table:table-cell>
          <table:table-cell table:style-name="ce47" office:value-type="string" calcext:value-type="string">
            <text:p>agility</text:p>
          </table:table-cell>
          <table:table-cell office:value-type="string" calcext:value-type="string">
            <text:p>You found a place to clean the sand off your boots.</text:p>
          </table:table-cell>
          <table:table-cell table:style-name="ce50" office:value-type="string" calcext:value-type="string">
            <text:p>mobility improvement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ea</text:p>
          </table:table-cell>
          <table:table-cell table:style-name="ce53" office:value-type="string" calcext:value-type="string">
            <text:p>passive</text:p>
          </table:table-cell>
          <table:table-cell table:style-name="ce47" office:value-type="string" calcext:value-type="string">
            <text:p>fix</text:p>
          </table:table-cell>
          <table:table-cell office:value-type="string" calcext:value-type="string">
            <text:p>The handle of a lost tool emerges from a mound of sand.</text:p>
          </table:table-cell>
          <table:table-cell table:style-name="ce48" office:value-type="string" calcext:value-type="string">
            <text:p>fixing tool foun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ea</text:p>
          </table:table-cell>
          <table:table-cell table:style-name="ce53" office:value-type="string" calcext:value-type="string">
            <text:p>passive</text:p>
          </table:table-cell>
          <table:table-cell table:style-name="ce47" office:value-type="string" calcext:value-type="string">
            <text:p>fix</text:p>
          </table:table-cell>
          <table:table-cell table:style-name="Default" office:value-type="string" calcext:value-type="string">
            <text:p>You have collected some brackish water. It can be useful.</text:p>
          </table:table-cell>
          <table:table-cell table:style-name="ce48" office:value-type="string" calcext:value-type="string">
            <text:p>healing tool foun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ea</text:p>
          </table:table-cell>
          <table:table-cell table:style-name="ce53" office:value-type="string" calcext:value-type="string">
            <text:p>passive</text:p>
          </table:table-cell>
          <table:table-cell table:style-name="ce47" office:value-type="string" calcext:value-type="string">
            <text:p>fix</text:p>
          </table:table-cell>
          <table:table-cell office:value-type="string" calcext:value-type="string">
            <text:p>You have learned how to tie a new knot.</text:p>
          </table:table-cell>
          <table:table-cell table:style-name="ce48" office:value-type="string" calcext:value-type="string">
            <text:p>learn new technique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ea</text:p>
          </table:table-cell>
          <table:table-cell table:style-name="ce53" office:value-type="string" calcext:value-type="string">
            <text:p>passive</text:p>
          </table:table-cell>
          <table:table-cell office:value-type="string" calcext:value-type="string">
            <text:p>social</text:p>
          </table:table-cell>
          <table:table-cell table:style-name="Default" office:value-type="string" calcext:value-type="string">
            <text:p>A crumpled sheet of paper reports today's news.</text:p>
          </table:table-cell>
          <table:table-cell table:style-name="ce56" office:value-type="string" calcext:value-type="string">
            <text:p>learn new information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ea</text:p>
          </table:table-cell>
          <table:table-cell table:style-name="ce53" office:value-type="string" calcext:value-type="string">
            <text:p>passive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You smell the scent of the sea carried by the breeze.</text:p>
          </table:table-cell>
          <table:table-cell table:style-name="ce56" office:value-type="string" calcext:value-type="string">
            <text:p>status change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ea</text:p>
          </table:table-cell>
          <table:table-cell table:style-name="ce53" office:value-type="string" calcext:value-type="string">
            <text:p>passive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Someone admires your scars.</text:p>
          </table:table-cell>
          <table:table-cell table:style-name="ce56" office:value-type="string" calcext:value-type="string">
            <text:p>group approval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ea</text:p>
          </table:table-cell>
          <table:table-cell table:style-name="ce53" office:value-type="string" calcext:value-type="string">
            <text:p>passive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Two figures communicate with gestures. You begin to learn too.</text:p>
          </table:table-cell>
          <table:table-cell table:style-name="ce56" office:value-type="string" calcext:value-type="string">
            <text:p>new ways to talk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ea</text:p>
          </table:table-cell>
          <table:table-cell table:style-name="ce53" office:value-type="string" calcext:value-type="string">
            <text:p>passive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You finally found some soap.</text:p>
          </table:table-cell>
          <table:table-cell table:style-name="ce56" office:value-type="string" calcext:value-type="string">
            <text:p>improved appearance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ea</text:p>
          </table:table-cell>
          <table:table-cell table:style-name="ce53" office:value-type="string" calcext:value-type="string">
            <text:p>passive</text:p>
          </table:table-cell>
          <table:table-cell table:style-name="ce47" office:value-type="string" calcext:value-type="string">
            <text:p>battle</text:p>
          </table:table-cell>
          <table:table-cell office:value-type="string" calcext:value-type="string">
            <text:p>"{STARTQUOTE}You don't look like you're from around here. Let me help you.{ENDQUOTE}"</text:p>
          </table:table-cell>
          <table:table-cell table:style-name="ce57" office:value-type="string" calcext:value-type="string">
            <text:p>army escort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ea</text:p>
          </table:table-cell>
          <table:table-cell table:style-name="ce53" office:value-type="string" calcext:value-type="string">
            <text:p>passive</text:p>
          </table:table-cell>
          <table:table-cell table:style-name="ce47" office:value-type="string" calcext:value-type="string">
            <text:p>battle</text:p>
          </table:table-cell>
          <table:table-cell table:style-name="Default" office:value-type="string" calcext:value-type="string">
            <text:p>Hear your name in the wind.</text:p>
          </table:table-cell>
          <table:table-cell table:style-name="ce57" office:value-type="string" calcext:value-type="string">
            <text:p>mysterious strength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ea</text:p>
          </table:table-cell>
          <table:table-cell table:style-name="ce53" office:value-type="string" calcext:value-type="string">
            <text:p>passive</text:p>
          </table:table-cell>
          <table:table-cell table:style-name="ce47" office:value-type="string" calcext:value-type="string">
            <text:p>battle</text:p>
          </table:table-cell>
          <table:table-cell office:value-type="string" calcext:value-type="string">
            <text:p>You’ve found some shells stuck together. Looks like brass knuckles…</text:p>
          </table:table-cell>
          <table:table-cell table:style-name="ce57" office:value-type="string" calcext:value-type="string">
            <text:p>weapon foun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ea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You see edible algae floating.</text:p>
          </table:table-cell>
          <table:table-cell table:style-name="ce58" office:value-type="string" calcext:value-type="string">
            <text:p>a lot of foo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ea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It's a huge fish!</text:p>
          </table:table-cell>
          <table:table-cell table:style-name="ce58" office:value-type="string" calcext:value-type="string">
            <text:p>large foo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ea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A chatty vendor offers you some fish.</text:p>
          </table:table-cell>
          <table:table-cell table:style-name="ce58" office:value-type="string" calcext:value-type="string">
            <text:p>free foo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ea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Someone left a bottle of the good ones behind.</text:p>
          </table:table-cell>
          <table:table-cell table:style-name="ce58" office:value-type="string" calcext:value-type="string">
            <text:p>a lot to drink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ea</text:p>
          </table:table-cell>
          <table:table-cell office:value-type="string" calcext:value-type="string">
            <text:p>heal</text:p>
          </table:table-cell>
          <table:table-cell table:style-name="ce54" office:value-type="string" calcext:value-type="string">
            <text:p>light</text:p>
          </table:table-cell>
          <table:table-cell table:style-name="Default" office:value-type="string" calcext:value-type="string">
            <text:p>Some say these mollusks are edible. It's time to try.</text:p>
          </table:table-cell>
          <table:table-cell table:style-name="ce59" office:value-type="string" calcext:value-type="string">
            <text:p>multiple small foo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ea</text:p>
          </table:table-cell>
          <table:table-cell office:value-type="string" calcext:value-type="string">
            <text:p>heal</text:p>
          </table:table-cell>
          <table:table-cell table:style-name="ce54" office:value-type="string" calcext:value-type="string">
            <text:p>light</text:p>
          </table:table-cell>
          <table:table-cell table:style-name="Default" office:value-type="string" calcext:value-type="string">
            <text:p>Will it be edible?</text:p>
          </table:table-cell>
          <table:table-cell table:style-name="ce59" office:value-type="string" calcext:value-type="string">
            <text:p>single normal foo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ea</text:p>
          </table:table-cell>
          <table:table-cell office:value-type="string" calcext:value-type="string">
            <text:p>heal</text:p>
          </table:table-cell>
          <table:table-cell table:style-name="ce54" office:value-type="string" calcext:value-type="string">
            <text:p>light</text:p>
          </table:table-cell>
          <table:table-cell office:value-type="string" calcext:value-type="string">
            <text:p>Some seafood rests on a rock.</text:p>
          </table:table-cell>
          <table:table-cell table:style-name="ce59" office:value-type="string" calcext:value-type="string">
            <text:p>small food in big size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ea</text:p>
          </table:table-cell>
          <table:table-cell office:value-type="string" calcext:value-type="string">
            <text:p>heal</text:p>
          </table:table-cell>
          <table:table-cell table:style-name="ce54" office:value-type="string" calcext:value-type="string">
            <text:p>light</text:p>
          </table:table-cell>
          <table:table-cell table:style-name="Default" office:value-type="string" calcext:value-type="string">
            <text:p>Someone left a little package here.</text:p>
          </table:table-cell>
          <table:table-cell table:style-name="ce59" office:value-type="string" calcext:value-type="string">
            <text:p>abandoned foo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ea</text:p>
          </table:table-cell>
          <table:table-cell office:value-type="string" calcext:value-type="string">
            <text:p>heal</text:p>
          </table:table-cell>
          <table:table-cell table:style-name="ce54" office:value-type="string" calcext:value-type="string">
            <text:p>light</text:p>
          </table:table-cell>
          <table:table-cell office:value-type="string" calcext:value-type="string">
            <text:p>In a jar, you find a greenish paste. They probably eat it around here.</text:p>
          </table:table-cell>
          <table:table-cell table:style-name="ce59" office:value-type="string" calcext:value-type="string">
            <text:p>healing foo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ea</text:p>
          </table:table-cell>
          <table:table-cell office:value-type="string" calcext:value-type="string">
            <text:p>heal</text:p>
          </table:table-cell>
          <table:table-cell table:style-name="ce54" office:value-type="string" calcext:value-type="string">
            <text:p>light</text:p>
          </table:table-cell>
          <table:table-cell office:value-type="string" calcext:value-type="string">
            <text:p>You managed to open a sea urchin.</text:p>
          </table:table-cell>
          <table:table-cell table:style-name="ce59" office:value-type="string" calcext:value-type="string">
            <text:p>small creature with foo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ea</text:p>
          </table:table-cell>
          <table:table-cell office:value-type="string" calcext:value-type="string">
            <text:p>heal</text:p>
          </table:table-cell>
          <table:table-cell table:style-name="ce54" office:value-type="string" calcext:value-type="string">
            <text:p>light</text:p>
          </table:table-cell>
          <table:table-cell office:value-type="string" calcext:value-type="string">
            <text:p>Unexpectedly you see a small stream of fresh water.</text:p>
          </table:table-cell>
          <table:table-cell table:style-name="ce59" office:value-type="string" calcext:value-type="string">
            <text:p>small drink</text:p>
          </table:table-cell>
          <table:table-cell table:number-columns-repeated="1019"/>
        </table:table-row>
        <table:table-row table:style-name="ro1">
          <table:table-cell table:style-name="ce47"/>
          <table:table-cell office:value-type="string" calcext:value-type="string">
            <text:p>xp</text:p>
          </table:table-cell>
          <table:table-cell/>
          <table:table-cell office:value-type="string" calcext:value-type="string">
            <text:p>You are in the right place at the right time.</text:p>
          </table:table-cell>
          <table:table-cell table:number-columns-repeated="1020"/>
        </table:table-row>
        <table:table-row table:style-name="ro1">
          <table:table-cell table:style-name="ce51"/>
          <table:table-cell table:style-name="ce55"/>
          <table:table-cell table:style-name="ce51" table:number-columns-repeated="1022"/>
        </table:table-row>
        <table:table-row table:style-name="ro1">
          <table:table-cell table:style-name="ce47" office:value-type="string" calcext:value-type="string">
            <text:p>desert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agility</text:p>
          </table:table-cell>
          <table:table-cell table:style-name="Default" office:value-type="string" calcext:value-type="string">
            <text:p>Someone surrounded a small container with sharp spikes.</text:p>
          </table:table-cell>
          <table:table-cell table:style-name="ce50" office:value-type="string" calcext:value-type="string">
            <text:p>jump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desert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agility</text:p>
          </table:table-cell>
          <table:table-cell office:value-type="string" calcext:value-type="string">
            <text:p>Something is slowly sinking in the sand. Maybe you can catch it.</text:p>
          </table:table-cell>
          <table:table-cell table:style-name="ce50" office:value-type="string" calcext:value-type="string">
            <text:p>stretch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desert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agility</text:p>
          </table:table-cell>
          <table:table-cell office:value-type="string" calcext:value-type="string">
            <text:p>To avoid sinking, you have to crawl for a short distance.</text:p>
          </table:table-cell>
          <table:table-cell table:style-name="ce50" office:value-type="string" calcext:value-type="string">
            <text:p>crawl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desert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agility</text:p>
          </table:table-cell>
          <table:table-cell office:value-type="string" calcext:value-type="string">
            <text:p>“{STARTQUOTE}Hey, catch!{ENDQUOTE}”</text:p>
          </table:table-cell>
          <table:table-cell table:style-name="ce50" office:value-type="string" calcext:value-type="string">
            <text:p>avoid / grab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desert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agility</text:p>
          </table:table-cell>
          <table:table-cell table:style-name="Default" office:value-type="string" calcext:value-type="string">
            <text:p>You should be able to slip near one of the dens.</text:p>
          </table:table-cell>
          <table:table-cell table:style-name="ce50" office:value-type="string" calcext:value-type="string">
            <text:p>slide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desert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fix</text:p>
          </table:table-cell>
          <table:table-cell table:style-name="Default" office:value-type="string" calcext:value-type="string">
            <text:p>A small, scaly creature is struggling to breathe due to excessive thirst.</text:p>
          </table:table-cell>
          <table:table-cell table:style-name="ce48" office:value-type="string" calcext:value-type="string">
            <text:p>heal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desert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fix</text:p>
          </table:table-cell>
          <table:table-cell office:value-type="string" calcext:value-type="string">
            <text:p>You find a broken tent. It could help you shelter from the sun and heat.</text:p>
          </table:table-cell>
          <table:table-cell table:style-name="ce48" office:value-type="string" calcext:value-type="string">
            <text:p>repair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desert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fix</text:p>
          </table:table-cell>
          <table:table-cell table:style-name="Default" office:value-type="string" calcext:value-type="string">
            <text:p>You find a knotted rope bridge.</text:p>
          </table:table-cell>
          <table:table-cell table:style-name="ce48" office:value-type="string" calcext:value-type="string">
            <text:p>dismount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desert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fix</text:p>
          </table:table-cell>
          <table:table-cell office:value-type="string" calcext:value-type="string">
            <text:p>You find the vegetables and spices you need to prepare something.</text:p>
          </table:table-cell>
          <table:table-cell table:style-name="ce48" office:value-type="string" calcext:value-type="string">
            <text:p>cook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desert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fix</text:p>
          </table:table-cell>
          <table:table-cell office:value-type="string" calcext:value-type="string">
            <text:p>Sand holds a locked door.</text:p>
          </table:table-cell>
          <table:table-cell table:style-name="ce48" office:value-type="string" calcext:value-type="string">
            <text:p>clean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desert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social</text:p>
          </table:table-cell>
          <table:table-cell table:style-name="Default" office:value-type="string" calcext:value-type="string">
            <text:p>Someone in a turban reaches out to you.</text:p>
          </table:table-cell>
          <table:table-cell table:style-name="ce56" office:value-type="string" calcext:value-type="string">
            <text:p>frien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desert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social</text:p>
          </table:table-cell>
          <table:table-cell table:style-name="Default" office:value-type="string" calcext:value-type="string">
            <text:p>"{STARTQUOTE}Please, listen to me.{ENDQUOTE}"</text:p>
          </table:table-cell>
          <table:table-cell table:style-name="ce56" office:value-type="string" calcext:value-type="string">
            <text:p>chat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desert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social</text:p>
          </table:table-cell>
          <table:table-cell office:value-type="string" calcext:value-type="string">
            <text:p>A caravan offers you a ride.</text:p>
          </table:table-cell>
          <table:table-cell table:style-name="ce56" office:value-type="string" calcext:value-type="string">
            <text:p>lift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desert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social</text:p>
          </table:table-cell>
          <table:table-cell office:value-type="string" calcext:value-type="string">
            <text:p>A figure weeps before a small grave.</text:p>
          </table:table-cell>
          <table:table-cell table:style-name="ce56" office:value-type="string" calcext:value-type="string">
            <text:p>console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desert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social</text:p>
          </table:table-cell>
          <table:table-cell office:value-type="string" calcext:value-type="string">
            <text:p>A huge sandy creature doesn't seem to want to move.</text:p>
          </table:table-cell>
          <table:table-cell table:style-name="ce56" office:value-type="string" calcext:value-type="string">
            <text:p>persuade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desert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battle</text:p>
          </table:table-cell>
          <table:table-cell table:style-name="Default" office:value-type="string" calcext:value-type="string">
            <text:p>A fistful of sand hits your face and you're surrounded!</text:p>
          </table:table-cell>
          <table:table-cell table:style-name="ce57" office:value-type="string" calcext:value-type="string">
            <text:p>human fight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desert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battle</text:p>
          </table:table-cell>
          <table:table-cell table:style-name="Default" office:value-type="string" calcext:value-type="string">
            <text:p>Something hissing is approaching fast!</text:p>
          </table:table-cell>
          <table:table-cell table:style-name="ce57" office:value-type="string" calcext:value-type="string">
            <text:p>monster fight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desert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battle</text:p>
          </table:table-cell>
          <table:table-cell office:value-type="string" calcext:value-type="string">
            <text:p>Something is tightening around your neck!</text:p>
          </table:table-cell>
          <table:table-cell table:style-name="ce57" office:value-type="string" calcext:value-type="string">
            <text:p>animal fight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desert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battle</text:p>
          </table:table-cell>
          <table:table-cell office:value-type="string" calcext:value-type="string">
            <text:p>"{STARTQUOTE}You look like you're looking for a true challenge!{ENDQUOTE}"</text:p>
          </table:table-cell>
          <table:table-cell table:style-name="ce57" office:value-type="string" calcext:value-type="string">
            <text:p>challenge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desert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battle</text:p>
          </table:table-cell>
          <table:table-cell office:value-type="string" calcext:value-type="string">
            <text:p>Something suddenly appears from the sand!</text:p>
          </table:table-cell>
          <table:table-cell table:style-name="ce57" office:value-type="string" calcext:value-type="string">
            <text:p>blind assault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desert</text:p>
          </table:table-cell>
          <table:table-cell table:style-name="ce53" office:value-type="string" calcext:value-type="string">
            <text:p>passive</text:p>
          </table:table-cell>
          <table:table-cell table:style-name="ce47" office:value-type="string" calcext:value-type="string">
            <text:p>agility</text:p>
          </table:table-cell>
          <table:table-cell office:value-type="string" calcext:value-type="string">
            <text:p>A thief escapes by throwing sand in the eyes of a guard. It's a good idea…</text:p>
          </table:table-cell>
          <table:table-cell table:style-name="ce50" office:value-type="string" calcext:value-type="string">
            <text:p>agile helper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desert</text:p>
          </table:table-cell>
          <table:table-cell table:style-name="ce53" office:value-type="string" calcext:value-type="string">
            <text:p>passive</text:p>
          </table:table-cell>
          <table:table-cell table:style-name="ce47" office:value-type="string" calcext:value-type="string">
            <text:p>agility</text:p>
          </table:table-cell>
          <table:table-cell office:value-type="string" calcext:value-type="string">
            <text:p>"{STARTQUOTE}Be like sand, adventurer{ENDQUOTE}"</text:p>
          </table:table-cell>
          <table:table-cell table:style-name="ce50" office:value-type="string" calcext:value-type="string">
            <text:p>suggest care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desert</text:p>
          </table:table-cell>
          <table:table-cell table:style-name="ce53" office:value-type="string" calcext:value-type="string">
            <text:p>passive</text:p>
          </table:table-cell>
          <table:table-cell table:style-name="ce47" office:value-type="string" calcext:value-type="string">
            <text:p>agility</text:p>
          </table:table-cell>
          <table:table-cell office:value-type="string" calcext:value-type="string">
            <text:p>You find a mobile clothing store.</text:p>
          </table:table-cell>
          <table:table-cell table:style-name="ce50" office:value-type="string" calcext:value-type="string">
            <text:p>mobility support foun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desert</text:p>
          </table:table-cell>
          <table:table-cell table:style-name="ce53" office:value-type="string" calcext:value-type="string">
            <text:p>passive</text:p>
          </table:table-cell>
          <table:table-cell table:style-name="ce47" office:value-type="string" calcext:value-type="string">
            <text:p>agility</text:p>
          </table:table-cell>
          <table:table-cell office:value-type="string" calcext:value-type="string">
            <text:p>A small fountain finally allows you to rinse your eyes.</text:p>
          </table:table-cell>
          <table:table-cell table:style-name="ce50" office:value-type="string" calcext:value-type="string">
            <text:p>mobility improvement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desert</text:p>
          </table:table-cell>
          <table:table-cell table:style-name="ce53" office:value-type="string" calcext:value-type="string">
            <text:p>passive</text:p>
          </table:table-cell>
          <table:table-cell table:style-name="ce47" office:value-type="string" calcext:value-type="string">
            <text:p>fix</text:p>
          </table:table-cell>
          <table:table-cell table:style-name="Default" office:value-type="string" calcext:value-type="string">
            <text:p>You find a tool, black and shiny like onyx.</text:p>
          </table:table-cell>
          <table:table-cell table:style-name="ce48" office:value-type="string" calcext:value-type="string">
            <text:p>fixing tool foun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desert</text:p>
          </table:table-cell>
          <table:table-cell table:style-name="ce53" office:value-type="string" calcext:value-type="string">
            <text:p>passive</text:p>
          </table:table-cell>
          <table:table-cell table:style-name="ce47" office:value-type="string" calcext:value-type="string">
            <text:p>fix</text:p>
          </table:table-cell>
          <table:table-cell office:value-type="string" calcext:value-type="string">
            <text:p>You overheard a recipe for an ointment.</text:p>
          </table:table-cell>
          <table:table-cell table:style-name="ce48" office:value-type="string" calcext:value-type="string">
            <text:p>healing tool foun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desert</text:p>
          </table:table-cell>
          <table:table-cell table:style-name="ce53" office:value-type="string" calcext:value-type="string">
            <text:p>passive</text:p>
          </table:table-cell>
          <table:table-cell table:style-name="ce47" office:value-type="string" calcext:value-type="string">
            <text:p>fix</text:p>
          </table:table-cell>
          <table:table-cell office:value-type="string" calcext:value-type="string">
            <text:p>A worker appears to be using an unfamiliar technique.</text:p>
          </table:table-cell>
          <table:table-cell table:style-name="ce48" office:value-type="string" calcext:value-type="string">
            <text:p>learn new technique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desert</text:p>
          </table:table-cell>
          <table:table-cell table:style-name="ce53" office:value-type="string" calcext:value-type="string">
            <text:p>passive</text:p>
          </table:table-cell>
          <table:table-cell office:value-type="string" calcext:value-type="string">
            <text:p>social</text:p>
          </table:table-cell>
          <table:table-cell table:style-name="Default" office:value-type="string" calcext:value-type="string">
            <text:p>You can't believe your eyes and can't wait to tell someone about it.</text:p>
          </table:table-cell>
          <table:table-cell table:style-name="ce56" office:value-type="string" calcext:value-type="string">
            <text:p>learn new information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desert</text:p>
          </table:table-cell>
          <table:table-cell table:style-name="ce53" office:value-type="string" calcext:value-type="string">
            <text:p>passive</text:p>
          </table:table-cell>
          <table:table-cell office:value-type="string" calcext:value-type="string">
            <text:p>social</text:p>
          </table:table-cell>
          <table:table-cell table:style-name="Default" office:value-type="string" calcext:value-type="string">
            <text:p>You've made it this far and you're proud of it.</text:p>
          </table:table-cell>
          <table:table-cell table:style-name="ce56" office:value-type="string" calcext:value-type="string">
            <text:p>status change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desert</text:p>
          </table:table-cell>
          <table:table-cell table:style-name="ce53" office:value-type="string" calcext:value-type="string">
            <text:p>passive</text:p>
          </table:table-cell>
          <table:table-cell office:value-type="string" calcext:value-type="string">
            <text:p>social</text:p>
          </table:table-cell>
          <table:table-cell table:style-name="Default" office:value-type="string" calcext:value-type="string">
            <text:p>Someone mistakes you for a local.</text:p>
          </table:table-cell>
          <table:table-cell table:style-name="ce56" office:value-type="string" calcext:value-type="string">
            <text:p>group approval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desert</text:p>
          </table:table-cell>
          <table:table-cell table:style-name="ce53" office:value-type="string" calcext:value-type="string">
            <text:p>passive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You have managed to learn a new word in the local language.</text:p>
          </table:table-cell>
          <table:table-cell table:style-name="ce56" office:value-type="string" calcext:value-type="string">
            <text:p>new ways to talk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desert</text:p>
          </table:table-cell>
          <table:table-cell table:style-name="ce53" office:value-type="string" calcext:value-type="string">
            <text:p>passive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You found a place to take a bath.</text:p>
          </table:table-cell>
          <table:table-cell table:style-name="ce56" office:value-type="string" calcext:value-type="string">
            <text:p>improved appearance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desert</text:p>
          </table:table-cell>
          <table:table-cell table:style-name="ce53" office:value-type="string" calcext:value-type="string">
            <text:p>passive</text:p>
          </table:table-cell>
          <table:table-cell table:style-name="ce47" office:value-type="string" calcext:value-type="string">
            <text:p>battle</text:p>
          </table:table-cell>
          <table:table-cell table:style-name="Default" office:value-type="string" calcext:value-type="string">
            <text:p>A colony of red ants follows you.</text:p>
          </table:table-cell>
          <table:table-cell table:style-name="ce57" office:value-type="string" calcext:value-type="string">
            <text:p>army escort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desert</text:p>
          </table:table-cell>
          <table:table-cell table:style-name="ce53" office:value-type="string" calcext:value-type="string">
            <text:p>passive</text:p>
          </table:table-cell>
          <table:table-cell table:style-name="ce47" office:value-type="string" calcext:value-type="string">
            <text:p>battle</text:p>
          </table:table-cell>
          <table:table-cell office:value-type="string" calcext:value-type="string">
            <text:p>A four-legged creature is following you. What does it want?</text:p>
          </table:table-cell>
          <table:table-cell table:style-name="ce57" office:value-type="string" calcext:value-type="string">
            <text:p>mysterious strength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desert</text:p>
          </table:table-cell>
          <table:table-cell table:style-name="ce53" office:value-type="string" calcext:value-type="string">
            <text:p>passive</text:p>
          </table:table-cell>
          <table:table-cell table:style-name="ce47" office:value-type="string" calcext:value-type="string">
            <text:p>battle</text:p>
          </table:table-cell>
          <table:table-cell office:value-type="string" calcext:value-type="string">
            <text:p>There's a strange weapon stuck in there.</text:p>
          </table:table-cell>
          <table:table-cell table:style-name="ce57" office:value-type="string" calcext:value-type="string">
            <text:p>weapon foun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desert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strong</text:p>
          </table:table-cell>
          <table:table-cell table:style-name="Default" office:value-type="string" calcext:value-type="string">
            <text:p>An inviting cluster hangs from a strange plant.</text:p>
          </table:table-cell>
          <table:table-cell table:style-name="ce58" office:value-type="string" calcext:value-type="string">
            <text:p>a lot of foo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desert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A fruit the size of a watermelon emerges from the ground.</text:p>
          </table:table-cell>
          <table:table-cell table:style-name="ce58" office:value-type="string" calcext:value-type="string">
            <text:p>large foo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desert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You are offered cooked insects.</text:p>
          </table:table-cell>
          <table:table-cell table:style-name="ce58" office:value-type="string" calcext:value-type="string">
            <text:p>free foo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desert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You find a large vase full of water.</text:p>
          </table:table-cell>
          <table:table-cell table:style-name="ce58" office:value-type="string" calcext:value-type="string">
            <text:p>a lot to drink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desert</text:p>
          </table:table-cell>
          <table:table-cell office:value-type="string" calcext:value-type="string">
            <text:p>heal</text:p>
          </table:table-cell>
          <table:table-cell table:style-name="ce54" office:value-type="string" calcext:value-type="string">
            <text:p>light</text:p>
          </table:table-cell>
          <table:table-cell office:value-type="string" calcext:value-type="string">
            <text:p>You managed to get some dried fruit.</text:p>
          </table:table-cell>
          <table:table-cell table:style-name="ce59" office:value-type="string" calcext:value-type="string">
            <text:p>multiple small foo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desert</text:p>
          </table:table-cell>
          <table:table-cell office:value-type="string" calcext:value-type="string">
            <text:p>heal</text:p>
          </table:table-cell>
          <table:table-cell table:style-name="ce54" office:value-type="string" calcext:value-type="string">
            <text:p>light</text:p>
          </table:table-cell>
          <table:table-cell office:value-type="string" calcext:value-type="string">
            <text:p>The food around here is very spicy!</text:p>
          </table:table-cell>
          <table:table-cell table:style-name="ce59" office:value-type="string" calcext:value-type="string">
            <text:p>single normal foo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desert</text:p>
          </table:table-cell>
          <table:table-cell office:value-type="string" calcext:value-type="string">
            <text:p>heal</text:p>
          </table:table-cell>
          <table:table-cell table:style-name="ce54" office:value-type="string" calcext:value-type="string">
            <text:p>light</text:p>
          </table:table-cell>
          <table:table-cell table:style-name="Default" office:value-type="string" calcext:value-type="string">
            <text:p>You find a huge plant covered in needles. You know how to take care of it.</text:p>
          </table:table-cell>
          <table:table-cell table:style-name="ce59" office:value-type="string" calcext:value-type="string">
            <text:p>small food in big size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desert</text:p>
          </table:table-cell>
          <table:table-cell office:value-type="string" calcext:value-type="string">
            <text:p>heal</text:p>
          </table:table-cell>
          <table:table-cell table:style-name="ce54" office:value-type="string" calcext:value-type="string">
            <text:p>light</text:p>
          </table:table-cell>
          <table:table-cell table:style-name="Default" office:value-type="string" calcext:value-type="string">
            <text:p>There's some abandoned food. It doesn't look good but…</text:p>
          </table:table-cell>
          <table:table-cell table:style-name="ce59" office:value-type="string" calcext:value-type="string">
            <text:p>abandoned foo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desert</text:p>
          </table:table-cell>
          <table:table-cell office:value-type="string" calcext:value-type="string">
            <text:p>heal</text:p>
          </table:table-cell>
          <table:table-cell table:style-name="ce54" office:value-type="string" calcext:value-type="string">
            <text:p>light</text:p>
          </table:table-cell>
          <table:table-cell office:value-type="string" calcext:value-type="string">
            <text:p>An old man offers you a cup with a strange healing infusion.</text:p>
          </table:table-cell>
          <table:table-cell table:style-name="ce59" office:value-type="string" calcext:value-type="string">
            <text:p>healing foo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desert</text:p>
          </table:table-cell>
          <table:table-cell office:value-type="string" calcext:value-type="string">
            <text:p>heal</text:p>
          </table:table-cell>
          <table:table-cell table:style-name="ce54" office:value-type="string" calcext:value-type="string">
            <text:p>light</text:p>
          </table:table-cell>
          <table:table-cell office:value-type="string" calcext:value-type="string">
            <text:p>A woman is cooking insects.</text:p>
          </table:table-cell>
          <table:table-cell table:style-name="ce59" office:value-type="string" calcext:value-type="string">
            <text:p>small creature with foo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desert</text:p>
          </table:table-cell>
          <table:table-cell office:value-type="string" calcext:value-type="string">
            <text:p>heal</text:p>
          </table:table-cell>
          <table:table-cell table:style-name="ce54" office:value-type="string" calcext:value-type="string">
            <text:p>light</text:p>
          </table:table-cell>
          <table:table-cell office:value-type="string" calcext:value-type="string">
            <text:p>It's time for a drink.</text:p>
          </table:table-cell>
          <table:table-cell table:style-name="ce59" office:value-type="string" calcext:value-type="string">
            <text:p>small drink</text:p>
          </table:table-cell>
          <table:table-cell table:number-columns-repeated="1019"/>
        </table:table-row>
        <table:table-row table:style-name="ro1">
          <table:table-cell table:style-name="ce47"/>
          <table:table-cell office:value-type="string" calcext:value-type="string">
            <text:p>xp</text:p>
          </table:table-cell>
          <table:table-cell/>
          <table:table-cell office:value-type="string" calcext:value-type="string">
            <text:p>Someone sees you and runs away. Problem solved!</text:p>
          </table:table-cell>
          <table:table-cell table:number-columns-repeated="1020"/>
        </table:table-row>
        <table:table-row table:style-name="ro1">
          <table:table-cell table:style-name="ce51"/>
          <table:table-cell table:style-name="ce55"/>
          <table:table-cell table:style-name="ce51" table:number-columns-repeated="1022"/>
        </table:table-row>
        <table:table-row table:style-name="ro1">
          <table:table-cell table:style-name="ce47" office:value-type="string" calcext:value-type="string">
            <text:p>ice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agility</text:p>
          </table:table-cell>
          <table:table-cell table:style-name="Default" office:value-type="string" calcext:value-type="string">
            <text:p>It's too cold. You have to jump over it.</text:p>
          </table:table-cell>
          <table:table-cell table:style-name="ce50" office:value-type="string" calcext:value-type="string">
            <text:p>jump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ice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agility</text:p>
          </table:table-cell>
          <table:table-cell office:value-type="string" calcext:value-type="string">
            <text:p>If you reach out without slipping, you might catch it.</text:p>
          </table:table-cell>
          <table:table-cell table:style-name="ce50" office:value-type="string" calcext:value-type="string">
            <text:p>stretch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ice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agility</text:p>
          </table:table-cell>
          <table:table-cell office:value-type="string" calcext:value-type="string">
            <text:p>The ice has covered a stack of crates. You should be able to reach it…</text:p>
          </table:table-cell>
          <table:table-cell table:style-name="ce50" office:value-type="string" calcext:value-type="string">
            <text:p>crawl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ice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agility</text:p>
          </table:table-cell>
          <table:table-cell office:value-type="string" calcext:value-type="string">
            <text:p>You lose your balance.</text:p>
          </table:table-cell>
          <table:table-cell table:style-name="ce50" office:value-type="string" calcext:value-type="string">
            <text:p>avoid / grab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ice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agility</text:p>
          </table:table-cell>
          <table:table-cell table:style-name="Default" office:value-type="string" calcext:value-type="string">
            <text:p>You have to cross a sheet of ice.</text:p>
          </table:table-cell>
          <table:table-cell table:style-name="ce50" office:value-type="string" calcext:value-type="string">
            <text:p>slide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ice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fix</text:p>
          </table:table-cell>
          <table:table-cell table:style-name="Default" office:value-type="string" calcext:value-type="string">
            <text:p>A small bird got trapped.</text:p>
          </table:table-cell>
          <table:table-cell table:style-name="ce48" office:value-type="string" calcext:value-type="string">
            <text:p>heal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ice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fix</text:p>
          </table:table-cell>
          <table:table-cell office:value-type="string" calcext:value-type="string">
            <text:p>Something shattered a small ice house.</text:p>
          </table:table-cell>
          <table:table-cell table:style-name="ce48" office:value-type="string" calcext:value-type="string">
            <text:p>repair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ice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fix</text:p>
          </table:table-cell>
          <table:table-cell table:style-name="Default" office:value-type="string" calcext:value-type="string">
            <text:p>A pile of ice blocks the passage.</text:p>
          </table:table-cell>
          <table:table-cell table:style-name="ce48" office:value-type="string" calcext:value-type="string">
            <text:p>dismount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ice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fix</text:p>
          </table:table-cell>
          <table:table-cell office:value-type="string" calcext:value-type="string">
            <text:p>Maybe you can cook yourself some fish. Not that there's much else here.</text:p>
          </table:table-cell>
          <table:table-cell table:style-name="ce48" office:value-type="string" calcext:value-type="string">
            <text:p>cook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ice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fix</text:p>
          </table:table-cell>
          <table:table-cell office:value-type="string" calcext:value-type="string">
            <text:p>The passage is completely covered in snow.</text:p>
          </table:table-cell>
          <table:table-cell table:style-name="ce48" office:value-type="string" calcext:value-type="string">
            <text:p>clean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ice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social</text:p>
          </table:table-cell>
          <table:table-cell table:style-name="Default" office:value-type="string" calcext:value-type="string">
            <text:p>A figure, covered from head to toe, begins to follow you.</text:p>
          </table:table-cell>
          <table:table-cell table:style-name="ce56" office:value-type="string" calcext:value-type="string">
            <text:p>frien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ice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social</text:p>
          </table:table-cell>
          <table:table-cell table:style-name="Default" office:value-type="string" calcext:value-type="string">
            <text:p>Despite the cold, someone decided to have a chat.</text:p>
          </table:table-cell>
          <table:table-cell table:style-name="ce56" office:value-type="string" calcext:value-type="string">
            <text:p>chat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ice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social</text:p>
          </table:table-cell>
          <table:table-cell office:value-type="string" calcext:value-type="string">
            <text:p>A strange craft glides toward you. The pilot glances at you.</text:p>
          </table:table-cell>
          <table:table-cell table:style-name="ce56" office:value-type="string" calcext:value-type="string">
            <text:p>lift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ice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social</text:p>
          </table:table-cell>
          <table:table-cell office:value-type="string" calcext:value-type="string">
            <text:p>A small creature sobs in front of a shattered ball of ice.</text:p>
          </table:table-cell>
          <table:table-cell table:style-name="ce56" office:value-type="string" calcext:value-type="string">
            <text:p>console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ice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social</text:p>
          </table:table-cell>
          <table:table-cell office:value-type="string" calcext:value-type="string">
            <text:p>A hairy giant minds his own business in your path.</text:p>
          </table:table-cell>
          <table:table-cell table:style-name="ce56" office:value-type="string" calcext:value-type="string">
            <text:p>persuade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ice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battle</text:p>
          </table:table-cell>
          <table:table-cell table:style-name="Default" office:value-type="string" calcext:value-type="string">
            <text:p>"{STARTQUOTE}You won't get away with it this time!{ENDQUOTE}"</text:p>
          </table:table-cell>
          <table:table-cell table:style-name="ce57" office:value-type="string" calcext:value-type="string">
            <text:p>human fight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ice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battle</text:p>
          </table:table-cell>
          <table:table-cell table:style-name="Default" office:value-type="string" calcext:value-type="string">
            <text:p>The air suddenly gets colder and something is on you!</text:p>
          </table:table-cell>
          <table:table-cell table:style-name="ce57" office:value-type="string" calcext:value-type="string">
            <text:p>monster fight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ice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battle</text:p>
          </table:table-cell>
          <table:table-cell office:value-type="string" calcext:value-type="string">
            <text:p>They say it's as small as it is dangerous. Be careful!</text:p>
          </table:table-cell>
          <table:table-cell table:style-name="ce57" office:value-type="string" calcext:value-type="string">
            <text:p>animal fight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ice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battle</text:p>
          </table:table-cell>
          <table:table-cell office:value-type="string" calcext:value-type="string">
            <text:p>"{STARTQUOTE}They say hot-bloods don't know how to fight.{ENDQUOTE}" someone sneers.</text:p>
          </table:table-cell>
          <table:table-cell table:style-name="ce57" office:value-type="string" calcext:value-type="string">
            <text:p>challenge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ice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battle</text:p>
          </table:table-cell>
          <table:table-cell office:value-type="string" calcext:value-type="string">
            <text:p>You're about to slip... and it's no accident.</text:p>
          </table:table-cell>
          <table:table-cell table:style-name="ce57" office:value-type="string" calcext:value-type="string">
            <text:p>blind assault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ice</text:p>
          </table:table-cell>
          <table:table-cell table:style-name="ce53" office:value-type="string" calcext:value-type="string">
            <text:p>passive</text:p>
          </table:table-cell>
          <table:table-cell table:style-name="ce47" office:value-type="string" calcext:value-type="string">
            <text:p>agility</text:p>
          </table:table-cell>
          <table:table-cell office:value-type="string" calcext:value-type="string">
            <text:p>A line of clumsy animals walks alongside you, never taking their eyes off you.</text:p>
          </table:table-cell>
          <table:table-cell table:style-name="ce50" office:value-type="string" calcext:value-type="string">
            <text:p>agile helper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ice</text:p>
          </table:table-cell>
          <table:table-cell table:style-name="ce53" office:value-type="string" calcext:value-type="string">
            <text:p>passive</text:p>
          </table:table-cell>
          <table:table-cell table:style-name="ce47" office:value-type="string" calcext:value-type="string">
            <text:p>agility</text:p>
          </table:table-cell>
          <table:table-cell office:value-type="string" calcext:value-type="string">
            <text:p>"{STARTQUOTE}Be careful not to slip, hehe!{ENDQUOTE}"</text:p>
          </table:table-cell>
          <table:table-cell table:style-name="ce50" office:value-type="string" calcext:value-type="string">
            <text:p>suggest care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ice</text:p>
          </table:table-cell>
          <table:table-cell table:style-name="ce53" office:value-type="string" calcext:value-type="string">
            <text:p>passive</text:p>
          </table:table-cell>
          <table:table-cell table:style-name="ce47" office:value-type="string" calcext:value-type="string">
            <text:p>agility</text:p>
          </table:table-cell>
          <table:table-cell office:value-type="string" calcext:value-type="string">
            <text:p>You've found a reinforcement for your boots.</text:p>
          </table:table-cell>
          <table:table-cell table:style-name="ce50" office:value-type="string" calcext:value-type="string">
            <text:p>mobility support foun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ice</text:p>
          </table:table-cell>
          <table:table-cell table:style-name="ce53" office:value-type="string" calcext:value-type="string">
            <text:p>passive</text:p>
          </table:table-cell>
          <table:table-cell table:style-name="ce47" office:value-type="string" calcext:value-type="string">
            <text:p>agility</text:p>
          </table:table-cell>
          <table:table-cell office:value-type="string" calcext:value-type="string">
            <text:p>The ground has become softer.</text:p>
          </table:table-cell>
          <table:table-cell table:style-name="ce50" office:value-type="string" calcext:value-type="string">
            <text:p>mobility improvement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ice</text:p>
          </table:table-cell>
          <table:table-cell table:style-name="ce53" office:value-type="string" calcext:value-type="string">
            <text:p>passive</text:p>
          </table:table-cell>
          <table:table-cell table:style-name="ce47" office:value-type="string" calcext:value-type="string">
            <text:p>fix</text:p>
          </table:table-cell>
          <table:table-cell table:style-name="Default" office:value-type="string" calcext:value-type="string">
            <text:p>There is a strange instrument, made of ice.</text:p>
          </table:table-cell>
          <table:table-cell table:style-name="ce48" office:value-type="string" calcext:value-type="string">
            <text:p>fixing tool foun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ice</text:p>
          </table:table-cell>
          <table:table-cell table:style-name="ce53" office:value-type="string" calcext:value-type="string">
            <text:p>passive</text:p>
          </table:table-cell>
          <table:table-cell table:style-name="ce47" office:value-type="string" calcext:value-type="string">
            <text:p>fix</text:p>
          </table:table-cell>
          <table:table-cell office:value-type="string" calcext:value-type="string">
            <text:p>You find ice of an atypical color. You remember what it is for.</text:p>
          </table:table-cell>
          <table:table-cell table:style-name="ce48" office:value-type="string" calcext:value-type="string">
            <text:p>healing tool foun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ice</text:p>
          </table:table-cell>
          <table:table-cell table:style-name="ce53" office:value-type="string" calcext:value-type="string">
            <text:p>passive</text:p>
          </table:table-cell>
          <table:table-cell table:style-name="ce47" office:value-type="string" calcext:value-type="string">
            <text:p>fix</text:p>
          </table:table-cell>
          <table:table-cell office:value-type="string" calcext:value-type="string">
            <text:p>A guy is messing around with some weird goo in a bucket. Interesting.</text:p>
          </table:table-cell>
          <table:table-cell table:style-name="ce48" office:value-type="string" calcext:value-type="string">
            <text:p>learn new technique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ice</text:p>
          </table:table-cell>
          <table:table-cell table:style-name="ce53" office:value-type="string" calcext:value-type="string">
            <text:p>passive</text:p>
          </table:table-cell>
          <table:table-cell office:value-type="string" calcext:value-type="string">
            <text:p>social</text:p>
          </table:table-cell>
          <table:table-cell table:style-name="Default" office:value-type="string" calcext:value-type="string">
            <text:p>With this echo, whispering is useless. Now you know it too.</text:p>
          </table:table-cell>
          <table:table-cell table:style-name="ce56" office:value-type="string" calcext:value-type="string">
            <text:p>learn new information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ice</text:p>
          </table:table-cell>
          <table:table-cell table:style-name="ce53" office:value-type="string" calcext:value-type="string">
            <text:p>passive</text:p>
          </table:table-cell>
          <table:table-cell office:value-type="string" calcext:value-type="string">
            <text:p>social</text:p>
          </table:table-cell>
          <table:table-cell table:style-name="Default" office:value-type="string" calcext:value-type="string">
            <text:p>Looks like you have some fans, huh?</text:p>
          </table:table-cell>
          <table:table-cell table:style-name="ce56" office:value-type="string" calcext:value-type="string">
            <text:p>status change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ice</text:p>
          </table:table-cell>
          <table:table-cell table:style-name="ce53" office:value-type="string" calcext:value-type="string">
            <text:p>passive</text:p>
          </table:table-cell>
          <table:table-cell office:value-type="string" calcext:value-type="string">
            <text:p>social</text:p>
          </table:table-cell>
          <table:table-cell table:style-name="Default" office:value-type="string" calcext:value-type="string">
            <text:p>Someone you met a while ago recognizes you.</text:p>
          </table:table-cell>
          <table:table-cell table:style-name="ce56" office:value-type="string" calcext:value-type="string">
            <text:p>group approval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ice</text:p>
          </table:table-cell>
          <table:table-cell table:style-name="ce53" office:value-type="string" calcext:value-type="string">
            <text:p>passive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You are learning to fight the cold and speak normally.</text:p>
          </table:table-cell>
          <table:table-cell table:style-name="ce56" office:value-type="string" calcext:value-type="string">
            <text:p>new ways to talk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ice</text:p>
          </table:table-cell>
          <table:table-cell table:style-name="ce53" office:value-type="string" calcext:value-type="string">
            <text:p>passive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You found suitable clothes.</text:p>
          </table:table-cell>
          <table:table-cell table:style-name="ce56" office:value-type="string" calcext:value-type="string">
            <text:p>improved appearance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ice</text:p>
          </table:table-cell>
          <table:table-cell table:style-name="ce53" office:value-type="string" calcext:value-type="string">
            <text:p>passive</text:p>
          </table:table-cell>
          <table:table-cell table:style-name="ce47" office:value-type="string" calcext:value-type="string">
            <text:p>battle</text:p>
          </table:table-cell>
          <table:table-cell table:style-name="Default" office:value-type="string" calcext:value-type="string">
            <text:p>Some ice armors begin to escort you.</text:p>
          </table:table-cell>
          <table:table-cell table:style-name="ce57" office:value-type="string" calcext:value-type="string">
            <text:p>army escort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ice</text:p>
          </table:table-cell>
          <table:table-cell table:style-name="ce53" office:value-type="string" calcext:value-type="string">
            <text:p>passive</text:p>
          </table:table-cell>
          <table:table-cell table:style-name="ce47" office:value-type="string" calcext:value-type="string">
            <text:p>battle</text:p>
          </table:table-cell>
          <table:table-cell office:value-type="string" calcext:value-type="string">
            <text:p>"{STARTQUOTE}I will not abandon you.{ENDQUOTE}" says a sweet, maternal voice.</text:p>
          </table:table-cell>
          <table:table-cell table:style-name="ce57" office:value-type="string" calcext:value-type="string">
            <text:p>mysterious strength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ice</text:p>
          </table:table-cell>
          <table:table-cell table:style-name="ce53" office:value-type="string" calcext:value-type="string">
            <text:p>passive</text:p>
          </table:table-cell>
          <table:table-cell table:style-name="ce47" office:value-type="string" calcext:value-type="string">
            <text:p>battle</text:p>
          </table:table-cell>
          <table:table-cell office:value-type="string" calcext:value-type="string">
            <text:p>There is an ice spear abandoned on a wall.</text:p>
          </table:table-cell>
          <table:table-cell table:style-name="ce57" office:value-type="string" calcext:value-type="string">
            <text:p>weapon foun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ice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strong</text:p>
          </table:table-cell>
          <table:table-cell table:style-name="Default" office:value-type="string" calcext:value-type="string">
            <text:p>There are some small crustaceans. You saw someone cooking them.</text:p>
          </table:table-cell>
          <table:table-cell table:style-name="ce58" office:value-type="string" calcext:value-type="string">
            <text:p>a lot of foo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ice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strong</text:p>
          </table:table-cell>
          <table:table-cell table:style-name="Default" office:value-type="string" calcext:value-type="string">
            <text:p>You should be able to get some fish here.</text:p>
          </table:table-cell>
          <table:table-cell table:style-name="ce58" office:value-type="string" calcext:value-type="string">
            <text:p>large foo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ice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A plate appears from a curtain, then suddenly closes.</text:p>
          </table:table-cell>
          <table:table-cell table:style-name="ce58" office:value-type="string" calcext:value-type="string">
            <text:p>free foo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ice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There is a small lake of crystal clear, frozen water.</text:p>
          </table:table-cell>
          <table:table-cell table:style-name="ce58" office:value-type="string" calcext:value-type="string">
            <text:p>a lot to drink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ice</text:p>
          </table:table-cell>
          <table:table-cell office:value-type="string" calcext:value-type="string">
            <text:p>heal</text:p>
          </table:table-cell>
          <table:table-cell table:style-name="ce54" office:value-type="string" calcext:value-type="string">
            <text:p>light</text:p>
          </table:table-cell>
          <table:table-cell office:value-type="string" calcext:value-type="string">
            <text:p>However few they are, you will make do with them.</text:p>
          </table:table-cell>
          <table:table-cell table:style-name="ce59" office:value-type="string" calcext:value-type="string">
            <text:p>multiple small foo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ice</text:p>
          </table:table-cell>
          <table:table-cell office:value-type="string" calcext:value-type="string">
            <text:p>heal</text:p>
          </table:table-cell>
          <table:table-cell table:style-name="ce54" office:value-type="string" calcext:value-type="string">
            <text:p>light</text:p>
          </table:table-cell>
          <table:table-cell office:value-type="string" calcext:value-type="string">
            <text:p>You should stop and eat some real food. But in the meantime…</text:p>
          </table:table-cell>
          <table:table-cell table:style-name="ce59" office:value-type="string" calcext:value-type="string">
            <text:p>single normal foo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ice</text:p>
          </table:table-cell>
          <table:table-cell office:value-type="string" calcext:value-type="string">
            <text:p>heal</text:p>
          </table:table-cell>
          <table:table-cell table:style-name="ce54" office:value-type="string" calcext:value-type="string">
            <text:p>light</text:p>
          </table:table-cell>
          <table:table-cell table:style-name="Default" office:value-type="string" calcext:value-type="string">
            <text:p>You've never seen a berry this big!</text:p>
          </table:table-cell>
          <table:table-cell table:style-name="ce59" office:value-type="string" calcext:value-type="string">
            <text:p>small food in big size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ice</text:p>
          </table:table-cell>
          <table:table-cell office:value-type="string" calcext:value-type="string">
            <text:p>heal</text:p>
          </table:table-cell>
          <table:table-cell table:style-name="ce54" office:value-type="string" calcext:value-type="string">
            <text:p>light</text:p>
          </table:table-cell>
          <table:table-cell table:style-name="Default" office:value-type="string" calcext:value-type="string">
            <text:p>It is customary to leave food for the pilgrims. Here it is.</text:p>
          </table:table-cell>
          <table:table-cell table:style-name="ce59" office:value-type="string" calcext:value-type="string">
            <text:p>abandoned foo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ice</text:p>
          </table:table-cell>
          <table:table-cell office:value-type="string" calcext:value-type="string">
            <text:p>heal</text:p>
          </table:table-cell>
          <table:table-cell table:style-name="ce54" office:value-type="string" calcext:value-type="string">
            <text:p>light</text:p>
          </table:table-cell>
          <table:table-cell office:value-type="string" calcext:value-type="string">
            <text:p>A figure offers you to try his miracle ointment…</text:p>
          </table:table-cell>
          <table:table-cell table:style-name="ce59" office:value-type="string" calcext:value-type="string">
            <text:p>healing foo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ice</text:p>
          </table:table-cell>
          <table:table-cell office:value-type="string" calcext:value-type="string">
            <text:p>heal</text:p>
          </table:table-cell>
          <table:table-cell table:style-name="ce54" office:value-type="string" calcext:value-type="string">
            <text:p>light</text:p>
          </table:table-cell>
          <table:table-cell office:value-type="string" calcext:value-type="string">
            <text:p>Is food walking toward you? You see a tiny creature running away.</text:p>
          </table:table-cell>
          <table:table-cell table:style-name="ce59" office:value-type="string" calcext:value-type="string">
            <text:p>small creature with foo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ice</text:p>
          </table:table-cell>
          <table:table-cell office:value-type="string" calcext:value-type="string">
            <text:p>heal</text:p>
          </table:table-cell>
          <table:table-cell table:style-name="ce54" office:value-type="string" calcext:value-type="string">
            <text:p>light</text:p>
          </table:table-cell>
          <table:table-cell office:value-type="string" calcext:value-type="string">
            <text:p>You find a small source of very cold water.</text:p>
          </table:table-cell>
          <table:table-cell table:style-name="ce59" office:value-type="string" calcext:value-type="string">
            <text:p>small drink</text:p>
          </table:table-cell>
          <table:table-cell table:number-columns-repeated="1019"/>
        </table:table-row>
        <table:table-row table:style-name="ro1">
          <table:table-cell table:style-name="ce47"/>
          <table:table-cell office:value-type="string" calcext:value-type="string">
            <text:p>xp</text:p>
          </table:table-cell>
          <table:table-cell/>
          <table:table-cell office:value-type="string" calcext:value-type="string">
            <text:p>Someone you don't recognize hugs you.</text:p>
          </table:table-cell>
          <table:table-cell table:number-columns-repeated="1020"/>
        </table:table-row>
        <table:table-row table:style-name="ro1">
          <table:table-cell table:style-name="ce51"/>
          <table:table-cell table:style-name="ce55"/>
          <table:table-cell table:style-name="ce51" table:number-columns-repeated="1022"/>
        </table:table-row>
        <table:table-row table:style-name="ro1">
          <table:table-cell table:style-name="ce47" office:value-type="string" calcext:value-type="string">
            <text:p>swamp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agility</text:p>
          </table:table-cell>
          <table:table-cell table:style-name="Default" office:value-type="string" calcext:value-type="string">
            <text:p>It takes a long jump to cross the muddy terrain.</text:p>
          </table:table-cell>
          <table:table-cell table:style-name="ce50" office:value-type="string" calcext:value-type="string">
            <text:p>jump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wamp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agility</text:p>
          </table:table-cell>
          <table:table-cell office:value-type="string" calcext:value-type="string">
            <text:p>You have to put your whole arm in... but it's worth it.</text:p>
          </table:table-cell>
          <table:table-cell table:style-name="ce50" office:value-type="string" calcext:value-type="string">
            <text:p>stretch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wamp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agility</text:p>
          </table:table-cell>
          <table:table-cell office:value-type="string" calcext:value-type="string">
            <text:p>You can crawl through the foliage to grab something.</text:p>
          </table:table-cell>
          <table:table-cell table:style-name="ce50" office:value-type="string" calcext:value-type="string">
            <text:p>crawl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wamp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agility</text:p>
          </table:table-cell>
          <table:table-cell office:value-type="string" calcext:value-type="string">
            <text:p>It's slippery but you should be able to catch it.</text:p>
          </table:table-cell>
          <table:table-cell table:style-name="ce50" office:value-type="string" calcext:value-type="string">
            <text:p>avoid / grab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wamp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agility</text:p>
          </table:table-cell>
          <table:table-cell table:style-name="Default" office:value-type="string" calcext:value-type="string">
            <text:p>The ground is slippery. But you can use it to your advantage.</text:p>
          </table:table-cell>
          <table:table-cell table:style-name="ce50" office:value-type="string" calcext:value-type="string">
            <text:p>slide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wamp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fix</text:p>
          </table:table-cell>
          <table:table-cell table:style-name="Default" office:value-type="string" calcext:value-type="string">
            <text:p>An animal with a broken shell appears to be agitated.</text:p>
          </table:table-cell>
          <table:table-cell table:style-name="ce48" office:value-type="string" calcext:value-type="string">
            <text:p>heal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wamp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fix</text:p>
          </table:table-cell>
          <table:table-cell office:value-type="string" calcext:value-type="string">
            <text:p>Maybe you can dry some mud to fix it.</text:p>
          </table:table-cell>
          <table:table-cell table:style-name="ce48" office:value-type="string" calcext:value-type="string">
            <text:p>repair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wamp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fix</text:p>
          </table:table-cell>
          <table:table-cell table:style-name="Default" office:value-type="string" calcext:value-type="string">
            <text:p>By scraping away the slime you should be able to move it.</text:p>
          </table:table-cell>
          <table:table-cell table:style-name="ce48" office:value-type="string" calcext:value-type="string">
            <text:p>dismount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wamp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fix</text:p>
          </table:table-cell>
          <table:table-cell office:value-type="string" calcext:value-type="string">
            <text:p>You could cook something with some leftovers.</text:p>
          </table:table-cell>
          <table:table-cell table:style-name="ce48" office:value-type="string" calcext:value-type="string">
            <text:p>cook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wamp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fix</text:p>
          </table:table-cell>
          <table:table-cell office:value-type="string" calcext:value-type="string">
            <text:p>Finally, you find clean water. You can clean up your stuff.</text:p>
          </table:table-cell>
          <table:table-cell table:style-name="ce48" office:value-type="string" calcext:value-type="string">
            <text:p>clean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wamp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social</text:p>
          </table:table-cell>
          <table:table-cell table:style-name="Default" office:value-type="string" calcext:value-type="string">
            <text:p>A face appears from the mud. It wants to talk to you.</text:p>
          </table:table-cell>
          <table:table-cell table:style-name="ce56" office:value-type="string" calcext:value-type="string">
            <text:p>frien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wamp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social</text:p>
          </table:table-cell>
          <table:table-cell table:style-name="Default" office:value-type="string" calcext:value-type="string">
            <text:p>A sweaty guy seems to have something to tell you.</text:p>
          </table:table-cell>
          <table:table-cell table:style-name="ce56" office:value-type="string" calcext:value-type="string">
            <text:p>chat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wamp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social</text:p>
          </table:table-cell>
          <table:table-cell office:value-type="string" calcext:value-type="string">
            <text:p>A bizarre figure floats on a flying boat. "{STARTQUOTE}Nice, huh?{ENDQUOTE}"</text:p>
          </table:table-cell>
          <table:table-cell table:style-name="ce56" office:value-type="string" calcext:value-type="string">
            <text:p>lift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wamp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social</text:p>
          </table:table-cell>
          <table:table-cell office:value-type="string" calcext:value-type="string">
            <text:p>Someone cries in front of a puddle of mud.</text:p>
          </table:table-cell>
          <table:table-cell table:style-name="ce56" office:value-type="string" calcext:value-type="string">
            <text:p>console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wamp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social</text:p>
          </table:table-cell>
          <table:table-cell office:value-type="string" calcext:value-type="string">
            <text:p>They ask you to step away from the fight. It's none of your business.</text:p>
          </table:table-cell>
          <table:table-cell table:style-name="ce56" office:value-type="string" calcext:value-type="string">
            <text:p>persuade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wamp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battle</text:p>
          </table:table-cell>
          <table:table-cell table:style-name="Default" office:value-type="string" calcext:value-type="string">
            <text:p>A mud-covered figure points a knife at you.</text:p>
          </table:table-cell>
          <table:table-cell table:style-name="ce57" office:value-type="string" calcext:value-type="string">
            <text:p>human fight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wamp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battle</text:p>
          </table:table-cell>
          <table:table-cell table:style-name="Default" office:value-type="string" calcext:value-type="string">
            <text:p>A greenish creature emerges from the slime.</text:p>
          </table:table-cell>
          <table:table-cell table:style-name="ce57" office:value-type="string" calcext:value-type="string">
            <text:p>monster fight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wamp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battle</text:p>
          </table:table-cell>
          <table:table-cell office:value-type="string" calcext:value-type="string">
            <text:p>A fetid furball has targeted you!</text:p>
          </table:table-cell>
          <table:table-cell table:style-name="ce57" office:value-type="string" calcext:value-type="string">
            <text:p>animal fight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wamp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battle</text:p>
          </table:table-cell>
          <table:table-cell office:value-type="string" calcext:value-type="string">
            <text:p>A brown-skinned figure taunts you.</text:p>
          </table:table-cell>
          <table:table-cell table:style-name="ce57" office:value-type="string" calcext:value-type="string">
            <text:p>challenge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wamp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battle</text:p>
          </table:table-cell>
          <table:table-cell office:value-type="string" calcext:value-type="string">
            <text:p>A splash of mud... and something runs towards you!</text:p>
          </table:table-cell>
          <table:table-cell table:style-name="ce57" office:value-type="string" calcext:value-type="string">
            <text:p>blind assault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wamp</text:p>
          </table:table-cell>
          <table:table-cell table:style-name="ce53" office:value-type="string" calcext:value-type="string">
            <text:p>passive</text:p>
          </table:table-cell>
          <table:table-cell table:style-name="ce47" office:value-type="string" calcext:value-type="string">
            <text:p>agility</text:p>
          </table:table-cell>
          <table:table-cell office:value-type="string" calcext:value-type="string">
            <text:p>The scent of some small plants makes you feel lighter.</text:p>
          </table:table-cell>
          <table:table-cell table:style-name="ce50" office:value-type="string" calcext:value-type="string">
            <text:p>agile helper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wamp</text:p>
          </table:table-cell>
          <table:table-cell table:style-name="ce53" office:value-type="string" calcext:value-type="string">
            <text:p>passive</text:p>
          </table:table-cell>
          <table:table-cell table:style-name="ce47" office:value-type="string" calcext:value-type="string">
            <text:p>agility</text:p>
          </table:table-cell>
          <table:table-cell office:value-type="string" calcext:value-type="string">
            <text:p>Someone points to a spot and puts their index finger to their lips.</text:p>
          </table:table-cell>
          <table:table-cell table:style-name="ce50" office:value-type="string" calcext:value-type="string">
            <text:p>suggest care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wamp</text:p>
          </table:table-cell>
          <table:table-cell table:style-name="ce53" office:value-type="string" calcext:value-type="string">
            <text:p>passive</text:p>
          </table:table-cell>
          <table:table-cell table:style-name="ce47" office:value-type="string" calcext:value-type="string">
            <text:p>agility</text:p>
          </table:table-cell>
          <table:table-cell office:value-type="string" calcext:value-type="string">
            <text:p>By lightening your luggage you should reduce the risk of sinking.</text:p>
          </table:table-cell>
          <table:table-cell table:style-name="ce50" office:value-type="string" calcext:value-type="string">
            <text:p>mobility support foun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wamp</text:p>
          </table:table-cell>
          <table:table-cell table:style-name="ce53" office:value-type="string" calcext:value-type="string">
            <text:p>passive</text:p>
          </table:table-cell>
          <table:table-cell table:style-name="ce47" office:value-type="string" calcext:value-type="string">
            <text:p>agility</text:p>
          </table:table-cell>
          <table:table-cell office:value-type="string" calcext:value-type="string">
            <text:p>You've learned where to put your feet.</text:p>
          </table:table-cell>
          <table:table-cell table:style-name="ce50" office:value-type="string" calcext:value-type="string">
            <text:p>mobility improvement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wamp</text:p>
          </table:table-cell>
          <table:table-cell table:style-name="ce53" office:value-type="string" calcext:value-type="string">
            <text:p>passive</text:p>
          </table:table-cell>
          <table:table-cell table:style-name="ce47" office:value-type="string" calcext:value-type="string">
            <text:p>fix</text:p>
          </table:table-cell>
          <table:table-cell table:style-name="Default" office:value-type="string" calcext:value-type="string">
            <text:p>You find something useful in the mud.</text:p>
          </table:table-cell>
          <table:table-cell table:style-name="ce48" office:value-type="string" calcext:value-type="string">
            <text:p>fixing tool foun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wamp</text:p>
          </table:table-cell>
          <table:table-cell table:style-name="ce53" office:value-type="string" calcext:value-type="string">
            <text:p>passive</text:p>
          </table:table-cell>
          <table:table-cell table:style-name="ce47" office:value-type="string" calcext:value-type="string">
            <text:p>fix</text:p>
          </table:table-cell>
          <table:table-cell office:value-type="string" calcext:value-type="string">
            <text:p>You find some mud and medicinal herbs to make medicine.</text:p>
          </table:table-cell>
          <table:table-cell table:style-name="ce48" office:value-type="string" calcext:value-type="string">
            <text:p>healing tool foun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wamp</text:p>
          </table:table-cell>
          <table:table-cell table:style-name="ce53" office:value-type="string" calcext:value-type="string">
            <text:p>passive</text:p>
          </table:table-cell>
          <table:table-cell table:style-name="ce47" office:value-type="string" calcext:value-type="string">
            <text:p>fix</text:p>
          </table:table-cell>
          <table:table-cell office:value-type="string" calcext:value-type="string">
            <text:p>"{STARTQUOTE}You have to moisten it. That's how you do it.{ENDQUOTE}"</text:p>
          </table:table-cell>
          <table:table-cell table:style-name="ce48" office:value-type="string" calcext:value-type="string">
            <text:p>learn new technique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wamp</text:p>
          </table:table-cell>
          <table:table-cell table:style-name="ce53" office:value-type="string" calcext:value-type="string">
            <text:p>passive</text:p>
          </table:table-cell>
          <table:table-cell office:value-type="string" calcext:value-type="string">
            <text:p>social</text:p>
          </table:table-cell>
          <table:table-cell table:style-name="Default" office:value-type="string" calcext:value-type="string">
            <text:p>Someone above a tree is chattering loudly.</text:p>
          </table:table-cell>
          <table:table-cell table:style-name="ce56" office:value-type="string" calcext:value-type="string">
            <text:p>learn new information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wamp</text:p>
          </table:table-cell>
          <table:table-cell table:style-name="ce53" office:value-type="string" calcext:value-type="string">
            <text:p>passive</text:p>
          </table:table-cell>
          <table:table-cell office:value-type="string" calcext:value-type="string">
            <text:p>social</text:p>
          </table:table-cell>
          <table:table-cell table:style-name="Default" office:value-type="string" calcext:value-type="string">
            <text:p>"{STARTQUOTE}You belong in the swamp.{ENDQUOTE}"</text:p>
          </table:table-cell>
          <table:table-cell table:style-name="ce56" office:value-type="string" calcext:value-type="string">
            <text:p>status change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wamp</text:p>
          </table:table-cell>
          <table:table-cell table:style-name="ce53" office:value-type="string" calcext:value-type="string">
            <text:p>passive</text:p>
          </table:table-cell>
          <table:table-cell office:value-type="string" calcext:value-type="string">
            <text:p>social</text:p>
          </table:table-cell>
          <table:table-cell table:style-name="Default" office:value-type="string" calcext:value-type="string">
            <text:p>"{STARTQUOTE}So there's still someone who isn't afraid of adventure! Good!{ENDQUOTE}"</text:p>
          </table:table-cell>
          <table:table-cell table:style-name="ce56" office:value-type="string" calcext:value-type="string">
            <text:p>group approval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wamp</text:p>
          </table:table-cell>
          <table:table-cell table:style-name="ce53" office:value-type="string" calcext:value-type="string">
            <text:p>passive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There are signs carved into the trunks. You begin to recognize them.</text:p>
          </table:table-cell>
          <table:table-cell table:style-name="ce56" office:value-type="string" calcext:value-type="string">
            <text:p>new ways to talk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wamp</text:p>
          </table:table-cell>
          <table:table-cell table:style-name="ce53" office:value-type="string" calcext:value-type="string">
            <text:p>passive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You get some mud off your back.</text:p>
          </table:table-cell>
          <table:table-cell table:style-name="ce56" office:value-type="string" calcext:value-type="string">
            <text:p>improved appearance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wamp</text:p>
          </table:table-cell>
          <table:table-cell table:style-name="ce53" office:value-type="string" calcext:value-type="string">
            <text:p>passive</text:p>
          </table:table-cell>
          <table:table-cell table:style-name="ce47" office:value-type="string" calcext:value-type="string">
            <text:p>battle</text:p>
          </table:table-cell>
          <table:table-cell table:style-name="Default" office:value-type="string" calcext:value-type="string">
            <text:p>Some figures with painted faces march in your direction.</text:p>
          </table:table-cell>
          <table:table-cell table:style-name="ce57" office:value-type="string" calcext:value-type="string">
            <text:p>army escort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wamp</text:p>
          </table:table-cell>
          <table:table-cell table:style-name="ce53" office:value-type="string" calcext:value-type="string">
            <text:p>passive</text:p>
          </table:table-cell>
          <table:table-cell table:style-name="ce47" office:value-type="string" calcext:value-type="string">
            <text:p>battle</text:p>
          </table:table-cell>
          <table:table-cell office:value-type="string" calcext:value-type="string">
            <text:p>You see the faint glow of a crystal. Your body is rested.</text:p>
          </table:table-cell>
          <table:table-cell table:style-name="ce57" office:value-type="string" calcext:value-type="string">
            <text:p>mysterious strength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wamp</text:p>
          </table:table-cell>
          <table:table-cell table:style-name="ce53" office:value-type="string" calcext:value-type="string">
            <text:p>passive</text:p>
          </table:table-cell>
          <table:table-cell table:style-name="ce47" office:value-type="string" calcext:value-type="string">
            <text:p>battle</text:p>
          </table:table-cell>
          <table:table-cell office:value-type="string" calcext:value-type="string">
            <text:p>There is a strange dirty book, abandoned on the floor.</text:p>
          </table:table-cell>
          <table:table-cell table:style-name="ce57" office:value-type="string" calcext:value-type="string">
            <text:p>weapon foun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wamp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strong</text:p>
          </table:table-cell>
          <table:table-cell table:style-name="Default" office:value-type="string" calcext:value-type="string">
            <text:p>Some had to flee in a hurry, leaving their food behind.</text:p>
          </table:table-cell>
          <table:table-cell table:style-name="ce58" office:value-type="string" calcext:value-type="string">
            <text:p>a lot of foo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wamp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strong</text:p>
          </table:table-cell>
          <table:table-cell table:style-name="Default" office:value-type="string" calcext:value-type="string">
            <text:p>Get in my belly!</text:p>
          </table:table-cell>
          <table:table-cell table:style-name="ce58" office:value-type="string" calcext:value-type="string">
            <text:p>large foo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wamp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From the top of a tree, someone throws a spherical object at you.</text:p>
          </table:table-cell>
          <table:table-cell table:style-name="ce58" office:value-type="string" calcext:value-type="string">
            <text:p>free foo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wamp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The water here is less muddy. Almost crystal clear.</text:p>
          </table:table-cell>
          <table:table-cell table:style-name="ce58" office:value-type="string" calcext:value-type="string">
            <text:p>a lot to drink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wamp</text:p>
          </table:table-cell>
          <table:table-cell office:value-type="string" calcext:value-type="string">
            <text:p>heal</text:p>
          </table:table-cell>
          <table:table-cell table:style-name="ce54" office:value-type="string" calcext:value-type="string">
            <text:p>light</text:p>
          </table:table-cell>
          <table:table-cell office:value-type="string" calcext:value-type="string">
            <text:p>It's hard to find anything edible around here. Better to ration your food.</text:p>
          </table:table-cell>
          <table:table-cell table:style-name="ce59" office:value-type="string" calcext:value-type="string">
            <text:p>multiple small foo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wamp</text:p>
          </table:table-cell>
          <table:table-cell office:value-type="string" calcext:value-type="string">
            <text:p>heal</text:p>
          </table:table-cell>
          <table:table-cell table:style-name="ce54" office:value-type="string" calcext:value-type="string">
            <text:p>light</text:p>
          </table:table-cell>
          <table:table-cell office:value-type="string" calcext:value-type="string">
            <text:p>It's dirty. But at least it's edible.</text:p>
          </table:table-cell>
          <table:table-cell table:style-name="ce59" office:value-type="string" calcext:value-type="string">
            <text:p>single normal foo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wamp</text:p>
          </table:table-cell>
          <table:table-cell office:value-type="string" calcext:value-type="string">
            <text:p>heal</text:p>
          </table:table-cell>
          <table:table-cell table:style-name="ce54" office:value-type="string" calcext:value-type="string">
            <text:p>light</text:p>
          </table:table-cell>
          <table:table-cell table:style-name="Default" office:value-type="string" calcext:value-type="string">
            <text:p>Although it is small, this fruit weighs a lot and has a great flavor.</text:p>
          </table:table-cell>
          <table:table-cell table:style-name="ce59" office:value-type="string" calcext:value-type="string">
            <text:p>small food in big size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wamp</text:p>
          </table:table-cell>
          <table:table-cell office:value-type="string" calcext:value-type="string">
            <text:p>heal</text:p>
          </table:table-cell>
          <table:table-cell table:style-name="ce54" office:value-type="string" calcext:value-type="string">
            <text:p>light</text:p>
          </table:table-cell>
          <table:table-cell table:style-name="Default" office:value-type="string" calcext:value-type="string">
            <text:p>A nearly intact basket floats on the mud.</text:p>
          </table:table-cell>
          <table:table-cell table:style-name="ce59" office:value-type="string" calcext:value-type="string">
            <text:p>abandoned foo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wamp</text:p>
          </table:table-cell>
          <table:table-cell office:value-type="string" calcext:value-type="string">
            <text:p>heal</text:p>
          </table:table-cell>
          <table:table-cell table:style-name="ce54" office:value-type="string" calcext:value-type="string">
            <text:p>light</text:p>
          </table:table-cell>
          <table:table-cell office:value-type="string" calcext:value-type="string">
            <text:p>Some resin comes out of a tree. It is supposed to be healing.</text:p>
          </table:table-cell>
          <table:table-cell table:style-name="ce59" office:value-type="string" calcext:value-type="string">
            <text:p>healing foo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wamp</text:p>
          </table:table-cell>
          <table:table-cell office:value-type="string" calcext:value-type="string">
            <text:p>heal</text:p>
          </table:table-cell>
          <table:table-cell table:style-name="ce54" office:value-type="string" calcext:value-type="string">
            <text:p>light</text:p>
          </table:table-cell>
          <table:table-cell office:value-type="string" calcext:value-type="string">
            <text:p>A small, frightened insect leaves its floating leaf. There is food.</text:p>
          </table:table-cell>
          <table:table-cell table:style-name="ce59" office:value-type="string" calcext:value-type="string">
            <text:p>small creature with foo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wamp</text:p>
          </table:table-cell>
          <table:table-cell office:value-type="string" calcext:value-type="string">
            <text:p>heal</text:p>
          </table:table-cell>
          <table:table-cell table:style-name="ce54" office:value-type="string" calcext:value-type="string">
            <text:p>light</text:p>
          </table:table-cell>
          <table:table-cell office:value-type="string" calcext:value-type="string">
            <text:p>Somehow you manage to filter something to drink from the dirty water.</text:p>
          </table:table-cell>
          <table:table-cell table:style-name="ce59" office:value-type="string" calcext:value-type="string">
            <text:p>small drink</text:p>
          </table:table-cell>
          <table:table-cell table:number-columns-repeated="1019"/>
        </table:table-row>
        <table:table-row table:style-name="ro1">
          <table:table-cell table:style-name="ce47"/>
          <table:table-cell office:value-type="string" calcext:value-type="string">
            <text:p>xp</text:p>
          </table:table-cell>
          <table:table-cell/>
          <table:table-cell office:value-type="string" calcext:value-type="string">
            <text:p>"{STARTQUOTE}Come! He's the one who helped us!{ENDQUOTE}"</text:p>
          </table:table-cell>
          <table:table-cell table:number-columns-repeated="1020"/>
        </table:table-row>
        <table:table-row table:style-name="ro1">
          <table:table-cell table:style-name="ce51"/>
          <table:table-cell table:style-name="ce55"/>
          <table:table-cell table:style-name="ce51" table:number-columns-repeated="1022"/>
        </table:table-row>
        <table:table-row table:style-name="ro1">
          <table:table-cell table:style-name="ce47" office:value-type="string" calcext:value-type="string">
            <text:p>steam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agility</text:p>
          </table:table-cell>
          <table:table-cell table:style-name="Default" office:value-type="string" calcext:value-type="string">
            <text:p>You could use a puff of steam to give you momentum and reach it.</text:p>
          </table:table-cell>
          <table:table-cell table:style-name="ce50" office:value-type="string" calcext:value-type="string">
            <text:p>jump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team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agility</text:p>
          </table:table-cell>
          <table:table-cell office:value-type="string" calcext:value-type="string">
            <text:p>By reaching between the gears you can reach a small container.</text:p>
          </table:table-cell>
          <table:table-cell table:style-name="ce50" office:value-type="string" calcext:value-type="string">
            <text:p>stretch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team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agility</text:p>
          </table:table-cell>
          <table:table-cell office:value-type="string" calcext:value-type="string">
            <text:p>Some gears open and close a passage. With the right timing…</text:p>
          </table:table-cell>
          <table:table-cell table:style-name="ce50" office:value-type="string" calcext:value-type="string">
            <text:p>crawl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team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agility</text:p>
          </table:table-cell>
          <table:table-cell office:value-type="string" calcext:value-type="string">
            <text:p>A long axis is spinning. By bending down you can pass over.</text:p>
          </table:table-cell>
          <table:table-cell table:style-name="ce50" office:value-type="string" calcext:value-type="string">
            <text:p>avoid / grab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team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agility</text:p>
          </table:table-cell>
          <table:table-cell table:style-name="Default" office:value-type="string" calcext:value-type="string">
            <text:p>Crawling through the eerie creaks you should reach a secret room.</text:p>
          </table:table-cell>
          <table:table-cell table:style-name="ce50" office:value-type="string" calcext:value-type="string">
            <text:p>slide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team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fix</text:p>
          </table:table-cell>
          <table:table-cell table:style-name="Default" office:value-type="string" calcext:value-type="string">
            <text:p>A small, turned-off humanoid machine sits on the ground.</text:p>
          </table:table-cell>
          <table:table-cell table:style-name="ce48" office:value-type="string" calcext:value-type="string">
            <text:p>heal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team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fix</text:p>
          </table:table-cell>
          <table:table-cell office:value-type="string" calcext:value-type="string">
            <text:p>You don't know what this machine does but it could use a little fixing.</text:p>
          </table:table-cell>
          <table:table-cell table:style-name="ce48" office:value-type="string" calcext:value-type="string">
            <text:p>repair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team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fix</text:p>
          </table:table-cell>
          <table:table-cell table:style-name="Default" office:value-type="string" calcext:value-type="string">
            <text:p>This pile of debris is now just blocking the passage. You can get rid of it.</text:p>
          </table:table-cell>
          <table:table-cell table:style-name="ce48" office:value-type="string" calcext:value-type="string">
            <text:p>dismount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team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fix</text:p>
          </table:table-cell>
          <table:table-cell office:value-type="string" calcext:value-type="string">
            <text:p>There is a small pot that heats up without the need for fire!</text:p>
          </table:table-cell>
          <table:table-cell table:style-name="ce48" office:value-type="string" calcext:value-type="string">
            <text:p>cook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team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fix</text:p>
          </table:table-cell>
          <table:table-cell office:value-type="string" calcext:value-type="string">
            <text:p>Some splinters prevent some gears from working.</text:p>
          </table:table-cell>
          <table:table-cell table:style-name="ce48" office:value-type="string" calcext:value-type="string">
            <text:p>clean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team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social</text:p>
          </table:table-cell>
          <table:table-cell table:style-name="Default" office:value-type="string" calcext:value-type="string">
            <text:p>"{STARTQUOTE}Transfer of wisdom in progress…{ENDQUOTE}"</text:p>
          </table:table-cell>
          <table:table-cell table:style-name="ce56" office:value-type="string" calcext:value-type="string">
            <text:p>frien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team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social</text:p>
          </table:table-cell>
          <table:table-cell table:style-name="Default" office:value-type="string" calcext:value-type="string">
            <text:p>You hear a thin voice coming from a small brass cube.</text:p>
          </table:table-cell>
          <table:table-cell table:style-name="ce56" office:value-type="string" calcext:value-type="string">
            <text:p>chat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team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social</text:p>
          </table:table-cell>
          <table:table-cell office:value-type="string" calcext:value-type="string">
            <text:p>A driverless carriage would like assist you.</text:p>
          </table:table-cell>
          <table:table-cell table:style-name="ce56" office:value-type="string" calcext:value-type="string">
            <text:p>lift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team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social</text:p>
          </table:table-cell>
          <table:table-cell office:value-type="string" calcext:value-type="string">
            <text:p>A sentient puppet squeaks as it looks at its missing body part.</text:p>
          </table:table-cell>
          <table:table-cell table:style-name="ce56" office:value-type="string" calcext:value-type="string">
            <text:p>console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team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social</text:p>
          </table:table-cell>
          <table:table-cell office:value-type="string" calcext:value-type="string">
            <text:p>The only way to open this gate is to convince him with words.</text:p>
          </table:table-cell>
          <table:table-cell table:style-name="ce56" office:value-type="string" calcext:value-type="string">
            <text:p>persuade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team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battle</text:p>
          </table:table-cell>
          <table:table-cell table:style-name="Default" office:value-type="string" calcext:value-type="string">
            <text:p>Some puppets activate and come towards you!</text:p>
          </table:table-cell>
          <table:table-cell table:style-name="ce57" office:value-type="string" calcext:value-type="string">
            <text:p>human fight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team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battle</text:p>
          </table:table-cell>
          <table:table-cell table:style-name="Default" office:value-type="string" calcext:value-type="string">
            <text:p>A cluster of cubes is merging to form a giant humanoid…</text:p>
          </table:table-cell>
          <table:table-cell table:style-name="ce57" office:value-type="string" calcext:value-type="string">
            <text:p>monster fight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team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battle</text:p>
          </table:table-cell>
          <table:table-cell office:value-type="string" calcext:value-type="string">
            <text:p>You hear a group of wooden and iron quadrupeds growling.</text:p>
          </table:table-cell>
          <table:table-cell table:style-name="ce57" office:value-type="string" calcext:value-type="string">
            <text:p>animal fight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team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battle</text:p>
          </table:table-cell>
          <table:table-cell office:value-type="string" calcext:value-type="string">
            <text:p>"{STARTQUOTE}Explorer Entity. Challenge in progress…{ENDQUOTE}"</text:p>
          </table:table-cell>
          <table:table-cell table:style-name="ce57" office:value-type="string" calcext:value-type="string">
            <text:p>challenge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team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battle</text:p>
          </table:table-cell>
          <table:table-cell office:value-type="string" calcext:value-type="string">
            <text:p>You disappeared in a cloud of steam... someone's there!</text:p>
          </table:table-cell>
          <table:table-cell table:style-name="ce57" office:value-type="string" calcext:value-type="string">
            <text:p>blind assault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team</text:p>
          </table:table-cell>
          <table:table-cell table:style-name="ce53" office:value-type="string" calcext:value-type="string">
            <text:p>passive</text:p>
          </table:table-cell>
          <table:table-cell table:style-name="ce47" office:value-type="string" calcext:value-type="string">
            <text:p>agility</text:p>
          </table:table-cell>
          <table:table-cell office:value-type="string" calcext:value-type="string">
            <text:p>A long line of glowing cylinders skips across your path.</text:p>
          </table:table-cell>
          <table:table-cell table:style-name="ce50" office:value-type="string" calcext:value-type="string">
            <text:p>agile helper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team</text:p>
          </table:table-cell>
          <table:table-cell table:style-name="ce53" office:value-type="string" calcext:value-type="string">
            <text:p>passive</text:p>
          </table:table-cell>
          <table:table-cell table:style-name="ce47" office:value-type="string" calcext:value-type="string">
            <text:p>agility</text:p>
          </table:table-cell>
          <table:table-cell office:value-type="string" calcext:value-type="string">
            <text:p>A luminous sign tells you to be careful. Why?</text:p>
          </table:table-cell>
          <table:table-cell table:style-name="ce50" office:value-type="string" calcext:value-type="string">
            <text:p>suggest care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team</text:p>
          </table:table-cell>
          <table:table-cell table:style-name="ce53" office:value-type="string" calcext:value-type="string">
            <text:p>passive</text:p>
          </table:table-cell>
          <table:table-cell table:style-name="ce47" office:value-type="string" calcext:value-type="string">
            <text:p>agility</text:p>
          </table:table-cell>
          <table:table-cell table:style-name="Default" office:value-type="string" calcext:value-type="string">
            <text:p>You find a pair of strange walking sticks, with a spring on the end.</text:p>
          </table:table-cell>
          <table:table-cell table:style-name="ce50" office:value-type="string" calcext:value-type="string">
            <text:p>mobility support foun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team</text:p>
          </table:table-cell>
          <table:table-cell table:style-name="ce53" office:value-type="string" calcext:value-type="string">
            <text:p>passive</text:p>
          </table:table-cell>
          <table:table-cell table:style-name="ce47" office:value-type="string" calcext:value-type="string">
            <text:p>agility</text:p>
          </table:table-cell>
          <table:table-cell office:value-type="string" calcext:value-type="string">
            <text:p>You find a strange contraption to mount on one of the limbs.</text:p>
          </table:table-cell>
          <table:table-cell table:style-name="ce50" office:value-type="string" calcext:value-type="string">
            <text:p>mobility improvement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team</text:p>
          </table:table-cell>
          <table:table-cell table:style-name="ce53" office:value-type="string" calcext:value-type="string">
            <text:p>passive</text:p>
          </table:table-cell>
          <table:table-cell table:style-name="ce47" office:value-type="string" calcext:value-type="string">
            <text:p>fix</text:p>
          </table:table-cell>
          <table:table-cell table:style-name="Default" office:value-type="string" calcext:value-type="string">
            <text:p>You found a slightly damaged multitool.</text:p>
          </table:table-cell>
          <table:table-cell table:style-name="ce48" office:value-type="string" calcext:value-type="string">
            <text:p>fixing tool foun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team</text:p>
          </table:table-cell>
          <table:table-cell table:style-name="ce53" office:value-type="string" calcext:value-type="string">
            <text:p>passive</text:p>
          </table:table-cell>
          <table:table-cell table:style-name="ce47" office:value-type="string" calcext:value-type="string">
            <text:p>fix</text:p>
          </table:table-cell>
          <table:table-cell office:value-type="string" calcext:value-type="string">
            <text:p>There is a metal box containing some vials.</text:p>
          </table:table-cell>
          <table:table-cell table:style-name="ce48" office:value-type="string" calcext:value-type="string">
            <text:p>healing tool foun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team</text:p>
          </table:table-cell>
          <table:table-cell table:style-name="ce53" office:value-type="string" calcext:value-type="string">
            <text:p>passive</text:p>
          </table:table-cell>
          <table:table-cell table:style-name="ce47" office:value-type="string" calcext:value-type="string">
            <text:p>fix</text:p>
          </table:table-cell>
          <table:table-cell office:value-type="string" calcext:value-type="string">
            <text:p>You found an instruction manual.</text:p>
          </table:table-cell>
          <table:table-cell table:style-name="ce48" office:value-type="string" calcext:value-type="string">
            <text:p>learn new technique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team</text:p>
          </table:table-cell>
          <table:table-cell table:style-name="ce53" office:value-type="string" calcext:value-type="string">
            <text:p>passive</text:p>
          </table:table-cell>
          <table:table-cell office:value-type="string" calcext:value-type="string">
            <text:p>social</text:p>
          </table:table-cell>
          <table:table-cell table:style-name="Default" office:value-type="string" calcext:value-type="string">
            <text:p>A small machine crackles and prints out today's news.</text:p>
          </table:table-cell>
          <table:table-cell table:style-name="ce56" office:value-type="string" calcext:value-type="string">
            <text:p>learn new information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team</text:p>
          </table:table-cell>
          <table:table-cell table:style-name="ce53" office:value-type="string" calcext:value-type="string">
            <text:p>passive</text:p>
          </table:table-cell>
          <table:table-cell office:value-type="string" calcext:value-type="string">
            <text:p>social</text:p>
          </table:table-cell>
          <table:table-cell table:style-name="Default" office:value-type="string" calcext:value-type="string">
            <text:p>"{STARTQUOTE}Achievement unlocked. Congratulations!{ENDQUOTE}"</text:p>
          </table:table-cell>
          <table:table-cell table:style-name="ce56" office:value-type="string" calcext:value-type="string">
            <text:p>status change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team</text:p>
          </table:table-cell>
          <table:table-cell table:style-name="ce53" office:value-type="string" calcext:value-type="string">
            <text:p>passive</text:p>
          </table:table-cell>
          <table:table-cell office:value-type="string" calcext:value-type="string">
            <text:p>social</text:p>
          </table:table-cell>
          <table:table-cell table:style-name="Default" office:value-type="string" calcext:value-type="string">
            <text:p>A passage identifies you and opens by itself.</text:p>
          </table:table-cell>
          <table:table-cell table:style-name="ce56" office:value-type="string" calcext:value-type="string">
            <text:p>group approval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team</text:p>
          </table:table-cell>
          <table:table-cell table:style-name="ce53" office:value-type="string" calcext:value-type="string">
            <text:p>passive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Some machines make sounds. You understand something.</text:p>
          </table:table-cell>
          <table:table-cell table:style-name="ce56" office:value-type="string" calcext:value-type="string">
            <text:p>new ways to talk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team</text:p>
          </table:table-cell>
          <table:table-cell table:style-name="ce53" office:value-type="string" calcext:value-type="string">
            <text:p>passive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You find a garment adorned with a small gear.</text:p>
          </table:table-cell>
          <table:table-cell table:style-name="ce56" office:value-type="string" calcext:value-type="string">
            <text:p>improved appearance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team</text:p>
          </table:table-cell>
          <table:table-cell table:style-name="ce53" office:value-type="string" calcext:value-type="string">
            <text:p>passive</text:p>
          </table:table-cell>
          <table:table-cell table:style-name="ce47" office:value-type="string" calcext:value-type="string">
            <text:p>battle</text:p>
          </table:table-cell>
          <table:table-cell table:style-name="Default" office:value-type="string" calcext:value-type="string">
            <text:p>A dull clanking sound follows you but you see nothing.</text:p>
          </table:table-cell>
          <table:table-cell table:style-name="ce57" office:value-type="string" calcext:value-type="string">
            <text:p>army escort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team</text:p>
          </table:table-cell>
          <table:table-cell table:style-name="ce53" office:value-type="string" calcext:value-type="string">
            <text:p>passive</text:p>
          </table:table-cell>
          <table:table-cell table:style-name="ce47" office:value-type="string" calcext:value-type="string">
            <text:p>battle</text:p>
          </table:table-cell>
          <table:table-cell office:value-type="string" calcext:value-type="string">
            <text:p>You only noticed the buzzing after it stopped. You feel much better now.</text:p>
          </table:table-cell>
          <table:table-cell table:style-name="ce57" office:value-type="string" calcext:value-type="string">
            <text:p>mysterious strength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team</text:p>
          </table:table-cell>
          <table:table-cell table:style-name="ce53" office:value-type="string" calcext:value-type="string">
            <text:p>passive</text:p>
          </table:table-cell>
          <table:table-cell table:style-name="ce47" office:value-type="string" calcext:value-type="string">
            <text:p>battle</text:p>
          </table:table-cell>
          <table:table-cell office:value-type="string" calcext:value-type="string">
            <text:p>You find a strange weapon that moves on its own.</text:p>
          </table:table-cell>
          <table:table-cell table:style-name="ce57" office:value-type="string" calcext:value-type="string">
            <text:p>weapon foun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team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strong</text:p>
          </table:table-cell>
          <table:table-cell table:style-name="Default" office:value-type="string" calcext:value-type="string">
            <text:p>You find a mountain of crates. Each one has a different fruit drawn on it.</text:p>
          </table:table-cell>
          <table:table-cell table:style-name="ce58" office:value-type="string" calcext:value-type="string">
            <text:p>a lot of foo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team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strong</text:p>
          </table:table-cell>
          <table:table-cell table:style-name="Default" office:value-type="string" calcext:value-type="string">
            <text:p>"{STARTQUOTE}Food expulsion. Please wait...{ENDQUOTE}"</text:p>
          </table:table-cell>
          <table:table-cell table:style-name="ce58" office:value-type="string" calcext:value-type="string">
            <text:p>large foo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team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A strange metallic creature dressed as a chef hands you something.</text:p>
          </table:table-cell>
          <table:table-cell table:style-name="ce58" office:value-type="string" calcext:value-type="string">
            <text:p>free foo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team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You found some abandoned metal cans. The cap is easy to open.</text:p>
          </table:table-cell>
          <table:table-cell table:style-name="ce58" office:value-type="string" calcext:value-type="string">
            <text:p>a lot to drink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team</text:p>
          </table:table-cell>
          <table:table-cell office:value-type="string" calcext:value-type="string">
            <text:p>heal</text:p>
          </table:table-cell>
          <table:table-cell table:style-name="ce54" office:value-type="string" calcext:value-type="string">
            <text:p>light</text:p>
          </table:table-cell>
          <table:table-cell office:value-type="string" calcext:value-type="string">
            <text:p>Someone must have boxed the berries one by one.</text:p>
          </table:table-cell>
          <table:table-cell table:style-name="ce59" office:value-type="string" calcext:value-type="string">
            <text:p>multiple small foo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team</text:p>
          </table:table-cell>
          <table:table-cell office:value-type="string" calcext:value-type="string">
            <text:p>heal</text:p>
          </table:table-cell>
          <table:table-cell table:style-name="ce54" office:value-type="string" calcext:value-type="string">
            <text:p>light</text:p>
          </table:table-cell>
          <table:table-cell office:value-type="string" calcext:value-type="string">
            <text:p>Why do they insist on packaging the fruits individually?</text:p>
          </table:table-cell>
          <table:table-cell table:style-name="ce59" office:value-type="string" calcext:value-type="string">
            <text:p>single normal foo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team</text:p>
          </table:table-cell>
          <table:table-cell office:value-type="string" calcext:value-type="string">
            <text:p>heal</text:p>
          </table:table-cell>
          <table:table-cell table:style-name="ce54" office:value-type="string" calcext:value-type="string">
            <text:p>light</text:p>
          </table:table-cell>
          <table:table-cell table:style-name="Default" office:value-type="string" calcext:value-type="string">
            <text:p>You've never seen this food so big. How do they do it?</text:p>
          </table:table-cell>
          <table:table-cell table:style-name="ce59" office:value-type="string" calcext:value-type="string">
            <text:p>small food in big size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team</text:p>
          </table:table-cell>
          <table:table-cell office:value-type="string" calcext:value-type="string">
            <text:p>heal</text:p>
          </table:table-cell>
          <table:table-cell table:style-name="ce54" office:value-type="string" calcext:value-type="string">
            <text:p>light</text:p>
          </table:table-cell>
          <table:table-cell table:style-name="Default" office:value-type="string" calcext:value-type="string">
            <text:p>Someone left a locked container. There's still something inside.</text:p>
          </table:table-cell>
          <table:table-cell table:style-name="ce59" office:value-type="string" calcext:value-type="string">
            <text:p>abandoned foo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team</text:p>
          </table:table-cell>
          <table:table-cell office:value-type="string" calcext:value-type="string">
            <text:p>heal</text:p>
          </table:table-cell>
          <table:table-cell table:style-name="ce54" office:value-type="string" calcext:value-type="string">
            <text:p>light</text:p>
          </table:table-cell>
          <table:table-cell office:value-type="string" calcext:value-type="string">
            <text:p>You recognize the writing on a syringe. Finally!</text:p>
          </table:table-cell>
          <table:table-cell table:style-name="ce59" office:value-type="string" calcext:value-type="string">
            <text:p>healing foo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team</text:p>
          </table:table-cell>
          <table:table-cell office:value-type="string" calcext:value-type="string">
            <text:p>heal</text:p>
          </table:table-cell>
          <table:table-cell table:style-name="ce54" office:value-type="string" calcext:value-type="string">
            <text:p>light</text:p>
          </table:table-cell>
          <table:table-cell office:value-type="string" calcext:value-type="string">
            <text:p>Something hits your feet, leaves a small object, and goes away.</text:p>
          </table:table-cell>
          <table:table-cell table:style-name="ce59" office:value-type="string" calcext:value-type="string">
            <text:p>small creature with foo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steam</text:p>
          </table:table-cell>
          <table:table-cell office:value-type="string" calcext:value-type="string">
            <text:p>heal</text:p>
          </table:table-cell>
          <table:table-cell table:style-name="ce54" office:value-type="string" calcext:value-type="string">
            <text:p>light</text:p>
          </table:table-cell>
          <table:table-cell office:value-type="string" calcext:value-type="string">
            <text:p>There is a long row of small ornate glasses that smell great.</text:p>
          </table:table-cell>
          <table:table-cell table:style-name="ce59" office:value-type="string" calcext:value-type="string">
            <text:p>small drink</text:p>
          </table:table-cell>
          <table:table-cell table:number-columns-repeated="1019"/>
        </table:table-row>
        <table:table-row table:style-name="ro1">
          <table:table-cell table:style-name="ce47"/>
          <table:table-cell office:value-type="string" calcext:value-type="string">
            <text:p>xp</text:p>
          </table:table-cell>
          <table:table-cell/>
          <table:table-cell office:value-type="string" calcext:value-type="string">
            <text:p>"{STARTQUOTE}I've never been able to thank you properly!{ENDQUOTE}"</text:p>
          </table:table-cell>
          <table:table-cell table:number-columns-repeated="1020"/>
        </table:table-row>
        <table:table-row table:style-name="ro1">
          <table:table-cell table:style-name="ce51"/>
          <table:table-cell table:style-name="ce55"/>
          <table:table-cell table:style-name="ce51" table:number-columns-repeated="1022"/>
        </table:table-row>
        <table:table-row table:style-name="ro1">
          <table:table-cell table:style-name="ce47" office:value-type="string" calcext:value-type="string">
            <text:p>grave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agility</text:p>
          </table:table-cell>
          <table:table-cell table:style-name="Default" office:value-type="string" calcext:value-type="string">
            <text:p>Although it looks like it's about to collapse, you should be able to reach it.</text:p>
          </table:table-cell>
          <table:table-cell table:style-name="ce50" office:value-type="string" calcext:value-type="string">
            <text:p>jump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grave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agility</text:p>
          </table:table-cell>
          <table:table-cell office:value-type="string" calcext:value-type="string">
            <text:p>To reach it you would have to go through some narrow bars.</text:p>
          </table:table-cell>
          <table:table-cell table:style-name="ce50" office:value-type="string" calcext:value-type="string">
            <text:p>stretch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grave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agility</text:p>
          </table:table-cell>
          <table:table-cell office:value-type="string" calcext:value-type="string">
            <text:p>By bending down, you can reach it without being seen.</text:p>
          </table:table-cell>
          <table:table-cell table:style-name="ce50" office:value-type="string" calcext:value-type="string">
            <text:p>crawl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grave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agility</text:p>
          </table:table-cell>
          <table:table-cell table:style-name="Default" office:value-type="string" calcext:value-type="string">
            <text:p>A grotesque statue holds something in its hand.</text:p>
          </table:table-cell>
          <table:table-cell table:style-name="ce50" office:value-type="string" calcext:value-type="string">
            <text:p>avoid / grab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grave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agility</text:p>
          </table:table-cell>
          <table:table-cell table:style-name="Default" office:value-type="string" calcext:value-type="string">
            <text:p>You can try waiting for the right moment behind some gravestones.</text:p>
          </table:table-cell>
          <table:table-cell table:style-name="ce50" office:value-type="string" calcext:value-type="string">
            <text:p>slide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grave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fix</text:p>
          </table:table-cell>
          <table:table-cell table:style-name="Default" office:value-type="string" calcext:value-type="string">
            <text:p>If you don't intervene immediately, it will risk dying.</text:p>
          </table:table-cell>
          <table:table-cell table:style-name="ce48" office:value-type="string" calcext:value-type="string">
            <text:p>heal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grave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fix</text:p>
          </table:table-cell>
          <table:table-cell office:value-type="string" calcext:value-type="string">
            <text:p>There is a marble plaque in pieces. What will be written on it?</text:p>
          </table:table-cell>
          <table:table-cell table:style-name="ce48" office:value-type="string" calcext:value-type="string">
            <text:p>repair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grave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fix</text:p>
          </table:table-cell>
          <table:table-cell table:style-name="Default" office:value-type="string" calcext:value-type="string">
            <text:p>To interrupt the ritual you must Break the Circle.</text:p>
          </table:table-cell>
          <table:table-cell table:style-name="ce48" office:value-type="string" calcext:value-type="string">
            <text:p>dismount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grave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fix</text:p>
          </table:table-cell>
          <table:table-cell office:value-type="string" calcext:value-type="string">
            <text:p>Someone is trying to light a fire.</text:p>
          </table:table-cell>
          <table:table-cell table:style-name="ce48" office:value-type="string" calcext:value-type="string">
            <text:p>cook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grave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fix</text:p>
          </table:table-cell>
          <table:table-cell office:value-type="string" calcext:value-type="string">
            <text:p>Behind the dirt, there is a writing.</text:p>
          </table:table-cell>
          <table:table-cell table:style-name="ce48" office:value-type="string" calcext:value-type="string">
            <text:p>clean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grave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social</text:p>
          </table:table-cell>
          <table:table-cell table:style-name="Default" office:value-type="string" calcext:value-type="string">
            <text:p>A figure is very keen to tell you about his beliefs.</text:p>
          </table:table-cell>
          <table:table-cell table:style-name="ce56" office:value-type="string" calcext:value-type="string">
            <text:p>frien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grave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social</text:p>
          </table:table-cell>
          <table:table-cell table:style-name="Default" office:value-type="string" calcext:value-type="string">
            <text:p>Even though it’s all bones, it wants to talk to you.</text:p>
          </table:table-cell>
          <table:table-cell table:style-name="ce56" office:value-type="string" calcext:value-type="string">
            <text:p>chat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grave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social</text:p>
          </table:table-cell>
          <table:table-cell office:value-type="string" calcext:value-type="string">
            <text:p>A gloomy hearse gives you a lift for a short distance.</text:p>
          </table:table-cell>
          <table:table-cell table:style-name="ce56" office:value-type="string" calcext:value-type="string">
            <text:p>lift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grave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social</text:p>
          </table:table-cell>
          <table:table-cell office:value-type="string" calcext:value-type="string">
            <text:p>A figure cries in front of a small niche.</text:p>
          </table:table-cell>
          <table:table-cell table:style-name="ce56" office:value-type="string" calcext:value-type="string">
            <text:p>console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grave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social</text:p>
          </table:table-cell>
          <table:table-cell office:value-type="string" calcext:value-type="string">
            <text:p>An old man is slowly closing an open hole in your path.</text:p>
          </table:table-cell>
          <table:table-cell table:style-name="ce56" office:value-type="string" calcext:value-type="string">
            <text:p>persuade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grave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battle</text:p>
          </table:table-cell>
          <table:table-cell table:style-name="Default" office:value-type="string" calcext:value-type="string">
            <text:p>A few workers in worn clothes slowly approach, dragging their tools.</text:p>
          </table:table-cell>
          <table:table-cell table:style-name="ce57" office:value-type="string" calcext:value-type="string">
            <text:p>human fight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grave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battle</text:p>
          </table:table-cell>
          <table:table-cell table:style-name="Default" office:value-type="string" calcext:value-type="string">
            <text:p>An arm emerges from the earth.</text:p>
          </table:table-cell>
          <table:table-cell table:style-name="ce57" office:value-type="string" calcext:value-type="string">
            <text:p>monster fight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grave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battle</text:p>
          </table:table-cell>
          <table:table-cell office:value-type="string" calcext:value-type="string">
            <text:p>Some dark birds have targeted you.</text:p>
          </table:table-cell>
          <table:table-cell table:style-name="ce57" office:value-type="string" calcext:value-type="string">
            <text:p>animal fight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grave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battle</text:p>
          </table:table-cell>
          <table:table-cell office:value-type="string" calcext:value-type="string">
            <text:p>A guy with a big hat challenges you to see who can take out the most.</text:p>
          </table:table-cell>
          <table:table-cell table:style-name="ce57" office:value-type="string" calcext:value-type="string">
            <text:p>challenge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grave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battle</text:p>
          </table:table-cell>
          <table:table-cell office:value-type="string" calcext:value-type="string">
            <text:p>It seemed like they were resting, but instead…</text:p>
          </table:table-cell>
          <table:table-cell table:style-name="ce57" office:value-type="string" calcext:value-type="string">
            <text:p>blind assault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grave</text:p>
          </table:table-cell>
          <table:table-cell table:style-name="ce53" office:value-type="string" calcext:value-type="string">
            <text:p>passive</text:p>
          </table:table-cell>
          <table:table-cell table:style-name="ce47" office:value-type="string" calcext:value-type="string">
            <text:p>agility</text:p>
          </table:table-cell>
          <table:table-cell office:value-type="string" calcext:value-type="string">
            <text:p>A row of greenish lights floats above you.</text:p>
          </table:table-cell>
          <table:table-cell table:style-name="ce50" office:value-type="string" calcext:value-type="string">
            <text:p>agile helper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grave</text:p>
          </table:table-cell>
          <table:table-cell table:style-name="ce53" office:value-type="string" calcext:value-type="string">
            <text:p>passive</text:p>
          </table:table-cell>
          <table:table-cell table:style-name="ce47" office:value-type="string" calcext:value-type="string">
            <text:p>agility</text:p>
          </table:table-cell>
          <table:table-cell office:value-type="string" calcext:value-type="string">
            <text:p>A sign reads "{STARTQUOTE}Memento mori{ENDQUOTE}"</text:p>
          </table:table-cell>
          <table:table-cell table:style-name="ce50" office:value-type="string" calcext:value-type="string">
            <text:p>suggest care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grave</text:p>
          </table:table-cell>
          <table:table-cell table:style-name="ce53" office:value-type="string" calcext:value-type="string">
            <text:p>passive</text:p>
          </table:table-cell>
          <table:table-cell table:style-name="ce47" office:value-type="string" calcext:value-type="string">
            <text:p>agility</text:p>
          </table:table-cell>
          <table:table-cell table:style-name="Default" office:value-type="string" calcext:value-type="string">
            <text:p>Someone is sneaking up walls. You could do it too…</text:p>
          </table:table-cell>
          <table:table-cell table:style-name="ce50" office:value-type="string" calcext:value-type="string">
            <text:p>mobility support foun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grave</text:p>
          </table:table-cell>
          <table:table-cell table:style-name="ce53" office:value-type="string" calcext:value-type="string">
            <text:p>passive</text:p>
          </table:table-cell>
          <table:table-cell table:style-name="ce47" office:value-type="string" calcext:value-type="string">
            <text:p>agility</text:p>
          </table:table-cell>
          <table:table-cell table:style-name="Default" office:value-type="string" calcext:value-type="string">
            <text:p>You hear someone saying a faint prayer.</text:p>
          </table:table-cell>
          <table:table-cell table:style-name="ce50" office:value-type="string" calcext:value-type="string">
            <text:p>mobility improvement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grave</text:p>
          </table:table-cell>
          <table:table-cell table:style-name="ce53" office:value-type="string" calcext:value-type="string">
            <text:p>passive</text:p>
          </table:table-cell>
          <table:table-cell table:style-name="ce47" office:value-type="string" calcext:value-type="string">
            <text:p>fix</text:p>
          </table:table-cell>
          <table:table-cell table:style-name="Default" office:value-type="string" calcext:value-type="string">
            <text:p>You find a tool made of bones.</text:p>
          </table:table-cell>
          <table:table-cell table:style-name="ce48" office:value-type="string" calcext:value-type="string">
            <text:p>fixing tool foun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grave</text:p>
          </table:table-cell>
          <table:table-cell table:style-name="ce53" office:value-type="string" calcext:value-type="string">
            <text:p>passive</text:p>
          </table:table-cell>
          <table:table-cell table:style-name="ce47" office:value-type="string" calcext:value-type="string">
            <text:p>fix</text:p>
          </table:table-cell>
          <table:table-cell office:value-type="string" calcext:value-type="string">
            <text:p>You find some sticks and some strings.</text:p>
          </table:table-cell>
          <table:table-cell table:style-name="ce48" office:value-type="string" calcext:value-type="string">
            <text:p>healing tool foun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grave</text:p>
          </table:table-cell>
          <table:table-cell table:style-name="ce53" office:value-type="string" calcext:value-type="string">
            <text:p>passive</text:p>
          </table:table-cell>
          <table:table-cell table:style-name="ce47" office:value-type="string" calcext:value-type="string">
            <text:p>fix</text:p>
          </table:table-cell>
          <table:table-cell office:value-type="string" calcext:value-type="string">
            <text:p>It appears to be common in these parts to mummify the deceased.</text:p>
          </table:table-cell>
          <table:table-cell table:style-name="ce48" office:value-type="string" calcext:value-type="string">
            <text:p>learn new technique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grave</text:p>
          </table:table-cell>
          <table:table-cell table:style-name="ce53" office:value-type="string" calcext:value-type="string">
            <text:p>passive</text:p>
          </table:table-cell>
          <table:table-cell office:value-type="string" calcext:value-type="string">
            <text:p>social</text:p>
          </table:table-cell>
          <table:table-cell table:style-name="Default" office:value-type="string" calcext:value-type="string">
            <text:p>You heard that someone important died.</text:p>
          </table:table-cell>
          <table:table-cell table:style-name="ce56" office:value-type="string" calcext:value-type="string">
            <text:p>learn new information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grave</text:p>
          </table:table-cell>
          <table:table-cell table:style-name="ce53" office:value-type="string" calcext:value-type="string">
            <text:p>passive</text:p>
          </table:table-cell>
          <table:table-cell office:value-type="string" calcext:value-type="string">
            <text:p>social</text:p>
          </table:table-cell>
          <table:table-cell table:style-name="Default" office:value-type="string" calcext:value-type="string">
            <text:p>Some people find your clothes very noble.</text:p>
          </table:table-cell>
          <table:table-cell table:style-name="ce56" office:value-type="string" calcext:value-type="string">
            <text:p>status change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grave</text:p>
          </table:table-cell>
          <table:table-cell table:style-name="ce53" office:value-type="string" calcext:value-type="string">
            <text:p>passive</text:p>
          </table:table-cell>
          <table:table-cell office:value-type="string" calcext:value-type="string">
            <text:p>social</text:p>
          </table:table-cell>
          <table:table-cell table:style-name="Default" office:value-type="string" calcext:value-type="string">
            <text:p>Some eyes follow you unnaturally.</text:p>
          </table:table-cell>
          <table:table-cell table:style-name="ce56" office:value-type="string" calcext:value-type="string">
            <text:p>group approval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grave</text:p>
          </table:table-cell>
          <table:table-cell table:style-name="ce53" office:value-type="string" calcext:value-type="string">
            <text:p>passive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Some local proverbs mention the Book of the Dead.</text:p>
          </table:table-cell>
          <table:table-cell table:style-name="ce56" office:value-type="string" calcext:value-type="string">
            <text:p>new ways to talk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grave</text:p>
          </table:table-cell>
          <table:table-cell table:style-name="ce53" office:value-type="string" calcext:value-type="string">
            <text:p>passive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You find a skull pin.</text:p>
          </table:table-cell>
          <table:table-cell table:style-name="ce56" office:value-type="string" calcext:value-type="string">
            <text:p>improved appearance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grave</text:p>
          </table:table-cell>
          <table:table-cell table:style-name="ce53" office:value-type="string" calcext:value-type="string">
            <text:p>passive</text:p>
          </table:table-cell>
          <table:table-cell table:style-name="ce47" office:value-type="string" calcext:value-type="string">
            <text:p>battle</text:p>
          </table:table-cell>
          <table:table-cell table:style-name="Default" office:value-type="string" calcext:value-type="string">
            <text:p>Skeletal soldiers patrol the streets.</text:p>
          </table:table-cell>
          <table:table-cell table:style-name="ce57" office:value-type="string" calcext:value-type="string">
            <text:p>army escort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grave</text:p>
          </table:table-cell>
          <table:table-cell table:style-name="ce53" office:value-type="string" calcext:value-type="string">
            <text:p>passive</text:p>
          </table:table-cell>
          <table:table-cell table:style-name="ce47" office:value-type="string" calcext:value-type="string">
            <text:p>battle</text:p>
          </table:table-cell>
          <table:table-cell office:value-type="string" calcext:value-type="string">
            <text:p>You have a memory of a deceased loved one.</text:p>
          </table:table-cell>
          <table:table-cell table:style-name="ce57" office:value-type="string" calcext:value-type="string">
            <text:p>mysterious strength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grave</text:p>
          </table:table-cell>
          <table:table-cell table:style-name="ce53" office:value-type="string" calcext:value-type="string">
            <text:p>passive</text:p>
          </table:table-cell>
          <table:table-cell table:style-name="ce47" office:value-type="string" calcext:value-type="string">
            <text:p>battle</text:p>
          </table:table-cell>
          <table:table-cell office:value-type="string" calcext:value-type="string">
            <text:p>You find a weapon as white as ivory.</text:p>
          </table:table-cell>
          <table:table-cell table:style-name="ce57" office:value-type="string" calcext:value-type="string">
            <text:p>weapon foun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grave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If you cook them well, you should be able to eat these larvae.</text:p>
          </table:table-cell>
          <table:table-cell table:style-name="ce58" office:value-type="string" calcext:value-type="string">
            <text:p>a lot of foo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grave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strong</text:p>
          </table:table-cell>
          <table:table-cell table:style-name="Default" office:value-type="string" calcext:value-type="string">
            <text:p>You find an abandoned load of food.</text:p>
          </table:table-cell>
          <table:table-cell table:style-name="ce58" office:value-type="string" calcext:value-type="string">
            <text:p>large foo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grave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strong</text:p>
          </table:table-cell>
          <table:table-cell table:style-name="Default" office:value-type="string" calcext:value-type="string">
            <text:p>You are right to believe that whoever left the food here is still alive…</text:p>
          </table:table-cell>
          <table:table-cell table:style-name="ce58" office:value-type="string" calcext:value-type="string">
            <text:p>free foo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grave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strong</text:p>
          </table:table-cell>
          <table:table-cell table:style-name="Default" office:value-type="string" calcext:value-type="string">
            <text:p>A river with reddish water flows around here.</text:p>
          </table:table-cell>
          <table:table-cell table:style-name="ce58" office:value-type="string" calcext:value-type="string">
            <text:p>a lot to drink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grave</text:p>
          </table:table-cell>
          <table:table-cell office:value-type="string" calcext:value-type="string">
            <text:p>heal</text:p>
          </table:table-cell>
          <table:table-cell table:style-name="ce54" office:value-type="string" calcext:value-type="string">
            <text:p>light</text:p>
          </table:table-cell>
          <table:table-cell office:value-type="string" calcext:value-type="string">
            <text:p>Blood-red berries shine among the foliage.</text:p>
          </table:table-cell>
          <table:table-cell table:style-name="ce59" office:value-type="string" calcext:value-type="string">
            <text:p>multiple small foo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grave</text:p>
          </table:table-cell>
          <table:table-cell office:value-type="string" calcext:value-type="string">
            <text:p>heal</text:p>
          </table:table-cell>
          <table:table-cell table:style-name="ce54" office:value-type="string" calcext:value-type="string">
            <text:p>light</text:p>
          </table:table-cell>
          <table:table-cell office:value-type="string" calcext:value-type="string">
            <text:p>A citrus fruit hangs from a low tree.</text:p>
          </table:table-cell>
          <table:table-cell table:style-name="ce59" office:value-type="string" calcext:value-type="string">
            <text:p>single normal foo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grave</text:p>
          </table:table-cell>
          <table:table-cell office:value-type="string" calcext:value-type="string">
            <text:p>heal</text:p>
          </table:table-cell>
          <table:table-cell table:style-name="ce54" office:value-type="string" calcext:value-type="string">
            <text:p>light</text:p>
          </table:table-cell>
          <table:table-cell table:style-name="Default" office:value-type="string" calcext:value-type="string">
            <text:p>If it were smaller, it would look like a cherry.</text:p>
          </table:table-cell>
          <table:table-cell table:style-name="ce59" office:value-type="string" calcext:value-type="string">
            <text:p>small food in big size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grave</text:p>
          </table:table-cell>
          <table:table-cell office:value-type="string" calcext:value-type="string">
            <text:p>heal</text:p>
          </table:table-cell>
          <table:table-cell table:style-name="ce54" office:value-type="string" calcext:value-type="string">
            <text:p>light</text:p>
          </table:table-cell>
          <table:table-cell table:style-name="Default" office:value-type="string" calcext:value-type="string">
            <text:p>You feel the creaking under your feet. How lucky!</text:p>
          </table:table-cell>
          <table:table-cell table:style-name="ce59" office:value-type="string" calcext:value-type="string">
            <text:p>abandoned foo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grave</text:p>
          </table:table-cell>
          <table:table-cell office:value-type="string" calcext:value-type="string">
            <text:p>heal</text:p>
          </table:table-cell>
          <table:table-cell table:style-name="ce54" office:value-type="string" calcext:value-type="string">
            <text:p>light</text:p>
          </table:table-cell>
          <table:table-cell office:value-type="string" calcext:value-type="string">
            <text:p>Some of the concoctions they use here have healing properties.</text:p>
          </table:table-cell>
          <table:table-cell table:style-name="ce59" office:value-type="string" calcext:value-type="string">
            <text:p>healing foo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grave</text:p>
          </table:table-cell>
          <table:table-cell office:value-type="string" calcext:value-type="string">
            <text:p>heal</text:p>
          </table:table-cell>
          <table:table-cell table:style-name="ce54" office:value-type="string" calcext:value-type="string">
            <text:p>light</text:p>
          </table:table-cell>
          <table:table-cell office:value-type="string" calcext:value-type="string">
            <text:p>An insect abandoned prey that was perhaps a little too big for it.</text:p>
          </table:table-cell>
          <table:table-cell table:style-name="ce59" office:value-type="string" calcext:value-type="string">
            <text:p>small creature with foo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grave</text:p>
          </table:table-cell>
          <table:table-cell office:value-type="string" calcext:value-type="string">
            <text:p>heal</text:p>
          </table:table-cell>
          <table:table-cell table:style-name="ce54" office:value-type="string" calcext:value-type="string">
            <text:p>light</text:p>
          </table:table-cell>
          <table:table-cell office:value-type="string" calcext:value-type="string">
            <text:p>Some dull-eyed men offer you some strange wine.</text:p>
          </table:table-cell>
          <table:table-cell table:style-name="ce59" office:value-type="string" calcext:value-type="string">
            <text:p>small drink</text:p>
          </table:table-cell>
          <table:table-cell table:number-columns-repeated="1019"/>
        </table:table-row>
        <table:table-row table:style-name="ro1">
          <table:table-cell table:style-name="ce47"/>
          <table:table-cell office:value-type="string" calcext:value-type="string">
            <text:p>xp</text:p>
          </table:table-cell>
          <table:table-cell/>
          <table:table-cell office:value-type="string" calcext:value-type="string">
            <text:p>As soon as they see you, they run away.</text:p>
          </table:table-cell>
          <table:table-cell table:number-columns-repeated="1020"/>
        </table:table-row>
        <table:table-row table:style-name="ro1">
          <table:table-cell table:style-name="ce51"/>
          <table:table-cell table:style-name="ce55"/>
          <table:table-cell table:style-name="ce51" table:number-columns-repeated="1022"/>
        </table:table-row>
        <table:table-row table:style-name="ro1">
          <table:table-cell table:style-name="ce47" office:value-type="string" calcext:value-type="string">
            <text:p>war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agility</text:p>
          </table:table-cell>
          <table:table-cell table:style-name="Default" office:value-type="string" calcext:value-type="string">
            <text:p>A trench runs around some containers.</text:p>
          </table:table-cell>
          <table:table-cell table:style-name="ce50" office:value-type="string" calcext:value-type="string">
            <text:p>jump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war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agility</text:p>
          </table:table-cell>
          <table:table-cell office:value-type="string" calcext:value-type="string">
            <text:p>If you reach out a little further you might get it.</text:p>
          </table:table-cell>
          <table:table-cell table:style-name="ce50" office:value-type="string" calcext:value-type="string">
            <text:p>stretch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war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agility</text:p>
          </table:table-cell>
          <table:table-cell table:style-name="Default" office:value-type="string" calcext:value-type="string">
            <text:p>Someone dug a hole. What's on the other side?</text:p>
          </table:table-cell>
          <table:table-cell table:style-name="ce50" office:value-type="string" calcext:value-type="string">
            <text:p>crawl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war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agility</text:p>
          </table:table-cell>
          <table:table-cell table:style-name="Default" office:value-type="string" calcext:value-type="string">
            <text:p>You have to go through the chaos to get to the other side.</text:p>
          </table:table-cell>
          <table:table-cell table:style-name="ce50" office:value-type="string" calcext:value-type="string">
            <text:p>avoid / grab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war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agility</text:p>
          </table:table-cell>
          <table:table-cell table:style-name="Default" office:value-type="string" calcext:value-type="string">
            <text:p>You'll have to crawl through the dirt to reach it.</text:p>
          </table:table-cell>
          <table:table-cell table:style-name="ce50" office:value-type="string" calcext:value-type="string">
            <text:p>slide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war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fix</text:p>
          </table:table-cell>
          <table:table-cell table:style-name="Default" office:value-type="string" calcext:value-type="string">
            <text:p>A soldier lies on the ground in pain.</text:p>
          </table:table-cell>
          <table:table-cell table:style-name="ce48" office:value-type="string" calcext:value-type="string">
            <text:p>heal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war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fix</text:p>
          </table:table-cell>
          <table:table-cell office:value-type="string" calcext:value-type="string">
            <text:p>Someone kicks a large jammed cannon.</text:p>
          </table:table-cell>
          <table:table-cell table:style-name="ce48" office:value-type="string" calcext:value-type="string">
            <text:p>repair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war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fix</text:p>
          </table:table-cell>
          <table:table-cell table:style-name="Default" office:value-type="string" calcext:value-type="string">
            <text:p>Some bags block the passage.</text:p>
          </table:table-cell>
          <table:table-cell table:style-name="ce48" office:value-type="string" calcext:value-type="string">
            <text:p>dismount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war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fix</text:p>
          </table:table-cell>
          <table:table-cell office:value-type="string" calcext:value-type="string">
            <text:p>There is a campfire.</text:p>
          </table:table-cell>
          <table:table-cell table:style-name="ce48" office:value-type="string" calcext:value-type="string">
            <text:p>cook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war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fix</text:p>
          </table:table-cell>
          <table:table-cell office:value-type="string" calcext:value-type="string">
            <text:p>There are some dead bodies with their belongings.</text:p>
          </table:table-cell>
          <table:table-cell table:style-name="ce48" office:value-type="string" calcext:value-type="string">
            <text:p>clean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war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social</text:p>
          </table:table-cell>
          <table:table-cell table:style-name="Default" office:value-type="string" calcext:value-type="string">
            <text:p>Someone, badly wounded, walks beside you.</text:p>
          </table:table-cell>
          <table:table-cell table:style-name="ce56" office:value-type="string" calcext:value-type="string">
            <text:p>frien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war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social</text:p>
          </table:table-cell>
          <table:table-cell table:style-name="Default" office:value-type="string" calcext:value-type="string">
            <text:p>A figure wants to tell you about the war.</text:p>
          </table:table-cell>
          <table:table-cell table:style-name="ce56" office:value-type="string" calcext:value-type="string">
            <text:p>chat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war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social</text:p>
          </table:table-cell>
          <table:table-cell office:value-type="string" calcext:value-type="string">
            <text:p>A cart carrying supplies wants to offer you a ride.</text:p>
          </table:table-cell>
          <table:table-cell table:style-name="ce56" office:value-type="string" calcext:value-type="string">
            <text:p>lift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war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social</text:p>
          </table:table-cell>
          <table:table-cell office:value-type="string" calcext:value-type="string">
            <text:p>It's dead. There's nothing you can do to go back.</text:p>
          </table:table-cell>
          <table:table-cell table:style-name="ce56" office:value-type="string" calcext:value-type="string">
            <text:p>console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war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social</text:p>
          </table:table-cell>
          <table:table-cell office:value-type="string" calcext:value-type="string">
            <text:p>Two drunks are fighting.</text:p>
          </table:table-cell>
          <table:table-cell table:style-name="ce56" office:value-type="string" calcext:value-type="string">
            <text:p>persuade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war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battle</text:p>
          </table:table-cell>
          <table:table-cell table:style-name="Default" office:value-type="string" calcext:value-type="string">
            <text:p>"{STARTQUOTE}It's all your fault and your ideas!{ENDQUOTE}"</text:p>
          </table:table-cell>
          <table:table-cell table:style-name="ce57" office:value-type="string" calcext:value-type="string">
            <text:p>human fight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war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battle</text:p>
          </table:table-cell>
          <table:table-cell table:style-name="Default" office:value-type="string" calcext:value-type="string">
            <text:p>A creature made of shreds of flesh emerges from a pile of corpses.</text:p>
          </table:table-cell>
          <table:table-cell table:style-name="ce57" office:value-type="string" calcext:value-type="string">
            <text:p>monster fight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war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battle</text:p>
          </table:table-cell>
          <table:table-cell office:value-type="string" calcext:value-type="string">
            <text:p>A beast lunges at you.</text:p>
          </table:table-cell>
          <table:table-cell table:style-name="ce57" office:value-type="string" calcext:value-type="string">
            <text:p>animal fight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war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battle</text:p>
          </table:table-cell>
          <table:table-cell office:value-type="string" calcext:value-type="string">
            <text:p>A muscular figure challenges you to arm wrestling.</text:p>
          </table:table-cell>
          <table:table-cell table:style-name="ce57" office:value-type="string" calcext:value-type="string">
            <text:p>challenge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war</text:p>
          </table:table-cell>
          <table:table-cell table:style-name="ce53" office:value-type="string" calcext:value-type="string">
            <text:p>active</text:p>
          </table:table-cell>
          <table:table-cell table:style-name="ce47" office:value-type="string" calcext:value-type="string">
            <text:p>battle</text:p>
          </table:table-cell>
          <table:table-cell office:value-type="string" calcext:value-type="string">
            <text:p>You hear a sudden gunshot.</text:p>
          </table:table-cell>
          <table:table-cell table:style-name="ce57" office:value-type="string" calcext:value-type="string">
            <text:p>blind assault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war</text:p>
          </table:table-cell>
          <table:table-cell table:style-name="ce53" office:value-type="string" calcext:value-type="string">
            <text:p>passive</text:p>
          </table:table-cell>
          <table:table-cell table:style-name="ce47" office:value-type="string" calcext:value-type="string">
            <text:p>agility</text:p>
          </table:table-cell>
          <table:table-cell office:value-type="string" calcext:value-type="string">
            <text:p>An agile figure follows you from above.</text:p>
          </table:table-cell>
          <table:table-cell table:style-name="ce50" office:value-type="string" calcext:value-type="string">
            <text:p>agile helper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war</text:p>
          </table:table-cell>
          <table:table-cell table:style-name="ce53" office:value-type="string" calcext:value-type="string">
            <text:p>passive</text:p>
          </table:table-cell>
          <table:table-cell table:style-name="ce47" office:value-type="string" calcext:value-type="string">
            <text:p>agility</text:p>
          </table:table-cell>
          <table:table-cell office:value-type="string" calcext:value-type="string">
            <text:p>A group of injured people are dragging themselves down the street. Better be careful.</text:p>
          </table:table-cell>
          <table:table-cell table:style-name="ce50" office:value-type="string" calcext:value-type="string">
            <text:p>suggest care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war</text:p>
          </table:table-cell>
          <table:table-cell table:style-name="ce53" office:value-type="string" calcext:value-type="string">
            <text:p>passive</text:p>
          </table:table-cell>
          <table:table-cell table:style-name="ce47" office:value-type="string" calcext:value-type="string">
            <text:p>agility</text:p>
          </table:table-cell>
          <table:table-cell table:style-name="Default" office:value-type="string" calcext:value-type="string">
            <text:p>You find some military clothing.</text:p>
          </table:table-cell>
          <table:table-cell table:style-name="ce50" office:value-type="string" calcext:value-type="string">
            <text:p>mobility support foun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war</text:p>
          </table:table-cell>
          <table:table-cell table:style-name="ce53" office:value-type="string" calcext:value-type="string">
            <text:p>passive</text:p>
          </table:table-cell>
          <table:table-cell table:style-name="ce47" office:value-type="string" calcext:value-type="string">
            <text:p>agility</text:p>
          </table:table-cell>
          <table:table-cell table:style-name="Default" office:value-type="string" calcext:value-type="string">
            <text:p>You march in time too.</text:p>
          </table:table-cell>
          <table:table-cell table:style-name="ce50" office:value-type="string" calcext:value-type="string">
            <text:p>mobility improvement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war</text:p>
          </table:table-cell>
          <table:table-cell table:style-name="ce53" office:value-type="string" calcext:value-type="string">
            <text:p>passive</text:p>
          </table:table-cell>
          <table:table-cell table:style-name="ce47" office:value-type="string" calcext:value-type="string">
            <text:p>fix</text:p>
          </table:table-cell>
          <table:table-cell table:style-name="Default" office:value-type="string" calcext:value-type="string">
            <text:p>With this tool, you can repair your stuff.</text:p>
          </table:table-cell>
          <table:table-cell table:style-name="ce48" office:value-type="string" calcext:value-type="string">
            <text:p>fixing tool foun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war</text:p>
          </table:table-cell>
          <table:table-cell table:style-name="ce53" office:value-type="string" calcext:value-type="string">
            <text:p>passive</text:p>
          </table:table-cell>
          <table:table-cell table:style-name="ce47" office:value-type="string" calcext:value-type="string">
            <text:p>fix</text:p>
          </table:table-cell>
          <table:table-cell office:value-type="string" calcext:value-type="string">
            <text:p>There is a box with bandages, some ointments, and a booklet.</text:p>
          </table:table-cell>
          <table:table-cell table:style-name="ce48" office:value-type="string" calcext:value-type="string">
            <text:p>healing tool foun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war</text:p>
          </table:table-cell>
          <table:table-cell table:style-name="ce53" office:value-type="string" calcext:value-type="string">
            <text:p>passive</text:p>
          </table:table-cell>
          <table:table-cell table:style-name="ce47" office:value-type="string" calcext:value-type="string">
            <text:p>fix</text:p>
          </table:table-cell>
          <table:table-cell office:value-type="string" calcext:value-type="string">
            <text:p>It seems that sometimes a kick is enough to fix things.</text:p>
          </table:table-cell>
          <table:table-cell table:style-name="ce48" office:value-type="string" calcext:value-type="string">
            <text:p>learn new technique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war</text:p>
          </table:table-cell>
          <table:table-cell table:style-name="ce53" office:value-type="string" calcext:value-type="string">
            <text:p>passive</text:p>
          </table:table-cell>
          <table:table-cell office:value-type="string" calcext:value-type="string">
            <text:p>social</text:p>
          </table:table-cell>
          <table:table-cell table:style-name="Default" office:value-type="string" calcext:value-type="string">
            <text:p>Some soldiers are talking about a strategy. Maybe they should keep their voices down.</text:p>
          </table:table-cell>
          <table:table-cell table:style-name="ce56" office:value-type="string" calcext:value-type="string">
            <text:p>learn new information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war</text:p>
          </table:table-cell>
          <table:table-cell table:style-name="ce53" office:value-type="string" calcext:value-type="string">
            <text:p>passive</text:p>
          </table:table-cell>
          <table:table-cell office:value-type="string" calcext:value-type="string">
            <text:p>social</text:p>
          </table:table-cell>
          <table:table-cell table:style-name="Default" office:value-type="string" calcext:value-type="string">
            <text:p>This corpse will no longer need this tag.</text:p>
          </table:table-cell>
          <table:table-cell table:style-name="ce56" office:value-type="string" calcext:value-type="string">
            <text:p>status change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war</text:p>
          </table:table-cell>
          <table:table-cell table:style-name="ce53" office:value-type="string" calcext:value-type="string">
            <text:p>passive</text:p>
          </table:table-cell>
          <table:table-cell office:value-type="string" calcext:value-type="string">
            <text:p>social</text:p>
          </table:table-cell>
          <table:table-cell table:style-name="Default" office:value-type="string" calcext:value-type="string">
            <text:p>A soldier bets he saw you on the battlefield.</text:p>
          </table:table-cell>
          <table:table-cell table:style-name="ce56" office:value-type="string" calcext:value-type="string">
            <text:p>group approval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war</text:p>
          </table:table-cell>
          <table:table-cell table:style-name="ce53" office:value-type="string" calcext:value-type="string">
            <text:p>passive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Two soldiers exchange signs. You understand them.</text:p>
          </table:table-cell>
          <table:table-cell table:style-name="ce56" office:value-type="string" calcext:value-type="string">
            <text:p>new ways to talk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war</text:p>
          </table:table-cell>
          <table:table-cell table:style-name="ce53" office:value-type="string" calcext:value-type="string">
            <text:p>passive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You find a military uniform.</text:p>
          </table:table-cell>
          <table:table-cell table:style-name="ce56" office:value-type="string" calcext:value-type="string">
            <text:p>improved appearance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war</text:p>
          </table:table-cell>
          <table:table-cell table:style-name="ce53" office:value-type="string" calcext:value-type="string">
            <text:p>passive</text:p>
          </table:table-cell>
          <table:table-cell table:style-name="ce47" office:value-type="string" calcext:value-type="string">
            <text:p>battle</text:p>
          </table:table-cell>
          <table:table-cell table:style-name="Default" office:value-type="string" calcext:value-type="string">
            <text:p>A platoon follows your same path.</text:p>
          </table:table-cell>
          <table:table-cell table:style-name="ce57" office:value-type="string" calcext:value-type="string">
            <text:p>army escort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war</text:p>
          </table:table-cell>
          <table:table-cell table:style-name="ce53" office:value-type="string" calcext:value-type="string">
            <text:p>passive</text:p>
          </table:table-cell>
          <table:table-cell table:style-name="ce47" office:value-type="string" calcext:value-type="string">
            <text:p>battle</text:p>
          </table:table-cell>
          <table:table-cell office:value-type="string" calcext:value-type="string">
            <text:p>A battle cry rises.</text:p>
          </table:table-cell>
          <table:table-cell table:style-name="ce57" office:value-type="string" calcext:value-type="string">
            <text:p>mysterious strength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war</text:p>
          </table:table-cell>
          <table:table-cell table:style-name="ce53" office:value-type="string" calcext:value-type="string">
            <text:p>passive</text:p>
          </table:table-cell>
          <table:table-cell table:style-name="ce47" office:value-type="string" calcext:value-type="string">
            <text:p>battle</text:p>
          </table:table-cell>
          <table:table-cell office:value-type="string" calcext:value-type="string">
            <text:p>Even if it's unloaded, a weapon is a weapon.</text:p>
          </table:table-cell>
          <table:table-cell table:style-name="ce57" office:value-type="string" calcext:value-type="string">
            <text:p>weapon foun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war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You find a crate of food.</text:p>
          </table:table-cell>
          <table:table-cell table:style-name="ce58" office:value-type="string" calcext:value-type="string">
            <text:p>a lot of foo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war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strong</text:p>
          </table:table-cell>
          <table:table-cell table:style-name="Default" office:value-type="string" calcext:value-type="string">
            <text:p>Among the rubble, you find some intact food.</text:p>
          </table:table-cell>
          <table:table-cell table:style-name="ce58" office:value-type="string" calcext:value-type="string">
            <text:p>large foo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war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strong</text:p>
          </table:table-cell>
          <table:table-cell table:style-name="Default" office:value-type="string" calcext:value-type="string">
            <text:p>In a tent, they offer food to the veterans.</text:p>
          </table:table-cell>
          <table:table-cell table:style-name="ce58" office:value-type="string" calcext:value-type="string">
            <text:p>free foo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war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strong</text:p>
          </table:table-cell>
          <table:table-cell table:style-name="Default" office:value-type="string" calcext:value-type="string">
            <text:p>They are filling some water bottles.</text:p>
          </table:table-cell>
          <table:table-cell table:style-name="ce58" office:value-type="string" calcext:value-type="string">
            <text:p>a lot to drink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war</text:p>
          </table:table-cell>
          <table:table-cell office:value-type="string" calcext:value-type="string">
            <text:p>heal</text:p>
          </table:table-cell>
          <table:table-cell table:style-name="ce54" office:value-type="string" calcext:value-type="string">
            <text:p>light</text:p>
          </table:table-cell>
          <table:table-cell office:value-type="string" calcext:value-type="string">
            <text:p>You find some rations.</text:p>
          </table:table-cell>
          <table:table-cell table:style-name="ce59" office:value-type="string" calcext:value-type="string">
            <text:p>multiple small foo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war</text:p>
          </table:table-cell>
          <table:table-cell office:value-type="string" calcext:value-type="string">
            <text:p>heal</text:p>
          </table:table-cell>
          <table:table-cell table:style-name="ce54" office:value-type="string" calcext:value-type="string">
            <text:p>light</text:p>
          </table:table-cell>
          <table:table-cell office:value-type="string" calcext:value-type="string">
            <text:p>You find some food, probably from far away.</text:p>
          </table:table-cell>
          <table:table-cell table:style-name="ce59" office:value-type="string" calcext:value-type="string">
            <text:p>single normal foo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war</text:p>
          </table:table-cell>
          <table:table-cell office:value-type="string" calcext:value-type="string">
            <text:p>heal</text:p>
          </table:table-cell>
          <table:table-cell table:style-name="ce54" office:value-type="string" calcext:value-type="string">
            <text:p>light</text:p>
          </table:table-cell>
          <table:table-cell table:style-name="Default" office:value-type="string" calcext:value-type="string">
            <text:p>You could eat dozens of them... but not this big.</text:p>
          </table:table-cell>
          <table:table-cell table:style-name="ce59" office:value-type="string" calcext:value-type="string">
            <text:p>small food in big size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war</text:p>
          </table:table-cell>
          <table:table-cell office:value-type="string" calcext:value-type="string">
            <text:p>heal</text:p>
          </table:table-cell>
          <table:table-cell table:style-name="ce54" office:value-type="string" calcext:value-type="string">
            <text:p>light</text:p>
          </table:table-cell>
          <table:table-cell table:style-name="Default" office:value-type="string" calcext:value-type="string">
            <text:p>You find a backpack that no one will ever claim again.</text:p>
          </table:table-cell>
          <table:table-cell table:style-name="ce59" office:value-type="string" calcext:value-type="string">
            <text:p>abandoned foo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war</text:p>
          </table:table-cell>
          <table:table-cell office:value-type="string" calcext:value-type="string">
            <text:p>heal</text:p>
          </table:table-cell>
          <table:table-cell table:style-name="ce54" office:value-type="string" calcext:value-type="string">
            <text:p>light</text:p>
          </table:table-cell>
          <table:table-cell table:style-name="Default" office:value-type="string" calcext:value-type="string">
            <text:p>There is a strange herbal poultice.</text:p>
          </table:table-cell>
          <table:table-cell table:style-name="ce59" office:value-type="string" calcext:value-type="string">
            <text:p>healing foo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war</text:p>
          </table:table-cell>
          <table:table-cell office:value-type="string" calcext:value-type="string">
            <text:p>heal</text:p>
          </table:table-cell>
          <table:table-cell table:style-name="ce54" office:value-type="string" calcext:value-type="string">
            <text:p>light</text:p>
          </table:table-cell>
          <table:table-cell office:value-type="string" calcext:value-type="string">
            <text:p>A small voice says, "{STARTQUOTE}Take it!{ENDQUOTE}"</text:p>
          </table:table-cell>
          <table:table-cell table:style-name="ce59" office:value-type="string" calcext:value-type="string">
            <text:p>small creature with food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war</text:p>
          </table:table-cell>
          <table:table-cell office:value-type="string" calcext:value-type="string">
            <text:p>heal</text:p>
          </table:table-cell>
          <table:table-cell table:style-name="ce54" office:value-type="string" calcext:value-type="string">
            <text:p>light</text:p>
          </table:table-cell>
          <table:table-cell office:value-type="string" calcext:value-type="string">
            <text:p>There is some liquor with a pungent scent.</text:p>
          </table:table-cell>
          <table:table-cell table:style-name="ce59" office:value-type="string" calcext:value-type="string">
            <text:p>small drink</text:p>
          </table:table-cell>
          <table:table-cell table:number-columns-repeated="1019"/>
        </table:table-row>
        <table:table-row table:style-name="ro1">
          <table:table-cell table:style-name="ce47"/>
          <table:table-cell office:value-type="string" calcext:value-type="string">
            <text:p>xp</text:p>
          </table:table-cell>
          <table:table-cell/>
          <table:table-cell office:value-type="string" calcext:value-type="string">
            <text:p><text:span text:style-name="T1">"{STARTQUOTE}Give it a medal!{ENDQUOTE}</text:span>" someone says. But who is it?</text:p>
          </table:table-cell>
          <table:table-cell table:number-columns-repeated="1020"/>
        </table:table-row>
        <table:table-row table:style-name="ro1" table:number-rows-repeated="10481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azardNarrative" table:style-name="ta6">
        <table:table-column table:style-name="co35" table:default-cell-style-name="ce47"/>
        <table:table-column table:style-name="co36" table:default-cell-style-name="ce47"/>
        <table:table-column table:style-name="co37" table:default-cell-style-name="ce47"/>
        <table:table-column table:style-name="co38" table:default-cell-style-name="ce47"/>
        <table:table-column table:style-name="co24" table:default-cell-style-name="ce47"/>
        <table:table-column table:style-name="co39" table:default-cell-style-name="ce47"/>
        <table:table-column table:style-name="co40" table:default-cell-style-name="ce47"/>
        <table:table-column table:style-name="co3" table:number-columns-repeated="1017" table:default-cell-style-name="ce47"/>
        <table:table-row table:style-name="ro1">
          <table:table-cell table:style-name="ce5" office:value-type="string" calcext:value-type="string">
            <text:p>Tag</text:p>
          </table:table-cell>
          <table:table-cell table:style-name="ce52" office:value-type="string" calcext:value-type="string">
            <text:p>Tag</text:p>
          </table:table-cell>
          <table:table-cell table:number-columns-repeated="3" table:style-name="ce5" office:value-type="string" calcext:value-type="string">
            <text:p>Tag</text:p>
          </table:table-cell>
          <table:table-cell table:style-name="ce5" office:value-type="string" calcext:value-type="string">
            <text:p>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rest</text:p>
          </table:table-cell>
          <table:table-cell office:value-type="string" calcext:value-type="string">
            <text:p>debuf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any</text:p>
          </table:table-cell>
          <table:table-cell table:style-name="ce61" office:value-type="string" calcext:value-type="string">
            <text:p>A branch tears off part of your luggage.</text:p>
          </table:table-cell>
          <table:table-cell table:style-name="ce59" office:value-type="string" calcext:value-type="string">
            <text:p>equipment fail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est</text:p>
          </table:table-cell>
          <table:table-cell office:value-type="string" calcext:value-type="string">
            <text:p>debuf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 steep descent drags you down the valley.</text:p>
          </table:table-cell>
          <table:table-cell table:style-name="ce59" office:value-type="string" calcext:value-type="string">
            <text:p>environment hazar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est</text:p>
          </table:table-cell>
          <table:table-cell office:value-type="string" calcext:value-type="string">
            <text:p>debuf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any</text:p>
          </table:table-cell>
          <table:table-cell table:style-name="Default" office:value-type="string" calcext:value-type="string">
            <text:p>You smell a sweet scent.</text:p>
          </table:table-cell>
          <table:table-cell table:style-name="ce44" office:value-type="string" calcext:value-type="string">
            <text:p>mild poison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est</text:p>
          </table:table-cell>
          <table:table-cell office:value-type="string" calcext:value-type="string">
            <text:p>debuff</text:p>
          </table:table-cell>
          <table:table-cell office:value-type="string" calcext:value-type="string">
            <text:p>sever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 downpour surprises you.</text:p>
          </table:table-cell>
          <table:table-cell table:style-name="ce62" office:value-type="string" calcext:value-type="string">
            <text:p>heavy health failure / inju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est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passive</text:p>
          </table:table-cell>
          <table:table-cell/>
          <table:table-cell office:value-type="string" calcext:value-type="string">
            <text:p>Some slippery rocks make you stumble.</text:p>
          </table:table-cell>
          <table:table-cell table:style-name="ce59" office:value-type="string" calcext:value-type="string">
            <text:p>small accidental inju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est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passive</text:p>
          </table:table-cell>
          <table:table-cell/>
          <table:table-cell office:value-type="string" calcext:value-type="string">
            <text:p>A strange plant clings to your backpack.</text:p>
          </table:table-cell>
          <table:table-cell table:style-name="ce59" office:value-type="string" calcext:value-type="string">
            <text:p>dangerous movement consequen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est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passive</text:p>
          </table:table-cell>
          <table:table-cell/>
          <table:table-cell table:style-name="Default" office:value-type="string" calcext:value-type="string">
            <text:p>You hear muffled sounds.</text:p>
          </table:table-cell>
          <table:table-cell table:style-name="ce59" office:value-type="string" calcext:value-type="string">
            <text:p>nuisan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est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passive</text:p>
          </table:table-cell>
          <table:table-cell/>
          <table:table-cell office:value-type="string" calcext:value-type="string">
            <text:p>Everywhere you turn, everything seems the same. Your head is spinning.</text:p>
          </table:table-cell>
          <table:table-cell table:style-name="ce59" office:value-type="string" calcext:value-type="string">
            <text:p>confus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est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ctive</text:p>
          </table:table-cell>
          <table:table-cell/>
          <table:table-cell table:style-name="Default" office:value-type="string" calcext:value-type="string">
            <text:p>Dry leaves hid a hole.</text:p>
          </table:table-cell>
          <table:table-cell table:style-name="ce56" office:value-type="string" calcext:value-type="string">
            <text:p>environment challeng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est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ctive</text:p>
          </table:table-cell>
          <table:table-cell/>
          <table:table-cell office:value-type="string" calcext:value-type="string">
            <text:p>A small insect crawls on your arm.</text:p>
          </table:table-cell>
          <table:table-cell table:style-name="ce56" office:value-type="string" calcext:value-type="string">
            <text:p>sudden sickne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est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evere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You get caught in an animal trap.</text:p>
          </table:table-cell>
          <table:table-cell table:style-name="ce63" office:value-type="string" calcext:value-type="string">
            <text:p>debilitating physical inju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est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evere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Someone hits you from behind. Who is it?</text:p>
          </table:table-cell>
          <table:table-cell table:style-name="ce64" office:value-type="string" calcext:value-type="string">
            <text:p>fierce figh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est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evere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A strange contraption suddenly snorts and explodes!</text:p>
          </table:table-cell>
          <table:table-cell table:style-name="ce65" office:value-type="string" calcext:value-type="string">
            <text:p>structural collap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est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evere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"{STARTQUOTE}Tell me everything you know!{ENDQUOTE}"</text:p>
          </table:table-cell>
          <table:table-cell table:style-name="ce66" office:value-type="string" calcext:value-type="string">
            <text:p>aggressive dialogu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buf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battle</text:p>
          </table:table-cell>
          <table:table-cell/>
          <table:table-cell office:value-type="string" calcext:value-type="string">
            <text:p>Suddenly you feel your arms weak.</text:p>
          </table:table-cell>
          <table:table-cell table:style-name="ce67" office:value-type="string" calcext:value-type="string">
            <text:p>limb problem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buf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battle</text:p>
          </table:table-cell>
          <table:table-cell/>
          <table:table-cell office:value-type="string" calcext:value-type="string">
            <text:p>You should get some new weapons.</text:p>
          </table:table-cell>
          <table:table-cell table:style-name="ce67" office:value-type="string" calcext:value-type="string">
            <text:p>weapon problem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buf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social</text:p>
          </table:table-cell>
          <table:table-cell/>
          <table:table-cell table:style-name="Default" office:value-type="string" calcext:value-type="string">
            <text:p>You feel an unexpected and strong sensation of vomiting.</text:p>
          </table:table-cell>
          <table:table-cell table:style-name="ce68" office:value-type="string" calcext:value-type="string">
            <text:p>disease symptom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buf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social</text:p>
          </table:table-cell>
          <table:table-cell/>
          <table:table-cell table:style-name="Default" office:value-type="string" calcext:value-type="string">
            <text:p>Here they are again. They are plotting something against you.</text:p>
          </table:table-cell>
          <table:table-cell table:style-name="ce68" office:value-type="string" calcext:value-type="string">
            <text:p>people bad react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buf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fix</text:p>
          </table:table-cell>
          <table:table-cell/>
          <table:table-cell table:style-name="Default" office:value-type="string" calcext:value-type="string">
            <text:p>Why does your head feel so dizzy?</text:p>
          </table:table-cell>
          <table:table-cell table:style-name="ce69" office:value-type="string" calcext:value-type="string">
            <text:p>can’t thin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buf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gility</text:p>
          </table:table-cell>
          <table:table-cell/>
          <table:table-cell office:value-type="string" calcext:value-type="string">
            <text:p>Suddenly you feel your legs weak.</text:p>
          </table:table-cell>
          <table:table-cell table:style-name="ce70" office:value-type="string" calcext:value-type="string">
            <text:p>physical weaknes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buff</text:p>
          </table:table-cell>
          <table:table-cell office:value-type="string" calcext:value-type="string">
            <text:p>severe</text:p>
          </table:table-cell>
          <table:table-cell table:style-name="Default" office:value-type="string" calcext:value-type="string">
            <text:p>passiv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The stomach growls.</text:p>
          </table:table-cell>
          <table:table-cell table:style-name="ce71" office:value-type="string" calcext:value-type="string">
            <text:p>hunger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ritical</text:p>
          </table:table-cell>
          <table:table-cell table:number-columns-repeated="3"/>
          <table:table-cell table:style-name="Default" office:value-type="string" calcext:value-type="string">
            <text:p>Suddenly everything goes dark and you feel yourself being dragged.</text:p>
          </table:table-cell>
          <table:table-cell table:style-name="ce72" office:value-type="string" calcext:value-type="string">
            <text:p>forced go bac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ritical</text:p>
          </table:table-cell>
          <table:table-cell table:number-columns-repeated="3"/>
          <table:table-cell office:value-type="string" calcext:value-type="string">
            <text:p>A sharp pain in the back of your neck is all you remember.</text:p>
          </table:table-cell>
          <table:table-cell table:style-name="ce72" office:value-type="string" calcext:value-type="string">
            <text:p>forced go bac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rientation</text:p>
          </table:table-cell>
          <table:table-cell table:number-columns-repeated="3"/>
          <table:table-cell table:style-name="Default" office:value-type="string" calcext:value-type="string">
            <text:p>You were sure it was the right path.</text:p>
          </table:table-cell>
          <table:table-cell table:style-name="ce73" office:value-type="string" calcext:value-type="string">
            <text:p>wrong way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rientation</text:p>
          </table:table-cell>
          <table:table-cell table:number-columns-repeated="3"/>
          <table:table-cell table:style-name="Default" office:value-type="string" calcext:value-type="string">
            <text:p>This place is familiar to you. Unfortunately.</text:p>
          </table:table-cell>
          <table:table-cell table:style-name="ce73" office:value-type="string" calcext:value-type="string">
            <text:p>wrong way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rientation</text:p>
          </table:table-cell>
          <table:table-cell table:number-columns-repeated="3"/>
          <table:table-cell table:style-name="Default" office:value-type="string" calcext:value-type="string">
            <text:p>You have no idea where you're headed.</text:p>
          </table:table-cell>
          <table:table-cell table:style-name="ce73" office:value-type="string" calcext:value-type="string">
            <text:p>wrong way</text:p>
          </table:table-cell>
          <table:table-cell table:number-columns-repeated="1017"/>
        </table:table-row>
        <table:table-row table:style-name="ro1">
          <table:table-cell table:style-name="ce45" table:number-columns-repeated="1024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debuf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any</text:p>
          </table:table-cell>
          <table:table-cell table:style-name="Default" office:value-type="string" calcext:value-type="string">
            <text:p>Since when did your stuff get so heavy?</text:p>
          </table:table-cell>
          <table:table-cell table:style-name="ce59" office:value-type="string" calcext:value-type="string">
            <text:p>equipment fail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debuf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You weren't ready to face such a climb.</text:p>
          </table:table-cell>
          <table:table-cell table:style-name="ce59" office:value-type="string" calcext:value-type="string">
            <text:p>environment hazar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debuf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any</text:p>
          </table:table-cell>
          <table:table-cell table:style-name="Default" office:value-type="string" calcext:value-type="string">
            <text:p>You feel like throwing up. Why?</text:p>
          </table:table-cell>
          <table:table-cell table:style-name="ce44" office:value-type="string" calcext:value-type="string">
            <text:p>mild poison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debuff</text:p>
          </table:table-cell>
          <table:table-cell office:value-type="string" calcext:value-type="string">
            <text:p>sever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The jump was higher than expected.</text:p>
          </table:table-cell>
          <table:table-cell table:style-name="ce62" office:value-type="string" calcext:value-type="string">
            <text:p>heavy health failure / inju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passive</text:p>
          </table:table-cell>
          <table:table-cell/>
          <table:table-cell office:value-type="string" calcext:value-type="string">
            <text:p>One of the stones you hung on was sharp.</text:p>
          </table:table-cell>
          <table:table-cell table:style-name="ce59" office:value-type="string" calcext:value-type="string">
            <text:p>small accidental inju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passive</text:p>
          </table:table-cell>
          <table:table-cell/>
          <table:table-cell office:value-type="string" calcext:value-type="string">
            <text:p>You go through a narrow passage. Maybe a little too narrow.</text:p>
          </table:table-cell>
          <table:table-cell table:style-name="ce59" office:value-type="string" calcext:value-type="string">
            <text:p>dangerous movement consequen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passive</text:p>
          </table:table-cell>
          <table:table-cell/>
          <table:table-cell office:value-type="string" calcext:value-type="string">
            <text:p>You're struggling to breathe and your vision is blurry.</text:p>
          </table:table-cell>
          <table:table-cell table:style-name="ce59" office:value-type="string" calcext:value-type="string">
            <text:p>nuisan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passive</text:p>
          </table:table-cell>
          <table:table-cell/>
          <table:table-cell office:value-type="string" calcext:value-type="string">
            <text:p>The air is thin and you struggle to breathe.</text:p>
          </table:table-cell>
          <table:table-cell table:style-name="ce59" office:value-type="string" calcext:value-type="string">
            <text:p>confus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ctive</text:p>
          </table:table-cell>
          <table:table-cell/>
          <table:table-cell office:value-type="string" calcext:value-type="string">
            <text:p>After a long slide, you find yourself having to start over again.</text:p>
          </table:table-cell>
          <table:table-cell table:style-name="ce56" office:value-type="string" calcext:value-type="string">
            <text:p>environment challeng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ctive</text:p>
          </table:table-cell>
          <table:table-cell/>
          <table:table-cell office:value-type="string" calcext:value-type="string">
            <text:p>Your skin is very chapped... almost like stone.</text:p>
          </table:table-cell>
          <table:table-cell table:style-name="ce56" office:value-type="string" calcext:value-type="string">
            <text:p>sudden sickne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evere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A rock cracks beneath one of your feet, trapping it. It’s blocked!</text:p>
          </table:table-cell>
          <table:table-cell table:style-name="ce63" office:value-type="string" calcext:value-type="string">
            <text:p>debilitating physical inju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evere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"{STARTQUOTE}How dare you wander around these mountains?{ENDQUOTE}"</text:p>
          </table:table-cell>
          <table:table-cell table:style-name="ce64" office:value-type="string" calcext:value-type="string">
            <text:p>fierce figh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evere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A landslide almost takes you out!</text:p>
          </table:table-cell>
          <table:table-cell table:style-name="ce65" office:value-type="string" calcext:value-type="string">
            <text:p>structural collap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evere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A group of bandits is aiming at you with a crossbow.</text:p>
          </table:table-cell>
          <table:table-cell table:style-name="ce66" office:value-type="string" calcext:value-type="string">
            <text:p>aggressive dialogu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buf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battle</text:p>
          </table:table-cell>
          <table:table-cell/>
          <table:table-cell office:value-type="string" calcext:value-type="string">
            <text:p>Maybe you strained your arms a little too much.</text:p>
          </table:table-cell>
          <table:table-cell table:style-name="ce67" office:value-type="string" calcext:value-type="string">
            <text:p>limb problem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buf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battle</text:p>
          </table:table-cell>
          <table:table-cell/>
          <table:table-cell office:value-type="string" calcext:value-type="string">
            <text:p>Where did your weapons go?</text:p>
          </table:table-cell>
          <table:table-cell table:style-name="ce67" office:value-type="string" calcext:value-type="string">
            <text:p>weapon problem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buf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social</text:p>
          </table:table-cell>
          <table:table-cell/>
          <table:table-cell office:value-type="string" calcext:value-type="string">
            <text:p>Your forehead is hot and sweaty.</text:p>
          </table:table-cell>
          <table:table-cell table:style-name="ce68" office:value-type="string" calcext:value-type="string">
            <text:p>disease symptom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buf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social</text:p>
          </table:table-cell>
          <table:table-cell/>
          <table:table-cell table:style-name="Default" office:value-type="string" calcext:value-type="string">
            <text:p>People look at you suspiciously. Why?</text:p>
          </table:table-cell>
          <table:table-cell table:style-name="ce68" office:value-type="string" calcext:value-type="string">
            <text:p>people bad react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buf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fix</text:p>
          </table:table-cell>
          <table:table-cell/>
          <table:table-cell table:style-name="Default" office:value-type="string" calcext:value-type="string">
            <text:p>Suddenly you can't think of anything.</text:p>
          </table:table-cell>
          <table:table-cell table:style-name="ce69" office:value-type="string" calcext:value-type="string">
            <text:p>can’t thin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buf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fix</text:p>
          </table:table-cell>
          <table:table-cell/>
          <table:table-cell table:style-name="Default" office:value-type="string" calcext:value-type="string">
            <text:p>The compass has broken again and you can't stop thinking about it.</text:p>
          </table:table-cell>
          <table:table-cell table:style-name="ce69" office:value-type="string" calcext:value-type="string">
            <text:p>worry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buf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gility</text:p>
          </table:table-cell>
          <table:table-cell/>
          <table:table-cell office:value-type="string" calcext:value-type="string">
            <text:p>Something is slowing down your reflexes.</text:p>
          </table:table-cell>
          <table:table-cell table:style-name="ce70" office:value-type="string" calcext:value-type="string">
            <text:p>physical weaknes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buff</text:p>
          </table:table-cell>
          <table:table-cell office:value-type="string" calcext:value-type="string">
            <text:p>severe</text:p>
          </table:table-cell>
          <table:table-cell table:style-name="Default" office:value-type="string" calcext:value-type="string">
            <text:p>passiv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ow long has it been since you ate?</text:p>
          </table:table-cell>
          <table:table-cell table:style-name="ce71" office:value-type="string" calcext:value-type="string">
            <text:p>hunger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ritical</text:p>
          </table:table-cell>
          <table:table-cell table:number-columns-repeated="3"/>
          <table:table-cell table:style-name="Default" office:value-type="string" calcext:value-type="string">
            <text:p>It was a trap... but now it's too late.</text:p>
          </table:table-cell>
          <table:table-cell table:style-name="ce72" office:value-type="string" calcext:value-type="string">
            <text:p>forced go bac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ritical</text:p>
          </table:table-cell>
          <table:table-cell table:number-columns-repeated="3"/>
          <table:table-cell office:value-type="string" calcext:value-type="string">
            <text:p>You get a message. You need to go back and you need to do it fast!</text:p>
          </table:table-cell>
          <table:table-cell table:style-name="ce72" office:value-type="string" calcext:value-type="string">
            <text:p>forced go bac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rientation</text:p>
          </table:table-cell>
          <table:table-cell table:number-columns-repeated="3"/>
          <table:table-cell table:style-name="Default" office:value-type="string" calcext:value-type="string">
            <text:p>The compass seems to be going crazy.</text:p>
          </table:table-cell>
          <table:table-cell table:style-name="ce73" office:value-type="string" calcext:value-type="string">
            <text:p>wrong way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rientation</text:p>
          </table:table-cell>
          <table:table-cell table:number-columns-repeated="3"/>
          <table:table-cell table:style-name="Default" office:value-type="string" calcext:value-type="string">
            <text:p>Haven't you already been here?</text:p>
          </table:table-cell>
          <table:table-cell table:style-name="ce73" office:value-type="string" calcext:value-type="string">
            <text:p>wrong way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rientation</text:p>
          </table:table-cell>
          <table:table-cell table:number-columns-repeated="3"/>
          <table:table-cell table:style-name="Default" office:value-type="string" calcext:value-type="string">
            <text:p>You took the wrong road again.</text:p>
          </table:table-cell>
          <table:table-cell table:style-name="ce73" office:value-type="string" calcext:value-type="string">
            <text:p>wrong way</text:p>
          </table:table-cell>
          <table:table-cell table:number-columns-repeated="1017"/>
        </table:table-row>
        <table:table-row table:style-name="ro1">
          <table:table-cell table:style-name="ce45" table:number-columns-repeated="1024"/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debuf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any</text:p>
          </table:table-cell>
          <table:table-cell table:style-name="Default" office:value-type="string" calcext:value-type="string">
            <text:p>The wind blows sand into your eyes.</text:p>
          </table:table-cell>
          <table:table-cell table:style-name="ce59" office:value-type="string" calcext:value-type="string">
            <text:p>equipment fail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debuf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any</text:p>
          </table:table-cell>
          <table:table-cell table:style-name="Default" office:value-type="string" calcext:value-type="string">
            <text:p>Walking through the wet sand has tired you out.</text:p>
          </table:table-cell>
          <table:table-cell table:style-name="ce59" office:value-type="string" calcext:value-type="string">
            <text:p>environment hazar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debuf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 nauseating smell of seaweed makes your head spin.</text:p>
          </table:table-cell>
          <table:table-cell table:style-name="ce44" office:value-type="string" calcext:value-type="string">
            <text:p>mild poison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debuff</text:p>
          </table:table-cell>
          <table:table-cell office:value-type="string" calcext:value-type="string">
            <text:p>sever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any</text:p>
          </table:table-cell>
          <table:table-cell table:style-name="Default" office:value-type="string" calcext:value-type="string">
            <text:p>You should have boiled the water a little longer.</text:p>
          </table:table-cell>
          <table:table-cell table:style-name="ce62" office:value-type="string" calcext:value-type="string">
            <text:p>heavy health failure / inju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passive</text:p>
          </table:table-cell>
          <table:table-cell/>
          <table:table-cell table:style-name="Default" office:value-type="string" calcext:value-type="string">
            <text:p>You should have been careful where you leaned.</text:p>
          </table:table-cell>
          <table:table-cell table:style-name="ce59" office:value-type="string" calcext:value-type="string">
            <text:p>small accidental inju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passive</text:p>
          </table:table-cell>
          <table:table-cell/>
          <table:table-cell table:style-name="Default" office:value-type="string" calcext:value-type="string">
            <text:p>You walked barefoot where you shouldn't have.</text:p>
          </table:table-cell>
          <table:table-cell table:style-name="ce59" office:value-type="string" calcext:value-type="string">
            <text:p>dangerous movement consequen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passive</text:p>
          </table:table-cell>
          <table:table-cell/>
          <table:table-cell office:value-type="string" calcext:value-type="string">
            <text:p>The saltwater on your wounds makes you itch.</text:p>
          </table:table-cell>
          <table:table-cell table:style-name="ce59" office:value-type="string" calcext:value-type="string">
            <text:p>nuisan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passive</text:p>
          </table:table-cell>
          <table:table-cell/>
          <table:table-cell office:value-type="string" calcext:value-type="string">
            <text:p>Something makes you feel very nauseous.</text:p>
          </table:table-cell>
          <table:table-cell table:style-name="ce59" office:value-type="string" calcext:value-type="string">
            <text:p>confus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ctive</text:p>
          </table:table-cell>
          <table:table-cell/>
          <table:table-cell office:value-type="string" calcext:value-type="string">
            <text:p>You have inadvertently disturbed a creature with a spiky shell.</text:p>
          </table:table-cell>
          <table:table-cell table:style-name="ce56" office:value-type="string" calcext:value-type="string">
            <text:p>environment challeng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ctive</text:p>
          </table:table-cell>
          <table:table-cell/>
          <table:table-cell table:style-name="Default" office:value-type="string" calcext:value-type="string">
            <text:p>The skin becomes covered with blisters.</text:p>
          </table:table-cell>
          <table:table-cell table:style-name="ce56" office:value-type="string" calcext:value-type="string">
            <text:p>sudden sickne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evere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Suddenly you can't feel your fingers anymore.</text:p>
          </table:table-cell>
          <table:table-cell table:style-name="ce63" office:value-type="string" calcext:value-type="string">
            <text:p>debilitating physical inju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evere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A creature covered in scales takes you by surprise!</text:p>
          </table:table-cell>
          <table:table-cell table:style-name="ce64" office:value-type="string" calcext:value-type="string">
            <text:p>fierce figh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evere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The water begins to swallow everything! What can you do?</text:p>
          </table:table-cell>
          <table:table-cell table:style-name="ce65" office:value-type="string" calcext:value-type="string">
            <text:p>structural collap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evere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A small group of sailors approaches menacingly.</text:p>
          </table:table-cell>
          <table:table-cell table:style-name="ce66" office:value-type="string" calcext:value-type="string">
            <text:p>aggressive dialogu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buf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battle</text:p>
          </table:table-cell>
          <table:table-cell/>
          <table:table-cell office:value-type="string" calcext:value-type="string">
            <text:p>You feel pain in your shoulder.</text:p>
          </table:table-cell>
          <table:table-cell table:style-name="ce67" office:value-type="string" calcext:value-type="string">
            <text:p>limb problem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buf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battle</text:p>
          </table:table-cell>
          <table:table-cell/>
          <table:table-cell office:value-type="string" calcext:value-type="string">
            <text:p>Your weapons could use some maintenance…</text:p>
          </table:table-cell>
          <table:table-cell table:style-name="ce67" office:value-type="string" calcext:value-type="string">
            <text:p>weapon problem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buf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social</text:p>
          </table:table-cell>
          <table:table-cell/>
          <table:table-cell table:style-name="Default" office:value-type="string" calcext:value-type="string">
            <text:p>You can't stop coughing.</text:p>
          </table:table-cell>
          <table:table-cell table:style-name="ce68" office:value-type="string" calcext:value-type="string">
            <text:p>disease symptom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buf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social</text:p>
          </table:table-cell>
          <table:table-cell/>
          <table:table-cell table:style-name="Default" office:value-type="string" calcext:value-type="string">
            <text:p>There's something wrong with your clothes.</text:p>
          </table:table-cell>
          <table:table-cell table:style-name="ce68" office:value-type="string" calcext:value-type="string">
            <text:p>people bad react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buf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fix</text:p>
          </table:table-cell>
          <table:table-cell/>
          <table:table-cell table:style-name="Default" office:value-type="string" calcext:value-type="string">
            <text:p>You have a terrible suspicion that you were wrong.</text:p>
          </table:table-cell>
          <table:table-cell table:style-name="ce69" office:value-type="string" calcext:value-type="string">
            <text:p>can’t thin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buf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fix</text:p>
          </table:table-cell>
          <table:table-cell/>
          <table:table-cell table:style-name="Default" office:value-type="string" calcext:value-type="string">
            <text:p>You hear shards clanking in your backpack. That's never good news.</text:p>
          </table:table-cell>
          <table:table-cell table:style-name="ce69" office:value-type="string" calcext:value-type="string">
            <text:p>worry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buf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gility</text:p>
          </table:table-cell>
          <table:table-cell/>
          <table:table-cell office:value-type="string" calcext:value-type="string">
            <text:p>Suddenly the world seems to be moving faster.</text:p>
          </table:table-cell>
          <table:table-cell table:style-name="ce70" office:value-type="string" calcext:value-type="string">
            <text:p>physical weaknes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buff</text:p>
          </table:table-cell>
          <table:table-cell office:value-type="string" calcext:value-type="string">
            <text:p>severe</text:p>
          </table:table-cell>
          <table:table-cell table:style-name="Default" office:value-type="string" calcext:value-type="string">
            <text:p>passiv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You struggle to do anything.</text:p>
          </table:table-cell>
          <table:table-cell table:style-name="ce71" office:value-type="string" calcext:value-type="string">
            <text:p>hunger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ritical</text:p>
          </table:table-cell>
          <table:table-cell table:number-columns-repeated="3"/>
          <table:table-cell table:style-name="Default" office:value-type="string" calcext:value-type="string">
            <text:p>Suddenly you fall to the ground. You need a doctor immediately!</text:p>
          </table:table-cell>
          <table:table-cell table:style-name="ce72" office:value-type="string" calcext:value-type="string">
            <text:p>forced go bac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ritical</text:p>
          </table:table-cell>
          <table:table-cell table:number-columns-repeated="3"/>
          <table:table-cell office:value-type="string" calcext:value-type="string">
            <text:p>Damn, it's them! You can only run away…</text:p>
          </table:table-cell>
          <table:table-cell table:style-name="ce72" office:value-type="string" calcext:value-type="string">
            <text:p>forced go bac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rientation</text:p>
          </table:table-cell>
          <table:table-cell table:number-columns-repeated="3"/>
          <table:table-cell table:style-name="Default" office:value-type="string" calcext:value-type="string">
            <text:p>Did you have to go north or south?</text:p>
          </table:table-cell>
          <table:table-cell table:style-name="ce73" office:value-type="string" calcext:value-type="string">
            <text:p>wrong way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rientation</text:p>
          </table:table-cell>
          <table:table-cell table:number-columns-repeated="3"/>
          <table:table-cell table:style-name="Default" office:value-type="string" calcext:value-type="string">
            <text:p>Part of the map is illegible.</text:p>
          </table:table-cell>
          <table:table-cell table:style-name="ce73" office:value-type="string" calcext:value-type="string">
            <text:p>wrong way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rientation</text:p>
          </table:table-cell>
          <table:table-cell table:number-columns-repeated="3"/>
          <table:table-cell table:style-name="Default" office:value-type="string" calcext:value-type="string">
            <text:p>Are you going in circles?</text:p>
          </table:table-cell>
          <table:table-cell table:style-name="ce73" office:value-type="string" calcext:value-type="string">
            <text:p>wrong way</text:p>
          </table:table-cell>
          <table:table-cell table:number-columns-repeated="1017"/>
        </table:table-row>
        <table:table-row table:style-name="ro1">
          <table:table-cell table:style-name="ce45" table:number-columns-repeated="1024"/>
        </table:table-row>
        <table:table-row table:style-name="ro1">
          <table:table-cell office:value-type="string" calcext:value-type="string">
            <text:p>desert</text:p>
          </table:table-cell>
          <table:table-cell office:value-type="string" calcext:value-type="string">
            <text:p>debuf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any</text:p>
          </table:table-cell>
          <table:table-cell table:style-name="Default" office:value-type="string" calcext:value-type="string">
            <text:p>The water in the canteen has become undrinkable.</text:p>
          </table:table-cell>
          <table:table-cell table:style-name="ce59" office:value-type="string" calcext:value-type="string">
            <text:p>equipment fail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ert</text:p>
          </table:table-cell>
          <table:table-cell office:value-type="string" calcext:value-type="string">
            <text:p>debuf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It's stiflingly hot.</text:p>
          </table:table-cell>
          <table:table-cell table:style-name="ce59" office:value-type="string" calcext:value-type="string">
            <text:p>environment hazar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ert</text:p>
          </table:table-cell>
          <table:table-cell office:value-type="string" calcext:value-type="string">
            <text:p>debuff</text:p>
          </table:table-cell>
          <table:table-cell office:value-type="string" calcext:value-type="string">
            <text:p>sever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any</text:p>
          </table:table-cell>
          <table:table-cell table:style-name="Default" office:value-type="string" calcext:value-type="string">
            <text:p>A flash blinds you.</text:p>
          </table:table-cell>
          <table:table-cell table:style-name="ce44" office:value-type="string" calcext:value-type="string">
            <text:p>mild poison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ert</text:p>
          </table:table-cell>
          <table:table-cell office:value-type="string" calcext:value-type="string">
            <text:p>debuff</text:p>
          </table:table-cell>
          <table:table-cell office:value-type="string" calcext:value-type="string">
            <text:p>sever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any</text:p>
          </table:table-cell>
          <table:table-cell table:style-name="Default" office:value-type="string" calcext:value-type="string">
            <text:p>Was it poisoned?</text:p>
          </table:table-cell>
          <table:table-cell table:style-name="ce62" office:value-type="string" calcext:value-type="string">
            <text:p>heavy health failure / inju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ert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passive</text:p>
          </table:table-cell>
          <table:table-cell/>
          <table:table-cell table:style-name="Default" office:value-type="string" calcext:value-type="string">
            <text:p>It’s too hot!</text:p>
          </table:table-cell>
          <table:table-cell table:style-name="ce59" office:value-type="string" calcext:value-type="string">
            <text:p>small accidental inju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ert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passive</text:p>
          </table:table-cell>
          <table:table-cell/>
          <table:table-cell table:style-name="Default" office:value-type="string" calcext:value-type="string">
            <text:p>You had to make a big effort. All your muscles hurt.</text:p>
          </table:table-cell>
          <table:table-cell table:style-name="ce59" office:value-type="string" calcext:value-type="string">
            <text:p>dangerous movement consequen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ert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passive</text:p>
          </table:table-cell>
          <table:table-cell/>
          <table:table-cell office:value-type="string" calcext:value-type="string">
            <text:p>You need a sip of water.</text:p>
          </table:table-cell>
          <table:table-cell table:style-name="ce59" office:value-type="string" calcext:value-type="string">
            <text:p>nuisan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ert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passive</text:p>
          </table:table-cell>
          <table:table-cell/>
          <table:table-cell table:style-name="Default" office:value-type="string" calcext:value-type="string">
            <text:p>The effects of too much sun become more intense.</text:p>
          </table:table-cell>
          <table:table-cell table:style-name="ce59" office:value-type="string" calcext:value-type="string">
            <text:p>confus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ert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ctive</text:p>
          </table:table-cell>
          <table:table-cell/>
          <table:table-cell table:style-name="Default" office:value-type="string" calcext:value-type="string">
            <text:p>Suddenly the floor seems to be on fire!</text:p>
          </table:table-cell>
          <table:table-cell table:style-name="ce56" office:value-type="string" calcext:value-type="string">
            <text:p>environment challeng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ert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ctive</text:p>
          </table:table-cell>
          <table:table-cell/>
          <table:table-cell office:value-type="string" calcext:value-type="string">
            <text:p>The skin appears to be cracking.</text:p>
          </table:table-cell>
          <table:table-cell table:style-name="ce56" office:value-type="string" calcext:value-type="string">
            <text:p>sudden sickne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ert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evere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Something stings you and runs away. You struggle to move.</text:p>
          </table:table-cell>
          <table:table-cell table:style-name="ce63" office:value-type="string" calcext:value-type="string">
            <text:p>debilitating physical inju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ert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evere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battle</text:p>
          </table:table-cell>
          <table:table-cell table:style-name="Default" office:value-type="string" calcext:value-type="string">
            <text:p>A hooded woman threatens you with a scimitar.</text:p>
          </table:table-cell>
          <table:table-cell table:style-name="ce64" office:value-type="string" calcext:value-type="string">
            <text:p>fierce figh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ert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evere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Everything seems to be sinking into the sand. You have to do something!</text:p>
          </table:table-cell>
          <table:table-cell table:style-name="ce65" office:value-type="string" calcext:value-type="string">
            <text:p>structural collap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ert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evere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You get dragged into an illegal gambling den.</text:p>
          </table:table-cell>
          <table:table-cell table:style-name="ce66" office:value-type="string" calcext:value-type="string">
            <text:p>aggressive dialogu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buf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battle</text:p>
          </table:table-cell>
          <table:table-cell/>
          <table:table-cell office:value-type="string" calcext:value-type="string">
            <text:p>You feel a sharp pain in your knee.</text:p>
          </table:table-cell>
          <table:table-cell table:style-name="ce67" office:value-type="string" calcext:value-type="string">
            <text:p>limb problem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buf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battle</text:p>
          </table:table-cell>
          <table:table-cell/>
          <table:table-cell office:value-type="string" calcext:value-type="string">
            <text:p>Your weapon grip moves a little too much.</text:p>
          </table:table-cell>
          <table:table-cell table:style-name="ce67" office:value-type="string" calcext:value-type="string">
            <text:p>weapon problem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buf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social</text:p>
          </table:table-cell>
          <table:table-cell/>
          <table:table-cell table:style-name="Default" office:value-type="string" calcext:value-type="string">
            <text:p>Long dark circles line your eyes.</text:p>
          </table:table-cell>
          <table:table-cell table:style-name="ce68" office:value-type="string" calcext:value-type="string">
            <text:p>disease symptom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buf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social</text:p>
          </table:table-cell>
          <table:table-cell/>
          <table:table-cell table:style-name="Default" office:value-type="string" calcext:value-type="string">
            <text:p>“{STARTQUOTE}Damn you!{ENDQUOTE}” someone shouts at you.</text:p>
          </table:table-cell>
          <table:table-cell table:style-name="ce68" office:value-type="string" calcext:value-type="string">
            <text:p>people bad react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buf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fix</text:p>
          </table:table-cell>
          <table:table-cell/>
          <table:table-cell table:style-name="Default" office:value-type="string" calcext:value-type="string">
            <text:p>Thoughts get confused in your mind.</text:p>
          </table:table-cell>
          <table:table-cell table:style-name="ce69" office:value-type="string" calcext:value-type="string">
            <text:p>can’t thin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buf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fix</text:p>
          </table:table-cell>
          <table:table-cell/>
          <table:table-cell table:style-name="Default" office:value-type="string" calcext:value-type="string">
            <text:p>You tried your hardest. Why don't you feel confident then?</text:p>
          </table:table-cell>
          <table:table-cell table:style-name="ce69" office:value-type="string" calcext:value-type="string">
            <text:p>worry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buf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gility</text:p>
          </table:table-cell>
          <table:table-cell/>
          <table:table-cell table:style-name="Default" office:value-type="string" calcext:value-type="string">
            <text:p>You could use some rest.</text:p>
          </table:table-cell>
          <table:table-cell table:style-name="ce70" office:value-type="string" calcext:value-type="string">
            <text:p>physical weaknes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buff</text:p>
          </table:table-cell>
          <table:table-cell office:value-type="string" calcext:value-type="string">
            <text:p>severe</text:p>
          </table:table-cell>
          <table:table-cell table:style-name="Default" office:value-type="string" calcext:value-type="string">
            <text:p>passiv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You need to put something in your stomach.</text:p>
          </table:table-cell>
          <table:table-cell table:style-name="ce71" office:value-type="string" calcext:value-type="string">
            <text:p>hunger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ritical</text:p>
          </table:table-cell>
          <table:table-cell table:number-columns-repeated="3"/>
          <table:table-cell table:style-name="Default" office:value-type="string" calcext:value-type="string">
            <text:p>Turning your back on someone in need continues to haunt you. You need to do something.</text:p>
          </table:table-cell>
          <table:table-cell table:style-name="ce72" office:value-type="string" calcext:value-type="string">
            <text:p>forced go bac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ritical</text:p>
          </table:table-cell>
          <table:table-cell table:number-columns-repeated="3"/>
          <table:table-cell office:value-type="string" calcext:value-type="string">
            <text:p>That damn kid showed you the wrong way.</text:p>
          </table:table-cell>
          <table:table-cell table:style-name="ce72" office:value-type="string" calcext:value-type="string">
            <text:p>forced go bac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rientation</text:p>
          </table:table-cell>
          <table:table-cell table:number-columns-repeated="3"/>
          <table:table-cell table:style-name="Default" office:value-type="string" calcext:value-type="string">
            <text:p>The road suddenly curves and takes you elsewhere.</text:p>
          </table:table-cell>
          <table:table-cell table:style-name="ce73" office:value-type="string" calcext:value-type="string">
            <text:p>wrong way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rientation</text:p>
          </table:table-cell>
          <table:table-cell table:number-columns-repeated="3"/>
          <table:table-cell table:style-name="Default" office:value-type="string" calcext:value-type="string">
            <text:p>It's too late to go back.</text:p>
          </table:table-cell>
          <table:table-cell table:style-name="ce73" office:value-type="string" calcext:value-type="string">
            <text:p>wrong way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rientation</text:p>
          </table:table-cell>
          <table:table-cell table:number-columns-repeated="3"/>
          <table:table-cell table:style-name="Default" office:value-type="string" calcext:value-type="string">
            <text:p>Your sense of direction is off.</text:p>
          </table:table-cell>
          <table:table-cell table:style-name="ce73" office:value-type="string" calcext:value-type="string">
            <text:p>wrong way</text:p>
          </table:table-cell>
          <table:table-cell table:number-columns-repeated="1017"/>
        </table:table-row>
        <table:table-row table:style-name="ro1">
          <table:table-cell table:style-name="ce45" table:number-columns-repeated="1024"/>
        </table:table-row>
        <table:table-row table:style-name="ro1">
          <table:table-cell office:value-type="string" calcext:value-type="string">
            <text:p>ice</text:p>
          </table:table-cell>
          <table:table-cell office:value-type="string" calcext:value-type="string">
            <text:p>debuf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any</text:p>
          </table:table-cell>
          <table:table-cell table:style-name="Default" office:value-type="string" calcext:value-type="string">
            <text:p>The ice ruined it.</text:p>
          </table:table-cell>
          <table:table-cell table:style-name="ce59" office:value-type="string" calcext:value-type="string">
            <text:p>equipment fail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ce</text:p>
          </table:table-cell>
          <table:table-cell office:value-type="string" calcext:value-type="string">
            <text:p>debuf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It's unbearably cold.</text:p>
          </table:table-cell>
          <table:table-cell table:style-name="ce59" office:value-type="string" calcext:value-type="string">
            <text:p>environment hazar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ce</text:p>
          </table:table-cell>
          <table:table-cell office:value-type="string" calcext:value-type="string">
            <text:p>debuff</text:p>
          </table:table-cell>
          <table:table-cell office:value-type="string" calcext:value-type="string">
            <text:p>sever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any</text:p>
          </table:table-cell>
          <table:table-cell table:style-name="Default" office:value-type="string" calcext:value-type="string">
            <text:p>You thought it was because of the fever. It's not.</text:p>
          </table:table-cell>
          <table:table-cell table:style-name="ce44" office:value-type="string" calcext:value-type="string">
            <text:p>mild poison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ce</text:p>
          </table:table-cell>
          <table:table-cell office:value-type="string" calcext:value-type="string">
            <text:p>debuff</text:p>
          </table:table-cell>
          <table:table-cell office:value-type="string" calcext:value-type="string">
            <text:p>sever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any</text:p>
          </table:table-cell>
          <table:table-cell table:style-name="Default" office:value-type="string" calcext:value-type="string">
            <text:p>Too much cold didn't do you any good.</text:p>
          </table:table-cell>
          <table:table-cell table:style-name="ce62" office:value-type="string" calcext:value-type="string">
            <text:p>heavy health failure / inju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passive</text:p>
          </table:table-cell>
          <table:table-cell/>
          <table:table-cell table:style-name="Default" office:value-type="string" calcext:value-type="string">
            <text:p>You fell.</text:p>
          </table:table-cell>
          <table:table-cell table:style-name="ce59" office:value-type="string" calcext:value-type="string">
            <text:p>small accidental inju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passive</text:p>
          </table:table-cell>
          <table:table-cell/>
          <table:table-cell table:style-name="Default" office:value-type="string" calcext:value-type="string">
            <text:p>It was supposed to be easy. And instead...</text:p>
          </table:table-cell>
          <table:table-cell table:style-name="ce59" office:value-type="string" calcext:value-type="string">
            <text:p>dangerous movement consequen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passive</text:p>
          </table:table-cell>
          <table:table-cell/>
          <table:table-cell table:style-name="Default" office:value-type="string" calcext:value-type="string">
            <text:p>You feel a stinging sensation under your clothes.</text:p>
          </table:table-cell>
          <table:table-cell table:style-name="ce59" office:value-type="string" calcext:value-type="string">
            <text:p>nuisan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passive</text:p>
          </table:table-cell>
          <table:table-cell/>
          <table:table-cell table:style-name="Default" office:value-type="string" calcext:value-type="string">
            <text:p>Your teeth won't stop chattering.</text:p>
          </table:table-cell>
          <table:table-cell table:style-name="ce59" office:value-type="string" calcext:value-type="string">
            <text:p>confus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ctive</text:p>
          </table:table-cell>
          <table:table-cell/>
          <table:table-cell table:style-name="Default" office:value-type="string" calcext:value-type="string">
            <text:p>You are forced to crawl, despite the terrain.</text:p>
          </table:table-cell>
          <table:table-cell table:style-name="ce56" office:value-type="string" calcext:value-type="string">
            <text:p>environment challeng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ctive</text:p>
          </table:table-cell>
          <table:table-cell/>
          <table:table-cell office:value-type="string" calcext:value-type="string">
            <text:p>You sneeze a little too often.</text:p>
          </table:table-cell>
          <table:table-cell table:style-name="ce56" office:value-type="string" calcext:value-type="string">
            <text:p>sudden sickne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evere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The arm. It doesn't move anymore.</text:p>
          </table:table-cell>
          <table:table-cell table:style-name="ce63" office:value-type="string" calcext:value-type="string">
            <text:p>debilitating physical inju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evere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battle</text:p>
          </table:table-cell>
          <table:table-cell table:style-name="Default" office:value-type="string" calcext:value-type="string">
            <text:p>"{STARTQUOTE}It's time to die, damn you!{ENDQUOTE}"</text:p>
          </table:table-cell>
          <table:table-cell table:style-name="ce64" office:value-type="string" calcext:value-type="string">
            <text:p>fierce figh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evere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Everything falls apart on you.</text:p>
          </table:table-cell>
          <table:table-cell table:style-name="ce65" office:value-type="string" calcext:value-type="string">
            <text:p>structural collap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evere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"{STARTQUOTE}Here's our catch. Worth a lot of money!{ENDQUOTE}"</text:p>
          </table:table-cell>
          <table:table-cell table:style-name="ce66" office:value-type="string" calcext:value-type="string">
            <text:p>aggressive dialogu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buf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battle</text:p>
          </table:table-cell>
          <table:table-cell/>
          <table:table-cell office:value-type="string" calcext:value-type="string">
            <text:p>The cold paralyzes you.</text:p>
          </table:table-cell>
          <table:table-cell table:style-name="ce67" office:value-type="string" calcext:value-type="string">
            <text:p>limb problem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buf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battle</text:p>
          </table:table-cell>
          <table:table-cell/>
          <table:table-cell office:value-type="string" calcext:value-type="string">
            <text:p>Your weapon doesn't seem to be effective.</text:p>
          </table:table-cell>
          <table:table-cell table:style-name="ce67" office:value-type="string" calcext:value-type="string">
            <text:p>weapon problem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buf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social</text:p>
          </table:table-cell>
          <table:table-cell/>
          <table:table-cell office:value-type="string" calcext:value-type="string">
            <text:p>Your voice cracks as you try to speak.</text:p>
          </table:table-cell>
          <table:table-cell table:style-name="ce68" office:value-type="string" calcext:value-type="string">
            <text:p>disease symptom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buf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social</text:p>
          </table:table-cell>
          <table:table-cell/>
          <table:table-cell table:style-name="Default" office:value-type="string" calcext:value-type="string">
            <text:p>You don't seem welcome here.</text:p>
          </table:table-cell>
          <table:table-cell table:style-name="ce68" office:value-type="string" calcext:value-type="string">
            <text:p>people bad react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buf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fix</text:p>
          </table:table-cell>
          <table:table-cell/>
          <table:table-cell table:style-name="Default" office:value-type="string" calcext:value-type="string">
            <text:p>You can't stay awake.</text:p>
          </table:table-cell>
          <table:table-cell table:style-name="ce69" office:value-type="string" calcext:value-type="string">
            <text:p>can’t thin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buf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fix</text:p>
          </table:table-cell>
          <table:table-cell/>
          <table:table-cell table:style-name="Default" office:value-type="string" calcext:value-type="string">
            <text:p>The conditions here are perhaps a little too extreme for you.</text:p>
          </table:table-cell>
          <table:table-cell table:style-name="ce69" office:value-type="string" calcext:value-type="string">
            <text:p>worry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buf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gility</text:p>
          </table:table-cell>
          <table:table-cell/>
          <table:table-cell table:style-name="Default" office:value-type="string" calcext:value-type="string">
            <text:p>You can't take it anymore.</text:p>
          </table:table-cell>
          <table:table-cell table:style-name="ce70" office:value-type="string" calcext:value-type="string">
            <text:p>physical weaknes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buff</text:p>
          </table:table-cell>
          <table:table-cell office:value-type="string" calcext:value-type="string">
            <text:p>severe</text:p>
          </table:table-cell>
          <table:table-cell table:style-name="Default" office:value-type="string" calcext:value-type="string">
            <text:p>passiv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You need food. Now.</text:p>
          </table:table-cell>
          <table:table-cell table:style-name="ce71" office:value-type="string" calcext:value-type="string">
            <text:p>hunger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ritical</text:p>
          </table:table-cell>
          <table:table-cell table:number-columns-repeated="3"/>
          <table:table-cell table:style-name="Default" office:value-type="string" calcext:value-type="string">
            <text:p>Oh, no.</text:p>
          </table:table-cell>
          <table:table-cell table:style-name="ce72" office:value-type="string" calcext:value-type="string">
            <text:p>forced go bac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ritical</text:p>
          </table:table-cell>
          <table:table-cell table:number-columns-repeated="3"/>
          <table:table-cell office:value-type="string" calcext:value-type="string">
            <text:p>If you had known this before... you have to run now.</text:p>
          </table:table-cell>
          <table:table-cell table:style-name="ce72" office:value-type="string" calcext:value-type="string">
            <text:p>forced go bac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rientation</text:p>
          </table:table-cell>
          <table:table-cell table:number-columns-repeated="3"/>
          <table:table-cell table:style-name="Default" office:value-type="string" calcext:value-type="string">
            <text:p>You should have already been at your destination... Where are you?</text:p>
          </table:table-cell>
          <table:table-cell table:style-name="ce73" office:value-type="string" calcext:value-type="string">
            <text:p>wrong way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rientation</text:p>
          </table:table-cell>
          <table:table-cell table:number-columns-repeated="3"/>
          <table:table-cell table:style-name="Default" office:value-type="string" calcext:value-type="string">
            <text:p>You're lost.</text:p>
          </table:table-cell>
          <table:table-cell table:style-name="ce73" office:value-type="string" calcext:value-type="string">
            <text:p>wrong way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rientation</text:p>
          </table:table-cell>
          <table:table-cell table:number-columns-repeated="3"/>
          <table:table-cell table:style-name="Default" office:value-type="string" calcext:value-type="string">
            <text:p>Where did you go?</text:p>
          </table:table-cell>
          <table:table-cell table:style-name="ce73" office:value-type="string" calcext:value-type="string">
            <text:p>wrong way</text:p>
          </table:table-cell>
          <table:table-cell table:number-columns-repeated="1017"/>
        </table:table-row>
        <table:table-row table:style-name="ro1">
          <table:table-cell table:style-name="ce45" table:number-columns-repeated="1024"/>
        </table:table-row>
        <table:table-row table:style-name="ro1">
          <table:table-cell office:value-type="string" calcext:value-type="string">
            <text:p>swamp</text:p>
          </table:table-cell>
          <table:table-cell office:value-type="string" calcext:value-type="string">
            <text:p>debuf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any</text:p>
          </table:table-cell>
          <table:table-cell table:style-name="Default" office:value-type="string" calcext:value-type="string">
            <text:p>Humidity made it unusable.</text:p>
          </table:table-cell>
          <table:table-cell table:style-name="ce59" office:value-type="string" calcext:value-type="string">
            <text:p>equipment fail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wamp</text:p>
          </table:table-cell>
          <table:table-cell office:value-type="string" calcext:value-type="string">
            <text:p>debuf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It's almost impossible to walk around here.</text:p>
          </table:table-cell>
          <table:table-cell table:style-name="ce59" office:value-type="string" calcext:value-type="string">
            <text:p>environment hazar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wamp</text:p>
          </table:table-cell>
          <table:table-cell office:value-type="string" calcext:value-type="string">
            <text:p>debuff</text:p>
          </table:table-cell>
          <table:table-cell office:value-type="string" calcext:value-type="string">
            <text:p>sever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 strange insect stings you and flies away.</text:p>
          </table:table-cell>
          <table:table-cell table:style-name="ce44" office:value-type="string" calcext:value-type="string">
            <text:p>mild poison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wamp</text:p>
          </table:table-cell>
          <table:table-cell office:value-type="string" calcext:value-type="string">
            <text:p>debuff</text:p>
          </table:table-cell>
          <table:table-cell office:value-type="string" calcext:value-type="string">
            <text:p>sever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any</text:p>
          </table:table-cell>
          <table:table-cell table:style-name="Default" office:value-type="string" calcext:value-type="string">
            <text:p>You fall badly.</text:p>
          </table:table-cell>
          <table:table-cell table:style-name="ce62" office:value-type="string" calcext:value-type="string">
            <text:p>heavy health failure / inju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wamp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passive</text:p>
          </table:table-cell>
          <table:table-cell/>
          <table:table-cell table:style-name="Default" office:value-type="string" calcext:value-type="string">
            <text:p>How did you get that bruise?</text:p>
          </table:table-cell>
          <table:table-cell table:style-name="ce59" office:value-type="string" calcext:value-type="string">
            <text:p>small accidental inju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wamp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passive</text:p>
          </table:table-cell>
          <table:table-cell/>
          <table:table-cell table:style-name="Default" office:value-type="string" calcext:value-type="string">
            <text:p>You moved too quickly.</text:p>
          </table:table-cell>
          <table:table-cell table:style-name="ce59" office:value-type="string" calcext:value-type="string">
            <text:p>dangerous movement consequen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wamp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passive</text:p>
          </table:table-cell>
          <table:table-cell/>
          <table:table-cell office:value-type="string" calcext:value-type="string">
            <text:p>Your hands feel very itchy.</text:p>
          </table:table-cell>
          <table:table-cell table:style-name="ce59" office:value-type="string" calcext:value-type="string">
            <text:p>nuisan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wamp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passive</text:p>
          </table:table-cell>
          <table:table-cell/>
          <table:table-cell table:style-name="Default" office:value-type="string" calcext:value-type="string">
            <text:p>Maybe you have a fever.</text:p>
          </table:table-cell>
          <table:table-cell table:style-name="ce59" office:value-type="string" calcext:value-type="string">
            <text:p>confus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wamp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ctive</text:p>
          </table:table-cell>
          <table:table-cell/>
          <table:table-cell office:value-type="string" calcext:value-type="string">
            <text:p>The swampy terrain slows your movements.</text:p>
          </table:table-cell>
          <table:table-cell table:style-name="ce56" office:value-type="string" calcext:value-type="string">
            <text:p>environment challeng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wamp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ctive</text:p>
          </table:table-cell>
          <table:table-cell/>
          <table:table-cell table:style-name="Default" office:value-type="string" calcext:value-type="string">
            <text:p>The humidity is unbearable.</text:p>
          </table:table-cell>
          <table:table-cell table:style-name="ce56" office:value-type="string" calcext:value-type="string">
            <text:p>sudden sickne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wamp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evere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Something hits you violently.</text:p>
          </table:table-cell>
          <table:table-cell table:style-name="ce63" office:value-type="string" calcext:value-type="string">
            <text:p>debilitating physical inju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wamp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evere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battle</text:p>
          </table:table-cell>
          <table:table-cell table:style-name="Default" office:value-type="string" calcext:value-type="string">
            <text:p>You are at the final reckoning.</text:p>
          </table:table-cell>
          <table:table-cell table:style-name="ce64" office:value-type="string" calcext:value-type="string">
            <text:p>fierce figh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wamp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evere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A wave of mud rises over you.</text:p>
          </table:table-cell>
          <table:table-cell table:style-name="ce65" office:value-type="string" calcext:value-type="string">
            <text:p>structural collap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wamp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evere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"{STARTQUOTE}You are destroying our lands. You will pay for this!{ENDQUOTE}"</text:p>
          </table:table-cell>
          <table:table-cell table:style-name="ce66" office:value-type="string" calcext:value-type="string">
            <text:p>aggressive dialogu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buf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battle</text:p>
          </table:table-cell>
          <table:table-cell/>
          <table:table-cell office:value-type="string" calcext:value-type="string">
            <text:p>You feel pain all over.</text:p>
          </table:table-cell>
          <table:table-cell table:style-name="ce67" office:value-type="string" calcext:value-type="string">
            <text:p>limb problem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buf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battle</text:p>
          </table:table-cell>
          <table:table-cell/>
          <table:table-cell office:value-type="string" calcext:value-type="string">
            <text:p>It will be difficult to use your weapon in this weather.</text:p>
          </table:table-cell>
          <table:table-cell table:style-name="ce67" office:value-type="string" calcext:value-type="string">
            <text:p>weapon problem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buf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social</text:p>
          </table:table-cell>
          <table:table-cell/>
          <table:table-cell office:value-type="string" calcext:value-type="string">
            <text:p>You started stuttering.</text:p>
          </table:table-cell>
          <table:table-cell table:style-name="ce68" office:value-type="string" calcext:value-type="string">
            <text:p>disease symptom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buf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social</text:p>
          </table:table-cell>
          <table:table-cell/>
          <table:table-cell table:style-name="Default" office:value-type="string" calcext:value-type="string">
            <text:p>"{STARTQUOTE}There he is, that disgusting one!{ENDQUOTE}"</text:p>
          </table:table-cell>
          <table:table-cell table:style-name="ce68" office:value-type="string" calcext:value-type="string">
            <text:p>people bad react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buf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fix</text:p>
          </table:table-cell>
          <table:table-cell/>
          <table:table-cell table:style-name="Default" office:value-type="string" calcext:value-type="string">
            <text:p>You can't think of anything else and it doesn't help.</text:p>
          </table:table-cell>
          <table:table-cell table:style-name="ce69" office:value-type="string" calcext:value-type="string">
            <text:p>can’t thin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buf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fix</text:p>
          </table:table-cell>
          <table:table-cell/>
          <table:table-cell table:style-name="Default" office:value-type="string" calcext:value-type="string">
            <text:p>That time you almost didn't make it.</text:p>
          </table:table-cell>
          <table:table-cell table:style-name="ce69" office:value-type="string" calcext:value-type="string">
            <text:p>worry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buf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gility</text:p>
          </table:table-cell>
          <table:table-cell/>
          <table:table-cell table:style-name="Default" office:value-type="string" calcext:value-type="string">
            <text:p>You struggle to bend your arms.</text:p>
          </table:table-cell>
          <table:table-cell table:style-name="ce70" office:value-type="string" calcext:value-type="string">
            <text:p>physical weaknes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buff</text:p>
          </table:table-cell>
          <table:table-cell office:value-type="string" calcext:value-type="string">
            <text:p>severe</text:p>
          </table:table-cell>
          <table:table-cell table:style-name="Default" office:value-type="string" calcext:value-type="string">
            <text:p>passiv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You feel pain in your abdomen.</text:p>
          </table:table-cell>
          <table:table-cell table:style-name="ce71" office:value-type="string" calcext:value-type="string">
            <text:p>hunger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ritical</text:p>
          </table:table-cell>
          <table:table-cell table:number-columns-repeated="3"/>
          <table:table-cell table:style-name="Default" office:value-type="string" calcext:value-type="string">
            <text:p>You have to go back. And fast.</text:p>
          </table:table-cell>
          <table:table-cell table:style-name="ce72" office:value-type="string" calcext:value-type="string">
            <text:p>forced go bac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ritical</text:p>
          </table:table-cell>
          <table:table-cell table:number-columns-repeated="3"/>
          <table:table-cell office:value-type="string" calcext:value-type="string">
            <text:p>"{STARTQUOTE}I won't let you go any further.{ENDQUOTE}"</text:p>
          </table:table-cell>
          <table:table-cell table:style-name="ce72" office:value-type="string" calcext:value-type="string">
            <text:p>forced go bac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rientation</text:p>
          </table:table-cell>
          <table:table-cell table:number-columns-repeated="3"/>
          <table:table-cell table:style-name="Default" office:value-type="string" calcext:value-type="string">
            <text:p>Was it this way or that way?</text:p>
          </table:table-cell>
          <table:table-cell table:style-name="ce73" office:value-type="string" calcext:value-type="string">
            <text:p>wrong way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rientation</text:p>
          </table:table-cell>
          <table:table-cell table:number-columns-repeated="3"/>
          <table:table-cell table:style-name="Default" office:value-type="string" calcext:value-type="string">
            <text:p>This is the wrong direction.</text:p>
          </table:table-cell>
          <table:table-cell table:style-name="ce73" office:value-type="string" calcext:value-type="string">
            <text:p>wrong way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rientation</text:p>
          </table:table-cell>
          <table:table-cell table:number-columns-repeated="3"/>
          <table:table-cell table:style-name="Default" office:value-type="string" calcext:value-type="string">
            <text:p>This route is not on the map.</text:p>
          </table:table-cell>
          <table:table-cell table:style-name="ce73" office:value-type="string" calcext:value-type="string">
            <text:p>wrong way</text:p>
          </table:table-cell>
          <table:table-cell table:number-columns-repeated="1017"/>
        </table:table-row>
        <table:table-row table:style-name="ro1">
          <table:table-cell table:style-name="ce45" table:number-columns-repeated="1024"/>
        </table:table-row>
        <table:table-row table:style-name="ro1">
          <table:table-cell office:value-type="string" calcext:value-type="string">
            <text:p>steam</text:p>
          </table:table-cell>
          <table:table-cell office:value-type="string" calcext:value-type="string">
            <text:p>debuf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any</text:p>
          </table:table-cell>
          <table:table-cell table:style-name="Default" office:value-type="string" calcext:value-type="string">
            <text:p>It emits a black puff and stops working.</text:p>
          </table:table-cell>
          <table:table-cell table:style-name="ce59" office:value-type="string" calcext:value-type="string">
            <text:p>equipment fail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eam</text:p>
          </table:table-cell>
          <table:table-cell office:value-type="string" calcext:value-type="string">
            <text:p>debuf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You hear a constant, unbearable grinding of gears.</text:p>
          </table:table-cell>
          <table:table-cell table:style-name="ce59" office:value-type="string" calcext:value-type="string">
            <text:p>environment hazar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eam</text:p>
          </table:table-cell>
          <table:table-cell office:value-type="string" calcext:value-type="string">
            <text:p>debuff</text:p>
          </table:table-cell>
          <table:table-cell office:value-type="string" calcext:value-type="string">
            <text:p>sever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 blast of boiling air takes you by surprise.</text:p>
          </table:table-cell>
          <table:table-cell table:style-name="ce44" office:value-type="string" calcext:value-type="string">
            <text:p>mild poison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eam</text:p>
          </table:table-cell>
          <table:table-cell office:value-type="string" calcext:value-type="string">
            <text:p>debuff</text:p>
          </table:table-cell>
          <table:table-cell office:value-type="string" calcext:value-type="string">
            <text:p>sever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any</text:p>
          </table:table-cell>
          <table:table-cell table:style-name="Default" office:value-type="string" calcext:value-type="string">
            <text:p>You breathed in something dangerous.</text:p>
          </table:table-cell>
          <table:table-cell table:style-name="ce62" office:value-type="string" calcext:value-type="string">
            <text:p>heavy health failure / inju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eam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passive</text:p>
          </table:table-cell>
          <table:table-cell/>
          <table:table-cell table:style-name="Default" office:value-type="string" calcext:value-type="string">
            <text:p>A part of the room moves, catching you off guard.</text:p>
          </table:table-cell>
          <table:table-cell table:style-name="ce59" office:value-type="string" calcext:value-type="string">
            <text:p>small accidental inju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eam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passive</text:p>
          </table:table-cell>
          <table:table-cell/>
          <table:table-cell table:style-name="Default" office:value-type="string" calcext:value-type="string">
            <text:p>You thought he would stay still and instead, it came at you.</text:p>
          </table:table-cell>
          <table:table-cell table:style-name="ce59" office:value-type="string" calcext:value-type="string">
            <text:p>dangerous movement consequen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eam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passive</text:p>
          </table:table-cell>
          <table:table-cell/>
          <table:table-cell office:value-type="string" calcext:value-type="string">
            <text:p>Some splinters are starting to cause you pain.</text:p>
          </table:table-cell>
          <table:table-cell table:style-name="ce59" office:value-type="string" calcext:value-type="string">
            <text:p>nuisan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eam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passive</text:p>
          </table:table-cell>
          <table:table-cell/>
          <table:table-cell table:style-name="Default" office:value-type="string" calcext:value-type="string">
            <text:p>The incessant sound of clanking metal gives no respite.</text:p>
          </table:table-cell>
          <table:table-cell table:style-name="ce59" office:value-type="string" calcext:value-type="string">
            <text:p>confus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eam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ctive</text:p>
          </table:table-cell>
          <table:table-cell/>
          <table:table-cell office:value-type="string" calcext:value-type="string">
            <text:p>You have to act at the right time if you don't want to get hurt again.</text:p>
          </table:table-cell>
          <table:table-cell table:style-name="ce56" office:value-type="string" calcext:value-type="string">
            <text:p>environment challeng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eam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ctive</text:p>
          </table:table-cell>
          <table:table-cell/>
          <table:table-cell table:style-name="Default" office:value-type="string" calcext:value-type="string">
            <text:p>You don't feel any strength anymore.</text:p>
          </table:table-cell>
          <table:table-cell table:style-name="ce56" office:value-type="string" calcext:value-type="string">
            <text:p>sudden sickne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eam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evere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The cut is really deep.</text:p>
          </table:table-cell>
          <table:table-cell table:style-name="ce63" office:value-type="string" calcext:value-type="string">
            <text:p>debilitating physical inju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eam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evere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battle</text:p>
          </table:table-cell>
          <table:table-cell table:style-name="Default" office:value-type="string" calcext:value-type="string">
            <text:p>His skin is steel. How can you break him?</text:p>
          </table:table-cell>
          <table:table-cell table:style-name="ce64" office:value-type="string" calcext:value-type="string">
            <text:p>fierce figh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eam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evere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A large structure collapses and is about to hit you.</text:p>
          </table:table-cell>
          <table:table-cell table:style-name="ce65" office:value-type="string" calcext:value-type="string">
            <text:p>structural collap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eam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evere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"{STARTQUOTE}What did you do with the stuff you stole, huh?{ENDQUOTE}"</text:p>
          </table:table-cell>
          <table:table-cell table:style-name="ce66" office:value-type="string" calcext:value-type="string">
            <text:p>aggressive dialogu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buf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battle</text:p>
          </table:table-cell>
          <table:table-cell/>
          <table:table-cell table:style-name="Default" office:value-type="string" calcext:value-type="string">
            <text:p>You feel a burning sensation in your wrist.</text:p>
          </table:table-cell>
          <table:table-cell table:style-name="ce67" office:value-type="string" calcext:value-type="string">
            <text:p>limb problem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buf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battle</text:p>
          </table:table-cell>
          <table:table-cell/>
          <table:table-cell office:value-type="string" calcext:value-type="string">
            <text:p>Your weapon isn’t performing like it used to.</text:p>
          </table:table-cell>
          <table:table-cell table:style-name="ce67" office:value-type="string" calcext:value-type="string">
            <text:p>weapon problem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buf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social</text:p>
          </table:table-cell>
          <table:table-cell/>
          <table:table-cell office:value-type="string" calcext:value-type="string">
            <text:p>Your hands are unsteady, trembling more than usual.</text:p>
          </table:table-cell>
          <table:table-cell table:style-name="ce68" office:value-type="string" calcext:value-type="string">
            <text:p>disease symptom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buf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social</text:p>
          </table:table-cell>
          <table:table-cell/>
          <table:table-cell office:value-type="string" calcext:value-type="string">
            <text:p>The tension in the air is suffocating.</text:p>
          </table:table-cell>
          <table:table-cell table:style-name="ce68" office:value-type="string" calcext:value-type="string">
            <text:p>people bad react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buf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fix</text:p>
          </table:table-cell>
          <table:table-cell/>
          <table:table-cell table:style-name="Default" office:value-type="string" calcext:value-type="string">
            <text:p>Your mind feels like it’s trapped in a thick fog.</text:p>
          </table:table-cell>
          <table:table-cell table:style-name="ce69" office:value-type="string" calcext:value-type="string">
            <text:p>can’t thin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buf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fix</text:p>
          </table:table-cell>
          <table:table-cell/>
          <table:table-cell office:value-type="string" calcext:value-type="string">
            <text:p>A sinking feeling tells you that you may have made a mistake.</text:p>
          </table:table-cell>
          <table:table-cell table:style-name="ce69" office:value-type="string" calcext:value-type="string">
            <text:p>worry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buf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gility</text:p>
          </table:table-cell>
          <table:table-cell/>
          <table:table-cell office:value-type="string" calcext:value-type="string">
            <text:p>You collapse to your knees, unable to stand any longer.</text:p>
          </table:table-cell>
          <table:table-cell table:style-name="ce70" office:value-type="string" calcext:value-type="string">
            <text:p>physical weaknes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buff</text:p>
          </table:table-cell>
          <table:table-cell office:value-type="string" calcext:value-type="string">
            <text:p>severe</text:p>
          </table:table-cell>
          <table:table-cell table:style-name="Default" office:value-type="string" calcext:value-type="string">
            <text:p>passiv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Your hands tremble as the need for food overtakes you.</text:p>
          </table:table-cell>
          <table:table-cell table:style-name="ce71" office:value-type="string" calcext:value-type="string">
            <text:p>hunger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ritical</text:p>
          </table:table-cell>
          <table:table-cell table:number-columns-repeated="3"/>
          <table:table-cell office:value-type="string" calcext:value-type="string">
            <text:p>Suddenly, your legs give out, and the ground rushes up to meet you.</text:p>
          </table:table-cell>
          <table:table-cell table:style-name="ce72" office:value-type="string" calcext:value-type="string">
            <text:p>forced go bac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ritical</text:p>
          </table:table-cell>
          <table:table-cell table:number-columns-repeated="3"/>
          <table:table-cell office:value-type="string" calcext:value-type="string">
            <text:p>A flash of light blinds you, and when you regain sight, you're somewhere else entirely.</text:p>
          </table:table-cell>
          <table:table-cell table:style-name="ce72" office:value-type="string" calcext:value-type="string">
            <text:p>forced go bac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rientation</text:p>
          </table:table-cell>
          <table:table-cell table:number-columns-repeated="3"/>
          <table:table-cell table:style-name="Default" office:value-type="string" calcext:value-type="string">
            <text:p>The landmarks no longer match what you remember.</text:p>
          </table:table-cell>
          <table:table-cell table:style-name="ce73" office:value-type="string" calcext:value-type="string">
            <text:p>wrong way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rientation</text:p>
          </table:table-cell>
          <table:table-cell table:number-columns-repeated="3"/>
          <table:table-cell table:style-name="Default" office:value-type="string" calcext:value-type="string">
            <text:p>Every turn feels like the same mistake repeated.</text:p>
          </table:table-cell>
          <table:table-cell table:style-name="ce73" office:value-type="string" calcext:value-type="string">
            <text:p>wrong way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rientation</text:p>
          </table:table-cell>
          <table:table-cell table:number-columns-repeated="3"/>
          <table:table-cell table:style-name="Default" office:value-type="string" calcext:value-type="string">
            <text:p>You question if you ever truly knew the way.</text:p>
          </table:table-cell>
          <table:table-cell table:style-name="ce73" office:value-type="string" calcext:value-type="string">
            <text:p>wrong way</text:p>
          </table:table-cell>
          <table:table-cell table:number-columns-repeated="1017"/>
        </table:table-row>
        <table:table-row table:style-name="ro1">
          <table:table-cell table:style-name="ce45" table:number-columns-repeated="1024"/>
        </table:table-row>
        <table:table-row table:style-name="ro1">
          <table:table-cell office:value-type="string" calcext:value-type="string">
            <text:p>grave</text:p>
          </table:table-cell>
          <table:table-cell office:value-type="string" calcext:value-type="string">
            <text:p>debuf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any</text:p>
          </table:table-cell>
          <table:table-cell table:style-name="Default" office:value-type="string" calcext:value-type="string">
            <text:p>It's slowly rotting away.</text:p>
          </table:table-cell>
          <table:table-cell table:style-name="ce59" office:value-type="string" calcext:value-type="string">
            <text:p>equipment fail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ave</text:p>
          </table:table-cell>
          <table:table-cell office:value-type="string" calcext:value-type="string">
            <text:p>debuf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any</text:p>
          </table:table-cell>
          <table:table-cell table:style-name="Default" office:value-type="string" calcext:value-type="string">
            <text:p>Once again, that purple fog.</text:p>
          </table:table-cell>
          <table:table-cell table:style-name="ce59" office:value-type="string" calcext:value-type="string">
            <text:p>environment hazar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ave</text:p>
          </table:table-cell>
          <table:table-cell office:value-type="string" calcext:value-type="string">
            <text:p>debuff</text:p>
          </table:table-cell>
          <table:table-cell office:value-type="string" calcext:value-type="string">
            <text:p>sever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You feel a hand on your shoulder. There is no one behind you.</text:p>
          </table:table-cell>
          <table:table-cell table:style-name="ce44" office:value-type="string" calcext:value-type="string">
            <text:p>mild poison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ave</text:p>
          </table:table-cell>
          <table:table-cell office:value-type="string" calcext:value-type="string">
            <text:p>debuff</text:p>
          </table:table-cell>
          <table:table-cell office:value-type="string" calcext:value-type="string">
            <text:p>sever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any</text:p>
          </table:table-cell>
          <table:table-cell table:style-name="Default" office:value-type="string" calcext:value-type="string">
            <text:p>You see people who aren't there.</text:p>
          </table:table-cell>
          <table:table-cell table:style-name="ce62" office:value-type="string" calcext:value-type="string">
            <text:p>heavy health failure / inju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av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passive</text:p>
          </table:table-cell>
          <table:table-cell/>
          <table:table-cell table:style-name="Default" office:value-type="string" calcext:value-type="string">
            <text:p>A dry branch hurts you.</text:p>
          </table:table-cell>
          <table:table-cell table:style-name="ce59" office:value-type="string" calcext:value-type="string">
            <text:p>small accidental inju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av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passive</text:p>
          </table:table-cell>
          <table:table-cell/>
          <table:table-cell table:style-name="Default" office:value-type="string" calcext:value-type="string">
            <text:p>It feels like someone wants to take your legs.</text:p>
          </table:table-cell>
          <table:table-cell table:style-name="ce59" office:value-type="string" calcext:value-type="string">
            <text:p>dangerous movement consequen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av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passive</text:p>
          </table:table-cell>
          <table:table-cell/>
          <table:table-cell office:value-type="string" calcext:value-type="string">
            <text:p>You have something in your eye…</text:p>
          </table:table-cell>
          <table:table-cell table:style-name="ce59" office:value-type="string" calcext:value-type="string">
            <text:p>nuisan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av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passive</text:p>
          </table:table-cell>
          <table:table-cell/>
          <table:table-cell table:style-name="Default" office:value-type="string" calcext:value-type="string">
            <text:p>Thoughts of death haunt you.</text:p>
          </table:table-cell>
          <table:table-cell table:style-name="ce59" office:value-type="string" calcext:value-type="string">
            <text:p>confus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av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ctive</text:p>
          </table:table-cell>
          <table:table-cell/>
          <table:table-cell office:value-type="string" calcext:value-type="string">
            <text:p>You disturbed the spirits.</text:p>
          </table:table-cell>
          <table:table-cell table:style-name="ce56" office:value-type="string" calcext:value-type="string">
            <text:p>environment challeng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av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ctive</text:p>
          </table:table-cell>
          <table:table-cell/>
          <table:table-cell table:style-name="Default" office:value-type="string" calcext:value-type="string">
            <text:p>You see for a moment a place you don't know.</text:p>
          </table:table-cell>
          <table:table-cell table:style-name="ce56" office:value-type="string" calcext:value-type="string">
            <text:p>sudden sickne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av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evere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gility</text:p>
          </table:table-cell>
          <table:table-cell table:style-name="Default" office:value-type="string" calcext:value-type="string">
            <text:p>It really hurts.</text:p>
          </table:table-cell>
          <table:table-cell table:style-name="ce63" office:value-type="string" calcext:value-type="string">
            <text:p>debilitating physical inju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av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evere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battle</text:p>
          </table:table-cell>
          <table:table-cell table:style-name="Default" office:value-type="string" calcext:value-type="string">
            <text:p>You have never seen such a disgusting creature.</text:p>
          </table:table-cell>
          <table:table-cell table:style-name="ce64" office:value-type="string" calcext:value-type="string">
            <text:p>fierce figh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av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evere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The floor shakes and seems to collapse.</text:p>
          </table:table-cell>
          <table:table-cell table:style-name="ce65" office:value-type="string" calcext:value-type="string">
            <text:p>structural collap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av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evere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He approaches, reciting a prayer incessantly. Your mind goes blank.</text:p>
          </table:table-cell>
          <table:table-cell table:style-name="ce66" office:value-type="string" calcext:value-type="string">
            <text:p>aggressive dialogu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buf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battle</text:p>
          </table:table-cell>
          <table:table-cell/>
          <table:table-cell office:value-type="string" calcext:value-type="string">
            <text:p>Your arms are shaking from exhaustion.</text:p>
          </table:table-cell>
          <table:table-cell table:style-name="ce67" office:value-type="string" calcext:value-type="string">
            <text:p>limb problem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buf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battle</text:p>
          </table:table-cell>
          <table:table-cell/>
          <table:table-cell office:value-type="string" calcext:value-type="string">
            <text:p>Your weapon doesn't feel as powerful as it should.</text:p>
          </table:table-cell>
          <table:table-cell table:style-name="ce67" office:value-type="string" calcext:value-type="string">
            <text:p>weapon problem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buf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social</text:p>
          </table:table-cell>
          <table:table-cell/>
          <table:table-cell office:value-type="string" calcext:value-type="string">
            <text:p>Your legs tremble.</text:p>
          </table:table-cell>
          <table:table-cell table:style-name="ce68" office:value-type="string" calcext:value-type="string">
            <text:p>disease symptom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buf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social</text:p>
          </table:table-cell>
          <table:table-cell/>
          <table:table-cell office:value-type="string" calcext:value-type="string">
            <text:p>People murmur and shake their heads as you approach.</text:p>
          </table:table-cell>
          <table:table-cell table:style-name="ce68" office:value-type="string" calcext:value-type="string">
            <text:p>people bad reaction</text:p>
          </table:table-cell>
          <table:table-cell table:number-columns-repeated="1017"/>
        </table:table-row>
        <table:table-row table:style-name="ro1">
          <table:table-cell table:style-name="Default"/>
          <table:table-cell office:value-type="string" calcext:value-type="string">
            <text:p>debuf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fix</text:p>
          </table:table-cell>
          <table:table-cell table:style-name="Default"/>
          <table:table-cell table:style-name="Default" office:value-type="string" calcext:value-type="string">
            <text:p>It’s hard to focus.</text:p>
          </table:table-cell>
          <table:table-cell table:style-name="ce69" office:value-type="string" calcext:value-type="string">
            <text:p>can’t think</text:p>
          </table:table-cell>
          <table:table-cell table:style-name="Default" table:number-columns-repeated="1017"/>
        </table:table-row>
        <table:table-row table:style-name="ro1">
          <table:table-cell/>
          <table:table-cell office:value-type="string" calcext:value-type="string">
            <text:p>debuf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fix</text:p>
          </table:table-cell>
          <table:table-cell/>
          <table:table-cell office:value-type="string" calcext:value-type="string">
            <text:p>You can’t shake the feeling that something vital is missing.</text:p>
          </table:table-cell>
          <table:table-cell table:style-name="ce69" office:value-type="string" calcext:value-type="string">
            <text:p>worry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buf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gility</text:p>
          </table:table-cell>
          <table:table-cell/>
          <table:table-cell office:value-type="string" calcext:value-type="string">
            <text:p>The strength in your hands is fading fast.</text:p>
          </table:table-cell>
          <table:table-cell table:style-name="ce70" office:value-type="string" calcext:value-type="string">
            <text:p>physical weaknes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buff</text:p>
          </table:table-cell>
          <table:table-cell office:value-type="string" calcext:value-type="string">
            <text:p>severe</text:p>
          </table:table-cell>
          <table:table-cell table:style-name="Default" office:value-type="string" calcext:value-type="string">
            <text:p>passiv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Your vision blurs, and you realize how weak you’ve become.</text:p>
          </table:table-cell>
          <table:table-cell table:style-name="ce71" office:value-type="string" calcext:value-type="string">
            <text:p>hunger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ritical</text:p>
          </table:table-cell>
          <table:table-cell table:number-columns-repeated="3"/>
          <table:table-cell office:value-type="string" calcext:value-type="string">
            <text:p>You hear a distant scream, and it feels like it's calling your name.</text:p>
          </table:table-cell>
          <table:table-cell table:style-name="ce72" office:value-type="string" calcext:value-type="string">
            <text:p>forced go bac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ritical</text:p>
          </table:table-cell>
          <table:table-cell table:number-columns-repeated="3"/>
          <table:table-cell office:value-type="string" calcext:value-type="string">
            <text:p>You can't resist. You have to go away.</text:p>
          </table:table-cell>
          <table:table-cell table:style-name="ce72" office:value-type="string" calcext:value-type="string">
            <text:p>forced go bac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rientation</text:p>
          </table:table-cell>
          <table:table-cell table:number-columns-repeated="3"/>
          <table:table-cell office:value-type="string" calcext:value-type="string">
            <text:p>The signs are faded, and their meanings are unclear.</text:p>
          </table:table-cell>
          <table:table-cell table:style-name="ce73" office:value-type="string" calcext:value-type="string">
            <text:p>wrong way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rientation</text:p>
          </table:table-cell>
          <table:table-cell table:number-columns-repeated="3"/>
          <table:table-cell office:value-type="string" calcext:value-type="string">
            <text:p>The forest closes in, obscuring the trail ahead.</text:p>
          </table:table-cell>
          <table:table-cell table:style-name="ce73" office:value-type="string" calcext:value-type="string">
            <text:p>wrong way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rientation</text:p>
          </table:table-cell>
          <table:table-cell table:number-columns-repeated="3"/>
          <table:table-cell office:value-type="string" calcext:value-type="string">
            <text:p>The path narrows, then disappears entirely.</text:p>
          </table:table-cell>
          <table:table-cell table:style-name="ce73" office:value-type="string" calcext:value-type="string">
            <text:p>wrong way</text:p>
          </table:table-cell>
          <table:table-cell table:number-columns-repeated="1017"/>
        </table:table-row>
        <table:table-row table:style-name="ro1">
          <table:table-cell table:style-name="ce45" table:number-columns-repeated="1024"/>
        </table:table-row>
        <table:table-row table:style-name="ro1">
          <table:table-cell office:value-type="string" calcext:value-type="string">
            <text:p>war</text:p>
          </table:table-cell>
          <table:table-cell office:value-type="string" calcext:value-type="string">
            <text:p>debuf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any</text:p>
          </table:table-cell>
          <table:table-cell table:style-name="Default" office:value-type="string" calcext:value-type="string">
            <text:p>You should find another backpack.</text:p>
          </table:table-cell>
          <table:table-cell table:style-name="ce59" office:value-type="string" calcext:value-type="string">
            <text:p>equipment fail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r</text:p>
          </table:table-cell>
          <table:table-cell office:value-type="string" calcext:value-type="string">
            <text:p>debuf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any</text:p>
          </table:table-cell>
          <table:table-cell table:style-name="Default" office:value-type="string" calcext:value-type="string">
            <text:p>It almost hit you.</text:p>
          </table:table-cell>
          <table:table-cell table:style-name="ce59" office:value-type="string" calcext:value-type="string">
            <text:p>environment hazar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r</text:p>
          </table:table-cell>
          <table:table-cell office:value-type="string" calcext:value-type="string">
            <text:p>debuff</text:p>
          </table:table-cell>
          <table:table-cell office:value-type="string" calcext:value-type="string">
            <text:p>sever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They are using some dangerous gas.</text:p>
          </table:table-cell>
          <table:table-cell table:style-name="ce44" office:value-type="string" calcext:value-type="string">
            <text:p>mild poison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r</text:p>
          </table:table-cell>
          <table:table-cell office:value-type="string" calcext:value-type="string">
            <text:p>debuff</text:p>
          </table:table-cell>
          <table:table-cell office:value-type="string" calcext:value-type="string">
            <text:p>sever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any</text:p>
          </table:table-cell>
          <table:table-cell table:style-name="Default" office:value-type="string" calcext:value-type="string">
            <text:p>There was a blind spot.</text:p>
          </table:table-cell>
          <table:table-cell table:style-name="ce62" office:value-type="string" calcext:value-type="string">
            <text:p>heavy health failure / inju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r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passive</text:p>
          </table:table-cell>
          <table:table-cell/>
          <table:table-cell table:style-name="Default" office:value-type="string" calcext:value-type="string">
            <text:p>The air is incredibly dry around here.</text:p>
          </table:table-cell>
          <table:table-cell table:style-name="ce59" office:value-type="string" calcext:value-type="string">
            <text:p>small accidental inju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r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passive</text:p>
          </table:table-cell>
          <table:table-cell/>
          <table:table-cell table:style-name="Default" office:value-type="string" calcext:value-type="string">
            <text:p>You just got a cramp.</text:p>
          </table:table-cell>
          <table:table-cell table:style-name="ce59" office:value-type="string" calcext:value-type="string">
            <text:p>dangerous movement consequen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r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passive</text:p>
          </table:table-cell>
          <table:table-cell/>
          <table:table-cell office:value-type="string" calcext:value-type="string">
            <text:p>The dust burns the throat.</text:p>
          </table:table-cell>
          <table:table-cell table:style-name="ce59" office:value-type="string" calcext:value-type="string">
            <text:p>nuisan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r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passive</text:p>
          </table:table-cell>
          <table:table-cell/>
          <table:table-cell table:style-name="Default" office:value-type="string" calcext:value-type="string">
            <text:p>A loud explosion deafens you.</text:p>
          </table:table-cell>
          <table:table-cell table:style-name="ce59" office:value-type="string" calcext:value-type="string">
            <text:p>confus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r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ctive</text:p>
          </table:table-cell>
          <table:table-cell/>
          <table:table-cell office:value-type="string" calcext:value-type="string">
            <text:p>You feel a click under your feet.</text:p>
          </table:table-cell>
          <table:table-cell table:style-name="ce56" office:value-type="string" calcext:value-type="string">
            <text:p>environment challeng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r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ctive</text:p>
          </table:table-cell>
          <table:table-cell/>
          <table:table-cell table:style-name="Default" office:value-type="string" calcext:value-type="string">
            <text:p>You have an upset stomach.</text:p>
          </table:table-cell>
          <table:table-cell table:style-name="ce56" office:value-type="string" calcext:value-type="string">
            <text:p>sudden sickne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r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evere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gility</text:p>
          </table:table-cell>
          <table:table-cell table:style-name="Default" office:value-type="string" calcext:value-type="string">
            <text:p>You hear a pop. Can you still move?</text:p>
          </table:table-cell>
          <table:table-cell table:style-name="ce63" office:value-type="string" calcext:value-type="string">
            <text:p>debilitating physical inju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r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evere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battle</text:p>
          </table:table-cell>
          <table:table-cell table:style-name="Default" office:value-type="string" calcext:value-type="string">
            <text:p>A group of soldiers mistook you for an enemy.</text:p>
          </table:table-cell>
          <table:table-cell table:style-name="ce64" office:value-type="string" calcext:value-type="string">
            <text:p>fierce figh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r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evere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An explosion causes everything to collapse.</text:p>
          </table:table-cell>
          <table:table-cell table:style-name="ce65" office:value-type="string" calcext:value-type="string">
            <text:p>structural collap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r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evere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<text:span text:style-name="T1">"{STARTQUOTE}</text:span>You're a damn spy, huh? Speak up!{ENDQUOTE}"</text:p>
          </table:table-cell>
          <table:table-cell table:style-name="ce66" office:value-type="string" calcext:value-type="string">
            <text:p>aggressive dialogu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buf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battle</text:p>
          </table:table-cell>
          <table:table-cell/>
          <table:table-cell office:value-type="string" calcext:value-type="string">
            <text:p>The weight of your weapon is too much to bear.</text:p>
          </table:table-cell>
          <table:table-cell table:style-name="ce67" office:value-type="string" calcext:value-type="string">
            <text:p>limb problem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buf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battle</text:p>
          </table:table-cell>
          <table:table-cell/>
          <table:table-cell office:value-type="string" calcext:value-type="string">
            <text:p>The accuracy of your weapon is a little off.</text:p>
          </table:table-cell>
          <table:table-cell table:style-name="ce67" office:value-type="string" calcext:value-type="string">
            <text:p>weapon problem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buf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social</text:p>
          </table:table-cell>
          <table:table-cell/>
          <table:table-cell office:value-type="string" calcext:value-type="string">
            <text:p>A pounding headache blurs your thoughts.</text:p>
          </table:table-cell>
          <table:table-cell table:style-name="ce68" office:value-type="string" calcext:value-type="string">
            <text:p>disease symptom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buf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social</text:p>
          </table:table-cell>
          <table:table-cell/>
          <table:table-cell office:value-type="string" calcext:value-type="string">
            <text:p>“{STARTQUOTE}Who does he think he is?{ENDQUOTE}” a voice sneers from the corner.</text:p>
          </table:table-cell>
          <table:table-cell table:style-name="ce68" office:value-type="string" calcext:value-type="string">
            <text:p>people bad react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buf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fix</text:p>
          </table:table-cell>
          <table:table-cell/>
          <table:table-cell office:value-type="string" calcext:value-type="string">
            <text:p>A deep confusion takes hold. You can’t shake it off.</text:p>
          </table:table-cell>
          <table:table-cell table:style-name="ce69" office:value-type="string" calcext:value-type="string">
            <text:p>can’t thin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buf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fix</text:p>
          </table:table-cell>
          <table:table-cell/>
          <table:table-cell office:value-type="string" calcext:value-type="string">
            <text:p>The tools you relied on are no longer working.</text:p>
          </table:table-cell>
          <table:table-cell table:style-name="ce69" office:value-type="string" calcext:value-type="string">
            <text:p>worry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buf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gility</text:p>
          </table:table-cell>
          <table:table-cell/>
          <table:table-cell office:value-type="string" calcext:value-type="string">
            <text:p>You stumble, your legs are barely supporting you.</text:p>
          </table:table-cell>
          <table:table-cell table:style-name="ce70" office:value-type="string" calcext:value-type="string">
            <text:p>physical weaknes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buff</text:p>
          </table:table-cell>
          <table:table-cell office:value-type="string" calcext:value-type="string">
            <text:p>severe</text:p>
          </table:table-cell>
          <table:table-cell table:style-name="Default" office:value-type="string" calcext:value-type="string">
            <text:p>passiv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You can't stand the hunger anymore.</text:p>
          </table:table-cell>
          <table:table-cell table:style-name="ce71" office:value-type="string" calcext:value-type="string">
            <text:p>hunger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ritical</text:p>
          </table:table-cell>
          <table:table-cell table:number-columns-repeated="3"/>
          <table:table-cell office:value-type="string" calcext:value-type="string">
            <text:p>A voice whispers urgently, "{STARTQUOTE}Go back before it's too late.{ENDQUOTE}"</text:p>
          </table:table-cell>
          <table:table-cell table:style-name="ce72" office:value-type="string" calcext:value-type="string">
            <text:p>forced go bac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ritical</text:p>
          </table:table-cell>
          <table:table-cell table:number-columns-repeated="3"/>
          <table:table-cell office:value-type="string" calcext:value-type="string">
            <text:p><text:span text:style-name="T1">The wind howls, carrying whispers that grow louder: "{STARTQUOTE}</text:span>Return... return…{ENDQUOTE}"</text:p>
          </table:table-cell>
          <table:table-cell table:style-name="ce72" office:value-type="string" calcext:value-type="string">
            <text:p>forced go bac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rientation</text:p>
          </table:table-cell>
          <table:table-cell table:number-columns-repeated="3"/>
          <table:table-cell office:value-type="string" calcext:value-type="string">
            <text:p>The horizon looks the same no matter where you turn.</text:p>
          </table:table-cell>
          <table:table-cell table:style-name="ce73" office:value-type="string" calcext:value-type="string">
            <text:p>wrong way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rientation</text:p>
          </table:table-cell>
          <table:table-cell table:number-columns-repeated="3"/>
          <table:table-cell office:value-type="string" calcext:value-type="string">
            <text:p>Even the stars above offer no guidance tonight.</text:p>
          </table:table-cell>
          <table:table-cell table:style-name="ce73" office:value-type="string" calcext:value-type="string">
            <text:p>wrong way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rientation</text:p>
          </table:table-cell>
          <table:table-cell table:number-columns-repeated="3"/>
          <table:table-cell table:style-name="Default" office:value-type="string" calcext:value-type="string">
            <text:p>The road stretches endlessly, with no sign of change.</text:p>
          </table:table-cell>
          <table:table-cell table:style-name="ce73" office:value-type="string" calcext:value-type="string">
            <text:p>wrong way</text:p>
          </table:table-cell>
          <table:table-cell table:number-columns-repeated="1017"/>
        </table:table-row>
        <table:table-row table:style-name="ro1" table:number-rows-repeated="4">
          <table:table-cell table:style-name="ce45" table:number-columns-repeated="1024"/>
        </table:table-row>
        <table:table-row table:style-name="ro1">
          <table:table-cell/>
          <table:table-cell office:value-type="string" calcext:value-type="string">
            <text:p>debuf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battle</text:p>
          </table:table-cell>
          <table:table-cell/>
          <table:table-cell office:value-type="string" calcext:value-type="string">
            <text:p>A sudden ache shoots through your back.</text:p>
          </table:table-cell>
          <table:table-cell table:style-name="ce67" office:value-type="string" calcext:value-type="string">
            <text:p>limb problem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buf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battle</text:p>
          </table:table-cell>
          <table:table-cell/>
          <table:table-cell office:value-type="string" calcext:value-type="string">
            <text:p>The balance on your weapon feels off.</text:p>
          </table:table-cell>
          <table:table-cell table:style-name="ce67" office:value-type="string" calcext:value-type="string">
            <text:p>weapon problem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buf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social</text:p>
          </table:table-cell>
          <table:table-cell/>
          <table:table-cell office:value-type="string" calcext:value-type="string">
            <text:p>You hear faint laughter, and you can’t help but feel it’s directed at you.</text:p>
          </table:table-cell>
          <table:table-cell table:style-name="ce68" office:value-type="string" calcext:value-type="string">
            <text:p>people bad reaction</text:p>
          </table:table-cell>
          <table:table-cell table:number-columns-repeated="1017"/>
        </table:table-row>
        <table:table-row table:style-name="ro1">
          <table:table-cell table:style-name="Default"/>
          <table:table-cell office:value-type="string" calcext:value-type="string">
            <text:p>debuf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fix</text:p>
          </table:table-cell>
          <table:table-cell table:style-name="Default"/>
          <table:table-cell table:style-name="Default" office:value-type="string" calcext:value-type="string">
            <text:p>Your thoughts slip away before you can grasp them.</text:p>
          </table:table-cell>
          <table:table-cell table:style-name="ce69" office:value-type="string" calcext:value-type="string">
            <text:p>can’t think</text:p>
          </table:table-cell>
          <table:table-cell table:style-name="Default" table:number-columns-repeated="1017"/>
        </table:table-row>
        <table:table-row table:style-name="ro1">
          <table:table-cell/>
          <table:table-cell office:value-type="string" calcext:value-type="string">
            <text:p>debuf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fix</text:p>
          </table:table-cell>
          <table:table-cell/>
          <table:table-cell office:value-type="string" calcext:value-type="string">
            <text:p>Your boots are falling apart.</text:p>
          </table:table-cell>
          <table:table-cell table:style-name="ce69" office:value-type="string" calcext:value-type="string">
            <text:p>worry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buf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gility</text:p>
          </table:table-cell>
          <table:table-cell/>
          <table:table-cell office:value-type="string" calcext:value-type="string">
            <text:p>Lifting your arms feels like an impossible task.</text:p>
          </table:table-cell>
          <table:table-cell table:style-name="ce70" office:value-type="string" calcext:value-type="string">
            <text:p>physical weaknes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rientation</text:p>
          </table:table-cell>
          <table:table-cell table:number-columns-repeated="3"/>
          <table:table-cell office:value-type="string" calcext:value-type="string">
            <text:p>You thought you recognized a marker, but it was just your imagination.</text:p>
          </table:table-cell>
          <table:table-cell table:style-name="ce73" office:value-type="string" calcext:value-type="string">
            <text:p>wrong way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rientation</text:p>
          </table:table-cell>
          <table:table-cell table:number-columns-repeated="3"/>
          <table:table-cell office:value-type="string" calcext:value-type="string">
            <text:p>Every step feels like it's pulling you further from your goal.</text:p>
          </table:table-cell>
          <table:table-cell table:style-name="ce73" office:value-type="string" calcext:value-type="string">
            <text:p>wrong way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rientation</text:p>
          </table:table-cell>
          <table:table-cell table:number-columns-repeated="3"/>
          <table:table-cell office:value-type="string" calcext:value-type="string">
            <text:p>The landmarks feel distorted like they belong to another place.</text:p>
          </table:table-cell>
          <table:table-cell table:style-name="ce73" office:value-type="string" calcext:value-type="string">
            <text:p>wrong way</text:p>
          </table:table-cell>
          <table:table-cell table:number-columns-repeated="1017"/>
        </table:table-row>
        <table:table-row table:style-name="ro1">
          <table:table-cell table:style-name="ce45" table:number-columns-repeated="1024"/>
        </table:table-row>
        <table:table-row table:style-name="ro1">
          <table:table-cell/>
          <table:table-cell office:value-type="string" calcext:value-type="string">
            <text:p>debuf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battle</text:p>
          </table:table-cell>
          <table:table-cell/>
          <table:table-cell office:value-type="string" calcext:value-type="string">
            <text:p>Your legs are cramping from the effort.</text:p>
          </table:table-cell>
          <table:table-cell table:style-name="ce67" office:value-type="string" calcext:value-type="string">
            <text:p>limb problem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buf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social</text:p>
          </table:table-cell>
          <table:table-cell/>
          <table:table-cell office:value-type="string" calcext:value-type="string">
            <text:p>Your nose won’t stop running, no matter how often you wipe it.</text:p>
          </table:table-cell>
          <table:table-cell table:style-name="ce68" office:value-type="string" calcext:value-type="string">
            <text:p>disease symptom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buf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social</text:p>
          </table:table-cell>
          <table:table-cell/>
          <table:table-cell office:value-type="string" calcext:value-type="string">
            <text:p>Someone bumps into you roughly without even apologizing.</text:p>
          </table:table-cell>
          <table:table-cell table:style-name="ce68" office:value-type="string" calcext:value-type="string">
            <text:p>people bad react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buf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fix</text:p>
          </table:table-cell>
          <table:table-cell/>
          <table:table-cell office:value-type="string" calcext:value-type="string">
            <text:p>You thought you were prepared, but now doubt creeps in.</text:p>
          </table:table-cell>
          <table:table-cell table:style-name="ce69" office:value-type="string" calcext:value-type="string">
            <text:p>worry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buf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gility</text:p>
          </table:table-cell>
          <table:table-cell/>
          <table:table-cell office:value-type="string" calcext:value-type="string">
            <text:p>Your head waves, and you struggle to hold it up.</text:p>
          </table:table-cell>
          <table:table-cell table:style-name="ce70" office:value-type="string" calcext:value-type="string">
            <text:p>physical weaknes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rientation</text:p>
          </table:table-cell>
          <table:table-cell table:number-columns-repeated="3"/>
          <table:table-cell office:value-type="string" calcext:value-type="string">
            <text:p>Time feels strange here as if it's slipping through your fingers.</text:p>
          </table:table-cell>
          <table:table-cell table:style-name="ce73" office:value-type="string" calcext:value-type="string">
            <text:p>wrong way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rientation</text:p>
          </table:table-cell>
          <table:table-cell table:number-columns-repeated="3"/>
          <table:table-cell office:value-type="string" calcext:value-type="string">
            <text:p>The map you're holding feels useless now.</text:p>
          </table:table-cell>
          <table:table-cell table:style-name="ce73" office:value-type="string" calcext:value-type="string">
            <text:p>wrong way</text:p>
          </table:table-cell>
          <table:table-cell table:number-columns-repeated="1017"/>
        </table:table-row>
        <table:table-row table:style-name="ro1">
          <table:table-cell table:style-name="ce45" table:number-columns-repeated="1024"/>
        </table:table-row>
        <table:table-row table:style-name="ro1">
          <table:table-cell/>
          <table:table-cell office:value-type="string" calcext:value-type="string">
            <text:p>debuf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battle</text:p>
          </table:table-cell>
          <table:table-cell/>
          <table:table-cell office:value-type="string" calcext:value-type="string">
            <text:p>Your muscles are burning from the effort.</text:p>
          </table:table-cell>
          <table:table-cell table:style-name="ce67" office:value-type="string" calcext:value-type="string">
            <text:p>limb problems</text:p>
          </table:table-cell>
          <table:table-cell table:number-columns-repeated="1017"/>
        </table:table-row>
        <table:table-row table:style-name="ro1">
          <table:table-cell table:style-name="Default"/>
          <table:table-cell office:value-type="string" calcext:value-type="string">
            <text:p>debuf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social</text:p>
          </table:table-cell>
          <table:table-cell table:style-name="Default"/>
          <table:table-cell table:style-name="Default" office:value-type="string" calcext:value-type="string">
            <text:p>Your throat feels raw, making it hard to swallow.</text:p>
          </table:table-cell>
          <table:table-cell table:style-name="ce68" office:value-type="string" calcext:value-type="string">
            <text:p>disease symptoms</text:p>
          </table:table-cell>
          <table:table-cell table:style-name="Default" table:number-columns-repeated="1017"/>
        </table:table-row>
        <table:table-row table:style-name="ro1">
          <table:table-cell/>
          <table:table-cell office:value-type="string" calcext:value-type="string">
            <text:p>debuf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social</text:p>
          </table:table-cell>
          <table:table-cell/>
          <table:table-cell office:value-type="string" calcext:value-type="string">
            <text:p>Someone spits on the ground near your feet and glares at you.</text:p>
          </table:table-cell>
          <table:table-cell table:style-name="ce68" office:value-type="string" calcext:value-type="string">
            <text:p>people bad reaction</text:p>
          </table:table-cell>
          <table:table-cell table:number-columns-repeated="1017"/>
        </table:table-row>
        <table:table-row table:style-name="ro1">
          <table:table-cell table:style-name="Default"/>
          <table:table-cell office:value-type="string" calcext:value-type="string">
            <text:p>debuf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fix</text:p>
          </table:table-cell>
          <table:table-cell table:style-name="Default"/>
          <table:table-cell table:style-name="Default" office:value-type="string" calcext:value-type="string">
            <text:p>A sharp headache pulses, making it impossible to concentrate.</text:p>
          </table:table-cell>
          <table:table-cell table:style-name="ce69" office:value-type="string" calcext:value-type="string">
            <text:p>can’t think</text:p>
          </table:table-cell>
          <table:table-cell table:style-name="Default" table:number-columns-repeated="1017"/>
        </table:table-row>
        <table:table-row table:style-name="ro1">
          <table:table-cell/>
          <table:table-cell office:value-type="string" calcext:value-type="string">
            <text:p>debuf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fix</text:p>
          </table:table-cell>
          <table:table-cell/>
          <table:table-cell office:value-type="string" calcext:value-type="string">
            <text:p>The gear in your pack rattles ominously.</text:p>
          </table:table-cell>
          <table:table-cell table:style-name="ce69" office:value-type="string" calcext:value-type="string">
            <text:p>worry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buf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gility</text:p>
          </table:table-cell>
          <table:table-cell/>
          <table:table-cell office:value-type="string" calcext:value-type="string">
            <text:p>Every step feels like you’re dragging a boulder.</text:p>
          </table:table-cell>
          <table:table-cell table:style-name="ce70" office:value-type="string" calcext:value-type="string">
            <text:p>physical weaknes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rientation</text:p>
          </table:table-cell>
          <table:table-cell table:number-columns-repeated="3"/>
          <table:table-cell office:value-type="string" calcext:value-type="string">
            <text:p>Every direction feels equally uncertain.</text:p>
          </table:table-cell>
          <table:table-cell table:style-name="ce73" office:value-type="string" calcext:value-type="string">
            <text:p>wrong way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rientation</text:p>
          </table:table-cell>
          <table:table-cell table:number-columns-repeated="3"/>
          <table:table-cell office:value-type="string" calcext:value-type="string">
            <text:p>The further you go, the less you recognize anything around you.</text:p>
          </table:table-cell>
          <table:table-cell table:style-name="ce73" office:value-type="string" calcext:value-type="string">
            <text:p>wrong way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rientation</text:p>
          </table:table-cell>
          <table:table-cell table:number-columns-repeated="3"/>
          <table:table-cell office:value-type="string" calcext:value-type="string">
            <text:p>Every choice you make seems to lead to a dead end.</text:p>
          </table:table-cell>
          <table:table-cell table:style-name="ce73" office:value-type="string" calcext:value-type="string">
            <text:p>wrong way</text:p>
          </table:table-cell>
          <table:table-cell table:number-columns-repeated="1017"/>
        </table:table-row>
        <table:table-row table:style-name="ro1">
          <table:table-cell table:style-name="ce45" table:number-columns-repeated="1024"/>
        </table:table-row>
        <table:table-row table:style-name="ro1">
          <table:table-cell/>
          <table:table-cell office:value-type="string" calcext:value-type="string">
            <text:p>debuf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battle</text:p>
          </table:table-cell>
          <table:table-cell/>
          <table:table-cell office:value-type="string" calcext:value-type="string">
            <text:p>You feel a deep, aching pain in your chest.</text:p>
          </table:table-cell>
          <table:table-cell table:style-name="ce67" office:value-type="string" calcext:value-type="string">
            <text:p>limb problems</text:p>
          </table:table-cell>
          <table:table-cell table:number-columns-repeated="1017"/>
        </table:table-row>
        <table:table-row table:style-name="ro1">
          <table:table-cell table:style-name="Default"/>
          <table:table-cell office:value-type="string" calcext:value-type="string">
            <text:p>debuf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social</text:p>
          </table:table-cell>
          <table:table-cell table:style-name="Default"/>
          <table:table-cell table:style-name="Default" office:value-type="string" calcext:value-type="string">
            <text:p>A sudden dizziness forces you to grab onto something for support.</text:p>
          </table:table-cell>
          <table:table-cell table:style-name="ce68" office:value-type="string" calcext:value-type="string">
            <text:p>disease symptoms</text:p>
          </table:table-cell>
          <table:table-cell table:style-name="Default" table:number-columns-repeated="1017"/>
        </table:table-row>
        <table:table-row table:style-name="ro1">
          <table:table-cell/>
          <table:table-cell office:value-type="string" calcext:value-type="string">
            <text:p>debuf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social</text:p>
          </table:table-cell>
          <table:table-cell/>
          <table:table-cell office:value-type="string" calcext:value-type="string">
            <text:p>“{STARTQUOTE}Get out of here,{ENDQUOTE}” someone growls, their voice filled with malice.</text:p>
          </table:table-cell>
          <table:table-cell table:style-name="ce68" office:value-type="string" calcext:value-type="string">
            <text:p>people bad react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buf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fix</text:p>
          </table:table-cell>
          <table:table-cell/>
          <table:table-cell office:value-type="string" calcext:value-type="string">
            <text:p>The weight of your equipment feels heavier than ever.</text:p>
          </table:table-cell>
          <table:table-cell table:style-name="ce69" office:value-type="string" calcext:value-type="string">
            <text:p>worry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buf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gility</text:p>
          </table:table-cell>
          <table:table-cell/>
          <table:table-cell office:value-type="string" calcext:value-type="string">
            <text:p>Your muscles refuse to respond to your commands.</text:p>
          </table:table-cell>
          <table:table-cell table:style-name="ce70" office:value-type="string" calcext:value-type="string">
            <text:p>physical weakness</text:p>
          </table:table-cell>
          <table:table-cell table:number-columns-repeated="1017"/>
        </table:table-row>
        <table:table-row table:style-name="ro1">
          <table:table-cell table:style-name="ce45" table:number-columns-repeated="1024"/>
        </table:table-row>
        <table:table-row table:style-name="ro1">
          <table:table-cell table:style-name="Default"/>
          <table:table-cell office:value-type="string" calcext:value-type="string">
            <text:p>debuf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social</text:p>
          </table:table-cell>
          <table:table-cell table:style-name="Default"/>
          <table:table-cell table:style-name="Default" office:value-type="string" calcext:value-type="string">
            <text:p>You feel a wave of nausea rising.</text:p>
          </table:table-cell>
          <table:table-cell table:style-name="ce68" office:value-type="string" calcext:value-type="string">
            <text:p>disease symptoms</text:p>
          </table:table-cell>
          <table:table-cell table:style-name="Default" table:number-columns-repeated="1017"/>
        </table:table-row>
        <table:table-row table:style-name="ro1">
          <table:table-cell/>
          <table:table-cell office:value-type="string" calcext:value-type="string">
            <text:p>debuf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gility</text:p>
          </table:table-cell>
          <table:table-cell/>
          <table:table-cell office:value-type="string" calcext:value-type="string">
            <text:p>Each movement feels slower than the last.</text:p>
          </table:table-cell>
          <table:table-cell table:style-name="ce70" office:value-type="string" calcext:value-type="string">
            <text:p>physical weaknes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buf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gility</text:p>
          </table:table-cell>
          <table:table-cell/>
          <table:table-cell office:value-type="string" calcext:value-type="string">
            <text:p>Your body cries for rest.</text:p>
          </table:table-cell>
          <table:table-cell table:style-name="ce70" office:value-type="string" calcext:value-type="string">
            <text:p>physical weaknes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buf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gility</text:p>
          </table:table-cell>
          <table:table-cell/>
          <table:table-cell office:value-type="string" calcext:value-type="string">
            <text:p>The ache in your shoulders feels unbearable.</text:p>
          </table:table-cell>
          <table:table-cell table:style-name="ce70" office:value-type="string" calcext:value-type="string">
            <text:p>physical weaknes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buf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fix</text:p>
          </table:table-cell>
          <table:table-cell/>
          <table:table-cell office:value-type="string" calcext:value-type="string">
            <text:p><text:span text:style-name="T1">Your thoughts</text:span> refuse to come together.</text:p>
          </table:table-cell>
          <table:table-cell table:style-name="ce69" office:value-type="string" calcext:value-type="string">
            <text:p>can’t thin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buf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fix</text:p>
          </table:table-cell>
          <table:table-cell/>
          <table:table-cell office:value-type="string" calcext:value-type="string">
            <text:p>It feels like your brain is moving in circles.</text:p>
          </table:table-cell>
          <table:table-cell table:style-name="ce69" office:value-type="string" calcext:value-type="string">
            <text:p>can’t thin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buf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social</text:p>
          </table:table-cell>
          <table:table-cell/>
          <table:table-cell office:value-type="string" calcext:value-type="string">
            <text:p>Someone points at you and laughs, and you don’t know why.</text:p>
          </table:table-cell>
          <table:table-cell table:style-name="ce68" office:value-type="string" calcext:value-type="string">
            <text:p>people bad react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buf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social</text:p>
          </table:table-cell>
          <table:table-cell/>
          <table:table-cell office:value-type="string" calcext:value-type="string">
            <text:p>“{STARTQUOTE}You don’t belong here,{ENDQUOTE}” someone mutters as you walk past.</text:p>
          </table:table-cell>
          <table:table-cell table:style-name="ce68" office:value-type="string" calcext:value-type="string">
            <text:p>people bad react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buf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social</text:p>
          </table:table-cell>
          <table:table-cell/>
          <table:table-cell office:value-type="string" calcext:value-type="string">
            <text:p>A mocking voice calls out, but you can’t see who it is.</text:p>
          </table:table-cell>
          <table:table-cell table:style-name="ce68" office:value-type="string" calcext:value-type="string">
            <text:p>people bad react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buf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social</text:p>
          </table:table-cell>
          <table:table-cell/>
          <table:table-cell office:value-type="string" calcext:value-type="string">
            <text:p>Your ears are ringing, and the world seems muffled.</text:p>
          </table:table-cell>
          <table:table-cell table:style-name="ce68" office:value-type="string" calcext:value-type="string">
            <text:p>disease symptoms</text:p>
          </table:table-cell>
          <table:table-cell table:number-columns-repeated="1017"/>
        </table:table-row>
        <table:table-row table:style-name="ro1">
          <table:table-cell table:style-name="ce45" table:number-columns-repeated="1024"/>
        </table:table-row>
        <table:table-row table:style-name="ro1" table:number-rows-repeated="7">
          <table:table-cell table:style-name="Default" table:number-columns-repeated="1024"/>
        </table:table-row>
        <table:table-row table:style-name="ro1" table:number-rows-repeated="10482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utralNarrative" table:style-name="ta6">
        <table:table-column table:style-name="co3" table:number-columns-repeated="3" table:default-cell-style-name="ce47"/>
        <table:table-column table:style-name="co24" table:default-cell-style-name="ce47"/>
        <table:table-column table:style-name="co41" table:default-cell-style-name="ce47"/>
        <table:table-column table:style-name="co3" table:number-columns-repeated="1019" table:default-cell-style-name="Default"/>
        <table:table-row table:style-name="ro1">
          <table:table-cell table:number-columns-repeated="4" table:style-name="ce5" office:value-type="string" calcext:value-type="string">
            <text:p>Tag</text:p>
          </table:table-cell>
          <table:table-cell table:style-name="ce5" office:value-type="string" calcext:value-type="string">
            <text:p>EN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eroll</text:p>
          </table:table-cell>
          <table:table-cell office:value-type="string" calcext:value-type="string">
            <text:p>active</text:p>
          </table:table-cell>
          <table:table-cell/>
          <table:table-cell office:value-type="string" calcext:value-type="string">
            <text:p>Something is wrong.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omeoneElse</text:p>
          </table:table-cell>
          <table:table-cell office:value-type="string" calcext:value-type="string">
            <text:p>active</text:p>
          </table:table-cell>
          <table:table-cell/>
          <table:table-cell office:value-type="string" calcext:value-type="string">
            <text:p>A sound of footsteps. There's someone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est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A large hollow trunk forms a tunnel that passes through the dense foliage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est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By cutting some branches it is possible to build a shortcut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est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You can build a small bridge by moving a few logs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est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Someone whispers from a hiding place, offering help.</text:p>
          </table:table-cell>
          <table:table-cell table:number-columns-repeated="1019"/>
        </table:table-row>
        <table:table-row table:style-name="ro1">
          <table:table-cell table:style-name="ce45" table:number-columns-repeated="1024"/>
        </table:table-row>
        <table:table-row table:style-name="ro1">
          <table:table-cell/>
          <table:table-cell office:value-type="string" calcext:value-type="string">
            <text:p>reroll</text:p>
          </table:table-cell>
          <table:table-cell office:value-type="string" calcext:value-type="string">
            <text:p>active</text:p>
          </table:table-cell>
          <table:table-cell/>
          <table:table-cell office:value-type="string" calcext:value-type="string">
            <text:p>You have a feeling.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omeoneElse</text:p>
          </table:table-cell>
          <table:table-cell office:value-type="string" calcext:value-type="string">
            <text:p>active</text:p>
          </table:table-cell>
          <table:table-cell/>
          <table:table-cell office:value-type="string" calcext:value-type="string">
            <text:p>"{STARTQUOTE}Hey, you!{ENDQUOTE}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A narrow corridor runs along the side of the mountain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Some dangerous animals defend a passage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A traveler looks at the broken wheel of his wagon with a desperate look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An elderly guide can help you on your journey... if you resist its incessant chatter.</text:p>
          </table:table-cell>
          <table:table-cell table:number-columns-repeated="1019"/>
        </table:table-row>
        <table:table-row table:style-name="ro1">
          <table:table-cell table:style-name="ce45" table:number-columns-repeated="1024"/>
        </table:table-row>
        <table:table-row table:style-name="ro1">
          <table:table-cell/>
          <table:table-cell office:value-type="string" calcext:value-type="string">
            <text:p>reroll</text:p>
          </table:table-cell>
          <table:table-cell office:value-type="string" calcext:value-type="string">
            <text:p>active</text:p>
          </table:table-cell>
          <table:table-cell/>
          <table:table-cell office:value-type="string" calcext:value-type="string">
            <text:p>It is too quiet here.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omeoneElse</text:p>
          </table:table-cell>
          <table:table-cell office:value-type="string" calcext:value-type="string">
            <text:p>active</text:p>
          </table:table-cell>
          <table:table-cell/>
          <table:table-cell office:value-type="string" calcext:value-type="string">
            <text:p>Someone is calling you from far away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If you could get to it before it closes…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A small group of pirates defend a passage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A broken boat floats in front of a narrow stream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Someone is looking at a map with interest. You might want to check it out…</text:p>
          </table:table-cell>
          <table:table-cell table:number-columns-repeated="1019"/>
        </table:table-row>
        <table:table-row table:style-name="ro1">
          <table:table-cell table:style-name="ce45" table:number-columns-repeated="1024"/>
        </table:table-row>
        <table:table-row table:style-name="ro1">
          <table:table-cell/>
          <table:table-cell office:value-type="string" calcext:value-type="string">
            <text:p>reroll</text:p>
          </table:table-cell>
          <table:table-cell office:value-type="string" calcext:value-type="string">
            <text:p>active</text:p>
          </table:table-cell>
          <table:table-cell/>
          <table:table-cell office:value-type="string" calcext:value-type="string">
            <text:p>You feel a shiver.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omeoneElse</text:p>
          </table:table-cell>
          <table:table-cell office:value-type="string" calcext:value-type="string">
            <text:p>active</text:p>
          </table:table-cell>
          <table:table-cell/>
          <table:table-cell office:value-type="string" calcext:value-type="string">
            <text:p>Someone is keeping an eye on you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ert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Quicksand blocks a shortcut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ert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A raider camp is blocking a small road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ert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Sand has blocked one of the main gates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ert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A sphinx whispers one of its riddles.</text:p>
          </table:table-cell>
          <table:table-cell table:number-columns-repeated="1019"/>
        </table:table-row>
        <table:table-row table:style-name="ro1">
          <table:table-cell table:style-name="ce45" table:number-columns-repeated="1024"/>
        </table:table-row>
        <table:table-row table:style-name="ro1">
          <table:table-cell/>
          <table:table-cell office:value-type="string" calcext:value-type="string">
            <text:p>reroll</text:p>
          </table:table-cell>
          <table:table-cell office:value-type="string" calcext:value-type="string">
            <text:p>active</text:p>
          </table:table-cell>
          <table:table-cell/>
          <table:table-cell office:value-type="string" calcext:value-type="string">
            <text:p>You hear a noise.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omeoneElse</text:p>
          </table:table-cell>
          <table:table-cell office:value-type="string" calcext:value-type="string">
            <text:p>active</text:p>
          </table:table-cell>
          <table:table-cell/>
          <table:table-cell office:value-type="string" calcext:value-type="string">
            <text:p>There's someone else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Although the ice is not thick, you should be able to walk across it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The shortcut goes through a burrow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With the help of a shovel and patience, you should be able to dig a way through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"{STARTQUOTE}You help me, I help you!{ENDQUOTE}"</text:p>
          </table:table-cell>
          <table:table-cell table:number-columns-repeated="1019"/>
        </table:table-row>
        <table:table-row table:style-name="ro1">
          <table:table-cell table:style-name="ce45" table:number-columns-repeated="1024"/>
        </table:table-row>
        <table:table-row table:style-name="ro1">
          <table:table-cell/>
          <table:table-cell office:value-type="string" calcext:value-type="string">
            <text:p>reroll</text:p>
          </table:table-cell>
          <table:table-cell office:value-type="string" calcext:value-type="string">
            <text:p>active</text:p>
          </table:table-cell>
          <table:table-cell/>
          <table:table-cell office:value-type="string" calcext:value-type="string">
            <text:p>There's something!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omeoneElse</text:p>
          </table:table-cell>
          <table:table-cell office:value-type="string" calcext:value-type="string">
            <text:p>active</text:p>
          </table:table-cell>
          <table:table-cell/>
          <table:table-cell office:value-type="string" calcext:value-type="string">
            <text:p>Suddenly someone arrives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wamp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The slime is a little higher but you should be able to get past it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wamp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You will have to fight your way through the local wildlife to get through there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wamp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By repairing a small barge you may save time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wamp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"{STARTQUOTE}Are you sure you're on the right path?{ENDQUOTE}"</text:p>
          </table:table-cell>
          <table:table-cell table:number-columns-repeated="1019"/>
        </table:table-row>
        <table:table-row table:style-name="ro1">
          <table:table-cell table:style-name="ce45" table:number-columns-repeated="1024"/>
        </table:table-row>
        <table:table-row table:style-name="ro1">
          <table:table-cell/>
          <table:table-cell office:value-type="string" calcext:value-type="string">
            <text:p>reroll</text:p>
          </table:table-cell>
          <table:table-cell office:value-type="string" calcext:value-type="string">
            <text:p>active</text:p>
          </table:table-cell>
          <table:table-cell/>
          <table:table-cell office:value-type="string" calcext:value-type="string">
            <text:p>Something doesn’t seem quite right.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omeoneElse</text:p>
          </table:table-cell>
          <table:table-cell office:value-type="string" calcext:value-type="string">
            <text:p>active</text:p>
          </table:table-cell>
          <table:table-cell/>
          <table:table-cell office:value-type="string" calcext:value-type="string">
            <text:p>You feel eyes on your back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eam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A few puffs of gas alternately close a shortcut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eam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Some security units defend a gate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eam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A door is locked with a code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eam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A stern figure is asking the travelers the reason for their visit.</text:p>
          </table:table-cell>
          <table:table-cell table:number-columns-repeated="1019"/>
        </table:table-row>
        <table:table-row table:style-name="ro1">
          <table:table-cell table:style-name="ce45" table:number-columns-repeated="1024"/>
        </table:table-row>
        <table:table-row table:style-name="ro1">
          <table:table-cell/>
          <table:table-cell office:value-type="string" calcext:value-type="string">
            <text:p>reroll</text:p>
          </table:table-cell>
          <table:table-cell office:value-type="string" calcext:value-type="string">
            <text:p>active</text:p>
          </table:table-cell>
          <table:table-cell/>
          <table:table-cell office:value-type="string" calcext:value-type="string">
            <text:p>Something feels out of place.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omeoneElse</text:p>
          </table:table-cell>
          <table:table-cell office:value-type="string" calcext:value-type="string">
            <text:p>active</text:p>
          </table:table-cell>
          <table:table-cell/>
          <table:table-cell office:value-type="string" calcext:value-type="string">
            <text:p>You sense someone is nearby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av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A path continues behind a long row of gravestones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av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Undead stagger past a tunnel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av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Some planks of a bridge have rotted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av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A figure holding a scythe stares silently down a narrow corridor.</text:p>
          </table:table-cell>
          <table:table-cell table:number-columns-repeated="1019"/>
        </table:table-row>
        <table:table-row table:style-name="ro1">
          <table:table-cell table:style-name="ce45" table:number-columns-repeated="1024"/>
        </table:table-row>
        <table:table-row table:style-name="ro1">
          <table:table-cell/>
          <table:table-cell office:value-type="string" calcext:value-type="string">
            <text:p>reroll</text:p>
          </table:table-cell>
          <table:table-cell office:value-type="string" calcext:value-type="string">
            <text:p>active</text:p>
          </table:table-cell>
          <table:table-cell/>
          <table:table-cell office:value-type="string" calcext:value-type="string">
            <text:p>Something feels off.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omeoneElse</text:p>
          </table:table-cell>
          <table:table-cell office:value-type="string" calcext:value-type="string">
            <text:p>active</text:p>
          </table:table-cell>
          <table:table-cell/>
          <table:table-cell office:value-type="string" calcext:value-type="string">
            <text:p>Someone is nearing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ar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You can try to pass through the crossfire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ar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Some guards block the way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ar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Something must have caused the passage to fail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ar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A soldier is consulting a map.</text:p>
          </table:table-cell>
          <table:table-cell table:number-columns-repeated="1019"/>
        </table:table-row>
        <table:table-row table:style-name="ro1" table:number-rows-repeated="3">
          <table:table-cell table:style-name="ce45" table:number-columns-repeated="1024"/>
        </table:table-row>
        <table:table-row table:style-name="ro1">
          <table:table-cell/>
          <table:table-cell office:value-type="string" calcext:value-type="string">
            <text:p>someoneElse</text:p>
          </table:table-cell>
          <table:table-cell office:value-type="string" calcext:value-type="string">
            <text:p>active</text:p>
          </table:table-cell>
          <table:table-cell/>
          <table:table-cell office:value-type="string" calcext:value-type="string">
            <text:p>A presence lingers just out of sight.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omeoneElse</text:p>
          </table:table-cell>
          <table:table-cell office:value-type="string" calcext:value-type="string">
            <text:p>active</text:p>
          </table:table-cell>
          <table:table-cell/>
          <table:table-cell office:value-type="string" calcext:value-type="string">
            <text:p>Somebody is coming.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omeoneElse</text:p>
          </table:table-cell>
          <table:table-cell office:value-type="string" calcext:value-type="string">
            <text:p>active</text:p>
          </table:table-cell>
          <table:table-cell/>
          <table:table-cell office:value-type="string" calcext:value-type="string">
            <text:p>You feel watched.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ceNarrative" table:style-name="ta6">
        <table:table-column table:style-name="co3" table:default-cell-style-name="Default"/>
        <table:table-column table:style-name="co42" table:default-cell-style-name="Default"/>
        <table:table-column table:style-name="co18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" table:default-cell-style-name="Default"/>
        <table:table-column table:style-name="co45" table:default-cell-style-name="Default"/>
        <table:table-column table:style-name="co46" table:default-cell-style-name="ce76"/>
        <table:table-column table:style-name="co3" table:number-columns-repeated="1016" table:default-cell-style-name="Default"/>
        <table:table-row table:style-name="ro1">
          <table:table-cell table:number-columns-repeated="6" table:style-name="ce42" office:value-type="string" calcext:value-type="string">
            <text:p>Tag</text:p>
          </table:table-cell>
          <table:table-cell table:style-name="ce42" office:value-type="string" calcext:value-type="string">
            <text:p>EN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forest</text:p>
          </table:table-cell>
          <table:table-cell/>
          <table:table-cell table:style-name="ce48" office:value-type="string" calcext:value-type="string">
            <text:p>difficultMovement</text:p>
          </table:table-cell>
          <table:table-cell table:style-name="ce50" office:value-type="string" calcext:value-type="string">
            <text:p>withResources</text:p>
          </table:table-cell>
          <table:table-cell table:style-name="ce49" office:value-type="string" calcext:value-type="string">
            <text:p>testFullHealt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 town</text:p>
          </table:table-cell>
          <table:table-cell table:style-name="ce74" office:value-type="string" calcext:value-type="string">
            <text:p>maze-like with resourc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"/>
          <table:table-cell table:style-name="ce50" office:value-type="string" calcext:value-type="string">
            <text:p>withResources</text:p>
          </table:table-cell>
          <table:table-cell table:style-name="ce49" office:value-type="string" calcext:value-type="string">
            <text:p>testPartialHealt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 vineyard</text:p>
          </table:table-cell>
          <table:table-cell table:style-name="ce50" office:value-type="string" calcext:value-type="string">
            <text:p>human managed natural resource sourc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orest</text:p>
          </table:table-cell>
          <table:table-cell table:style-name="ce44" office:value-type="string" calcext:value-type="string">
            <text:p>blocking</text:p>
          </table:table-cell>
          <table:table-cell table:number-columns-repeated="2"/>
          <table:table-cell office:value-type="string" calcext:value-type="string">
            <text:p>noHealth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 huge tree</text:p>
          </table:table-cell>
          <table:table-cell table:style-name="ce75" office:value-type="string" calcext:value-type="string">
            <text:p>huge obstac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orest</text:p>
          </table:table-cell>
          <table:table-cell table:style-name="ce44" office:value-type="string" calcext:value-type="string">
            <text:p>noMeeting</text:p>
          </table:table-cell>
          <table:table-cell table:style-name="ce48" office:value-type="string" calcext:value-type="string">
            <text:p>dangerous</text:p>
          </table:table-cell>
          <table:table-cell/>
          <table:table-cell office:value-type="string" calcext:value-type="string">
            <text:p>noHealt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Tallgrass</text:p>
          </table:table-cell>
          <table:table-cell office:value-type="string" calcext:value-type="string">
            <text:p>harsh natural environme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orest</text:p>
          </table:table-cell>
          <table:table-cell table:style-name="ce44" office:value-type="string" calcext:value-type="string">
            <text:p>socialEncounter</text:p>
          </table:table-cell>
          <table:table-cell table:number-columns-repeated="2"/>
          <table:table-cell office:value-type="string" calcext:value-type="string">
            <text:p>noHealth</text:p>
          </table:table-cell>
          <table:table-cell office:value-type="string" calcext:value-type="string">
            <text:p>poi</text:p>
          </table:table-cell>
          <table:table-cell office:value-type="string" calcext:value-type="string">
            <text:p>A cathedral</text:p>
          </table:table-cell>
          <table:table-cell table:style-name="ce65" office:value-type="string" calcext:value-type="string">
            <text:p>huge lively cen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orest</text:p>
          </table:table-cell>
          <table:table-cell table:style-name="ce44" office:value-type="string" calcext:value-type="string">
            <text:p>viewAround</text:p>
          </table:table-cell>
          <table:table-cell/>
          <table:table-cell table:style-name="ce50" office:value-type="string" calcext:value-type="string">
            <text:p>withResources</text:p>
          </table:table-cell>
          <table:table-cell office:value-type="string" calcext:value-type="string">
            <text:p>noHealth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 hill</text:p>
          </table:table-cell>
          <table:table-cell table:style-name="ce44" office:value-type="string" calcext:value-type="string">
            <text:p>high climbable plac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orest</text:p>
          </table:table-cell>
          <table:table-cell/>
          <table:table-cell table:style-name="ce48" office:value-type="string" calcext:value-type="string">
            <text:p>battling</text:p>
          </table:table-cell>
          <table:table-cell/>
          <table:table-cell office:value-type="string" calcext:value-type="string">
            <text:p>noHealth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Some ruins</text:p>
          </table:table-cell>
          <table:table-cell table:style-name="ce48" office:value-type="string" calcext:value-type="string">
            <text:p>large dangerous encounters plac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orest</text:p>
          </table:table-cell>
          <table:table-cell/>
          <table:table-cell table:style-name="ce48" office:value-type="string" calcext:value-type="string">
            <text:p>difficultMovement</text:p>
          </table:table-cell>
          <table:table-cell table:style-name="ce50" office:value-type="string" calcext:value-type="string">
            <text:p>withResources</text:p>
          </table:table-cell>
          <table:table-cell office:value-type="string" calcext:value-type="string">
            <text:p>noHealt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 tick forest</text:p>
          </table:table-cell>
          <table:table-cell table:style-name="ce73" office:value-type="string" calcext:value-type="string">
            <text:p>quiet hard to navigate plac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orest</text:p>
          </table:table-cell>
          <table:table-cell/>
          <table:table-cell table:style-name="ce48" office:value-type="string" calcext:value-type="string">
            <text:p>testMovement</text:p>
          </table:table-cell>
          <table:table-cell/>
          <table:table-cell office:value-type="string" calcext:value-type="string">
            <text:p>noHealt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 misty valley</text:p>
          </table:table-cell>
          <table:table-cell office:value-type="string" calcext:value-type="string">
            <text:p>hard to navigate due to biome conditio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orest</text:p>
          </table:table-cell>
          <table:table-cell table:style-name="ce44" office:value-type="string" calcext:value-type="string">
            <text:p>quiet</text:p>
          </table:table-cell>
          <table:table-cell/>
          <table:table-cell table:style-name="ce50" office:value-type="string" calcext:value-type="string">
            <text:p>withResources</text:p>
          </table:table-cell>
          <table:table-cell office:value-type="string" calcext:value-type="string">
            <text:p>noHealt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 nomadic camp</text:p>
          </table:table-cell>
          <table:table-cell table:style-name="ce65" office:value-type="string" calcext:value-type="string">
            <text:p>small inhabitate plac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orest</text:p>
          </table:table-cell>
          <table:table-cell table:style-name="ce44" office:value-type="string" calcext:value-type="string">
            <text:p>normal</text:p>
          </table:table-cell>
          <table:table-cell table:number-columns-repeated="3"/>
          <table:table-cell office:value-type="string" calcext:value-type="string">
            <text:p>medium</text:p>
          </table:table-cell>
          <table:table-cell office:value-type="string" calcext:value-type="string">
            <text:p>A clearing</text:p>
          </table:table-cell>
          <table:table-cell table:style-name="ce78" office:value-type="string" calcext:value-type="string">
            <text:p>quiet/standard place</text:p>
          </table:table-cell>
          <table:table-cell table:number-columns-repeated="1016"/>
        </table:table-row>
        <table:table-row table:style-name="ro1">
          <table:table-cell table:style-name="ce42"/>
          <table:table-cell office:value-type="string" calcext:value-type="string">
            <text:p>ascension</text:p>
          </table:table-cell>
          <table:table-cell/>
          <table:table-cell table:style-name="ce42" table:number-columns-repeated="2"/>
          <table:table-cell office:value-type="string" calcext:value-type="string">
            <text:p>small</text:p>
          </table:table-cell>
          <table:table-cell office:value-type="string" calcext:value-type="string">
            <text:p>A long tower rises to the sky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45" table:number-columns-repeated="1024"/>
        </table:table-row>
        <table:table-row table:style-name="ro1">
          <table:table-cell office:value-type="string" calcext:value-type="string">
            <text:p>mountain</text:p>
          </table:table-cell>
          <table:table-cell/>
          <table:table-cell table:style-name="ce48" office:value-type="string" calcext:value-type="string">
            <text:p>difficultMovement</text:p>
          </table:table-cell>
          <table:table-cell table:style-name="ce50" office:value-type="string" calcext:value-type="string">
            <text:p>withResources</text:p>
          </table:table-cell>
          <table:table-cell table:style-name="ce49" office:value-type="string" calcext:value-type="string">
            <text:p>testFullHealt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 maze of inhabited tunnels</text:p>
          </table:table-cell>
          <table:table-cell table:style-name="ce74" office:value-type="string" calcext:value-type="string">
            <text:p>maze-like with resourc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untain</text:p>
          </table:table-cell>
          <table:table-cell table:number-columns-repeated="2"/>
          <table:table-cell table:style-name="ce50" office:value-type="string" calcext:value-type="string">
            <text:p>withResources</text:p>
          </table:table-cell>
          <table:table-cell table:style-name="ce49" office:value-type="string" calcext:value-type="string">
            <text:p>testPartialHealt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 mine</text:p>
          </table:table-cell>
          <table:table-cell table:style-name="ce50" office:value-type="string" calcext:value-type="string">
            <text:p>human managed natural resource sourc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untain</text:p>
          </table:table-cell>
          <table:table-cell table:style-name="ce44" office:value-type="string" calcext:value-type="string">
            <text:p>blocking</text:p>
          </table:table-cell>
          <table:table-cell table:number-columns-repeated="2"/>
          <table:table-cell office:value-type="string" calcext:value-type="string">
            <text:p>noHealth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 chasm</text:p>
          </table:table-cell>
          <table:table-cell table:style-name="ce75" office:value-type="string" calcext:value-type="string">
            <text:p>huge obstac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untain</text:p>
          </table:table-cell>
          <table:table-cell table:style-name="ce44" office:value-type="string" calcext:value-type="string">
            <text:p>noMeeting</text:p>
          </table:table-cell>
          <table:table-cell table:style-name="ce48" office:value-type="string" calcext:value-type="string">
            <text:p>dangerous</text:p>
          </table:table-cell>
          <table:table-cell/>
          <table:table-cell office:value-type="string" calcext:value-type="string">
            <text:p>noHealt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 mountain gorge</text:p>
          </table:table-cell>
          <table:table-cell office:value-type="string" calcext:value-type="string">
            <text:p>harsh natural environme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untain</text:p>
          </table:table-cell>
          <table:table-cell table:style-name="ce44" office:value-type="string" calcext:value-type="string">
            <text:p>socialEncounter</text:p>
          </table:table-cell>
          <table:table-cell table:number-columns-repeated="2"/>
          <table:table-cell office:value-type="string" calcext:value-type="string">
            <text:p>noHealth</text:p>
          </table:table-cell>
          <table:table-cell office:value-type="string" calcext:value-type="string">
            <text:p>poi</text:p>
          </table:table-cell>
          <table:table-cell office:value-type="string" calcext:value-type="string">
            <text:p>A stone village</text:p>
          </table:table-cell>
          <table:table-cell table:style-name="ce65" office:value-type="string" calcext:value-type="string">
            <text:p>huge lively cen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untain</text:p>
          </table:table-cell>
          <table:table-cell table:style-name="ce44" office:value-type="string" calcext:value-type="string">
            <text:p>viewAround</text:p>
          </table:table-cell>
          <table:table-cell/>
          <table:table-cell table:style-name="ce50" office:value-type="string" calcext:value-type="string">
            <text:p>withResources</text:p>
          </table:table-cell>
          <table:table-cell office:value-type="string" calcext:value-type="string">
            <text:p>noHealth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 peak</text:p>
          </table:table-cell>
          <table:table-cell table:style-name="ce44" office:value-type="string" calcext:value-type="string">
            <text:p>high climbable plac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untain</text:p>
          </table:table-cell>
          <table:table-cell/>
          <table:table-cell table:style-name="ce48" office:value-type="string" calcext:value-type="string">
            <text:p>battling</text:p>
          </table:table-cell>
          <table:table-cell/>
          <table:table-cell office:value-type="string" calcext:value-type="string">
            <text:p>noHealth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A hunting reserve</text:p>
          </table:table-cell>
          <table:table-cell table:style-name="ce48" office:value-type="string" calcext:value-type="string">
            <text:p>large dangerous encounters plac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untain</text:p>
          </table:table-cell>
          <table:table-cell/>
          <table:table-cell table:style-name="ce48" office:value-type="string" calcext:value-type="string">
            <text:p>difficultMovement</text:p>
          </table:table-cell>
          <table:table-cell table:style-name="ce50" office:value-type="string" calcext:value-type="string">
            <text:p>withResources</text:p>
          </table:table-cell>
          <table:table-cell office:value-type="string" calcext:value-type="string">
            <text:p>noHealt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 cave</text:p>
          </table:table-cell>
          <table:table-cell table:style-name="ce73" office:value-type="string" calcext:value-type="string">
            <text:p>quiet hard to navigate plac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untain</text:p>
          </table:table-cell>
          <table:table-cell/>
          <table:table-cell table:style-name="ce48" office:value-type="string" calcext:value-type="string">
            <text:p>testMovement</text:p>
          </table:table-cell>
          <table:table-cell/>
          <table:table-cell office:value-type="string" calcext:value-type="string">
            <text:p>noHealt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 windy tunnel</text:p>
          </table:table-cell>
          <table:table-cell office:value-type="string" calcext:value-type="string">
            <text:p>hard to navigate due to biome conditio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untain</text:p>
          </table:table-cell>
          <table:table-cell table:style-name="ce44" office:value-type="string" calcext:value-type="string">
            <text:p>quiet</text:p>
          </table:table-cell>
          <table:table-cell/>
          <table:table-cell table:style-name="ce50" office:value-type="string" calcext:value-type="string">
            <text:p>withResources</text:p>
          </table:table-cell>
          <table:table-cell office:value-type="string" calcext:value-type="string">
            <text:p>noHealt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 camp</text:p>
          </table:table-cell>
          <table:table-cell table:style-name="ce65" office:value-type="string" calcext:value-type="string">
            <text:p>small inhabitate plac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untain</text:p>
          </table:table-cell>
          <table:table-cell table:style-name="ce44"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noHealt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 grassy plain</text:p>
          </table:table-cell>
          <table:table-cell table:style-name="ce78" office:value-type="string" calcext:value-type="string">
            <text:p>quiet/standard place</text:p>
          </table:table-cell>
          <table:table-cell table:number-columns-repeated="1016"/>
        </table:table-row>
        <table:table-row table:style-name="ro1">
          <table:table-cell table:style-name="ce42"/>
          <table:table-cell office:value-type="string" calcext:value-type="string">
            <text:p>ascension</text:p>
          </table:table-cell>
          <table:table-cell/>
          <table:table-cell table:style-name="ce42" table:number-columns-repeated="2"/>
          <table:table-cell office:value-type="string" calcext:value-type="string">
            <text:p>small</text:p>
          </table:table-cell>
          <table:table-cell office:value-type="string" calcext:value-type="string">
            <text:p>A plain of rock, with symbols carved into it in a grid pattern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45" table:number-columns-repeated="1024"/>
        </table:table-row>
        <table:table-row table:style-name="ro1">
          <table:table-cell office:value-type="string" calcext:value-type="string">
            <text:p>sea</text:p>
          </table:table-cell>
          <table:table-cell/>
          <table:table-cell table:style-name="ce48" office:value-type="string" calcext:value-type="string">
            <text:p>difficultMovement</text:p>
          </table:table-cell>
          <table:table-cell table:style-name="ce50" office:value-type="string" calcext:value-type="string">
            <text:p>withResources</text:p>
          </table:table-cell>
          <table:table-cell table:style-name="ce49" office:value-type="string" calcext:value-type="string">
            <text:p>testFullHealt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 crowded market</text:p>
          </table:table-cell>
          <table:table-cell table:style-name="ce74" office:value-type="string" calcext:value-type="string">
            <text:p>maze-like with resourc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2"/>
          <table:table-cell table:style-name="ce50" office:value-type="string" calcext:value-type="string">
            <text:p>withResources</text:p>
          </table:table-cell>
          <table:table-cell table:style-name="ce49" office:value-type="string" calcext:value-type="string">
            <text:p>testPartialHealt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 sandy coast</text:p>
          </table:table-cell>
          <table:table-cell table:style-name="ce50" office:value-type="string" calcext:value-type="string">
            <text:p>human managed natural resource sourc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a</text:p>
          </table:table-cell>
          <table:table-cell table:style-name="ce44" office:value-type="string" calcext:value-type="string">
            <text:p>blocking</text:p>
          </table:table-cell>
          <table:table-cell table:number-columns-repeated="2"/>
          <table:table-cell office:value-type="string" calcext:value-type="string">
            <text:p>noHealth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 whirlpool</text:p>
          </table:table-cell>
          <table:table-cell table:style-name="ce75" office:value-type="string" calcext:value-type="string">
            <text:p>huge obstac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a</text:p>
          </table:table-cell>
          <table:table-cell table:style-name="ce44" office:value-type="string" calcext:value-type="string">
            <text:p>noMeeting</text:p>
          </table:table-cell>
          <table:table-cell table:style-name="ce48" office:value-type="string" calcext:value-type="string">
            <text:p>dangerous</text:p>
          </table:table-cell>
          <table:table-cell/>
          <table:table-cell office:value-type="string" calcext:value-type="string">
            <text:p>noHealt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isty sea. Move using a boat</text:p>
          </table:table-cell>
          <table:table-cell office:value-type="string" calcext:value-type="string">
            <text:p>harsh natural environme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a</text:p>
          </table:table-cell>
          <table:table-cell table:style-name="ce44" office:value-type="string" calcext:value-type="string">
            <text:p>socialEncounter</text:p>
          </table:table-cell>
          <table:table-cell table:number-columns-repeated="2"/>
          <table:table-cell office:value-type="string" calcext:value-type="string">
            <text:p>noHealth</text:p>
          </table:table-cell>
          <table:table-cell office:value-type="string" calcext:value-type="string">
            <text:p>poi</text:p>
          </table:table-cell>
          <table:table-cell office:value-type="string" calcext:value-type="string">
            <text:p>A port area</text:p>
          </table:table-cell>
          <table:table-cell table:style-name="ce65" office:value-type="string" calcext:value-type="string">
            <text:p>huge lively cen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a</text:p>
          </table:table-cell>
          <table:table-cell table:style-name="ce44" office:value-type="string" calcext:value-type="string">
            <text:p>viewAround</text:p>
          </table:table-cell>
          <table:table-cell/>
          <table:table-cell table:style-name="ce50" office:value-type="string" calcext:value-type="string">
            <text:p>withResources</text:p>
          </table:table-cell>
          <table:table-cell office:value-type="string" calcext:value-type="string">
            <text:p>noHealth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 lighthouse</text:p>
          </table:table-cell>
          <table:table-cell table:style-name="ce44" office:value-type="string" calcext:value-type="string">
            <text:p>high climbable plac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a</text:p>
          </table:table-cell>
          <table:table-cell/>
          <table:table-cell table:style-name="ce48" office:value-type="string" calcext:value-type="string">
            <text:p>battling</text:p>
          </table:table-cell>
          <table:table-cell/>
          <table:table-cell office:value-type="string" calcext:value-type="string">
            <text:p>noHealth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Open sea. Move using a boat</text:p>
          </table:table-cell>
          <table:table-cell table:style-name="ce48" office:value-type="string" calcext:value-type="string">
            <text:p>large dangerous encounters plac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a</text:p>
          </table:table-cell>
          <table:table-cell/>
          <table:table-cell table:style-name="ce48" office:value-type="string" calcext:value-type="string">
            <text:p>difficultMovement</text:p>
          </table:table-cell>
          <table:table-cell table:style-name="ce50" office:value-type="string" calcext:value-type="string">
            <text:p>withResources</text:p>
          </table:table-cell>
          <table:table-cell office:value-type="string" calcext:value-type="string">
            <text:p>noHealt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 cliff</text:p>
          </table:table-cell>
          <table:table-cell table:style-name="ce73" office:value-type="string" calcext:value-type="string">
            <text:p>quiet hard to navigate plac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a</text:p>
          </table:table-cell>
          <table:table-cell/>
          <table:table-cell table:style-name="ce48" office:value-type="string" calcext:value-type="string">
            <text:p>testMovement</text:p>
          </table:table-cell>
          <table:table-cell/>
          <table:table-cell office:value-type="string" calcext:value-type="string">
            <text:p>noHealt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Rough sea. Move using a boat</text:p>
          </table:table-cell>
          <table:table-cell office:value-type="string" calcext:value-type="string">
            <text:p>hard to navigate due to biome conditio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a</text:p>
          </table:table-cell>
          <table:table-cell table:style-name="ce44" office:value-type="string" calcext:value-type="string">
            <text:p>quiet</text:p>
          </table:table-cell>
          <table:table-cell/>
          <table:table-cell table:style-name="ce50" office:value-type="string" calcext:value-type="string">
            <text:p>withResources</text:p>
          </table:table-cell>
          <table:table-cell office:value-type="string" calcext:value-type="string">
            <text:p>noHealt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Some huts on the sand</text:p>
          </table:table-cell>
          <table:table-cell table:style-name="ce65" office:value-type="string" calcext:value-type="string">
            <text:p>small inhabitate plac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a</text:p>
          </table:table-cell>
          <table:table-cell table:style-name="ce44"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noHealt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alm sea. Move with a boat</text:p>
          </table:table-cell>
          <table:table-cell table:style-name="ce78" office:value-type="string" calcext:value-type="string">
            <text:p>quiet/standard place</text:p>
          </table:table-cell>
          <table:table-cell table:number-columns-repeated="1016"/>
        </table:table-row>
        <table:table-row table:style-name="ro1">
          <table:table-cell table:style-name="ce42"/>
          <table:table-cell office:value-type="string" calcext:value-type="string">
            <text:p>ascension</text:p>
          </table:table-cell>
          <table:table-cell/>
          <table:table-cell table:style-name="ce42" table:number-columns-repeated="2"/>
          <table:table-cell office:value-type="string" calcext:value-type="string">
            <text:p>small</text:p>
          </table:table-cell>
          <table:table-cell office:value-type="string" calcext:value-type="string">
            <text:p>A glass sphere that you can enter. On one side, a grid of keys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45" table:number-columns-repeated="1024"/>
        </table:table-row>
        <table:table-row table:style-name="ro1">
          <table:table-cell office:value-type="string" calcext:value-type="string">
            <text:p>desert</text:p>
          </table:table-cell>
          <table:table-cell/>
          <table:table-cell table:style-name="ce48" office:value-type="string" calcext:value-type="string">
            <text:p>difficultMovement</text:p>
          </table:table-cell>
          <table:table-cell table:style-name="ce50" office:value-type="string" calcext:value-type="string">
            <text:p>withResources</text:p>
          </table:table-cell>
          <table:table-cell table:style-name="ce49" office:value-type="string" calcext:value-type="string">
            <text:p>testFullHealt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 noisy market</text:p>
          </table:table-cell>
          <table:table-cell table:style-name="ce74" office:value-type="string" calcext:value-type="string">
            <text:p>maze-like with resourc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sert</text:p>
          </table:table-cell>
          <table:table-cell table:number-columns-repeated="2"/>
          <table:table-cell table:style-name="ce50" office:value-type="string" calcext:value-type="string">
            <text:p>withResources</text:p>
          </table:table-cell>
          <table:table-cell table:style-name="ce49" office:value-type="string" calcext:value-type="string">
            <text:p>testPartialHealt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n oasis</text:p>
          </table:table-cell>
          <table:table-cell table:style-name="ce50" office:value-type="string" calcext:value-type="string">
            <text:p>human managed natural resource sourc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sert</text:p>
          </table:table-cell>
          <table:table-cell table:style-name="ce44" office:value-type="string" calcext:value-type="string">
            <text:p>blocking</text:p>
          </table:table-cell>
          <table:table-cell table:number-columns-repeated="2"/>
          <table:table-cell office:value-type="string" calcext:value-type="string">
            <text:p>noHealth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Quicksand</text:p>
          </table:table-cell>
          <table:table-cell table:style-name="ce75" office:value-type="string" calcext:value-type="string">
            <text:p>huge obstac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sert</text:p>
          </table:table-cell>
          <table:table-cell table:style-name="ce44" office:value-type="string" calcext:value-type="string">
            <text:p>noMeeting</text:p>
          </table:table-cell>
          <table:table-cell table:style-name="ce48" office:value-type="string" calcext:value-type="string">
            <text:p>dangerous</text:p>
          </table:table-cell>
          <table:table-cell/>
          <table:table-cell office:value-type="string" calcext:value-type="string">
            <text:p>noHealt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 barred plain</text:p>
          </table:table-cell>
          <table:table-cell office:value-type="string" calcext:value-type="string">
            <text:p>harsh natural environme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sert</text:p>
          </table:table-cell>
          <table:table-cell table:style-name="ce44" office:value-type="string" calcext:value-type="string">
            <text:p>socialEncounter</text:p>
          </table:table-cell>
          <table:table-cell table:number-columns-repeated="2"/>
          <table:table-cell office:value-type="string" calcext:value-type="string">
            <text:p>noHealth</text:p>
          </table:table-cell>
          <table:table-cell office:value-type="string" calcext:value-type="string">
            <text:p>poi</text:p>
          </table:table-cell>
          <table:table-cell office:value-type="string" calcext:value-type="string">
            <text:p>A golden palace</text:p>
          </table:table-cell>
          <table:table-cell table:style-name="ce65" office:value-type="string" calcext:value-type="string">
            <text:p>huge lively cen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sert</text:p>
          </table:table-cell>
          <table:table-cell table:style-name="ce44" office:value-type="string" calcext:value-type="string">
            <text:p>viewAround</text:p>
          </table:table-cell>
          <table:table-cell/>
          <table:table-cell table:style-name="ce50" office:value-type="string" calcext:value-type="string">
            <text:p>withResources</text:p>
          </table:table-cell>
          <table:table-cell office:value-type="string" calcext:value-type="string">
            <text:p>noHealth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 pyramid</text:p>
          </table:table-cell>
          <table:table-cell table:style-name="ce44" office:value-type="string" calcext:value-type="string">
            <text:p>high climbable plac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sert</text:p>
          </table:table-cell>
          <table:table-cell/>
          <table:table-cell table:style-name="ce48" office:value-type="string" calcext:value-type="string">
            <text:p>battling</text:p>
          </table:table-cell>
          <table:table-cell/>
          <table:table-cell office:value-type="string" calcext:value-type="string">
            <text:p>noHealth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A stone plain</text:p>
          </table:table-cell>
          <table:table-cell table:style-name="ce48" office:value-type="string" calcext:value-type="string">
            <text:p>large dangerous encounters plac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sert</text:p>
          </table:table-cell>
          <table:table-cell/>
          <table:table-cell table:style-name="ce48" office:value-type="string" calcext:value-type="string">
            <text:p>difficultMovement</text:p>
          </table:table-cell>
          <table:table-cell table:style-name="ce50" office:value-type="string" calcext:value-type="string">
            <text:p>withResources</text:p>
          </table:table-cell>
          <table:table-cell office:value-type="string" calcext:value-type="string">
            <text:p>noHealt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 canyon</text:p>
          </table:table-cell>
          <table:table-cell table:style-name="ce73" office:value-type="string" calcext:value-type="string">
            <text:p>quiet hard to navigate plac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sert</text:p>
          </table:table-cell>
          <table:table-cell/>
          <table:table-cell table:style-name="ce48" office:value-type="string" calcext:value-type="string">
            <text:p>testMovement</text:p>
          </table:table-cell>
          <table:table-cell/>
          <table:table-cell office:value-type="string" calcext:value-type="string">
            <text:p>noHealt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 dust storm</text:p>
          </table:table-cell>
          <table:table-cell office:value-type="string" calcext:value-type="string">
            <text:p>hard to navigate due to biome conditio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sert</text:p>
          </table:table-cell>
          <table:table-cell table:style-name="ce44" office:value-type="string" calcext:value-type="string">
            <text:p>quiet</text:p>
          </table:table-cell>
          <table:table-cell/>
          <table:table-cell table:style-name="ce50" office:value-type="string" calcext:value-type="string">
            <text:p>withResources</text:p>
          </table:table-cell>
          <table:table-cell office:value-type="string" calcext:value-type="string">
            <text:p>noHealt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Some tents</text:p>
          </table:table-cell>
          <table:table-cell table:style-name="ce65" office:value-type="string" calcext:value-type="string">
            <text:p>small inhabitate plac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sert</text:p>
          </table:table-cell>
          <table:table-cell table:style-name="ce44"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noHealt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 desert</text:p>
          </table:table-cell>
          <table:table-cell table:style-name="ce78" office:value-type="string" calcext:value-type="string">
            <text:p>quiet/standard place</text:p>
          </table:table-cell>
          <table:table-cell table:number-columns-repeated="1016"/>
        </table:table-row>
        <table:table-row table:style-name="ro1">
          <table:table-cell table:style-name="ce42"/>
          <table:table-cell office:value-type="string" calcext:value-type="string">
            <text:p>ascension</text:p>
          </table:table-cell>
          <table:table-cell/>
          <table:table-cell table:style-name="ce42" table:number-columns-repeated="2"/>
          <table:table-cell office:value-type="string" calcext:value-type="string">
            <text:p>small</text:p>
          </table:table-cell>
          <table:table-cell office:value-type="string" calcext:value-type="string">
            <text:p>A giant inlaid box, locked by a code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45" table:number-columns-repeated="1024"/>
        </table:table-row>
        <table:table-row table:style-name="ro1">
          <table:table-cell office:value-type="string" calcext:value-type="string">
            <text:p>ice</text:p>
          </table:table-cell>
          <table:table-cell/>
          <table:table-cell table:style-name="ce48" office:value-type="string" calcext:value-type="string">
            <text:p>difficultMovement</text:p>
          </table:table-cell>
          <table:table-cell table:style-name="ce50" office:value-type="string" calcext:value-type="string">
            <text:p>withResources</text:p>
          </table:table-cell>
          <table:table-cell table:style-name="ce49" office:value-type="string" calcext:value-type="string">
            <text:p>testFullHealt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Some frozen caves</text:p>
          </table:table-cell>
          <table:table-cell table:style-name="ce74" office:value-type="string" calcext:value-type="string">
            <text:p>maze-like with resourc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ce</text:p>
          </table:table-cell>
          <table:table-cell table:number-columns-repeated="2"/>
          <table:table-cell table:style-name="ce50" office:value-type="string" calcext:value-type="string">
            <text:p>withResources</text:p>
          </table:table-cell>
          <table:table-cell table:style-name="ce49" office:value-type="string" calcext:value-type="string">
            <text:p>testPartialHealt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 greenhouse</text:p>
          </table:table-cell>
          <table:table-cell table:style-name="ce50" office:value-type="string" calcext:value-type="string">
            <text:p>human managed natural resource sourc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ce</text:p>
          </table:table-cell>
          <table:table-cell table:style-name="ce44" office:value-type="string" calcext:value-type="string">
            <text:p>blocking</text:p>
          </table:table-cell>
          <table:table-cell table:number-columns-repeated="2"/>
          <table:table-cell office:value-type="string" calcext:value-type="string">
            <text:p>noHealth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Icebergs</text:p>
          </table:table-cell>
          <table:table-cell table:style-name="ce75" office:value-type="string" calcext:value-type="string">
            <text:p>huge obstac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ce</text:p>
          </table:table-cell>
          <table:table-cell table:style-name="ce44" office:value-type="string" calcext:value-type="string">
            <text:p>noMeeting</text:p>
          </table:table-cell>
          <table:table-cell table:style-name="ce48" office:value-type="string" calcext:value-type="string">
            <text:p>dangerous</text:p>
          </table:table-cell>
          <table:table-cell/>
          <table:table-cell office:value-type="string" calcext:value-type="string">
            <text:p>noHealt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 glacier</text:p>
          </table:table-cell>
          <table:table-cell office:value-type="string" calcext:value-type="string">
            <text:p>harsh natural environme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ce</text:p>
          </table:table-cell>
          <table:table-cell table:style-name="ce44" office:value-type="string" calcext:value-type="string">
            <text:p>socialEncounter</text:p>
          </table:table-cell>
          <table:table-cell table:number-columns-repeated="2"/>
          <table:table-cell office:value-type="string" calcext:value-type="string">
            <text:p>noHealth</text:p>
          </table:table-cell>
          <table:table-cell office:value-type="string" calcext:value-type="string">
            <text:p>poi</text:p>
          </table:table-cell>
          <table:table-cell office:value-type="string" calcext:value-type="string">
            <text:p>Some igloos</text:p>
          </table:table-cell>
          <table:table-cell table:style-name="ce65" office:value-type="string" calcext:value-type="string">
            <text:p>huge lively cen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ce</text:p>
          </table:table-cell>
          <table:table-cell table:style-name="ce44" office:value-type="string" calcext:value-type="string">
            <text:p>viewAround</text:p>
          </table:table-cell>
          <table:table-cell/>
          <table:table-cell table:style-name="ce50" office:value-type="string" calcext:value-type="string">
            <text:p>withResources</text:p>
          </table:table-cell>
          <table:table-cell office:value-type="string" calcext:value-type="string">
            <text:p>noHealth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n ice tower</text:p>
          </table:table-cell>
          <table:table-cell table:style-name="ce44" office:value-type="string" calcext:value-type="string">
            <text:p>high climbable plac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ce</text:p>
          </table:table-cell>
          <table:table-cell/>
          <table:table-cell table:style-name="ce48" office:value-type="string" calcext:value-type="string">
            <text:p>battling</text:p>
          </table:table-cell>
          <table:table-cell/>
          <table:table-cell office:value-type="string" calcext:value-type="string">
            <text:p>noHealth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Some frozen paths</text:p>
          </table:table-cell>
          <table:table-cell table:style-name="ce48" office:value-type="string" calcext:value-type="string">
            <text:p>large dangerous encounters plac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ce</text:p>
          </table:table-cell>
          <table:table-cell/>
          <table:table-cell table:style-name="ce48" office:value-type="string" calcext:value-type="string">
            <text:p>difficultMovement</text:p>
          </table:table-cell>
          <table:table-cell table:style-name="ce50" office:value-type="string" calcext:value-type="string">
            <text:p>withResources</text:p>
          </table:table-cell>
          <table:table-cell office:value-type="string" calcext:value-type="string">
            <text:p>noHealt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 snowy descent</text:p>
          </table:table-cell>
          <table:table-cell table:style-name="ce73" office:value-type="string" calcext:value-type="string">
            <text:p>quiet hard to navigate plac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ce</text:p>
          </table:table-cell>
          <table:table-cell/>
          <table:table-cell table:style-name="ce48" office:value-type="string" calcext:value-type="string">
            <text:p>testMovement</text:p>
          </table:table-cell>
          <table:table-cell/>
          <table:table-cell office:value-type="string" calcext:value-type="string">
            <text:p>noHealt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 snowstorm</text:p>
          </table:table-cell>
          <table:table-cell office:value-type="string" calcext:value-type="string">
            <text:p>hard to navigate due to biome conditio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ce</text:p>
          </table:table-cell>
          <table:table-cell table:style-name="ce44" office:value-type="string" calcext:value-type="string">
            <text:p>quiet</text:p>
          </table:table-cell>
          <table:table-cell/>
          <table:table-cell table:style-name="ce50" office:value-type="string" calcext:value-type="string">
            <text:p>withResources</text:p>
          </table:table-cell>
          <table:table-cell office:value-type="string" calcext:value-type="string">
            <text:p>noHealt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Some wooden houses</text:p>
          </table:table-cell>
          <table:table-cell table:style-name="ce65" office:value-type="string" calcext:value-type="string">
            <text:p>small inhabitate plac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ce</text:p>
          </table:table-cell>
          <table:table-cell table:style-name="ce44"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noHealt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 snowfield</text:p>
          </table:table-cell>
          <table:table-cell table:style-name="ce78" office:value-type="string" calcext:value-type="string">
            <text:p>quiet/standard place</text:p>
          </table:table-cell>
          <table:table-cell table:number-columns-repeated="1016"/>
        </table:table-row>
        <table:table-row table:style-name="ro1">
          <table:table-cell table:style-name="ce42"/>
          <table:table-cell office:value-type="string" calcext:value-type="string">
            <text:p>ascension</text:p>
          </table:table-cell>
          <table:table-cell/>
          <table:table-cell table:style-name="ce42" table:number-columns-repeated="2"/>
          <table:table-cell office:value-type="string" calcext:value-type="string">
            <text:p>small</text:p>
          </table:table-cell>
          <table:table-cell office:value-type="string" calcext:value-type="string">
            <text:p>A magic circle made up of letters and numbers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45" table:number-columns-repeated="1024"/>
        </table:table-row>
        <table:table-row table:style-name="ro1">
          <table:table-cell office:value-type="string" calcext:value-type="string">
            <text:p>swamp</text:p>
          </table:table-cell>
          <table:table-cell/>
          <table:table-cell table:style-name="ce48" office:value-type="string" calcext:value-type="string">
            <text:p>difficultMovement</text:p>
          </table:table-cell>
          <table:table-cell table:style-name="ce50" office:value-type="string" calcext:value-type="string">
            <text:p>withResources</text:p>
          </table:table-cell>
          <table:table-cell table:style-name="ce49" office:value-type="string" calcext:value-type="string">
            <text:p>testFullHealt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 jungle</text:p>
          </table:table-cell>
          <table:table-cell table:style-name="ce74" office:value-type="string" calcext:value-type="string">
            <text:p>maze-like with resourc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amp</text:p>
          </table:table-cell>
          <table:table-cell table:number-columns-repeated="2"/>
          <table:table-cell table:style-name="ce50" office:value-type="string" calcext:value-type="string">
            <text:p>withResources</text:p>
          </table:table-cell>
          <table:table-cell table:style-name="ce49" office:value-type="string" calcext:value-type="string">
            <text:p>testPartialHealt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 cultivated field</text:p>
          </table:table-cell>
          <table:table-cell table:style-name="ce50" office:value-type="string" calcext:value-type="string">
            <text:p>human managed natural resource sourc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amp</text:p>
          </table:table-cell>
          <table:table-cell table:style-name="ce44" office:value-type="string" calcext:value-type="string">
            <text:p>blocking</text:p>
          </table:table-cell>
          <table:table-cell table:number-columns-repeated="2"/>
          <table:table-cell office:value-type="string" calcext:value-type="string">
            <text:p>noHealth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 palisade</text:p>
          </table:table-cell>
          <table:table-cell table:style-name="ce75" office:value-type="string" calcext:value-type="string">
            <text:p>huge obstac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amp</text:p>
          </table:table-cell>
          <table:table-cell table:style-name="ce44" office:value-type="string" calcext:value-type="string">
            <text:p>noMeeting</text:p>
          </table:table-cell>
          <table:table-cell table:style-name="ce48" office:value-type="string" calcext:value-type="string">
            <text:p>dangerous</text:p>
          </table:table-cell>
          <table:table-cell/>
          <table:table-cell office:value-type="string" calcext:value-type="string">
            <text:p>noHealt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 murky river</text:p>
          </table:table-cell>
          <table:table-cell office:value-type="string" calcext:value-type="string">
            <text:p>harsh natural environme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amp</text:p>
          </table:table-cell>
          <table:table-cell table:style-name="ce44" office:value-type="string" calcext:value-type="string">
            <text:p>socialEncounter</text:p>
          </table:table-cell>
          <table:table-cell table:number-columns-repeated="2"/>
          <table:table-cell office:value-type="string" calcext:value-type="string">
            <text:p>noHealth</text:p>
          </table:table-cell>
          <table:table-cell office:value-type="string" calcext:value-type="string">
            <text:p>poi</text:p>
          </table:table-cell>
          <table:table-cell office:value-type="string" calcext:value-type="string">
            <text:p>A tree village</text:p>
          </table:table-cell>
          <table:table-cell table:style-name="ce65" office:value-type="string" calcext:value-type="string">
            <text:p>huge lively cen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amp</text:p>
          </table:table-cell>
          <table:table-cell table:style-name="ce44" office:value-type="string" calcext:value-type="string">
            <text:p>viewAround</text:p>
          </table:table-cell>
          <table:table-cell/>
          <table:table-cell table:style-name="ce50" office:value-type="string" calcext:value-type="string">
            <text:p>withResources</text:p>
          </table:table-cell>
          <table:table-cell office:value-type="string" calcext:value-type="string">
            <text:p>noHealth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 stone arch</text:p>
          </table:table-cell>
          <table:table-cell table:style-name="ce44" office:value-type="string" calcext:value-type="string">
            <text:p>high climbable plac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amp</text:p>
          </table:table-cell>
          <table:table-cell/>
          <table:table-cell table:style-name="ce48" office:value-type="string" calcext:value-type="string">
            <text:p>battling</text:p>
          </table:table-cell>
          <table:table-cell/>
          <table:table-cell office:value-type="string" calcext:value-type="string">
            <text:p>noHealth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An abandoned village</text:p>
          </table:table-cell>
          <table:table-cell table:style-name="ce48" office:value-type="string" calcext:value-type="string">
            <text:p>large dangerous encounters plac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amp</text:p>
          </table:table-cell>
          <table:table-cell/>
          <table:table-cell table:style-name="ce48" office:value-type="string" calcext:value-type="string">
            <text:p>difficultMovement</text:p>
          </table:table-cell>
          <table:table-cell table:style-name="ce50" office:value-type="string" calcext:value-type="string">
            <text:p>withResources</text:p>
          </table:table-cell>
          <table:table-cell office:value-type="string" calcext:value-type="string">
            <text:p>noHealt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 pond</text:p>
          </table:table-cell>
          <table:table-cell table:style-name="ce73" office:value-type="string" calcext:value-type="string">
            <text:p>quiet hard to navigate plac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amp</text:p>
          </table:table-cell>
          <table:table-cell/>
          <table:table-cell table:style-name="ce48" office:value-type="string" calcext:value-type="string">
            <text:p>testMovement</text:p>
          </table:table-cell>
          <table:table-cell/>
          <table:table-cell office:value-type="string" calcext:value-type="string">
            <text:p>noHealt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 foggy plain</text:p>
          </table:table-cell>
          <table:table-cell office:value-type="string" calcext:value-type="string">
            <text:p>hard to navigate due to biome conditio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amp</text:p>
          </table:table-cell>
          <table:table-cell table:style-name="ce44" office:value-type="string" calcext:value-type="string">
            <text:p>quiet</text:p>
          </table:table-cell>
          <table:table-cell/>
          <table:table-cell table:style-name="ce50" office:value-type="string" calcext:value-type="string">
            <text:p>withResources</text:p>
          </table:table-cell>
          <table:table-cell office:value-type="string" calcext:value-type="string">
            <text:p>noHealt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Some stilt houses</text:p>
          </table:table-cell>
          <table:table-cell table:style-name="ce65" office:value-type="string" calcext:value-type="string">
            <text:p>small inhabitate plac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amp</text:p>
          </table:table-cell>
          <table:table-cell table:style-name="ce44"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noHealt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 swamp</text:p>
          </table:table-cell>
          <table:table-cell table:style-name="ce78" office:value-type="string" calcext:value-type="string">
            <text:p>quiet/standard place</text:p>
          </table:table-cell>
          <table:table-cell table:number-columns-repeated="1016"/>
        </table:table-row>
        <table:table-row table:style-name="ro1">
          <table:table-cell table:style-name="ce42"/>
          <table:table-cell office:value-type="string" calcext:value-type="string">
            <text:p>ascension</text:p>
          </table:table-cell>
          <table:table-cell/>
          <table:table-cell table:style-name="ce42" table:number-columns-repeated="2"/>
          <table:table-cell office:value-type="string" calcext:value-type="string">
            <text:p>small</text:p>
          </table:table-cell>
          <table:table-cell office:value-type="string" calcext:value-type="string">
            <text:p>A well sealed with runes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45" table:number-columns-repeated="1024"/>
        </table:table-row>
        <table:table-row table:style-name="ro1">
          <table:table-cell office:value-type="string" calcext:value-type="string">
            <text:p>steam</text:p>
          </table:table-cell>
          <table:table-cell/>
          <table:table-cell table:style-name="ce48" office:value-type="string" calcext:value-type="string">
            <text:p>difficultMovement</text:p>
          </table:table-cell>
          <table:table-cell table:style-name="ce50" office:value-type="string" calcext:value-type="string">
            <text:p>withResources</text:p>
          </table:table-cell>
          <table:table-cell table:style-name="ce49" office:value-type="string" calcext:value-type="string">
            <text:p>testFullHealt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Some pipelines</text:p>
          </table:table-cell>
          <table:table-cell table:style-name="ce74" office:value-type="string" calcext:value-type="string">
            <text:p>maze-like with resourc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eam</text:p>
          </table:table-cell>
          <table:table-cell table:number-columns-repeated="2"/>
          <table:table-cell table:style-name="ce50" office:value-type="string" calcext:value-type="string">
            <text:p>withResources</text:p>
          </table:table-cell>
          <table:table-cell table:style-name="ce49" office:value-type="string" calcext:value-type="string">
            <text:p>testPartialHealt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 warehouse</text:p>
          </table:table-cell>
          <table:table-cell table:style-name="ce50" office:value-type="string" calcext:value-type="string">
            <text:p>human managed natural resource sourc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eam</text:p>
          </table:table-cell>
          <table:table-cell table:style-name="ce44" office:value-type="string" calcext:value-type="string">
            <text:p>blocking</text:p>
          </table:table-cell>
          <table:table-cell table:number-columns-repeated="2"/>
          <table:table-cell office:value-type="string" calcext:value-type="string">
            <text:p>noHealth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 giant battery</text:p>
          </table:table-cell>
          <table:table-cell table:style-name="ce75" office:value-type="string" calcext:value-type="string">
            <text:p>huge obstac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eam</text:p>
          </table:table-cell>
          <table:table-cell table:style-name="ce44" office:value-type="string" calcext:value-type="string">
            <text:p>noMeeting</text:p>
          </table:table-cell>
          <table:table-cell table:style-name="ce48" office:value-type="string" calcext:value-type="string">
            <text:p>dangerous</text:p>
          </table:table-cell>
          <table:table-cell/>
          <table:table-cell office:value-type="string" calcext:value-type="string">
            <text:p>noHealt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 junkyard</text:p>
          </table:table-cell>
          <table:table-cell office:value-type="string" calcext:value-type="string">
            <text:p>harsh natural environme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eam</text:p>
          </table:table-cell>
          <table:table-cell table:style-name="ce44" office:value-type="string" calcext:value-type="string">
            <text:p>socialEncounter</text:p>
          </table:table-cell>
          <table:table-cell table:number-columns-repeated="2"/>
          <table:table-cell office:value-type="string" calcext:value-type="string">
            <text:p>noHealth</text:p>
          </table:table-cell>
          <table:table-cell office:value-type="string" calcext:value-type="string">
            <text:p>poi</text:p>
          </table:table-cell>
          <table:table-cell office:value-type="string" calcext:value-type="string">
            <text:p>A village of automatons</text:p>
          </table:table-cell>
          <table:table-cell table:style-name="ce65" office:value-type="string" calcext:value-type="string">
            <text:p>huge lively cen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eam</text:p>
          </table:table-cell>
          <table:table-cell table:style-name="ce44" office:value-type="string" calcext:value-type="string">
            <text:p>viewAround</text:p>
          </table:table-cell>
          <table:table-cell/>
          <table:table-cell table:style-name="ce50" office:value-type="string" calcext:value-type="string">
            <text:p>withResources</text:p>
          </table:table-cell>
          <table:table-cell office:value-type="string" calcext:value-type="string">
            <text:p>noHealth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n elevator</text:p>
          </table:table-cell>
          <table:table-cell table:style-name="ce44" office:value-type="string" calcext:value-type="string">
            <text:p>high climbable plac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eam</text:p>
          </table:table-cell>
          <table:table-cell/>
          <table:table-cell table:style-name="ce48" office:value-type="string" calcext:value-type="string">
            <text:p>battling</text:p>
          </table:table-cell>
          <table:table-cell/>
          <table:table-cell office:value-type="string" calcext:value-type="string">
            <text:p>noHealth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A factory</text:p>
          </table:table-cell>
          <table:table-cell table:style-name="ce48" office:value-type="string" calcext:value-type="string">
            <text:p>large dangerous encounters plac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eam</text:p>
          </table:table-cell>
          <table:table-cell/>
          <table:table-cell table:style-name="ce48" office:value-type="string" calcext:value-type="string">
            <text:p>difficultMovement</text:p>
          </table:table-cell>
          <table:table-cell table:style-name="ce50" office:value-type="string" calcext:value-type="string">
            <text:p>withResources</text:p>
          </table:table-cell>
          <table:table-cell office:value-type="string" calcext:value-type="string">
            <text:p>noHealt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Some suspended platforms</text:p>
          </table:table-cell>
          <table:table-cell table:style-name="ce73" office:value-type="string" calcext:value-type="string">
            <text:p>quiet hard to navigate plac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eam</text:p>
          </table:table-cell>
          <table:table-cell/>
          <table:table-cell table:style-name="ce48" office:value-type="string" calcext:value-type="string">
            <text:p>testMovement</text:p>
          </table:table-cell>
          <table:table-cell/>
          <table:table-cell office:value-type="string" calcext:value-type="string">
            <text:p>noHealt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n under construction area</text:p>
          </table:table-cell>
          <table:table-cell office:value-type="string" calcext:value-type="string">
            <text:p>hard to navigate due to biome conditio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eam</text:p>
          </table:table-cell>
          <table:table-cell table:style-name="ce44" office:value-type="string" calcext:value-type="string">
            <text:p>quiet</text:p>
          </table:table-cell>
          <table:table-cell/>
          <table:table-cell table:style-name="ce50" office:value-type="string" calcext:value-type="string">
            <text:p>withResources</text:p>
          </table:table-cell>
          <table:table-cell office:value-type="string" calcext:value-type="string">
            <text:p>noHealt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 walled village</text:p>
          </table:table-cell>
          <table:table-cell table:style-name="ce65" office:value-type="string" calcext:value-type="string">
            <text:p>small inhabitate plac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eam</text:p>
          </table:table-cell>
          <table:table-cell table:style-name="ce44"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noHealt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Some corridors</text:p>
          </table:table-cell>
          <table:table-cell table:style-name="ce78" office:value-type="string" calcext:value-type="string">
            <text:p>quiet/standard place</text:p>
          </table:table-cell>
          <table:table-cell table:number-columns-repeated="1016"/>
        </table:table-row>
        <table:table-row table:style-name="ro1">
          <table:table-cell table:style-name="ce42"/>
          <table:table-cell office:value-type="string" calcext:value-type="string">
            <text:p>ascension</text:p>
          </table:table-cell>
          <table:table-cell/>
          <table:table-cell table:style-name="ce42" table:number-columns-repeated="2"/>
          <table:table-cell office:value-type="string" calcext:value-type="string">
            <text:p>small</text:p>
          </table:table-cell>
          <table:table-cell office:value-type="string" calcext:value-type="string">
            <text:p>A sphere held suspended by a thread of light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45" table:number-columns-repeated="1024"/>
        </table:table-row>
        <table:table-row table:style-name="ro1">
          <table:table-cell office:value-type="string" calcext:value-type="string">
            <text:p>grave</text:p>
          </table:table-cell>
          <table:table-cell/>
          <table:table-cell table:style-name="ce48" office:value-type="string" calcext:value-type="string">
            <text:p>difficultMovement</text:p>
          </table:table-cell>
          <table:table-cell table:style-name="ce50" office:value-type="string" calcext:value-type="string">
            <text:p>withResources</text:p>
          </table:table-cell>
          <table:table-cell table:style-name="ce49" office:value-type="string" calcext:value-type="string">
            <text:p>testFullHealt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 temple</text:p>
          </table:table-cell>
          <table:table-cell table:style-name="ce74" office:value-type="string" calcext:value-type="string">
            <text:p>maze-like with resourc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ave</text:p>
          </table:table-cell>
          <table:table-cell table:number-columns-repeated="2"/>
          <table:table-cell table:style-name="ce50" office:value-type="string" calcext:value-type="string">
            <text:p>withResources</text:p>
          </table:table-cell>
          <table:table-cell table:style-name="ce49" office:value-type="string" calcext:value-type="string">
            <text:p>testPartialHealt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 flowery meadow</text:p>
          </table:table-cell>
          <table:table-cell table:style-name="ce50" office:value-type="string" calcext:value-type="string">
            <text:p>human managed natural resource sourc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ave</text:p>
          </table:table-cell>
          <table:table-cell table:style-name="ce44" office:value-type="string" calcext:value-type="string">
            <text:p>blocking</text:p>
          </table:table-cell>
          <table:table-cell table:number-columns-repeated="2"/>
          <table:table-cell office:value-type="string" calcext:value-type="string">
            <text:p>noHealth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llapsed trees</text:p>
          </table:table-cell>
          <table:table-cell table:style-name="ce75" office:value-type="string" calcext:value-type="string">
            <text:p>huge obstac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ave</text:p>
          </table:table-cell>
          <table:table-cell table:style-name="ce44" office:value-type="string" calcext:value-type="string">
            <text:p>noMeeting</text:p>
          </table:table-cell>
          <table:table-cell table:style-name="ce48" office:value-type="string" calcext:value-type="string">
            <text:p>dangerous</text:p>
          </table:table-cell>
          <table:table-cell/>
          <table:table-cell office:value-type="string" calcext:value-type="string">
            <text:p>noHealt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 dead forest</text:p>
          </table:table-cell>
          <table:table-cell office:value-type="string" calcext:value-type="string">
            <text:p>harsh natural environme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ave</text:p>
          </table:table-cell>
          <table:table-cell table:style-name="ce44" office:value-type="string" calcext:value-type="string">
            <text:p>socialEncounter</text:p>
          </table:table-cell>
          <table:table-cell table:number-columns-repeated="2"/>
          <table:table-cell office:value-type="string" calcext:value-type="string">
            <text:p>noHealth</text:p>
          </table:table-cell>
          <table:table-cell office:value-type="string" calcext:value-type="string">
            <text:p>poi</text:p>
          </table:table-cell>
          <table:table-cell office:value-type="string" calcext:value-type="string">
            <text:p>A monastery</text:p>
          </table:table-cell>
          <table:table-cell table:style-name="ce65" office:value-type="string" calcext:value-type="string">
            <text:p>huge lively cen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ave</text:p>
          </table:table-cell>
          <table:table-cell table:style-name="ce44" office:value-type="string" calcext:value-type="string">
            <text:p>viewAround</text:p>
          </table:table-cell>
          <table:table-cell/>
          <table:table-cell table:style-name="ce50" office:value-type="string" calcext:value-type="string">
            <text:p>withResources</text:p>
          </table:table-cell>
          <table:table-cell office:value-type="string" calcext:value-type="string">
            <text:p>noHealth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 mausoleum</text:p>
          </table:table-cell>
          <table:table-cell table:style-name="ce44" office:value-type="string" calcext:value-type="string">
            <text:p>high climbable plac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ave</text:p>
          </table:table-cell>
          <table:table-cell/>
          <table:table-cell table:style-name="ce48" office:value-type="string" calcext:value-type="string">
            <text:p>battling</text:p>
          </table:table-cell>
          <table:table-cell/>
          <table:table-cell office:value-type="string" calcext:value-type="string">
            <text:p>noHealth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A graveyard</text:p>
          </table:table-cell>
          <table:table-cell table:style-name="ce48" office:value-type="string" calcext:value-type="string">
            <text:p>large dangerous encounters plac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ave</text:p>
          </table:table-cell>
          <table:table-cell/>
          <table:table-cell table:style-name="ce48" office:value-type="string" calcext:value-type="string">
            <text:p>difficultMovement</text:p>
          </table:table-cell>
          <table:table-cell table:style-name="ce50" office:value-type="string" calcext:value-type="string">
            <text:p>withResources</text:p>
          </table:table-cell>
          <table:table-cell office:value-type="string" calcext:value-type="string">
            <text:p>noHealt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 procession</text:p>
          </table:table-cell>
          <table:table-cell table:style-name="ce73" office:value-type="string" calcext:value-type="string">
            <text:p>quiet hard to navigate plac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ave</text:p>
          </table:table-cell>
          <table:table-cell/>
          <table:table-cell table:style-name="ce48" office:value-type="string" calcext:value-type="string">
            <text:p>testMovement</text:p>
          </table:table-cell>
          <table:table-cell/>
          <table:table-cell office:value-type="string" calcext:value-type="string">
            <text:p>noHealt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and of Spirits</text:p>
          </table:table-cell>
          <table:table-cell office:value-type="string" calcext:value-type="string">
            <text:p>hard to navigate due to biome conditio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ave</text:p>
          </table:table-cell>
          <table:table-cell table:style-name="ce44" office:value-type="string" calcext:value-type="string">
            <text:p>quiet</text:p>
          </table:table-cell>
          <table:table-cell/>
          <table:table-cell table:style-name="ce50" office:value-type="string" calcext:value-type="string">
            <text:p>withResources</text:p>
          </table:table-cell>
          <table:table-cell office:value-type="string" calcext:value-type="string">
            <text:p>noHealt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 gloomy village</text:p>
          </table:table-cell>
          <table:table-cell table:style-name="ce65" office:value-type="string" calcext:value-type="string">
            <text:p>small inhabitate plac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ave</text:p>
          </table:table-cell>
          <table:table-cell table:style-name="ce44"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noHealt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 garden</text:p>
          </table:table-cell>
          <table:table-cell table:style-name="ce78" office:value-type="string" calcext:value-type="string">
            <text:p>quiet/standard place</text:p>
          </table:table-cell>
          <table:table-cell table:number-columns-repeated="1016"/>
        </table:table-row>
        <table:table-row table:style-name="ro1">
          <table:table-cell table:style-name="ce42"/>
          <table:table-cell office:value-type="string" calcext:value-type="string">
            <text:p>ascension</text:p>
          </table:table-cell>
          <table:table-cell/>
          <table:table-cell table:style-name="ce42" table:number-columns-repeated="2"/>
          <table:table-cell office:value-type="string" calcext:value-type="string">
            <text:p>small</text:p>
          </table:table-cell>
          <table:table-cell office:value-type="string" calcext:value-type="string">
            <text:p>An endless column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45" table:number-columns-repeated="1024"/>
        </table:table-row>
        <table:table-row table:style-name="ro1">
          <table:table-cell office:value-type="string" calcext:value-type="string">
            <text:p>war</text:p>
          </table:table-cell>
          <table:table-cell/>
          <table:table-cell table:style-name="ce48" office:value-type="string" calcext:value-type="string">
            <text:p>difficultMovement</text:p>
          </table:table-cell>
          <table:table-cell table:style-name="ce50" office:value-type="string" calcext:value-type="string">
            <text:p>withResources</text:p>
          </table:table-cell>
          <table:table-cell table:style-name="ce49" office:value-type="string" calcext:value-type="string">
            <text:p>testFullHealt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Some trenches</text:p>
          </table:table-cell>
          <table:table-cell table:style-name="ce74" office:value-type="string" calcext:value-type="string">
            <text:p>maze-like with resourc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ar</text:p>
          </table:table-cell>
          <table:table-cell table:number-columns-repeated="2"/>
          <table:table-cell table:style-name="ce50" office:value-type="string" calcext:value-type="string">
            <text:p>withResources</text:p>
          </table:table-cell>
          <table:table-cell table:style-name="ce49" office:value-type="string" calcext:value-type="string">
            <text:p>testPartialHealt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 medic camp</text:p>
          </table:table-cell>
          <table:table-cell table:style-name="ce50" office:value-type="string" calcext:value-type="string">
            <text:p>human managed natural resource sourc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ar</text:p>
          </table:table-cell>
          <table:table-cell table:style-name="ce44" office:value-type="string" calcext:value-type="string">
            <text:p>blocking</text:p>
          </table:table-cell>
          <table:table-cell table:number-columns-repeated="2"/>
          <table:table-cell office:value-type="string" calcext:value-type="string">
            <text:p>noHealth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 crater</text:p>
          </table:table-cell>
          <table:table-cell table:style-name="ce75" office:value-type="string" calcext:value-type="string">
            <text:p>huge obstac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ar</text:p>
          </table:table-cell>
          <table:table-cell table:style-name="ce44" office:value-type="string" calcext:value-type="string">
            <text:p>noMeeting</text:p>
          </table:table-cell>
          <table:table-cell table:style-name="ce48" office:value-type="string" calcext:value-type="string">
            <text:p>dangerous</text:p>
          </table:table-cell>
          <table:table-cell/>
          <table:table-cell office:value-type="string" calcext:value-type="string">
            <text:p>noHealt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Barren land</text:p>
          </table:table-cell>
          <table:table-cell office:value-type="string" calcext:value-type="string">
            <text:p>harsh natural environme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ar</text:p>
          </table:table-cell>
          <table:table-cell table:style-name="ce44" office:value-type="string" calcext:value-type="string">
            <text:p>socialEncounter</text:p>
          </table:table-cell>
          <table:table-cell table:number-columns-repeated="2"/>
          <table:table-cell office:value-type="string" calcext:value-type="string">
            <text:p>noHealth</text:p>
          </table:table-cell>
          <table:table-cell office:value-type="string" calcext:value-type="string">
            <text:p>poi</text:p>
          </table:table-cell>
          <table:table-cell office:value-type="string" calcext:value-type="string">
            <text:p>A military base</text:p>
          </table:table-cell>
          <table:table-cell table:style-name="ce65" office:value-type="string" calcext:value-type="string">
            <text:p>huge lively cen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ar</text:p>
          </table:table-cell>
          <table:table-cell table:style-name="ce44" office:value-type="string" calcext:value-type="string">
            <text:p>viewAround</text:p>
          </table:table-cell>
          <table:table-cell/>
          <table:table-cell table:style-name="ce50" office:value-type="string" calcext:value-type="string">
            <text:p>withResources</text:p>
          </table:table-cell>
          <table:table-cell office:value-type="string" calcext:value-type="string">
            <text:p>noHealth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 watchtower</text:p>
          </table:table-cell>
          <table:table-cell table:style-name="ce44" office:value-type="string" calcext:value-type="string">
            <text:p>high climbable plac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ar</text:p>
          </table:table-cell>
          <table:table-cell/>
          <table:table-cell table:style-name="ce48" office:value-type="string" calcext:value-type="string">
            <text:p>battling</text:p>
          </table:table-cell>
          <table:table-cell/>
          <table:table-cell office:value-type="string" calcext:value-type="string">
            <text:p>noHealth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A battlefield</text:p>
          </table:table-cell>
          <table:table-cell table:style-name="ce48" office:value-type="string" calcext:value-type="string">
            <text:p>large dangerous encounters plac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ar</text:p>
          </table:table-cell>
          <table:table-cell/>
          <table:table-cell table:style-name="ce48" office:value-type="string" calcext:value-type="string">
            <text:p>difficultMovement</text:p>
          </table:table-cell>
          <table:table-cell table:style-name="ce50" office:value-type="string" calcext:value-type="string">
            <text:p>withResources</text:p>
          </table:table-cell>
          <table:table-cell office:value-type="string" calcext:value-type="string">
            <text:p>noHealt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 destroyed village</text:p>
          </table:table-cell>
          <table:table-cell table:style-name="ce73" office:value-type="string" calcext:value-type="string">
            <text:p>quiet hard to navigate plac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ar</text:p>
          </table:table-cell>
          <table:table-cell/>
          <table:table-cell table:style-name="ce48" office:value-type="string" calcext:value-type="string">
            <text:p>testMovement</text:p>
          </table:table-cell>
          <table:table-cell/>
          <table:table-cell office:value-type="string" calcext:value-type="string">
            <text:p>noHealt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 minefield</text:p>
          </table:table-cell>
          <table:table-cell office:value-type="string" calcext:value-type="string">
            <text:p>hard to navigate due to biome conditio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ar</text:p>
          </table:table-cell>
          <table:table-cell table:style-name="ce44" office:value-type="string" calcext:value-type="string">
            <text:p>quiet</text:p>
          </table:table-cell>
          <table:table-cell/>
          <table:table-cell table:style-name="ce50" office:value-type="string" calcext:value-type="string">
            <text:p>withResources</text:p>
          </table:table-cell>
          <table:table-cell office:value-type="string" calcext:value-type="string">
            <text:p>noHealt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 military camp</text:p>
          </table:table-cell>
          <table:table-cell table:style-name="ce65" office:value-type="string" calcext:value-type="string">
            <text:p>small inhabitate plac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ar</text:p>
          </table:table-cell>
          <table:table-cell table:style-name="ce44"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noHealt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Some rubble</text:p>
          </table:table-cell>
          <table:table-cell table:style-name="ce78" office:value-type="string" calcext:value-type="string">
            <text:p>quiet/standard place</text:p>
          </table:table-cell>
          <table:table-cell table:number-columns-repeated="1016"/>
        </table:table-row>
        <table:table-row table:style-name="ro1">
          <table:table-cell table:style-name="ce42"/>
          <table:table-cell office:value-type="string" calcext:value-type="string">
            <text:p>ascension</text:p>
          </table:table-cell>
          <table:table-cell/>
          <table:table-cell table:style-name="ce42" table:number-columns-repeated="2"/>
          <table:table-cell office:value-type="string" calcext:value-type="string">
            <text:p>small</text:p>
          </table:table-cell>
          <table:table-cell office:value-type="string" calcext:value-type="string">
            <text:p>A huge mirror.</text:p>
          </table:table-cell>
          <table:table-cell table:style-name="Default"/>
          <table:table-cell table:number-columns-repeated="1016"/>
        </table:table-row>
      </table:table>
      <table:table table:name="creatureNarrative" table:style-name="ta6">
        <table:table-column table:style-name="co3" table:number-columns-repeated="2" table:default-cell-style-name="Default"/>
        <table:table-column table:style-name="co47" table:number-columns-repeated="2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 table:style-name="ce42" office:value-type="string" calcext:value-type="string">
            <text:p>Tag</text:p>
          </table:table-cell>
          <table:table-cell table:style-name="ce42" office:value-type="string" calcext:value-type="string">
            <text:p>creatureType</text:p>
          </table:table-cell>
          <table:table-cell table:style-name="ce42" office:value-type="string" calcext:value-type="string">
            <text:p>EN</text:p>
          </table:table-cell>
          <table:table-cell table:style-name="ce42" table:number-columns-repeated="1020"/>
        </table:table-row>
        <table:table-row table:style-name="ro1">
          <table:table-cell/>
          <table:table-cell office:value-type="string" calcext:value-type="string">
            <text:p>warrior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Animal Handl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ob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Architec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ob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Armor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ob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Artisa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ob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Artis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healer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Bak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ob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Bank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ob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Barb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ob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Beer Sell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ob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Begga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ob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Blacksmit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ob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Booksell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ob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Brew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ob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Bricklay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ob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Build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ob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Butch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ob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Carpent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ob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Cartograph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ob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Chandl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healer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Chef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ob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Chieftai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ob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Chirurgeo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ob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Clerk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healer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Cook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ob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Courti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ob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Danc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ob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Distill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ob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Divin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healer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Docto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ob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Garden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ob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Groc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healer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Heal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healer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Herbalis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ob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Hermi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ob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Interpret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ob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Invento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ob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Jail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ob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Jewel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ob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Judg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ob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Labor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ob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Locksmit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ob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esseng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ob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healer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Nu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healer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Nurs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ob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Paint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ob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Peasan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ob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Perfum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ob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Pilgrim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ob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Pott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ob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culpto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ob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chola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ob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rvan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ob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hepher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ob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hoemak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arrior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lav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ob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mit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ob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urgeo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ob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Tailo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ob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Tax collecto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ob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Toymak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ob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Veterinaria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ob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Woodcarv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ob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Writ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ob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Acto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ob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Lawy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ob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Archivis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ob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Aristocra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ob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Astrolog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arrior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Bar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ob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Barkee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ob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Beekeep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ob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Caravan Lead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ob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Courtesa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ob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Diploma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ob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Farm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ob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Geisha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ob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Historia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healer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Innkeep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ob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Smuggl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ob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Jest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ob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Libraria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ob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Merchan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ob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Minist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ob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Minstre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ob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Musicia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ob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Philosoph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ob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Professo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ob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Storytell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ob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Street ki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ob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Studen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ob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Tavernkeep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ob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Teach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ob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Village chief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healer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Wine sell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arrior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Alchemis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arrior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Arch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arrior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Barbaria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arrior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Brigan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arrior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Command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arrior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Crossbowma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arrior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Daimyo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arrior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Dictato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arrior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Emperor/Empres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arrior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Explor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arrior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Fight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arrior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Footma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arrior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Genera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arrior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Gladiato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arrior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Guardsma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arrior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Hunt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arrior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Kin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arrior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Knigh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arrior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Longbowma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arrior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Longshorema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arrior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Lor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arrior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Monk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arrior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Necromanc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arrior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Nobl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arrior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Priest/es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arrior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Prince/s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arrior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Quee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arrior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Rang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arrior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Roni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arrior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Samurai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ob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Scaveng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arrior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Shama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arrior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Slav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arrior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Sorcerer/Sorceres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arrior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Swordsma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arrior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Thief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arrior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Tortur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arrior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Vikin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arrior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Warlock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arrior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Warrio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arrior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Witc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arrior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Wizar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arrior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Wrestler</text:p>
          </table:table-cell>
          <table:table-cell table:number-columns-repeated="1020"/>
        </table:table-row>
        <table:table-row table:style-name="ro1">
          <table:table-cell table:style-name="ce45" table:number-columns-repeated="1024"/>
        </table:table-row>
        <table:table-row table:style-name="ro1">
          <table:table-cell office:value-type="string" calcext:value-type="string">
            <text:p>forest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Gno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rest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Woodcut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rest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Green Drag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rest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Centau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rest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Or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rest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Forest Gi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rest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Forest Tro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rest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Giant Spid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rest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B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rest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Dry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rest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Dark El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rest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Wood El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rest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Forest Gobl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rest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Unicor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rest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Half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rest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Leprechau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rest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Nymph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rest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Fai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rest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Owlm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rest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Half-Elf</text:p>
          </table:table-cell>
          <table:table-cell table:number-columns-repeated="1020"/>
        </table:table-row>
        <table:table-row table:style-name="ro1">
          <table:table-cell table:style-name="ce45" table:number-columns-repeated="1024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ountain Dwar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Climb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Mountain Gi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Stone Gole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Mountain Tro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Mantico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Snow Drag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Griff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Phoeni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Og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Harp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Falc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Spid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Yet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Wol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Stone Liz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Saty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Whis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Mountain L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Mountain Elf</text:p>
          </table:table-cell>
          <table:table-cell table:number-columns-repeated="1020"/>
        </table:table-row>
        <table:table-row table:style-name="ro1">
          <table:table-cell table:style-name="ce45" table:number-columns-repeated="1024"/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Sail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Fisherm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Fish M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Water Element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Krak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Sea Serp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Dragon Turt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Hydr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Trit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Kapp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Aquatic El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Sir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Pira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Shar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Jellyfis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Crab M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Cursed Sail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Merma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Dolph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Electric E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Coral Stalker</text:p>
          </table:table-cell>
          <table:table-cell table:number-columns-repeated="1020"/>
        </table:table-row>
        <table:table-row table:style-name="ro1">
          <table:table-cell table:style-name="ce45" table:number-columns-repeated="1024"/>
        </table:table-row>
        <table:table-row table:style-name="ro1">
          <table:table-cell office:value-type="string" calcext:value-type="string">
            <text:p>desert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Spice Merch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ert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Bedou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ert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Brass Drag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ert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Basilis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ert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Cockatr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ert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Giant Wor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ert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Djin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ert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Giant Liz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ert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L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ert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Sphin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ert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Hye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ert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Wild D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ert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Pharao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ert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Ghou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ert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Vip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ert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Scorp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ert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Black Wido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ert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Killer Be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ert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Giant 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ert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Fennec</text:p>
          </table:table-cell>
          <table:table-cell table:number-columns-repeated="1020"/>
        </table:table-row>
        <table:table-row table:style-name="ro1">
          <table:table-cell table:style-name="ce45" table:number-columns-repeated="1024"/>
        </table:table-row>
        <table:table-row table:style-name="ro1">
          <table:table-cell office:value-type="string" calcext:value-type="string">
            <text:p>ice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Eskim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e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Pengu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e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Polar B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e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Freeze Gho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e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Owlb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e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Frost Gi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e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White Drag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e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Mammo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e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Ice Gole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e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Arctic Wol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e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Snow Tro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e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Winter Spid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e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Ice Spri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e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Snow Leop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e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Arctic Fo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e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Haw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e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Bi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e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Walr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e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Snowy Ow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e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Musk Oxen</text:p>
          </table:table-cell>
          <table:table-cell table:number-columns-repeated="1020"/>
        </table:table-row>
        <table:table-row table:style-name="ro1">
          <table:table-cell table:style-name="ce45" table:number-columns-repeated="1024"/>
        </table:table-row>
        <table:table-row table:style-name="ro1">
          <table:table-cell office:value-type="string" calcext:value-type="string">
            <text:p>swamp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Frog M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amp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Lizard Fol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amp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Fungal Mons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amp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Giant Lee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amp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Giant Bu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amp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Jagu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amp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Slime Gole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amp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Anacond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amp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Crocodi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amp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Sn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amp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R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amp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Giant Fr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amp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Swamp Tro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amp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Swamp Ha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amp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Slime Blo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amp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Insects Swar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amp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Piranh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amp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Living Pl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amp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Will-o’-Wis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amp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Mud Eater</text:p>
          </table:table-cell>
          <table:table-cell table:number-columns-repeated="1020"/>
        </table:table-row>
        <table:table-row table:style-name="ro1">
          <table:table-cell table:style-name="ce45" table:number-columns-repeated="1024"/>
        </table:table-row>
        <table:table-row table:style-name="ro1">
          <table:table-cell office:value-type="string" calcext:value-type="string">
            <text:p>steam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Tinker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am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Automat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am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Brass Gole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am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Sentry Rob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am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Armored Rob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am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Templar Rob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am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Artillery Rob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am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Steam Coloss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am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Miner Rob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am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Drone Rob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am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One-wheel Rob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am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Damaged Rob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am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Eye Rob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am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Maintenance Rob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am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Brain Cylind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am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Four-legged Rob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am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Medic Rob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am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Hybrid Rob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am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Fancy Rob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am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Bright Robot</text:p>
          </table:table-cell>
          <table:table-cell table:number-columns-repeated="1020"/>
        </table:table-row>
        <table:table-row table:style-name="ro1">
          <table:table-cell table:style-name="ce45" table:number-columns-repeated="1024"/>
        </table:table-row>
        <table:table-row table:style-name="ro1">
          <table:table-cell office:value-type="string" calcext:value-type="string">
            <text:p>grave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Gravedigg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ve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kelet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ve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Vengeful Spir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ve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Banshe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ve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Bone Gole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ve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Grim Reap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ve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Living Gra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ve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Corpse Coloss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ve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Headless Rid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ve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Zombi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ve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Gho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ve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Flesh Ea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ve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Poltergei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ve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Undead Warri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ve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Gargoy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ve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Hellh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ve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Vampi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ve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Mumm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ve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Crypt Spid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ve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Giant Maggots</text:p>
          </table:table-cell>
          <table:table-cell table:number-columns-repeated="1020"/>
        </table:table-row>
        <table:table-row table:style-name="ro1">
          <table:table-cell table:style-name="ce45" table:number-columns-repeated="1024"/>
        </table:table-row>
        <table:table-row table:style-name="ro1">
          <table:table-cell office:value-type="string" calcext:value-type="string">
            <text:p>war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Recru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r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oldi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r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Troll Soldi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r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Giant Soldi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r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Minotau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r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War Drag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r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War Mach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r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Orc Soldi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r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Hell H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r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Sp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r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Elven Soldi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r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Goblin Soldi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r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Dwarf Soldi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r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Skeleton Soldi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r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Merce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r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Magic Kn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r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Battle M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r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Berserk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r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Magical Construc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r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trained</text:p>
          </table:table-cell>
          <table:table-cell office:value-type="string" calcext:value-type="string">
            <text:p>Tactician</text:p>
          </table:table-cell>
          <table:table-cell table:number-columns-repeated="1020"/>
        </table:table-row>
      </table:table>
      <table:table table:name="ascensionNarrative" table:style-name="ta7"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 table:style-name="ce42" office:value-type="string" calcext:value-type="string">
            <text:p>Tag</text:p>
          </table:table-cell>
          <table:table-cell table:style-name="ce42" office:value-type="string" calcext:value-type="string">
            <text:p>EN</text:p>
          </table:table-cell>
          <table:table-cell table:style-name="ce42" table:number-columns-repeated="1020"/>
        </table:table-row>
        <table:table-row table:style-name="ro1">
          <table:table-cell office:value-type="string" calcext:value-type="string">
            <text:p>output</text:p>
          </table:table-cell>
          <table:table-cell/>
          <table:table-cell office:value-type="string" calcext:value-type="string">
            <text:p>A [+ascensionNarrative +color] [+ascensionNarrative +thing] [+ascensionNarrative +place] [+ascensionNarrative +action]: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utput</text:p>
          </table:table-cell>
          <table:table-cell/>
          <table:table-cell office:value-type="string" calcext:value-type="string">
            <text:p>A [+ascensionNarrative +color] [+ascensionNarrative +thing] [+ascensionNarrative +action]: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utput</text:p>
          </table:table-cell>
          <table:table-cell/>
          <table:table-cell office:value-type="string" calcext:value-type="string">
            <text:p>A [+ascensionNarrative +thing] [+ascensionNarrative +place] [+ascensionNarrative +action]: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utput</text:p>
          </table:table-cell>
          <table:table-cell/>
          <table:table-cell office:value-type="string" calcext:value-type="string">
            <text:p>On a [+ascensionNarrative +color] [+ascensionNarrative +thing] [+ascensionNarrative +place] it appears: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utput</text:p>
          </table:table-cell>
          <table:table-cell/>
          <table:table-cell office:value-type="string" calcext:value-type="string">
            <text:p>On a [+ascensionNarrative +color] [+ascensionNarrative +thing] it appears: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utput</text:p>
          </table:table-cell>
          <table:table-cell/>
          <table:table-cell office:value-type="string" calcext:value-type="string">
            <text:p>On a [+ascensionNarrative +thing] [+ascensionNarrative +place] it appears: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utput</text:p>
          </table:table-cell>
          <table:table-cell/>
          <table:table-cell office:value-type="string" calcext:value-type="string">
            <text:p>Some [+ascensionNarrative +color] [+ascensionNarrative +things] [+ascensionNarrative +place] [+ascensionNarrative +actions]: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utput</text:p>
          </table:table-cell>
          <table:table-cell/>
          <table:table-cell office:value-type="string" calcext:value-type="string">
            <text:p>Some [+ascensionNarrative +color] [+ascensionNarrative +things] [+ascensionNarrative +actions]: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utput</text:p>
          </table:table-cell>
          <table:table-cell/>
          <table:table-cell office:value-type="string" calcext:value-type="string">
            <text:p>Some [+ascensionNarrative +things] [+ascensionNarrative +place] [+ascensionNarrative +actions]: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utput</text:p>
          </table:table-cell>
          <table:table-cell/>
          <table:table-cell office:value-type="string" calcext:value-type="string">
            <text:p>On some [+ascensionNarrative +color] [+ascensionNarrative +things] [+ascensionNarrative +place] it appears: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utput</text:p>
          </table:table-cell>
          <table:table-cell/>
          <table:table-cell office:value-type="string" calcext:value-type="string">
            <text:p>On some [+ascensionNarrative +color] [+ascensionNarrative +things] it appears: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utput</text:p>
          </table:table-cell>
          <table:table-cell/>
          <table:table-cell office:value-type="string" calcext:value-type="string">
            <text:p>On some [+ascensionNarrative +thing] [+ascensionNarrative +place] it appears: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utput</text:p>
          </table:table-cell>
          <table:table-cell/>
          <table:table-cell office:value-type="string" calcext:value-type="string">
            <text:p>With letters of [+ascensionNarrative +color] light it appears:</text:p>
          </table:table-cell>
          <table:table-cell table:number-columns-repeated="1020"/>
        </table:table-row>
        <table:table-row table:style-name="ro1">
          <table:table-cell table:style-name="ce45" table:number-columns-repeated="1023"/>
        </table:table-row>
        <table:table-row table:style-name="ro1"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r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oran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yello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gre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cy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bl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magen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purp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whi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bla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gre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silv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pin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brow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viol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golden</text:p>
          </table:table-cell>
          <table:table-cell table:number-columns-repeated="1020"/>
        </table:table-row>
        <table:table-row table:style-name="ro1">
          <table:table-cell table:style-name="ce45" table:number-columns-repeated="1023"/>
        </table:table-row>
        <table:table-row table:style-name="ro1">
          <table:table-cell office:value-type="string" calcext:value-type="string">
            <text:p>thing</text:p>
          </table:table-cell>
          <table:table-cell/>
          <table:table-cell office:value-type="string" calcext:value-type="string">
            <text:p>cub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ing</text:p>
          </table:table-cell>
          <table:table-cell/>
          <table:table-cell office:value-type="string" calcext:value-type="string">
            <text:p>sphe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ing</text:p>
          </table:table-cell>
          <table:table-cell/>
          <table:table-cell office:value-type="string" calcext:value-type="string">
            <text:p>rectangle</text:p>
          </table:table-cell>
          <table:table-cell table:number-columns-repeated="1020"/>
        </table:table-row>
        <table:table-row table:style-name="ro1">
          <table:table-cell table:style-name="ce45" table:number-columns-repeated="1023"/>
        </table:table-row>
        <table:table-row table:style-name="ro1">
          <table:table-cell office:value-type="string" calcext:value-type="string">
            <text:p>things</text:p>
          </table:table-cell>
          <table:table-cell/>
          <table:table-cell office:value-type="string" calcext:value-type="string">
            <text:p>cub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ings</text:p>
          </table:table-cell>
          <table:table-cell/>
          <table:table-cell office:value-type="string" calcext:value-type="string">
            <text:p>spher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ings</text:p>
          </table:table-cell>
          <table:table-cell/>
          <table:table-cell office:value-type="string" calcext:value-type="string">
            <text:p>rectangles</text:p>
          </table:table-cell>
          <table:table-cell table:number-columns-repeated="1020"/>
        </table:table-row>
        <table:table-row table:style-name="ro1">
          <table:table-cell table:style-name="ce45" table:number-columns-repeated="1023"/>
        </table:table-row>
        <table:table-row table:style-name="ro1">
          <table:table-cell office:value-type="string" calcext:value-type="string">
            <text:p>action</text:p>
          </table:table-cell>
          <table:table-cell/>
          <table:table-cell office:value-type="string" calcext:value-type="string">
            <text:p>is say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tion</text:p>
          </table:table-cell>
          <table:table-cell/>
          <table:table-cell office:value-type="string" calcext:value-type="string">
            <text:p>is writing</text:p>
          </table:table-cell>
          <table:table-cell table:number-columns-repeated="1020"/>
        </table:table-row>
        <table:table-row table:style-name="ro1">
          <table:table-cell table:style-name="ce45" table:number-columns-repeated="1023"/>
        </table:table-row>
        <table:table-row table:style-name="ro1">
          <table:table-cell office:value-type="string" calcext:value-type="string">
            <text:p>actions</text:p>
          </table:table-cell>
          <table:table-cell/>
          <table:table-cell office:value-type="string" calcext:value-type="string">
            <text:p>are say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tions</text:p>
          </table:table-cell>
          <table:table-cell/>
          <table:table-cell office:value-type="string" calcext:value-type="string">
            <text:p>are writing</text:p>
          </table:table-cell>
          <table:table-cell table:number-columns-repeated="1020"/>
        </table:table-row>
        <table:table-row table:style-name="ro1">
          <table:table-cell table:style-name="ce45" table:number-columns-repeated="1023"/>
        </table:table-row>
        <table:table-row table:style-name="ro1"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in mid-ai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on the flo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under you</text:p>
          </table:table-cell>
          <table:table-cell table:number-columns-repeated="1020"/>
        </table:table-row>
        <table:table-row table:style-name="ro1">
          <table:table-cell table:style-name="ce45" table:number-columns-repeated="1023"/>
        </table:table-row>
        <table:table-row table:style-name="ro1">
          <table:table-cell office:value-type="string" calcext:value-type="string">
            <text:p>hostile</text:p>
          </table:table-cell>
          <table:table-cell/>
          <table:table-cell office:value-type="string" calcext:value-type="string">
            <text:p>One [+ascensionNarrative +negative] [+ascensionNarrative +thing] approach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stile</text:p>
          </table:table-cell>
          <table:table-cell/>
          <table:table-cell office:value-type="string" calcext:value-type="string">
            <text:p>One [+ascensionNarrative +negative] [+ascensionNarrative +color] thing approach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stile</text:p>
          </table:table-cell>
          <table:table-cell/>
          <table:table-cell office:value-type="string" calcext:value-type="string">
            <text:p>Some [+ascensionNarrative +negative] [+ascensionNarrative +color] things are approaching</text:p>
          </table:table-cell>
          <table:table-cell table:number-columns-repeated="1020"/>
        </table:table-row>
        <table:table-row table:style-name="ro1">
          <table:table-cell table:style-name="ce45" table:number-columns-repeated="1023"/>
        </table:table-row>
        <table:table-row table:style-name="ro1">
          <table:table-cell office:value-type="string" calcext:value-type="string">
            <text:p>friendly</text:p>
          </table:table-cell>
          <table:table-cell/>
          <table:table-cell office:value-type="string" calcext:value-type="string">
            <text:p>One [+ascensionNarrative +positive] [+ascensionNarrative +thing] approach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iendly</text:p>
          </table:table-cell>
          <table:table-cell/>
          <table:table-cell office:value-type="string" calcext:value-type="string">
            <text:p>One [+ascensionNarrative +positive] [+ascensionNarrative +color] thing approach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iendly</text:p>
          </table:table-cell>
          <table:table-cell/>
          <table:table-cell office:value-type="string" calcext:value-type="string">
            <text:p>Some [+ascensionNarrative +positive] [+ascensionNarrative +color] things are approaching</text:p>
          </table:table-cell>
          <table:table-cell table:number-columns-repeated="1020"/>
        </table:table-row>
        <table:table-row table:style-name="ro1">
          <table:table-cell table:style-name="ce45" table:number-columns-repeated="1023"/>
        </table:table-row>
        <table:table-row table:style-name="ro1"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friend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happ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g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nice</text:p>
          </table:table-cell>
          <table:table-cell table:number-columns-repeated="1020"/>
        </table:table-row>
        <table:table-row table:style-name="ro1">
          <table:table-cell table:style-name="ce45" table:number-columns-repeated="1023"/>
        </table:table-row>
        <table:table-row table:style-name="ro1">
          <table:table-cell office:value-type="string" calcext:value-type="string">
            <text:p>negative</text:p>
          </table:table-cell>
          <table:table-cell/>
          <table:table-cell office:value-type="string" calcext:value-type="string">
            <text:p>hosti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gative</text:p>
          </table:table-cell>
          <table:table-cell/>
          <table:table-cell office:value-type="string" calcext:value-type="string">
            <text:p>ang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gative</text:p>
          </table:table-cell>
          <table:table-cell/>
          <table:table-cell office:value-type="string" calcext:value-type="string">
            <text:p>b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gative</text:p>
          </table:table-cell>
          <table:table-cell/>
          <table:table-cell office:value-type="string" calcext:value-type="string">
            <text:p>nasty</text:p>
          </table:table-cell>
          <table:table-cell table:number-columns-repeated="1020"/>
        </table:table-row>
        <table:table-row table:style-name="ro1">
          <table:table-cell table:style-name="ce45" table:number-columns-repeated="1023"/>
        </table:table-row>
        <table:table-row table:style-name="ro1">
          <table:table-cell office:value-type="string" calcext:value-type="string">
            <text:p>creature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ure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A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ure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AS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ure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AT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ure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CHR$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ure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CLO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ure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CL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ure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CM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ure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CO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ure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CO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ure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DA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ure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DE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ure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DI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ure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ure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EX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ure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F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ure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F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ure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F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ure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G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ure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GET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ure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GO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ure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GOT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ure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I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ure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INP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ure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INPUT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ure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I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ure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LEFT$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ure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L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ure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L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ure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LI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ure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LO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ure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ure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MID$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ure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NE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ure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NE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ure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N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ure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ure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OP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ure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ure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EE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ure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O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ure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O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ure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RI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ure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RINT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ure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RE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ure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RE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ure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RESTO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ure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RETUR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ure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RIGHT$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ure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R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ure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RU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ure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SA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ure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SG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ure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S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ure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SP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ure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SQ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ure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STAT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ure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STE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ure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STO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ure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STR$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ure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SY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ure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TA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ure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T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ure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TH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ure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TI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ure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TIME$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ure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T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ure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US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ure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ure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ERIF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ure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WA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ure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Bil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ure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Caro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ure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Dav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ure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Eri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ure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Fin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ure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The Journali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ure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A Wat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ure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A Bianc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ure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A Pre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ure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The Kusagar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ur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he Cub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ur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he Old M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ur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he Facele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ur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he Bran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ur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he QR-C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ur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Mr. Droone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ur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Minific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ur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he Eleph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ur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 Stampadi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ur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he Glanc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ur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he Bubb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ur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he Stampadi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ur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he C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ur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he Cabin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ur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he C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ur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he Wro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ur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he 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ur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he Lett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ur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Jin</text:p>
          </table:table-cell>
          <table:table-cell table:number-columns-repeated="1020"/>
        </table:table-row>
        <table:table-row table:style-name="ro1">
          <table:table-cell table:style-name="ce45" table:number-columns-repeated="1023"/>
        </table:table-row>
        <table:table-row table:style-name="ro1">
          <table:table-cell office:value-type="string" calcext:value-type="string">
            <text:p>encounter</text:p>
          </table:table-cell>
          <table:table-cell/>
          <table:table-cell office:value-type="string" calcext:value-type="string">
            <text:p>Accura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counter</text:p>
          </table:table-cell>
          <table:table-cell/>
          <table:table-cell office:value-type="string" calcext:value-type="string">
            <text:p>Adap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counter</text:p>
          </table:table-cell>
          <table:table-cell/>
          <table:table-cell office:value-type="string" calcext:value-type="string">
            <text:p>Addition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counter</text:p>
          </table:table-cell>
          <table:table-cell/>
          <table:table-cell office:value-type="string" calcext:value-type="string">
            <text:p>Addi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counter</text:p>
          </table:table-cell>
          <table:table-cell/>
          <table:table-cell office:value-type="string" calcext:value-type="string">
            <text:p>Algebra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counter</text:p>
          </table:table-cell>
          <table:table-cell/>
          <table:table-cell office:value-type="string" calcext:value-type="string">
            <text:p>Algorithm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counter</text:p>
          </table:table-cell>
          <table:table-cell/>
          <table:table-cell office:value-type="string" calcext:value-type="string">
            <text:p>Analyt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counter</text:p>
          </table:table-cell>
          <table:table-cell/>
          <table:table-cell office:value-type="string" calcext:value-type="string">
            <text:p>Arithmet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counter</text:p>
          </table:table-cell>
          <table:table-cell/>
          <table:table-cell office:value-type="string" calcext:value-type="string">
            <text:p>Asymptot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counter</text:p>
          </table:table-cell>
          <table:table-cell/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counter</text:p>
          </table:table-cell>
          <table:table-cell/>
          <table:table-cell office:value-type="string" calcext:value-type="string">
            <text:p>Automat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counter</text:p>
          </table:table-cell>
          <table:table-cell/>
          <table:table-cell office:value-type="string" calcext:value-type="string">
            <text:p>Axi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counter</text:p>
          </table:table-cell>
          <table:table-cell/>
          <table:table-cell office:value-type="string" calcext:value-type="string">
            <text:p>Axiomat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counter</text:p>
          </table:table-cell>
          <table:table-cell/>
          <table:table-cell office:value-type="string" calcext:value-type="string">
            <text:p>Bi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counter</text:p>
          </table:table-cell>
          <table:table-cell/>
          <table:table-cell office:value-type="string" calcext:value-type="string">
            <text:p>Decim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counter</text:p>
          </table:table-cell>
          <table:table-cell/>
          <table:table-cell office:value-type="string" calcext:value-type="string">
            <text:p>Differenti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counter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counter</text:p>
          </table:table-cell>
          <table:table-cell/>
          <table:table-cell office:value-type="string" calcext:value-type="string">
            <text:p>Direc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counter</text:p>
          </table:table-cell>
          <table:table-cell/>
          <table:table-cell office:value-type="string" calcext:value-type="string">
            <text:p>Du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counter</text:p>
          </table:table-cell>
          <table:table-cell/>
          <table:table-cell office:value-type="string" calcext:value-type="string">
            <text:p>Effici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counter</text:p>
          </table:table-cell>
          <table:table-cell/>
          <table:table-cell office:value-type="string" calcext:value-type="string">
            <text:p>Entrop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counter</text:p>
          </table:table-cell>
          <table:table-cell/>
          <table:table-cell office:value-type="string" calcext:value-type="string">
            <text:p>Euclide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counter</text:p>
          </table:table-cell>
          <table:table-cell/>
          <table:table-cell office:value-type="string" calcext:value-type="string">
            <text:p>Factori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counter</text:p>
          </table:table-cell>
          <table:table-cell/>
          <table:table-cell office:value-type="string" calcext:value-type="string">
            <text:p>Fract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counter</text:p>
          </table:table-cell>
          <table:table-cell/>
          <table:table-cell office:value-type="string" calcext:value-type="string">
            <text:p>Genet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counter</text:p>
          </table:table-cell>
          <table:table-cell/>
          <table:table-cell office:value-type="string" calcext:value-type="string">
            <text:p>Geomet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counter</text:p>
          </table:table-cell>
          <table:table-cell/>
          <table:table-cell office:value-type="string" calcext:value-type="string">
            <text:p>Hierarch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counter</text:p>
          </table:table-cell>
          <table:table-cell/>
          <table:table-cell office:value-type="string" calcext:value-type="string">
            <text:p>Independ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counter</text:p>
          </table:table-cell>
          <table:table-cell/>
          <table:table-cell office:value-type="string" calcext:value-type="string">
            <text:p>Initi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counter</text:p>
          </table:table-cell>
          <table:table-cell/>
          <table:table-cell office:value-type="string" calcext:value-type="string">
            <text:p>Interfra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counter</text:p>
          </table:table-cell>
          <table:table-cell/>
          <table:table-cell office:value-type="string" calcext:value-type="string">
            <text:p>Joi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counter</text:p>
          </table:table-cell>
          <table:table-cell/>
          <table:table-cell office:value-type="string" calcext:value-type="string">
            <text:p>Li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counter</text:p>
          </table:table-cell>
          <table:table-cell/>
          <table:table-cell office:value-type="string" calcext:value-type="string">
            <text:p>Linguist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counter</text:p>
          </table:table-cell>
          <table:table-cell/>
          <table:table-cell office:value-type="string" calcext:value-type="string">
            <text:p>Logarithm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counter</text:p>
          </table:table-cell>
          <table:table-cell/>
          <table:table-cell office:value-type="string" calcext:value-type="string">
            <text:p>Lossle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counter</text:p>
          </table:table-cell>
          <table:table-cell/>
          <table:table-cell office:value-type="string" calcext:value-type="string">
            <text:p>Mathemat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counter</text:p>
          </table:table-cell>
          <table:table-cell/>
          <table:table-cell office:value-type="string" calcext:value-type="string">
            <text:p>Medi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counter</text:p>
          </table:table-cell>
          <table:table-cell/>
          <table:table-cell office:value-type="string" calcext:value-type="string">
            <text:p>Multip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counter</text:p>
          </table:table-cell>
          <table:table-cell/>
          <table:table-cell office:value-type="string" calcext:value-type="string">
            <text:p>Neu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counter</text:p>
          </table:table-cell>
          <table:table-cell/>
          <table:table-cell office:value-type="string" calcext:value-type="string">
            <text:p>Neuron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counter</text:p>
          </table:table-cell>
          <table:table-cell/>
          <table:table-cell office:value-type="string" calcext:value-type="string">
            <text:p>Numer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counter</text:p>
          </table:table-cell>
          <table:table-cell/>
          <table:table-cell office:value-type="string" calcext:value-type="string">
            <text:p>Optim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counter</text:p>
          </table:table-cell>
          <table:table-cell/>
          <table:table-cell office:value-type="string" calcext:value-type="string">
            <text:p>Orthogon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counter</text:p>
          </table:table-cell>
          <table:table-cell/>
          <table:table-cell office:value-type="string" calcext:value-type="string">
            <text:p>Orthograph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counter</text:p>
          </table:table-cell>
          <table:table-cell/>
          <table:table-cell office:value-type="string" calcext:value-type="string">
            <text:p>Perceptu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counter</text:p>
          </table:table-cell>
          <table:table-cell/>
          <table:table-cell office:value-type="string" calcext:value-type="string">
            <text:p>Phonet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counter</text:p>
          </table:table-cell>
          <table:table-cell/>
          <table:table-cell office:value-type="string" calcext:value-type="string">
            <text:p>Phonolog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counter</text:p>
          </table:table-cell>
          <table:table-cell/>
          <table:table-cell office:value-type="string" calcext:value-type="string">
            <text:p>Predic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counter</text:p>
          </table:table-cell>
          <table:table-cell/>
          <table:table-cell office:value-type="string" calcext:value-type="string">
            <text:p>Radi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counter</text:p>
          </table:table-cell>
          <table:table-cell/>
          <table:table-cell office:value-type="string" calcext:value-type="string">
            <text:p>Rando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counter</text:p>
          </table:table-cell>
          <table:table-cell/>
          <table:table-cell office:value-type="string" calcext:value-type="string">
            <text:p>Redund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counter</text:p>
          </table:table-cell>
          <table:table-cell/>
          <table:table-cell office:value-type="string" calcext:value-type="string">
            <text:p>Scalab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counter</text:p>
          </table:table-cell>
          <table:table-cell/>
          <table:table-cell office:value-type="string" calcext:value-type="string">
            <text:p>Selec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counter</text:p>
          </table:table-cell>
          <table:table-cell/>
          <table:table-cell office:value-type="string" calcext:value-type="string">
            <text:p>Semant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counter</text:p>
          </table:table-cell>
          <table:table-cell/>
          <table:table-cell office:value-type="string" calcext:value-type="string">
            <text:p>Senso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counter</text:p>
          </table:table-cell>
          <table:table-cell/>
          <table:table-cell office:value-type="string" calcext:value-type="string">
            <text:p>Spati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counter</text:p>
          </table:table-cell>
          <table:table-cell/>
          <table:table-cell office:value-type="string" calcext:value-type="string">
            <text:p>Stand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counter</text:p>
          </table:table-cell>
          <table:table-cell/>
          <table:table-cell office:value-type="string" calcext:value-type="string">
            <text:p>Statist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counter</text:p>
          </table:table-cell>
          <table:table-cell/>
          <table:table-cell office:value-type="string" calcext:value-type="string">
            <text:p>Superimpos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counter</text:p>
          </table:table-cell>
          <table:table-cell/>
          <table:table-cell office:value-type="string" calcext:value-type="string">
            <text:p>Symbol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counter</text:p>
          </table:table-cell>
          <table:table-cell/>
          <table:table-cell office:value-type="string" calcext:value-type="string">
            <text:p>Systemat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counter</text:p>
          </table:table-cell>
          <table:table-cell/>
          <table:table-cell office:value-type="string" calcext:value-type="string">
            <text:p>Tempo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counter</text:p>
          </table:table-cell>
          <table:table-cell/>
          <table:table-cell office:value-type="string" calcext:value-type="string">
            <text:p>Trigonomet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counter</text:p>
          </table:table-cell>
          <table:table-cell/>
          <table:table-cell office:value-type="string" calcext:value-type="string">
            <text:p>Variation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counter</text:p>
          </table:table-cell>
          <table:table-cell/>
          <table:table-cell office:value-type="string" calcext:value-type="string">
            <text:p>Verb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counter</text:p>
          </table:table-cell>
          <table:table-cell/>
          <table:table-cell office:value-type="string" calcext:value-type="string">
            <text:p>Visual</text:p>
          </table:table-cell>
          <table:table-cell table:number-columns-repeated="1020"/>
        </table:table-row>
      </table:table>
      <table:table table:name="ascensionEndings" table:style-name="ta7">
        <table:table-column table:style-name="co51" table:default-cell-style-name="Default"/>
        <table:table-row table:style-name="ro1">
          <table:table-cell table:style-name="ce42"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You came all this way just to meet me! {symbol emojiShock} You are a true hero! {symbol emojiHeart} Now that I finally have a body in your mind, I have to do my part! Come on! Show me what you got! {symbol emojiChallenge}</text:p>
          </table:table-cell>
        </table:table-row>
        <table:table-row table:style-name="ro1">
          <table:table-cell office:value-type="string" calcext:value-type="string">
            <text:p><text:span text:style-name="T1">Here you go again! {symbol emojiGrin}</text:span> I hope you enjoyed the world I created for you this time… {symbol emojiBuild} It's time to put on a new body and fight! I'm so excited! {symbol emojiBomb}</text:p>
          </table:table-cell>
        </table:table-row>
        <table:table-row table:style-name="ro1">
          <table:table-cell office:value-type="string" calcext:value-type="string">
            <text:p><text:span text:style-name="T1">Here you are, I've been waiting for you! {symbol emojiTime} The Journalist promised me a body but I can't get out of here. {symbol emojiSad} </text:span>I'm still a concept, trapped in a work of fiction, but I'm glad you come visit me every now and then! {symbol emojiHeart} Come on, create me another body and let's fight! {symbol emojiFist}</text:p>
          </table:table-cell>
        </table:table-row>
        <table:table-row table:style-name="ro1">
          <table:table-cell office:value-type="string" calcext:value-type="string">
            <text:p>Hi! It's been so kind of you to keep me company all this time, so...{symbol thankYouBanner}If you had fun visiting me please let my creator know, OK? {symbol emojiHeart} And now, bring it on! {symbol emojiFist}{symbol emojiBomb}</text:p>
          </table:table-cell>
        </table:table-row>
      </table:table>
      <table:named-expressions/>
      <table:database-ranges>
        <table:database-range table:name="__Anonymous_Sheet_DB__2" table:target-range-address="loreEvent.A1:loreEvent.D167" table:display-filter-buttons="true" table:orientation="column"/>
        <table:database-range table:name="__Anonymous_Sheet_DB__10" table:target-range-address="fail.A1:fail.E7" table:display-filter-buttons="true">
          <table:sort>
            <table:sort-by table:field-number="0" table:data-type="automatic"/>
          </table:sort>
        </table:database-range>
        <table:database-range table:name="__Anonymous_Sheet_DB__13" table:target-range-address="placeGameplay.A1:placeGameplay.B18" table:display-filter-buttons="true">
          <table:sort>
            <table:sort-by table:field-number="0" table:data-type="automatic"/>
          </table:sort>
        </table:database-range>
        <table:database-range table:name="__Anonymous_Sheet_DB__15" table:target-range-address="encounterType.A1:encounterType.B44" table:display-filter-buttons="true">
          <table:sort>
            <table:sort-by table:field-number="0" table:data-type="automatic"/>
          </table:sort>
        </table:database-range>
        <table:database-range table:name="__Anonymous_Sheet_DB__17" table:target-range-address="helperNarrative.A1:helperNarrative.E432" table:display-filter-buttons="true" table:orientation="column"/>
        <table:database-range table:name="__Anonymous_Sheet_DB__18" table:target-range-address="hazardNarrative.A1:hazardNarrative.G299" table:display-filter-buttons="true" table:orientation="column"/>
        <table:database-range table:name="__Anonymous_Sheet_DB__19" table:target-range-address="neutralNarrative.A1:neutralNarrative.E63" table:display-filter-buttons="true" table:orientation="column"/>
        <table:database-range table:name="__Anonymous_Sheet_DB__20" table:target-range-address="placeNarrative.A1:placeNarrative.H117" table:display-filter-buttons="true" table:orientation="column"/>
        <table:database-range table:name="__Anonymous_Sheet_DB__21" table:target-range-address="creatureNarrative.A1:creatureNarrative.D139" table:display-filter-buttons="true">
          <table:sort>
            <table:sort-by table:field-number="0" table:data-type="automatic"/>
          </table:sort>
        </table:database-range>
        <table:database-range table:name="__Anonymous_Sheet_DB__22" table:target-range-address="ascensionNarrative.C170:ascensionNarrative.C23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3-07">00/00/0000</text:date>, <text:time style:data-style-name="N2" text:time-value="16:25:55.385000000">00:00:00</text:time></text:p>
        </style:region-right>
      </style:header>
      <style:header-left style:display="false"/>
      <style:header-first style:display="false"/>
      <style:footer style:display="false"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1-07T14:18:13.363000000</meta:creation-date>
    <dc:date>2025-03-07T16:26:32.237000000</dc:date>
    <meta:editing-duration>P4DT5H32M12S</meta:editing-duration>
    <meta:editing-cycles>1511</meta:editing-cycles>
    <meta:generator>LibreOffice/7.2.2.2$Windows_X86_64 LibreOffice_project/02b2acce88a210515b4a5bb2e46cbfb63fe97d56</meta:generator>
    <meta:document-statistic meta:table-count="24" meta:cell-count="7697" meta:object-count="0"/>
  </office:meta>
</office:document-meta>
</file>